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2D34D4B519C927A7B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Orkney Light1" svg:font-family="'Orkney Light'"/>
    <style:font-face style:name="Lucida Sans1" svg:font-family="'Lucida Sans'" style:font-family-generic="swiss"/>
    <style:font-face style:name="Orkney Light2" svg:font-family="'Orkney Light'" style:font-family-generic="modern" style:font-pitch="variable"/>
    <style:font-face style:name="Orkney Light3" svg:font-family="'Orkney Light'" style:font-adornments="Light" style:font-family-generic="modern" style:font-pitch="variable"/>
    <style:font-face style:name="Calibri" svg:font-family="Calibri" style:font-family-generic="roman" style:font-pitch="variable"/>
    <style:font-face style:name="Liberation Serif" svg:font-family="'Liberation Serif'" style:font-family-generic="roman" style:font-pitch="variable"/>
    <style:font-face style:name="Orkney Light" svg:font-family="'Orkney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rkney Light4" svg:font-family="'Orkney Light'"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1.4326in" style:rel-column-width="14027*"/>
    </style:style>
    <style:style style:name="Table1.B" style:family="table-column">
      <style:table-column-properties style:column-width="1.8229in" style:rel-column-width="17849*"/>
    </style:style>
    <style:style style:name="Table1.C" style:family="table-column">
      <style:table-column-properties style:column-width="1.7639in" style:rel-column-width="17271*"/>
    </style:style>
    <style:style style:name="Table1.D" style:family="table-column">
      <style:table-column-properties style:column-width="1.6736in" style:rel-column-width="16388*"/>
    </style:style>
    <style:style style:name="Table1.A1" style:family="table-cell">
      <style:table-cell-properties fo:padding="0.0382in" fo:border-left="0.05pt solid #000000" fo:border-right="none" fo:border-top="0.05pt solid #000000" fo:border-bottom="none"/>
    </style:style>
    <style:style style:name="Table1.D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D2" style:family="table-cell">
      <style:table-cell-properties fo:padding="0.0382in" fo:border-left="0.05pt solid #000000" fo:border-right="0.05pt solid #000000" fo:border-top="none" fo:border-bottom="none"/>
    </style:style>
    <style:style style:name="Table1.A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style:font-size-asian="12pt" style:font-size-complex="12pt"/>
    </style:style>
    <style:style style:name="P2"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paragraph-rsid="014e7867" style:font-size-asian="12pt" style:font-size-complex="12pt"/>
    </style:style>
    <style:style style:name="P3"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paragraph-rsid="0259ef62" style:font-size-asian="12pt" style:font-size-complex="12pt"/>
    </style:style>
    <style:style style:name="P4"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paragraph-rsid="025c4c44" style:font-size-asian="12pt" style:font-size-complex="12pt"/>
    </style:style>
    <style:style style:name="P5"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paragraph-rsid="026a74fe" style:font-size-asian="12pt" style:font-size-complex="12pt"/>
    </style:style>
    <style:style style:name="P6"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paragraph-rsid="026c87f6" style:font-size-asian="12pt" style:font-size-complex="12pt"/>
    </style:style>
    <style:style style:name="P7"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paragraph-rsid="02732bac" style:font-size-asian="12pt" style:font-size-complex="12pt"/>
    </style:style>
    <style:style style:name="P8"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paragraph-rsid="0276c44c" style:font-size-asian="12pt" style:font-size-complex="12pt"/>
    </style:style>
    <style:style style:name="P9"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paragraph-rsid="027ca03b" style:font-size-asian="12pt" style:font-size-complex="12pt"/>
    </style:style>
    <style:style style:name="P10"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paragraph-rsid="028c794d" style:font-size-asian="12pt" style:font-size-complex="12pt"/>
    </style:style>
    <style:style style:name="P11"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rsid="04ed0693" officeooo:paragraph-rsid="04ed0693" style:font-size-asian="12pt" style:font-size-complex="12pt"/>
    </style:style>
    <style:style style:name="P12"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rsid="00ccfe08" officeooo:paragraph-rsid="00b4bcd7" style:font-size-asian="12pt" style:font-name-complex="Orkney Light4" style:font-size-complex="12pt"/>
    </style:style>
    <style:style style:name="P13"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rsid="00d03ddd" officeooo:paragraph-rsid="00e018b6" style:font-size-asian="12pt" style:font-name-complex="Orkney Light4" style:font-size-complex="12pt"/>
    </style:style>
    <style:style style:name="P14"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rsid="00d966a9" officeooo:paragraph-rsid="0115c1b8" style:font-size-asian="12pt" style:font-name-complex="Orkney Light4" style:font-size-complex="12pt"/>
    </style:style>
    <style:style style:name="P15"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rsid="00dac70b" officeooo:paragraph-rsid="013d8cf5" style:font-size-asian="12pt" style:font-name-complex="Orkney Light4" style:font-size-complex="12pt"/>
    </style:style>
    <style:style style:name="P16"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rsid="01341ac7" officeooo:paragraph-rsid="0144f4d5" style:font-size-asian="12pt" style:font-name-complex="Orkney Light4" style:font-size-complex="12pt"/>
    </style:style>
    <style:style style:name="P17"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rsid="00ef1e32" officeooo:paragraph-rsid="01404198" style:font-size-asian="12pt" style:font-name-complex="Orkney Light4" style:font-size-complex="12pt"/>
    </style:style>
    <style:style style:name="P18"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rsid="01467af4" officeooo:paragraph-rsid="01467af4" style:font-size-asian="12pt" style:font-name-complex="Orkney Light4" style:font-size-complex="12pt"/>
    </style:style>
    <style:style style:name="P19"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rsid="01467af4" officeooo:paragraph-rsid="039c2657" style:font-size-asian="12pt" style:font-name-complex="Orkney Light4" style:font-size-complex="12pt"/>
    </style:style>
    <style:style style:name="P20"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rsid="01467af4" officeooo:paragraph-rsid="039c8b96" style:font-size-asian="12pt" style:font-name-complex="Orkney Light4" style:font-size-complex="12pt"/>
    </style:style>
    <style:style style:name="P21"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officeooo:rsid="014b4c3d" officeooo:paragraph-rsid="03a3cb2a" style:font-size-asian="12pt" style:font-name-complex="Orkney Light4" style:font-size-complex="12pt"/>
    </style:style>
    <style:style style:name="P22"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4c41f3" officeooo:paragraph-rsid="014cdc2e" style:font-size-asian="12pt" style:font-weight-asian="normal" style:font-name-complex="Orkney Light4" style:font-size-complex="12pt" style:font-weight-complex="normal"/>
    </style:style>
    <style:style style:name="P23"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4c41f3" officeooo:paragraph-rsid="03a64285" style:font-size-asian="12pt" style:font-weight-asian="normal" style:font-name-complex="Orkney Light4" style:font-size-complex="12pt" style:font-weight-complex="normal"/>
    </style:style>
    <style:style style:name="P24"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4c41f3" officeooo:paragraph-rsid="03a81f59" style:font-size-asian="12pt" style:font-weight-asian="normal" style:font-name-complex="Orkney Light4" style:font-size-complex="12pt" style:font-weight-complex="normal"/>
    </style:style>
    <style:style style:name="P25"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4c41f3" officeooo:paragraph-rsid="03a9d977" style:font-size-asian="12pt" style:font-weight-asian="normal" style:font-name-complex="Orkney Light4" style:font-size-complex="12pt" style:font-weight-complex="normal"/>
    </style:style>
    <style:style style:name="P26"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4cdc2e" officeooo:paragraph-rsid="014cdc2e" style:font-size-asian="12pt" style:font-weight-asian="normal" style:font-name-complex="Orkney Light4" style:font-size-complex="12pt" style:font-weight-complex="normal"/>
    </style:style>
    <style:style style:name="P27"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4df83d" officeooo:paragraph-rsid="014df83d" style:font-size-asian="12pt" style:font-weight-asian="normal" style:font-name-complex="Orkney Light4" style:font-size-complex="12pt" style:font-weight-complex="normal"/>
    </style:style>
    <style:style style:name="P28"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4df83d" officeooo:paragraph-rsid="014e7867" style:font-size-asian="12pt" style:font-weight-asian="normal" style:font-name-complex="Orkney Light4" style:font-size-complex="12pt" style:font-weight-complex="normal"/>
    </style:style>
    <style:style style:name="P29"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4fa5a1" officeooo:paragraph-rsid="014fa5a1" style:font-size-asian="12pt" style:font-weight-asian="normal" style:font-name-complex="Orkney Light4" style:font-size-complex="12pt" style:font-weight-complex="normal"/>
    </style:style>
    <style:style style:name="P30"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4fa5a1" officeooo:paragraph-rsid="0154968a" style:font-size-asian="12pt" style:font-weight-asian="normal" style:font-name-complex="Orkney Light4" style:font-size-complex="12pt" style:font-weight-complex="normal"/>
    </style:style>
    <style:style style:name="P31"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4fa5a1" officeooo:paragraph-rsid="03ac25ec" style:font-size-asian="12pt" style:font-weight-asian="normal" style:font-name-complex="Orkney Light4" style:font-size-complex="12pt" style:font-weight-complex="normal"/>
    </style:style>
    <style:style style:name="P32"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4fa5a1" officeooo:paragraph-rsid="03af6160" style:font-size-asian="12pt" style:font-weight-asian="normal" style:font-name-complex="Orkney Light4" style:font-size-complex="12pt" style:font-weight-complex="normal"/>
    </style:style>
    <style:style style:name="P33"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54968a" officeooo:paragraph-rsid="0154968a" style:font-size-asian="12pt" style:font-weight-asian="normal" style:font-name-complex="Orkney Light4" style:font-size-complex="12pt" style:font-weight-complex="normal"/>
    </style:style>
    <style:style style:name="P34"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54968a" officeooo:paragraph-rsid="03af6160" style:font-size-asian="12pt" style:font-weight-asian="normal" style:font-name-complex="Orkney Light4" style:font-size-complex="12pt" style:font-weight-complex="normal"/>
    </style:style>
    <style:style style:name="P35"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71120b" officeooo:paragraph-rsid="0171120b" style:font-size-asian="12pt" style:font-weight-asian="normal" style:font-name-complex="Orkney Light4" style:font-size-complex="12pt" style:font-weight-complex="normal"/>
    </style:style>
    <style:style style:name="P36"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577c1e" officeooo:paragraph-rsid="01577c1e" style:font-size-asian="12pt" style:font-weight-asian="normal" style:font-name-complex="Orkney Light4" style:font-size-complex="12pt" style:font-weight-complex="normal"/>
    </style:style>
    <style:style style:name="P37"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577c1e" officeooo:paragraph-rsid="01776c94" style:font-size-asian="12pt" style:font-weight-asian="normal" style:font-name-complex="Orkney Light4" style:font-size-complex="12pt" style:font-weight-complex="normal"/>
    </style:style>
    <style:style style:name="P38"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577c1e" officeooo:paragraph-rsid="03cc05de" style:font-size-asian="12pt" style:font-weight-asian="normal" style:font-name-complex="Orkney Light4" style:font-size-complex="12pt" style:font-weight-complex="normal"/>
    </style:style>
    <style:style style:name="P39"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577c1e" officeooo:paragraph-rsid="03d1fda3" style:font-size-asian="12pt" style:font-weight-asian="normal" style:font-name-complex="Orkney Light4" style:font-size-complex="12pt" style:font-weight-complex="normal"/>
    </style:style>
    <style:style style:name="P40"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76f8a8" officeooo:paragraph-rsid="01776c94" style:font-size-asian="12pt" style:font-weight-asian="normal" style:font-name-complex="Orkney Light4" style:font-size-complex="12pt" style:font-weight-complex="normal"/>
    </style:style>
    <style:style style:name="P41"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76f8a8" officeooo:paragraph-rsid="03cf8ff2" style:font-size-asian="12pt" style:font-weight-asian="normal" style:font-name-complex="Orkney Light4" style:font-size-complex="12pt" style:font-weight-complex="normal"/>
    </style:style>
    <style:style style:name="P42"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5cbf01" officeooo:paragraph-rsid="015cbf01" style:font-size-asian="12pt" style:font-weight-asian="normal" style:font-name-complex="Orkney Light4" style:font-size-complex="12pt" style:font-weight-complex="normal"/>
    </style:style>
    <style:style style:name="P43"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5cbf01" officeooo:paragraph-rsid="03df0508" style:font-size-asian="12pt" style:font-weight-asian="normal" style:font-name-complex="Orkney Light4" style:font-size-complex="12pt" style:font-weight-complex="normal"/>
    </style:style>
    <style:style style:name="P44"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5f7229" officeooo:paragraph-rsid="050917f7" style:font-size-asian="12pt" style:font-weight-asian="normal" style:font-name-complex="Orkney Light4" style:font-size-complex="12pt" style:font-weight-complex="normal"/>
    </style:style>
    <style:style style:name="P45"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70ab5e" officeooo:paragraph-rsid="01655e66" style:font-size-asian="12pt" style:font-weight-asian="normal" style:font-name-complex="Orkney Light4" style:font-size-complex="12pt" style:font-weight-complex="normal"/>
    </style:style>
    <style:style style:name="P46"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899d3f" officeooo:paragraph-rsid="01899d3f" style:font-size-asian="12pt" style:font-weight-asian="normal" style:font-name-complex="Orkney Light4" style:font-size-complex="12pt" style:font-weight-complex="normal"/>
    </style:style>
    <style:style style:name="P47"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899d3f" officeooo:paragraph-rsid="0413bac8" style:font-size-asian="12pt" style:font-weight-asian="normal" style:font-name-complex="Orkney Light4" style:font-size-complex="12pt" style:font-weight-complex="normal"/>
    </style:style>
    <style:style style:name="P48"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8ba4d8" officeooo:paragraph-rsid="01972214" style:font-size-asian="12pt" style:font-weight-asian="normal" style:font-name-complex="Orkney Light4" style:font-size-complex="12pt" style:font-weight-complex="normal"/>
    </style:style>
    <style:style style:name="P49"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9a7ea9" officeooo:paragraph-rsid="019a7ea9" style:font-size-asian="12pt" style:font-weight-asian="normal" style:font-name-complex="Orkney Light4" style:font-size-complex="12pt" style:font-weight-complex="normal"/>
    </style:style>
    <style:style style:name="P50"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9f45f5" officeooo:paragraph-rsid="019e383b" style:font-size-asian="12pt" style:font-weight-asian="normal" style:font-name-complex="Orkney Light4" style:font-size-complex="12pt" style:font-weight-complex="normal"/>
    </style:style>
    <style:style style:name="P51"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a633c0" officeooo:paragraph-rsid="01a210f9" style:font-size-asian="12pt" style:font-weight-asian="normal" style:font-name-complex="Orkney Light4" style:font-size-complex="12pt" style:font-weight-complex="normal"/>
    </style:style>
    <style:style style:name="P52"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a89715" officeooo:paragraph-rsid="01a89715" style:font-size-asian="12pt" style:font-weight-asian="normal" style:font-name-complex="Orkney Light4" style:font-size-complex="12pt" style:font-weight-complex="normal"/>
    </style:style>
    <style:style style:name="P53"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a89715" officeooo:paragraph-rsid="01ac518e" style:font-size-asian="12pt" style:font-weight-asian="normal" style:font-name-complex="Orkney Light4" style:font-size-complex="12pt" style:font-weight-complex="normal"/>
    </style:style>
    <style:style style:name="P54"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a89715" officeooo:paragraph-rsid="042677b3" style:font-size-asian="12pt" style:font-weight-asian="normal" style:font-name-complex="Orkney Light4" style:font-size-complex="12pt" style:font-weight-complex="normal"/>
    </style:style>
    <style:style style:name="P55"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a89715" officeooo:paragraph-rsid="0429397a" style:font-size-asian="12pt" style:font-weight-asian="normal" style:font-name-complex="Orkney Light4" style:font-size-complex="12pt" style:font-weight-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a89715" officeooo:paragraph-rsid="0430bc9b" style:font-size-asian="12pt" style:font-weight-asian="normal" style:font-name-complex="Orkney Light4" style:font-size-complex="12pt" style:font-weight-complex="normal"/>
    </style:style>
    <style:style style:name="P57"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a89715" officeooo:paragraph-rsid="043610f1" style:font-size-asian="12pt" style:font-weight-asian="normal" style:font-name-complex="Orkney Light4" style:font-size-complex="12pt" style:font-weight-complex="normal"/>
    </style:style>
    <style:style style:name="P58"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a89715" officeooo:paragraph-rsid="0439fd5e" style:font-size-asian="12pt" style:font-weight-asian="normal" style:font-name-complex="Orkney Light4" style:font-size-complex="12pt"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a89715" officeooo:paragraph-rsid="043bcdd4" style:font-size-asian="12pt" style:font-weight-asian="normal" style:font-name-complex="Orkney Light4" style:font-size-complex="12pt"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acba17" officeooo:paragraph-rsid="01acba17" style:font-size-asian="12pt" style:font-weight-asian="normal" style:font-name-complex="Orkney Light4" style:font-size-complex="12pt" style:font-weight-complex="normal"/>
    </style:style>
    <style:style style:name="P61"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af352f" officeooo:paragraph-rsid="01af352f" style:font-size-asian="12pt" style:font-weight-asian="normal" style:font-name-complex="Orkney Light4" style:font-size-complex="12pt" style:font-weight-complex="normal"/>
    </style:style>
    <style:style style:name="P62"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af352f" officeooo:paragraph-rsid="044741ce" style:font-size-asian="12pt" style:font-weight-asian="normal" style:font-name-complex="Orkney Light4" style:font-size-complex="12pt" style:font-weight-complex="normal"/>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b1f90f" officeooo:paragraph-rsid="01b1f90f" style:font-size-asian="12pt" style:font-weight-asian="normal" style:font-name-complex="Orkney Light4" style:font-size-complex="12pt" style:font-weight-complex="normal"/>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b8fc89" officeooo:paragraph-rsid="01b8fc89" style:font-size-asian="12pt" style:font-weight-asian="normal" style:font-name-complex="Orkney Light4" style:font-size-complex="12pt" style:font-weight-complex="normal"/>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bd766e" officeooo:paragraph-rsid="01bd766e" style:font-size-asian="12pt" style:font-weight-asian="normal" style:font-name-complex="Orkney Light4" style:font-size-complex="12pt" style:font-weight-complex="normal"/>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bfa81d" officeooo:paragraph-rsid="01bfa81d" style:font-size-asian="12pt" style:font-weight-asian="normal" style:font-name-complex="Orkney Light4" style:font-size-complex="12pt" style:font-weight-complex="normal"/>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0f5ab" officeooo:paragraph-rsid="01bfa81d" style:font-size-asian="12pt" style:font-weight-asian="normal" style:font-name-complex="Orkney Light4" style:font-size-complex="12pt" style:font-weight-complex="normal"/>
    </style:style>
    <style:style style:name="P68"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34dec" officeooo:paragraph-rsid="01c0f5ab" style:font-size-asian="12pt" style:font-weight-asian="normal" style:font-name-complex="Orkney Light4" style:font-size-complex="12pt" style:font-weight-complex="normal"/>
    </style:style>
    <style:style style:name="P69"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34dec" officeooo:paragraph-rsid="01c34dec" style:font-size-asian="12pt" style:font-weight-asian="normal" style:font-name-complex="Orkney Light4" style:font-size-complex="12pt" style:font-weight-complex="normal"/>
    </style:style>
    <style:style style:name="P70"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9c754" officeooo:paragraph-rsid="01c9c754" style:font-size-asian="12pt" style:font-weight-asian="normal" style:font-name-complex="Orkney Light4" style:font-size-complex="12pt" style:font-weight-complex="normal"/>
    </style:style>
    <style:style style:name="P71"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9c754" officeooo:paragraph-rsid="046cf711" style:font-size-asian="12pt" style:font-weight-asian="normal" style:font-name-complex="Orkney Light4" style:font-size-complex="12pt" style:font-weight-complex="normal"/>
    </style:style>
    <style:style style:name="P72"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20d1542" officeooo:paragraph-rsid="020d1542" style:font-size-asian="12pt" style:font-weight-asian="normal" style:font-name-complex="Orkney Light4" style:font-size-complex="12pt" style:font-weight-complex="normal"/>
    </style:style>
    <style:style style:name="P73"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da8853" officeooo:paragraph-rsid="01e3fe36" style:font-size-asian="12pt" style:font-weight-asian="normal" style:font-name-complex="Orkney Light4" style:font-size-complex="12pt" style:font-weight-complex="normal"/>
    </style:style>
    <style:style style:name="P74"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da8853" officeooo:paragraph-rsid="04a83efe" style:font-size-asian="12pt" style:font-weight-asian="normal" style:font-name-complex="Orkney Light4" style:font-size-complex="12pt" style:font-weight-complex="normal"/>
    </style:style>
    <style:style style:name="P75"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e3fe36" officeooo:paragraph-rsid="01e3fe36" style:font-size-asian="12pt" style:font-weight-asian="normal" style:font-name-complex="Orkney Light4" style:font-size-complex="12pt" style:font-weight-complex="normal"/>
    </style:style>
    <style:style style:name="P76"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e3fe36" officeooo:paragraph-rsid="04b401bc" style:font-size-asian="12pt" style:font-weight-asian="normal" style:font-name-complex="Orkney Light4" style:font-size-complex="12pt" style:font-weight-complex="normal"/>
    </style:style>
    <style:style style:name="P77"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e3fe36" officeooo:paragraph-rsid="04b70f68" style:font-size-asian="12pt" style:font-weight-asian="normal" style:font-name-complex="Orkney Light4" style:font-size-complex="12pt" style:font-weight-complex="normal"/>
    </style:style>
    <style:style style:name="P78"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f9b271" officeooo:paragraph-rsid="01f9b271" style:font-size-asian="12pt" style:font-weight-asian="normal" style:font-name-complex="Orkney Light4" style:font-size-complex="12pt" style:font-weight-complex="normal"/>
    </style:style>
    <style:style style:name="P79"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fb602f" officeooo:paragraph-rsid="01fb602f" style:font-size-asian="12pt" style:font-weight-asian="normal" style:font-name-complex="Orkney Light4" style:font-size-complex="12pt" style:font-weight-complex="normal"/>
    </style:style>
    <style:style style:name="P80"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fb602f" officeooo:paragraph-rsid="04c35187" style:font-size-asian="12pt" style:font-weight-asian="normal" style:font-name-complex="Orkney Light4" style:font-size-complex="12pt" style:font-weight-complex="normal"/>
    </style:style>
    <style:style style:name="P81"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fb602f" officeooo:paragraph-rsid="04c3edfe" style:font-size-asian="12pt" style:font-weight-asian="normal" style:font-name-complex="Orkney Light4" style:font-size-complex="12pt" style:font-weight-complex="normal"/>
    </style:style>
    <style:style style:name="P82"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fb602f" officeooo:paragraph-rsid="04c47786" style:font-size-asian="12pt" style:font-weight-asian="normal" style:font-name-complex="Orkney Light4" style:font-size-complex="12pt" style:font-weight-complex="normal"/>
    </style:style>
    <style:style style:name="P83"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fb602f" officeooo:paragraph-rsid="04c50ff4" style:font-size-asian="12pt" style:font-weight-asian="normal" style:font-name-complex="Orkney Light4" style:font-size-complex="12pt" style:font-weight-complex="normal"/>
    </style:style>
    <style:style style:name="P84"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fb602f" officeooo:paragraph-rsid="04c7577f" style:font-size-asian="12pt" style:font-weight-asian="normal" style:font-name-complex="Orkney Light4" style:font-size-complex="12pt" style:font-weight-complex="normal"/>
    </style:style>
    <style:style style:name="P85"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2000036" officeooo:paragraph-rsid="02000036" style:font-size-asian="12pt" style:font-weight-asian="normal" style:font-name-complex="Orkney Light4" style:font-size-complex="12pt" style:font-weight-complex="normal"/>
    </style:style>
    <style:style style:name="P86"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2000036" officeooo:paragraph-rsid="04d157f0" style:font-size-asian="12pt" style:font-weight-asian="normal" style:font-name-complex="Orkney Light4" style:font-size-complex="12pt" style:font-weight-complex="normal"/>
    </style:style>
    <style:style style:name="P87"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2008c51" officeooo:paragraph-rsid="02008c51" style:font-size-asian="12pt" style:font-weight-asian="normal" style:font-name-complex="Orkney Light4" style:font-size-complex="12pt" style:font-weight-complex="normal"/>
    </style:style>
    <style:style style:name="P88"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3a9c190" officeooo:paragraph-rsid="03a9c190" style:font-size-asian="12pt" style:font-weight-asian="normal" style:font-name-complex="Orkney Light4" style:font-size-complex="12pt" style:font-weight-complex="normal"/>
    </style:style>
    <style:style style:name="P89"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55b47c" officeooo:paragraph-rsid="03b13913" style:font-size-asian="12pt" style:font-weight-asian="normal" style:font-name-complex="Orkney Light4" style:font-size-complex="12pt" style:font-weight-complex="normal"/>
    </style:style>
    <style:style style:name="P90"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55b47c" officeooo:paragraph-rsid="03b6b0bf" style:font-size-asian="12pt" style:font-weight-asian="normal" style:font-name-complex="Orkney Light4" style:font-size-complex="12pt" style:font-weight-complex="normal"/>
    </style:style>
    <style:style style:name="P91"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65d625" officeooo:paragraph-rsid="03b8de4c" style:font-size-asian="12pt" style:font-weight-asian="normal" style:font-name-complex="Orkney Light4" style:font-size-complex="12pt" style:font-weight-complex="normal"/>
    </style:style>
    <style:style style:name="P92"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65d625" officeooo:paragraph-rsid="03c0acf7" style:font-size-asian="12pt" style:font-weight-asian="normal" style:font-name-complex="Orkney Light4" style:font-size-complex="12pt" style:font-weight-complex="normal"/>
    </style:style>
    <style:style style:name="P93"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70ae2f" officeooo:paragraph-rsid="03b8f88c" style:font-size-asian="12pt" style:font-weight-asian="normal" style:font-name-complex="Orkney Light4" style:font-size-complex="12pt" style:font-weight-complex="normal"/>
    </style:style>
    <style:style style:name="P94"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71715f" officeooo:paragraph-rsid="03c22d94" style:font-size-asian="12pt" style:font-weight-asian="normal" style:font-name-complex="Orkney Light4" style:font-size-complex="12pt" style:font-weight-complex="normal"/>
    </style:style>
    <style:style style:name="P95"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8b1413" officeooo:paragraph-rsid="04117b19" style:font-size-asian="12pt" style:font-weight-asian="normal" style:font-name-complex="Orkney Light4" style:font-size-complex="12pt" style:font-weight-complex="normal"/>
    </style:style>
    <style:style style:name="P96"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75950" officeooo:paragraph-rsid="0463ef06" style:font-size-asian="12pt" style:font-weight-asian="normal" style:font-name-complex="Orkney Light4" style:font-size-complex="12pt" style:font-weight-complex="normal"/>
    </style:style>
    <style:style style:name="P97"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89e05" officeooo:paragraph-rsid="046cbf55" style:font-size-asian="12pt" style:font-weight-asian="normal" style:font-name-complex="Orkney Light4" style:font-size-complex="12pt" style:font-weight-complex="normal"/>
    </style:style>
    <style:style style:name="P98"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89e05" officeooo:paragraph-rsid="04b58c97" style:font-size-asian="12pt" style:font-weight-asian="normal" style:font-name-complex="Orkney Light4" style:font-size-complex="12pt" style:font-weight-complex="normal"/>
    </style:style>
    <style:style style:name="P99"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222e309" officeooo:paragraph-rsid="046d583e" style:font-size-asian="12pt" style:font-weight-asian="normal" style:font-name-complex="Orkney Light4" style:font-size-complex="12pt" style:font-weight-complex="normal"/>
    </style:style>
    <style:style style:name="P100"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ca7be" officeooo:paragraph-rsid="04707f5d" style:font-size-asian="12pt" style:font-weight-asian="normal" style:font-name-complex="Orkney Light4" style:font-size-complex="12pt" style:font-weight-complex="normal"/>
    </style:style>
    <style:style style:name="P101"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ca7be" officeooo:paragraph-rsid="04716f3c" style:font-size-asian="12pt" style:font-weight-asian="normal" style:font-name-complex="Orkney Light4" style:font-size-complex="12pt" style:font-weight-complex="normal"/>
    </style:style>
    <style:style style:name="P102"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ca7be" officeooo:paragraph-rsid="04717a49" style:font-size-asian="12pt" style:font-weight-asian="normal" style:font-name-complex="Orkney Light4" style:font-size-complex="12pt" style:font-weight-complex="normal"/>
    </style:style>
    <style:style style:name="P103"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ca7be" officeooo:paragraph-rsid="04721788" style:font-size-asian="12pt" style:font-weight-asian="normal" style:font-name-complex="Orkney Light4" style:font-size-complex="12pt" style:font-weight-complex="normal"/>
    </style:style>
    <style:style style:name="P104"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ca7be" officeooo:paragraph-rsid="0473e0e2" style:font-size-asian="12pt" style:font-weight-asian="normal" style:font-name-complex="Orkney Light4" style:font-size-complex="12pt" style:font-weight-complex="normal"/>
    </style:style>
    <style:style style:name="P105"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ca7be" officeooo:paragraph-rsid="0487701b" style:font-size-asian="12pt" style:font-weight-asian="normal" style:font-name-complex="Orkney Light4" style:font-size-complex="12pt" style:font-weight-complex="normal"/>
    </style:style>
    <style:style style:name="P106"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ca7be" officeooo:paragraph-rsid="049a7c39" style:font-size-asian="12pt" style:font-weight-asian="normal" style:font-name-complex="Orkney Light4" style:font-size-complex="12pt" style:font-weight-complex="normal"/>
    </style:style>
    <style:style style:name="P107"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cca7be" officeooo:paragraph-rsid="04a51d09" style:font-size-asian="12pt" style:font-weight-asian="normal" style:font-name-complex="Orkney Light4" style:font-size-complex="12pt" style:font-weight-complex="normal"/>
    </style:style>
    <style:style style:name="P108"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48e2fda" officeooo:paragraph-rsid="04b237e2" style:font-size-asian="12pt" style:font-weight-asian="normal" style:font-name-complex="Orkney Light4" style:font-size-complex="12pt" style:font-weight-complex="normal"/>
    </style:style>
    <style:style style:name="P109"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d6bf89" officeooo:paragraph-rsid="049e54f8" style:font-size-asian="12pt" style:font-weight-asian="normal" style:font-name-complex="Orkney Light4" style:font-size-complex="12pt" style:font-weight-complex="normal"/>
    </style:style>
    <style:style style:name="P110"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4f99e01" officeooo:paragraph-rsid="04f99e01" style:font-size-asian="12pt" style:font-weight-asian="normal" style:font-name-complex="Orkney Light4" style:font-size-complex="12pt" style:font-weight-complex="normal"/>
    </style:style>
    <style:style style:name="P111"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weight="normal" officeooo:rsid="01ae9fae" officeooo:paragraph-rsid="0441b9a0" style:font-size-asian="12pt" style:font-weight-asian="normal" style:font-name-complex="Orkney Light4" style:font-size-complex="12pt" style:font-weight-complex="normal"/>
    </style:style>
    <style:style style:name="P112"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style="italic" officeooo:rsid="02846074" officeooo:paragraph-rsid="028272cd" style:font-size-asian="12pt" style:font-style-asian="italic" style:font-size-complex="12pt" style:font-style-complex="italic"/>
    </style:style>
    <style:style style:name="P113" style:family="paragraph" style:parent-style-name="Standard">
      <style:paragraph-properties fo:margin-left="0in" fo:margin-right="0in" fo:line-height="115%" fo:text-align="justify" style:justify-single-word="false" fo:text-indent="0in" style:auto-text-indent="false" style:writing-mode="lr-tb"/>
      <style:text-properties style:font-name="Orkney Light3" fo:font-size="12pt" fo:font-style="normal" fo:font-weight="bold" officeooo:rsid="02589329" officeooo:paragraph-rsid="031ea992" style:font-size-asian="12pt" style:font-style-asian="normal" style:font-weight-asian="bold" style:font-name-complex="Orkney Light4" style:font-size-complex="12pt" style:font-style-complex="normal" style:font-weight-complex="bold"/>
    </style:style>
    <style:style style:name="P114" style:family="paragraph" style:parent-style-name="Standard">
      <style:paragraph-properties fo:margin-left="0in" fo:margin-right="0in" fo:line-height="115%" fo:text-align="justify" style:justify-single-word="false" fo:text-indent="0in" style:auto-text-indent="false" style:writing-mode="lr-tb"/>
      <style:text-properties fo:font-size="12pt" style:font-size-asian="12pt" style:font-size-complex="12pt"/>
    </style:style>
    <style:style style:name="P115" style:family="paragraph" style:parent-style-name="Standard">
      <style:paragraph-properties fo:margin-left="0in" fo:margin-right="0in" fo:line-height="115%" fo:text-align="justify" style:justify-single-word="false" fo:text-indent="0in" style:auto-text-indent="false" style:writing-mode="lr-tb"/>
      <style:text-properties fo:font-size="12pt" officeooo:paragraph-rsid="013d8cf5" style:font-size-asian="12pt" style:font-size-complex="12pt"/>
    </style:style>
    <style:style style:name="P116" style:family="paragraph" style:parent-style-name="Standard">
      <style:paragraph-properties fo:margin-left="0in" fo:margin-right="0in" fo:line-height="115%" fo:text-align="justify" style:justify-single-word="false" fo:text-indent="0in" style:auto-text-indent="false" style:writing-mode="lr-tb"/>
      <style:text-properties fo:font-size="12pt" officeooo:paragraph-rsid="014e7867" style:font-size-asian="12pt" style:font-size-complex="12pt"/>
    </style:style>
    <style:style style:name="P117" style:family="paragraph" style:parent-style-name="Standard">
      <style:paragraph-properties fo:margin-left="0in" fo:margin-right="0in" fo:line-height="115%" fo:text-align="justify" style:justify-single-word="false" fo:text-indent="0in" style:auto-text-indent="false" style:writing-mode="lr-tb"/>
      <style:text-properties fo:font-size="12pt" officeooo:paragraph-rsid="019a7ea9" style:font-size-asian="12pt" style:font-size-complex="12pt"/>
    </style:style>
    <style:style style:name="P118" style:family="paragraph" style:parent-style-name="Standard">
      <style:paragraph-properties fo:margin-left="0in" fo:margin-right="0in" fo:line-height="115%" fo:text-align="justify" style:justify-single-word="false" fo:text-indent="0in" style:auto-text-indent="false" style:writing-mode="lr-tb"/>
      <style:text-properties fo:font-size="12pt" officeooo:paragraph-rsid="02754fb4" style:font-size-asian="12pt" style:font-size-complex="12pt"/>
    </style:style>
    <style:style style:name="P119" style:family="paragraph" style:parent-style-name="Standard">
      <style:paragraph-properties fo:margin-left="0in" fo:margin-right="0in" fo:line-height="115%" fo:text-align="justify" style:justify-single-word="false" fo:text-indent="0in" style:auto-text-indent="false" style:writing-mode="lr-tb"/>
      <style:text-properties fo:font-size="12pt" officeooo:paragraph-rsid="03af88b2" style:font-size-asian="12pt" style:font-size-complex="12pt"/>
    </style:style>
    <style:style style:name="P120" style:family="paragraph" style:parent-style-name="Standard">
      <style:paragraph-properties fo:margin-left="0in" fo:margin-right="0in" fo:line-height="115%" fo:text-align="justify" style:justify-single-word="false" fo:text-indent="0in" style:auto-text-indent="false" style:writing-mode="lr-tb"/>
      <style:text-properties fo:font-size="12pt" officeooo:paragraph-rsid="0468d78e" style:font-size-asian="12pt" style:font-size-complex="12pt"/>
    </style:style>
    <style:style style:name="P121"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117b49a" officeooo:paragraph-rsid="0117b49a" style:font-size-asian="12pt" style:font-size-complex="12pt"/>
    </style:style>
    <style:style style:name="P122"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117b49a" officeooo:paragraph-rsid="011836dd" style:font-size-asian="12pt" style:font-size-complex="12pt"/>
    </style:style>
    <style:style style:name="P123"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13d8cf5" officeooo:paragraph-rsid="013d8cf5" style:font-size-asian="12pt" style:font-size-complex="12pt"/>
    </style:style>
    <style:style style:name="P124"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1a89715" officeooo:paragraph-rsid="01a89715" style:font-size-asian="12pt" style:font-size-complex="12pt"/>
    </style:style>
    <style:style style:name="P125"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1c0f5ab" officeooo:paragraph-rsid="01c0f5ab" style:font-size-asian="12pt" style:font-size-complex="12pt"/>
    </style:style>
    <style:style style:name="P126"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0df8f2e" officeooo:paragraph-rsid="03585af1" style:font-size-asian="12pt" style:font-size-complex="12pt"/>
    </style:style>
    <style:style style:name="P127"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19e383b" officeooo:paragraph-rsid="041ed096" style:font-size-asian="12pt" style:font-size-complex="12pt"/>
    </style:style>
    <style:style style:name="P128"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1c5fe0c" officeooo:paragraph-rsid="0463ef06" style:font-size-asian="12pt" style:font-size-complex="12pt"/>
    </style:style>
    <style:style style:name="P129"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1c5fe0c" officeooo:paragraph-rsid="04655788" style:font-size-asian="12pt" style:font-size-complex="12pt"/>
    </style:style>
    <style:style style:name="P130"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1c89e05" officeooo:paragraph-rsid="046cbf55" style:font-size-asian="12pt" style:font-size-complex="12pt"/>
    </style:style>
    <style:style style:name="P131"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2000036" officeooo:paragraph-rsid="04cde661" style:font-size-asian="12pt" style:font-size-complex="12pt"/>
    </style:style>
    <style:style style:name="P132"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2000036" officeooo:paragraph-rsid="04cfa8f2" style:font-size-asian="12pt" style:font-size-complex="12pt"/>
    </style:style>
    <style:style style:name="P133"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2000036" officeooo:paragraph-rsid="04d19f71" style:font-size-asian="12pt" style:font-size-complex="12pt"/>
    </style:style>
    <style:style style:name="P134"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2008c51" officeooo:paragraph-rsid="04d1dbb4" style:font-size-asian="12pt" style:font-size-complex="12pt"/>
    </style:style>
    <style:style style:name="P135"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2008c51" officeooo:paragraph-rsid="04d2ea20" style:font-size-asian="12pt" style:font-size-complex="12pt"/>
    </style:style>
    <style:style style:name="P136"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203fa9e" officeooo:paragraph-rsid="04d53b69" style:font-size-asian="12pt" style:font-size-complex="12pt"/>
    </style:style>
    <style:style style:name="P137"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11a95b4" officeooo:paragraph-rsid="0374419f" style:font-size-asian="12pt" style:font-size-complex="12pt"/>
    </style:style>
    <style:style style:name="P138" style:family="paragraph" style:parent-style-name="Standard">
      <style:paragraph-properties fo:margin-left="0in" fo:margin-right="0in" fo:line-height="115%" fo:text-align="justify" style:justify-single-word="false" fo:text-indent="0in" style:auto-text-indent="false" style:writing-mode="lr-tb"/>
      <style:text-properties fo:font-size="12pt" fo:font-weight="normal" officeooo:rsid="0117b49a" officeooo:paragraph-rsid="04f09595" style:font-size-asian="12pt" style:font-weight-asian="normal" style:font-size-complex="12pt" style:font-weight-complex="normal"/>
    </style:style>
    <style:style style:name="P139" style:family="paragraph" style:parent-style-name="Standard">
      <style:paragraph-properties fo:margin-left="0in" fo:margin-right="0in" fo:line-height="115%" fo:text-align="justify" style:justify-single-word="false" fo:text-indent="0in" style:auto-text-indent="false" style:writing-mode="lr-tb"/>
      <style:text-properties officeooo:paragraph-rsid="025c4c44"/>
    </style:style>
    <style:style style:name="P140" style:family="paragraph" style:parent-style-name="Standard">
      <style:paragraph-properties fo:margin-left="0in" fo:margin-right="0in" fo:line-height="115%" fo:text-align="justify" style:justify-single-word="false" fo:text-indent="0in" style:auto-text-indent="false" style:writing-mode="lr-tb"/>
      <style:text-properties officeooo:paragraph-rsid="0194197c"/>
    </style:style>
    <style:style style:name="P141" style:family="paragraph" style:parent-style-name="Standard">
      <style:paragraph-properties fo:margin-left="0in" fo:margin-right="0in" fo:line-height="115%" fo:text-align="justify" style:justify-single-word="false" fo:text-indent="0in" style:auto-text-indent="false" style:writing-mode="lr-tb"/>
      <style:text-properties officeooo:paragraph-rsid="04276e8c"/>
    </style:style>
    <style:style style:name="P142" style:family="paragraph" style:parent-style-name="Standard">
      <style:paragraph-properties fo:margin-left="0in" fo:margin-right="0in" fo:line-height="115%" fo:text-align="justify" style:justify-single-word="false" fo:text-indent="0in" style:auto-text-indent="false" style:writing-mode="lr-tb"/>
      <style:text-properties officeooo:paragraph-rsid="0463b5f4"/>
    </style:style>
    <style:style style:name="P143" style:family="paragraph" style:parent-style-name="Standard">
      <style:paragraph-properties fo:margin-left="0in" fo:margin-right="0in" fo:line-height="115%" fo:text-align="justify" style:justify-single-word="false" fo:text-indent="0in" style:auto-text-indent="false" style:writing-mode="lr-tb"/>
      <style:text-properties officeooo:paragraph-rsid="04671f0e"/>
    </style:style>
    <style:style style:name="P144" style:family="paragraph" style:parent-style-name="Standard">
      <style:paragraph-properties fo:margin-left="0in" fo:margin-right="0in" fo:line-height="115%" fo:text-align="justify" style:justify-single-word="false" fo:text-indent="0in" style:auto-text-indent="false" style:writing-mode="lr-tb"/>
      <style:text-properties officeooo:paragraph-rsid="04778d2b"/>
    </style:style>
    <style:style style:name="P145" style:family="paragraph" style:parent-style-name="Standard">
      <style:paragraph-properties fo:margin-left="0in" fo:margin-right="0in" fo:line-height="115%" fo:text-align="justify" style:justify-single-word="false" fo:text-indent="0in" style:auto-text-indent="false" style:writing-mode="lr-tb"/>
      <style:text-properties officeooo:paragraph-rsid="04aa481e"/>
    </style:style>
    <style:style style:name="P146" style:family="paragraph" style:parent-style-name="Standard">
      <style:paragraph-properties fo:margin-left="0in" fo:margin-right="0in" fo:line-height="115%" fo:text-align="justify" style:justify-single-word="false" fo:text-indent="0in" style:auto-text-indent="false" style:writing-mode="lr-tb"/>
      <style:text-properties officeooo:paragraph-rsid="04c094db"/>
    </style:style>
    <style:style style:name="P147" style:family="paragraph" style:parent-style-name="Standard">
      <style:paragraph-properties fo:margin-left="0in" fo:margin-right="0in" fo:line-height="115%" fo:text-align="justify" style:justify-single-word="false" fo:text-indent="0in" style:auto-text-indent="false" style:writing-mode="lr-tb"/>
      <style:text-properties officeooo:paragraph-rsid="04ffcb01"/>
    </style:style>
    <style:style style:name="P148" style:family="paragraph" style:parent-style-name="Standard">
      <style:paragraph-properties fo:margin-left="0in" fo:margin-right="0in" fo:line-height="115%" fo:text-align="justify" style:justify-single-word="false" fo:text-indent="0in" style:auto-text-indent="false" style:writing-mode="lr-tb"/>
      <style:text-properties officeooo:paragraph-rsid="0508ce66"/>
    </style:style>
    <style:style style:name="P149" style:family="paragraph" style:parent-style-name="Table_20_Contents">
      <style:paragraph-properties fo:margin-left="0in" fo:margin-right="0in" fo:line-height="115%" fo:text-align="start" style:justify-single-word="false" fo:text-indent="0in" style:auto-text-indent="false" style:writing-mode="lr-tb"/>
      <style:text-properties style:font-name="Orkney Light3" fo:font-size="12pt" fo:font-weight="normal" officeooo:rsid="01b1f90f" officeooo:paragraph-rsid="01b56eac" style:font-size-asian="12pt" style:font-weight-asian="normal" style:font-name-complex="Orkney Light4" style:font-size-complex="12pt" style:font-weight-complex="normal"/>
    </style:style>
    <style:style style:name="P150" style:family="paragraph" style:parent-style-name="Standard">
      <style:paragraph-properties fo:margin-left="0in" fo:margin-right="0in" fo:text-align="center" style:justify-single-word="false" fo:text-indent="0in" style:auto-text-indent="false"/>
      <style:text-properties style:font-name="Orkney Light2" fo:font-size="12pt" officeooo:rsid="04f82cb3" officeooo:paragraph-rsid="000daa1f" style:font-size-asian="12pt" style:font-size-complex="12pt"/>
    </style:style>
    <style:style style:name="P151" style:family="paragraph" style:parent-style-name="Standard">
      <style:paragraph-properties fo:margin-left="0in" fo:margin-right="0in" fo:line-height="115%" fo:text-align="justify" style:justify-single-word="false" fo:text-indent="0in" style:auto-text-indent="false" fo:break-before="page" style:writing-mode="lr-tb"/>
      <style:text-properties style:font-name="Orkney Light3" fo:font-size="12pt" style:font-size-asian="12pt" style:font-size-complex="12pt"/>
    </style:style>
    <style:style style:name="P152" style:family="paragraph" style:parent-style-name="Table_20_Contents">
      <style:paragraph-properties fo:text-align="start" style:justify-single-word="false"/>
      <style:text-properties style:font-name="Orkney Light3" fo:font-size="12pt" officeooo:rsid="01b56eac" officeooo:paragraph-rsid="01b56eac" style:font-size-asian="12pt" style:font-name-complex="Orkney Light4" style:font-size-complex="12pt"/>
    </style:style>
    <style:style style:name="P153" style:family="paragraph" style:parent-style-name="Table_20_Contents">
      <style:paragraph-properties fo:text-align="start" style:justify-single-word="false"/>
      <style:text-properties style:font-name="Orkney Light3" fo:font-size="12pt" officeooo:rsid="01b1f90f" officeooo:paragraph-rsid="01b56eac" style:font-size-asian="12pt" style:font-name-complex="Orkney Light4" style:font-size-complex="12pt"/>
    </style:style>
    <style:style style:name="P154" style:family="paragraph" style:parent-style-name="Table_20_Contents">
      <style:paragraph-properties fo:text-align="start" style:justify-single-word="false"/>
      <style:text-properties style:font-name="Orkney Light3" fo:font-size="12pt" officeooo:rsid="01b1f90f" officeooo:paragraph-rsid="01b1f90f" style:font-size-asian="12pt" style:font-name-complex="Orkney Light4" style:font-size-complex="12pt"/>
    </style:style>
    <style:style style:name="P155" style:family="paragraph" style:parent-style-name="Table_20_Contents">
      <style:paragraph-properties fo:text-align="start" style:justify-single-word="false"/>
      <style:text-properties style:font-name="Orkney Light3" fo:font-size="12pt" officeooo:rsid="01b8fc89" officeooo:paragraph-rsid="01b8fc89" style:font-size-asian="12pt" style:font-name-complex="Orkney Light4" style:font-size-complex="12pt"/>
    </style:style>
    <style:style style:name="P156" style:family="paragraph" style:parent-style-name="Table_20_Contents">
      <style:paragraph-properties fo:text-align="start" style:justify-single-word="false"/>
      <style:text-properties style:font-name="Orkney Light3" fo:font-size="12pt" officeooo:rsid="01b8fc89" officeooo:paragraph-rsid="036e043d" style:font-size-asian="12pt" style:font-name-complex="Orkney Light4" style:font-size-complex="12pt"/>
    </style:style>
    <style:style style:name="P157" style:family="paragraph" style:parent-style-name="Table_20_Contents">
      <style:paragraph-properties fo:text-align="start" style:justify-single-word="false"/>
      <style:text-properties style:font-name="Orkney Light3" fo:font-size="12pt" officeooo:rsid="01b8fc89" officeooo:paragraph-rsid="044cd642" style:font-size-asian="12pt" style:font-name-complex="Orkney Light4" style:font-size-complex="12pt"/>
    </style:style>
    <style:style style:name="P158" style:family="paragraph" style:parent-style-name="Table_20_Contents">
      <style:paragraph-properties fo:text-align="start" style:justify-single-word="false"/>
      <style:text-properties style:font-name="Orkney Light3" fo:font-size="12pt" officeooo:rsid="01b8fc89" officeooo:paragraph-rsid="044dbf92" style:font-size-asian="12pt" style:font-name-complex="Orkney Light4" style:font-size-complex="12pt"/>
    </style:style>
    <style:style style:name="P159" style:family="paragraph" style:parent-style-name="Table_20_Contents">
      <style:paragraph-properties fo:text-align="start" style:justify-single-word="false"/>
      <style:text-properties style:font-name="Orkney Light3" fo:font-size="12pt" officeooo:rsid="01b60fea" officeooo:paragraph-rsid="01b60fea" style:font-size-asian="12pt" style:font-name-complex="Orkney Light4" style:font-size-complex="12pt"/>
    </style:style>
    <style:style style:name="P160" style:family="paragraph" style:parent-style-name="Table_20_Contents">
      <style:paragraph-properties fo:text-align="start" style:justify-single-word="false"/>
      <style:text-properties style:font-name="Orkney Light3" fo:font-size="12pt" officeooo:rsid="01b9d94b" officeooo:paragraph-rsid="01b9d94b" style:font-size-asian="12pt" style:font-name-complex="Orkney Light4" style:font-size-complex="12pt"/>
    </style:style>
    <style:style style:name="P161" style:family="paragraph" style:parent-style-name="Table_20_Contents">
      <style:paragraph-properties fo:text-align="start" style:justify-single-word="false"/>
      <style:text-properties style:font-name="Orkney Light3" fo:font-size="12pt" officeooo:rsid="044dbf92" officeooo:paragraph-rsid="044dbf92" style:font-size-asian="12pt" style:font-name-complex="Orkney Light4" style:font-size-complex="12pt"/>
    </style:style>
    <style:style style:name="P162" style:family="paragraph" style:parent-style-name="Standard">
      <style:paragraph-properties fo:margin-left="0in" fo:margin-right="0in" fo:line-height="115%" fo:text-align="justify" style:justify-single-word="false" fo:text-indent="0in" style:auto-text-indent="false" style:writing-mode="lr-tb"/>
      <style:text-properties officeooo:paragraph-rsid="0518a659"/>
    </style:style>
    <style:style style:name="P163" style:family="paragraph" style:parent-style-name="Standard">
      <style:paragraph-properties fo:margin-left="0in" fo:margin-right="0in" fo:line-height="115%" fo:text-align="justify" style:justify-single-word="false" fo:text-indent="0in" style:auto-text-indent="false" style:writing-mode="lr-tb"/>
      <style:text-properties officeooo:paragraph-rsid="0518c722"/>
    </style:style>
    <style:style style:name="P164" style:family="paragraph" style:parent-style-name="Standard">
      <style:paragraph-properties fo:margin-left="0in" fo:margin-right="0in" fo:line-height="115%" fo:text-align="justify" style:justify-single-word="false" fo:text-indent="0in" style:auto-text-indent="false" style:writing-mode="lr-tb"/>
      <style:text-properties officeooo:paragraph-rsid="051bc024"/>
    </style:style>
    <style:style style:name="P165" style:family="paragraph" style:parent-style-name="Standard">
      <style:paragraph-properties fo:margin-left="0in" fo:margin-right="0in" fo:line-height="115%" fo:text-align="justify" style:justify-single-word="false" fo:text-indent="0in" style:auto-text-indent="false" style:writing-mode="lr-tb"/>
      <style:text-properties officeooo:paragraph-rsid="051be5da"/>
    </style:style>
    <style:style style:name="P166" style:family="paragraph" style:parent-style-name="Standard">
      <style:paragraph-properties fo:margin-left="0in" fo:margin-right="0in" fo:line-height="115%" fo:text-align="justify" style:justify-single-word="false" fo:text-indent="0in" style:auto-text-indent="false" style:writing-mode="lr-tb"/>
      <style:text-properties officeooo:paragraph-rsid="04e26975"/>
    </style:style>
    <style:style style:name="P167" style:family="paragraph" style:parent-style-name="Standard">
      <style:paragraph-properties fo:margin-left="0in" fo:margin-right="0in" fo:line-height="115%" fo:text-align="justify" style:justify-single-word="false" fo:text-indent="0in" style:auto-text-indent="false" style:writing-mode="lr-tb"/>
      <style:text-properties officeooo:paragraph-rsid="051e33f1"/>
    </style:style>
    <style:style style:name="P168" style:family="paragraph" style:parent-style-name="Standard">
      <style:paragraph-properties fo:margin-left="0in" fo:margin-right="0in" fo:line-height="115%" fo:text-align="justify" style:justify-single-word="false" fo:text-indent="0in" style:auto-text-indent="false" style:writing-mode="lr-tb"/>
      <style:text-properties officeooo:paragraph-rsid="051f1049"/>
    </style:style>
    <style:style style:name="P169" style:family="paragraph" style:parent-style-name="Standard">
      <style:paragraph-properties fo:margin-left="0in" fo:margin-right="0in" fo:line-height="115%" fo:text-align="justify" style:justify-single-word="false" fo:text-indent="0in" style:auto-text-indent="false" style:writing-mode="lr-tb"/>
      <style:text-properties officeooo:paragraph-rsid="025c4c44"/>
    </style:style>
    <style:style style:name="P170" style:family="paragraph" style:parent-style-name="Standard">
      <style:paragraph-properties fo:margin-left="0in" fo:margin-right="0in" fo:line-height="115%" fo:text-align="justify" style:justify-single-word="false" fo:text-indent="0in" style:auto-text-indent="false" style:writing-mode="lr-tb"/>
      <style:text-properties officeooo:paragraph-rsid="0520752b"/>
    </style:style>
    <style:style style:name="P171" style:family="paragraph" style:parent-style-name="Standard">
      <style:paragraph-properties fo:margin-left="0in" fo:margin-right="0in" fo:line-height="115%" fo:text-align="justify" style:justify-single-word="false" fo:text-indent="0in" style:auto-text-indent="false" style:writing-mode="lr-tb"/>
      <style:text-properties officeooo:paragraph-rsid="05225253"/>
    </style:style>
    <style:style style:name="P172" style:family="paragraph" style:parent-style-name="Standard">
      <style:paragraph-properties fo:margin-left="0in" fo:margin-right="0in" fo:line-height="115%" fo:text-align="justify" style:justify-single-word="false" fo:text-indent="0in" style:auto-text-indent="false" style:writing-mode="lr-tb"/>
      <style:text-properties officeooo:paragraph-rsid="05256245"/>
    </style:style>
    <style:style style:name="P173" style:family="paragraph" style:parent-style-name="Standard">
      <style:paragraph-properties fo:margin-left="0in" fo:margin-right="0in" fo:line-height="115%" fo:text-align="justify" style:justify-single-word="false" fo:text-indent="0in" style:auto-text-indent="false" style:writing-mode="lr-tb"/>
      <style:text-properties officeooo:paragraph-rsid="0525e501"/>
    </style:style>
    <style:style style:name="P174" style:family="paragraph" style:parent-style-name="Standard">
      <style:paragraph-properties fo:margin-left="0in" fo:margin-right="0in" fo:line-height="115%" fo:text-align="justify" style:justify-single-word="false" fo:text-indent="0in" style:auto-text-indent="false" style:writing-mode="lr-tb"/>
      <style:text-properties officeooo:paragraph-rsid="0526c773"/>
    </style:style>
    <style:style style:name="P175" style:family="paragraph" style:parent-style-name="Standard">
      <style:paragraph-properties fo:margin-left="0in" fo:margin-right="0in" fo:line-height="115%" fo:text-align="justify" style:justify-single-word="false" fo:text-indent="0in" style:auto-text-indent="false" style:writing-mode="lr-tb"/>
      <style:text-properties officeooo:paragraph-rsid="0528649d"/>
    </style:style>
    <style:style style:name="P176" style:family="paragraph" style:parent-style-name="Standard">
      <style:paragraph-properties fo:margin-left="0in" fo:margin-right="0in" fo:line-height="115%" fo:text-align="justify" style:justify-single-word="false" fo:text-indent="0in" style:auto-text-indent="false" style:writing-mode="lr-tb"/>
      <style:text-properties officeooo:paragraph-rsid="0528d4eb"/>
    </style:style>
    <style:style style:name="P177" style:family="paragraph" style:parent-style-name="Standard">
      <style:paragraph-properties fo:margin-left="0in" fo:margin-right="0in" fo:line-height="115%" fo:text-align="justify" style:justify-single-word="false" fo:text-indent="0in" style:auto-text-indent="false" style:writing-mode="lr-tb"/>
      <style:text-properties officeooo:paragraph-rsid="052a875a"/>
    </style:style>
    <style:style style:name="P178" style:family="paragraph" style:parent-style-name="Standard">
      <style:paragraph-properties fo:margin-left="0in" fo:margin-right="0in" fo:line-height="115%" fo:text-align="justify" style:justify-single-word="false" fo:text-indent="0in" style:auto-text-indent="false" style:writing-mode="lr-tb"/>
      <style:text-properties officeooo:paragraph-rsid="052a96bb"/>
    </style:style>
    <style:style style:name="P179" style:family="paragraph" style:parent-style-name="Standard">
      <style:paragraph-properties fo:margin-left="0in" fo:margin-right="0in" fo:line-height="115%" fo:text-align="justify" style:justify-single-word="false" fo:text-indent="0in" style:auto-text-indent="false" style:writing-mode="lr-tb"/>
      <style:text-properties officeooo:paragraph-rsid="052c50f3"/>
    </style:style>
    <style:style style:name="P180" style:family="paragraph" style:parent-style-name="Standard">
      <style:paragraph-properties fo:margin-left="0in" fo:margin-right="0in" fo:line-height="115%" fo:text-align="justify" style:justify-single-word="false" fo:text-indent="0in" style:auto-text-indent="false" style:writing-mode="lr-tb"/>
      <style:text-properties officeooo:paragraph-rsid="052d6743"/>
    </style:style>
    <style:style style:name="P181" style:family="paragraph" style:parent-style-name="Standard">
      <style:paragraph-properties fo:margin-left="0in" fo:margin-right="0in" fo:line-height="115%" fo:text-align="justify" style:justify-single-word="false" fo:text-indent="0in" style:auto-text-indent="false" style:writing-mode="lr-tb"/>
      <style:text-properties officeooo:paragraph-rsid="052f3784"/>
    </style:style>
    <style:style style:name="P182" style:family="paragraph" style:parent-style-name="Standard">
      <style:paragraph-properties fo:margin-left="0in" fo:margin-right="0in" fo:line-height="115%" fo:text-align="justify" style:justify-single-word="false" fo:text-indent="0in" style:auto-text-indent="false" style:writing-mode="lr-tb"/>
      <style:text-properties officeooo:paragraph-rsid="052f7b55"/>
    </style:style>
    <style:style style:name="P183" style:family="paragraph" style:parent-style-name="Standard">
      <style:paragraph-properties fo:margin-left="0in" fo:margin-right="0in" fo:line-height="115%" fo:text-align="justify" style:justify-single-word="false" fo:text-indent="0in" style:auto-text-indent="false" style:writing-mode="lr-tb"/>
      <style:text-properties officeooo:paragraph-rsid="05307c40"/>
    </style:style>
    <style:style style:name="P184" style:family="paragraph" style:parent-style-name="Standard">
      <style:paragraph-properties fo:margin-left="0in" fo:margin-right="0in" fo:line-height="115%" fo:text-align="justify" style:justify-single-word="false" fo:text-indent="0in" style:auto-text-indent="false" style:writing-mode="lr-tb"/>
      <style:text-properties officeooo:paragraph-rsid="053191fc"/>
    </style:style>
    <style:style style:name="P185" style:family="paragraph" style:parent-style-name="Standard">
      <style:paragraph-properties fo:margin-left="0in" fo:margin-right="0in" fo:line-height="115%" fo:text-align="justify" style:justify-single-word="false" fo:text-indent="0in" style:auto-text-indent="false" style:writing-mode="lr-tb"/>
      <style:text-properties officeooo:paragraph-rsid="0533079c"/>
    </style:style>
    <style:style style:name="P186" style:family="paragraph" style:parent-style-name="Standard">
      <style:paragraph-properties fo:margin-left="0in" fo:margin-right="0in" fo:line-height="115%" fo:text-align="justify" style:justify-single-word="false" fo:text-indent="0in" style:auto-text-indent="false" style:writing-mode="lr-tb"/>
      <style:text-properties officeooo:paragraph-rsid="0533f2ba"/>
    </style:style>
    <style:style style:name="P187" style:family="paragraph" style:parent-style-name="Standard">
      <style:paragraph-properties fo:margin-left="0in" fo:margin-right="0in" fo:line-height="115%" fo:text-align="justify" style:justify-single-word="false" fo:text-indent="0in" style:auto-text-indent="false" style:writing-mode="lr-tb"/>
      <style:text-properties officeooo:paragraph-rsid="05361c1a"/>
    </style:style>
    <style:style style:name="P188" style:family="paragraph" style:parent-style-name="Standard">
      <style:paragraph-properties fo:margin-left="0in" fo:margin-right="0in" fo:line-height="115%" fo:text-align="justify" style:justify-single-word="false" fo:text-indent="0in" style:auto-text-indent="false" style:writing-mode="lr-tb"/>
      <style:text-properties officeooo:paragraph-rsid="0537eb91"/>
    </style:style>
    <style:style style:name="P189" style:family="paragraph" style:parent-style-name="Standard">
      <style:paragraph-properties fo:margin-left="0in" fo:margin-right="0in" fo:line-height="115%" fo:text-align="justify" style:justify-single-word="false" fo:text-indent="0in" style:auto-text-indent="false" style:writing-mode="lr-tb"/>
      <style:text-properties officeooo:paragraph-rsid="05397a98"/>
    </style:style>
    <style:style style:name="P190" style:family="paragraph" style:parent-style-name="Standard">
      <style:paragraph-properties fo:margin-left="0in" fo:margin-right="0in" fo:line-height="115%" fo:text-align="justify" style:justify-single-word="false" fo:text-indent="0in" style:auto-text-indent="false" style:writing-mode="lr-tb"/>
      <style:text-properties officeooo:paragraph-rsid="053cae30"/>
    </style:style>
    <style:style style:name="P191" style:family="paragraph" style:parent-style-name="Standard">
      <style:paragraph-properties fo:margin-left="0in" fo:margin-right="0in" fo:line-height="115%" fo:text-align="justify" style:justify-single-word="false" fo:text-indent="0in" style:auto-text-indent="false" style:writing-mode="lr-tb"/>
      <style:text-properties officeooo:paragraph-rsid="053defdd"/>
    </style:style>
    <style:style style:name="P192" style:family="paragraph" style:parent-style-name="Standard">
      <style:paragraph-properties fo:margin-left="0in" fo:margin-right="0in" fo:line-height="115%" fo:text-align="justify" style:justify-single-word="false" fo:text-indent="0in" style:auto-text-indent="false" style:writing-mode="lr-tb"/>
      <style:text-properties officeooo:paragraph-rsid="053f968d"/>
    </style:style>
    <style:style style:name="P193" style:family="paragraph" style:parent-style-name="Standard">
      <style:paragraph-properties fo:margin-left="0in" fo:margin-right="0in" fo:line-height="115%" fo:text-align="justify" style:justify-single-word="false" fo:text-indent="0in" style:auto-text-indent="false" style:writing-mode="lr-tb"/>
      <style:text-properties officeooo:paragraph-rsid="054070fb"/>
    </style:style>
    <style:style style:name="P194" style:family="paragraph" style:parent-style-name="Standard">
      <style:paragraph-properties fo:margin-left="0in" fo:margin-right="0in" fo:line-height="115%" fo:text-align="justify" style:justify-single-word="false" fo:text-indent="0in" style:auto-text-indent="false" style:writing-mode="lr-tb"/>
      <style:text-properties officeooo:paragraph-rsid="054196dd"/>
    </style:style>
    <style:style style:name="P195" style:family="paragraph" style:parent-style-name="Standard">
      <style:paragraph-properties fo:margin-left="0in" fo:margin-right="0in" fo:line-height="115%" fo:text-align="justify" style:justify-single-word="false" fo:text-indent="0in" style:auto-text-indent="false" style:writing-mode="lr-tb"/>
      <style:text-properties officeooo:paragraph-rsid="05424d82"/>
    </style:style>
    <style:style style:name="P196" style:family="paragraph" style:parent-style-name="Standard">
      <style:paragraph-properties fo:margin-left="0in" fo:margin-right="0in" fo:line-height="115%" fo:text-align="justify" style:justify-single-word="false" fo:text-indent="0in" style:auto-text-indent="false" style:writing-mode="lr-tb"/>
      <style:text-properties officeooo:paragraph-rsid="0542778c"/>
    </style:style>
    <style:style style:name="P197" style:family="paragraph" style:parent-style-name="Standard">
      <style:paragraph-properties fo:margin-left="0in" fo:margin-right="0in" fo:line-height="115%" fo:text-align="justify" style:justify-single-word="false" fo:text-indent="0in" style:auto-text-indent="false" style:writing-mode="lr-tb"/>
      <style:text-properties officeooo:paragraph-rsid="0543d53b"/>
    </style:style>
    <style:style style:name="P198" style:family="paragraph" style:parent-style-name="Standard">
      <style:paragraph-properties fo:margin-left="0in" fo:margin-right="0in" fo:line-height="115%" fo:text-align="justify" style:justify-single-word="false" fo:text-indent="0in" style:auto-text-indent="false" style:writing-mode="lr-tb"/>
      <style:text-properties officeooo:paragraph-rsid="054437a8"/>
    </style:style>
    <style:style style:name="P199" style:family="paragraph" style:parent-style-name="Standard">
      <style:paragraph-properties fo:margin-left="0in" fo:margin-right="0in" fo:line-height="115%" fo:text-align="justify" style:justify-single-word="false" fo:text-indent="0in" style:auto-text-indent="false" style:writing-mode="lr-tb"/>
      <style:text-properties officeooo:paragraph-rsid="0544af1e"/>
    </style:style>
    <style:style style:name="P200" style:family="paragraph" style:parent-style-name="Standard">
      <style:paragraph-properties fo:margin-left="0in" fo:margin-right="0in" fo:line-height="115%" fo:text-align="justify" style:justify-single-word="false" fo:text-indent="0in" style:auto-text-indent="false" style:writing-mode="lr-tb"/>
      <style:text-properties officeooo:paragraph-rsid="054638ac"/>
    </style:style>
    <style:style style:name="P201" style:family="paragraph" style:parent-style-name="Standard">
      <style:paragraph-properties fo:margin-left="0in" fo:margin-right="0in" fo:line-height="115%" fo:text-align="justify" style:justify-single-word="false" fo:text-indent="0in" style:auto-text-indent="false" style:writing-mode="lr-tb"/>
      <style:text-properties officeooo:paragraph-rsid="054651df"/>
    </style:style>
    <style:style style:name="P202" style:family="paragraph" style:parent-style-name="Standard">
      <style:paragraph-properties fo:margin-left="0in" fo:margin-right="0in" fo:line-height="115%" fo:text-align="justify" style:justify-single-word="false" fo:text-indent="0in" style:auto-text-indent="false" style:writing-mode="lr-tb"/>
      <style:text-properties officeooo:paragraph-rsid="05465861"/>
    </style:style>
    <style:style style:name="P203" style:family="paragraph" style:parent-style-name="Standard">
      <style:paragraph-properties fo:margin-left="0in" fo:margin-right="0in" fo:line-height="115%" fo:text-align="justify" style:justify-single-word="false" fo:text-indent="0in" style:auto-text-indent="false" style:writing-mode="lr-tb"/>
      <style:text-properties officeooo:paragraph-rsid="054819a1"/>
    </style:style>
    <style:style style:name="P204" style:family="paragraph" style:parent-style-name="Standard">
      <style:paragraph-properties fo:margin-left="0in" fo:margin-right="0in" fo:line-height="115%" fo:text-align="justify" style:justify-single-word="false" fo:text-indent="0in" style:auto-text-indent="false" style:writing-mode="lr-tb"/>
      <style:text-properties officeooo:paragraph-rsid="0549193b"/>
    </style:style>
    <style:style style:name="P205" style:family="paragraph" style:parent-style-name="Standard">
      <style:paragraph-properties fo:margin-left="0in" fo:margin-right="0in" fo:line-height="115%" fo:text-align="justify" style:justify-single-word="false" fo:text-indent="0in" style:auto-text-indent="false" style:writing-mode="lr-tb"/>
      <style:text-properties officeooo:paragraph-rsid="05495ad4"/>
    </style:style>
    <style:style style:name="P206" style:family="paragraph" style:parent-style-name="Standard">
      <style:paragraph-properties fo:margin-left="0in" fo:margin-right="0in" fo:line-height="115%" fo:text-align="justify" style:justify-single-word="false" fo:text-indent="0in" style:auto-text-indent="false" style:writing-mode="lr-tb"/>
      <style:text-properties officeooo:paragraph-rsid="054aadda"/>
    </style:style>
    <style:style style:name="P207" style:family="paragraph" style:parent-style-name="Standard">
      <style:paragraph-properties fo:margin-left="0in" fo:margin-right="0in" fo:line-height="115%" fo:text-align="justify" style:justify-single-word="false" fo:text-indent="0in" style:auto-text-indent="false" style:writing-mode="lr-tb"/>
      <style:text-properties officeooo:paragraph-rsid="054c8042"/>
    </style:style>
    <style:style style:name="P208" style:family="paragraph" style:parent-style-name="Standard">
      <style:paragraph-properties fo:margin-left="0in" fo:margin-right="0in" fo:line-height="115%" fo:text-align="justify" style:justify-single-word="false" fo:text-indent="0in" style:auto-text-indent="false" style:writing-mode="lr-tb"/>
      <style:text-properties officeooo:paragraph-rsid="054e75bd"/>
    </style:style>
    <style:style style:name="P209" style:family="paragraph" style:parent-style-name="Standard">
      <style:paragraph-properties fo:margin-left="0in" fo:margin-right="0in" fo:line-height="115%" fo:text-align="justify" style:justify-single-word="false" fo:text-indent="0in" style:auto-text-indent="false" style:writing-mode="lr-tb"/>
      <style:text-properties officeooo:paragraph-rsid="054f5eb3"/>
    </style:style>
    <style:style style:name="P210" style:family="paragraph" style:parent-style-name="Standard">
      <style:paragraph-properties fo:margin-left="0in" fo:margin-right="0in" fo:line-height="115%" fo:text-align="justify" style:justify-single-word="false" fo:text-indent="0in" style:auto-text-indent="false" style:writing-mode="lr-tb"/>
      <style:text-properties officeooo:paragraph-rsid="054ff6bb"/>
    </style:style>
    <style:style style:name="P211" style:family="paragraph" style:parent-style-name="Standard">
      <style:paragraph-properties fo:margin-left="0in" fo:margin-right="0in" fo:line-height="115%" fo:text-align="justify" style:justify-single-word="false" fo:text-indent="0in" style:auto-text-indent="false" style:writing-mode="lr-tb"/>
      <style:text-properties officeooo:paragraph-rsid="0550a884"/>
    </style:style>
    <style:style style:name="P212" style:family="paragraph" style:parent-style-name="Standard">
      <style:paragraph-properties fo:margin-left="0in" fo:margin-right="0in" fo:line-height="115%" fo:text-align="justify" style:justify-single-word="false" fo:text-indent="0in" style:auto-text-indent="false" style:writing-mode="lr-tb"/>
      <style:text-properties officeooo:paragraph-rsid="0551add6"/>
    </style:style>
    <style:style style:name="P213" style:family="paragraph" style:parent-style-name="Standard">
      <style:paragraph-properties fo:margin-left="0in" fo:margin-right="0in" fo:line-height="115%" fo:text-align="justify" style:justify-single-word="false" fo:text-indent="0in" style:auto-text-indent="false" style:writing-mode="lr-tb"/>
      <style:text-properties officeooo:paragraph-rsid="05534093"/>
    </style:style>
    <style:style style:name="P214" style:family="paragraph" style:parent-style-name="Standard">
      <style:paragraph-properties fo:margin-left="0in" fo:margin-right="0in" fo:line-height="115%" fo:text-align="justify" style:justify-single-word="false" fo:text-indent="0in" style:auto-text-indent="false" style:writing-mode="lr-tb"/>
      <style:text-properties officeooo:paragraph-rsid="05549f12"/>
    </style:style>
    <style:style style:name="P215" style:family="paragraph" style:parent-style-name="Standard">
      <style:paragraph-properties fo:margin-left="0in" fo:margin-right="0in" fo:line-height="115%" fo:text-align="justify" style:justify-single-word="false" fo:text-indent="0in" style:auto-text-indent="false" style:writing-mode="lr-tb"/>
      <style:text-properties officeooo:paragraph-rsid="0554bbce"/>
    </style:style>
    <style:style style:name="P216" style:family="paragraph" style:parent-style-name="Standard">
      <style:paragraph-properties fo:margin-left="0in" fo:margin-right="0in" fo:line-height="115%" fo:text-align="justify" style:justify-single-word="false" fo:text-indent="0in" style:auto-text-indent="false" style:writing-mode="lr-tb"/>
      <style:text-properties officeooo:paragraph-rsid="0554f0c2"/>
    </style:style>
    <style:style style:name="P217" style:family="paragraph" style:parent-style-name="Standard">
      <style:paragraph-properties fo:margin-left="0in" fo:margin-right="0in" fo:line-height="115%" fo:text-align="justify" style:justify-single-word="false" fo:text-indent="0in" style:auto-text-indent="false" style:writing-mode="lr-tb"/>
      <style:text-properties officeooo:paragraph-rsid="0557adbe"/>
    </style:style>
    <style:style style:name="P218" style:family="paragraph" style:parent-style-name="Standard">
      <style:paragraph-properties fo:margin-left="0in" fo:margin-right="0in" fo:line-height="115%" fo:text-align="justify" style:justify-single-word="false" fo:text-indent="0in" style:auto-text-indent="false" style:writing-mode="lr-tb"/>
      <style:text-properties officeooo:paragraph-rsid="0558d349"/>
    </style:style>
    <style:style style:name="P219" style:family="paragraph" style:parent-style-name="Standard">
      <style:paragraph-properties fo:margin-left="0in" fo:margin-right="0in" fo:line-height="115%" fo:text-align="justify" style:justify-single-word="false" fo:text-indent="0in" style:auto-text-indent="false" style:writing-mode="lr-tb"/>
      <style:text-properties officeooo:paragraph-rsid="055b2eaf"/>
    </style:style>
    <style:style style:name="P220" style:family="paragraph" style:parent-style-name="Standard">
      <style:paragraph-properties fo:margin-left="0in" fo:margin-right="0in" fo:line-height="115%" fo:text-align="justify" style:justify-single-word="false" fo:text-indent="0in" style:auto-text-indent="false" style:writing-mode="lr-tb"/>
      <style:text-properties officeooo:paragraph-rsid="055c7ec6"/>
    </style:style>
    <style:style style:name="P221" style:family="paragraph" style:parent-style-name="Standard">
      <style:paragraph-properties fo:margin-left="0in" fo:margin-right="0in" fo:line-height="115%" fo:text-align="justify" style:justify-single-word="false" fo:text-indent="0in" style:auto-text-indent="false" style:writing-mode="lr-tb"/>
      <style:text-properties officeooo:paragraph-rsid="055d8138"/>
    </style:style>
    <style:style style:name="P222" style:family="paragraph" style:parent-style-name="Standard">
      <style:paragraph-properties fo:margin-left="0in" fo:margin-right="0in" fo:line-height="115%" fo:text-align="justify" style:justify-single-word="false" fo:text-indent="0in" style:auto-text-indent="false" style:writing-mode="lr-tb"/>
      <style:text-properties officeooo:paragraph-rsid="055fa669"/>
    </style:style>
    <style:style style:name="P223" style:family="paragraph" style:parent-style-name="Standard">
      <style:paragraph-properties fo:margin-left="0in" fo:margin-right="0in" fo:line-height="115%" fo:text-align="justify" style:justify-single-word="false" fo:text-indent="0in" style:auto-text-indent="false" style:writing-mode="lr-tb"/>
      <style:text-properties officeooo:paragraph-rsid="0560af93"/>
    </style:style>
    <style:style style:name="P224" style:family="paragraph" style:parent-style-name="Standard">
      <style:paragraph-properties fo:margin-left="0in" fo:margin-right="0in" fo:line-height="115%" fo:text-align="justify" style:justify-single-word="false" fo:text-indent="0in" style:auto-text-indent="false" style:writing-mode="lr-tb"/>
      <style:text-properties officeooo:paragraph-rsid="05610f3d"/>
    </style:style>
    <style:style style:name="P225" style:family="paragraph" style:parent-style-name="Standard">
      <style:paragraph-properties fo:margin-left="0in" fo:margin-right="0in" fo:line-height="115%" fo:text-align="justify" style:justify-single-word="false" fo:text-indent="0in" style:auto-text-indent="false" style:writing-mode="lr-tb"/>
      <style:text-properties officeooo:paragraph-rsid="056179a2"/>
    </style:style>
    <style:style style:name="P226" style:family="paragraph" style:parent-style-name="Standard">
      <style:paragraph-properties fo:margin-left="0in" fo:margin-right="0in" fo:line-height="115%" fo:text-align="justify" style:justify-single-word="false" fo:text-indent="0in" style:auto-text-indent="false" style:writing-mode="lr-tb"/>
      <style:text-properties officeooo:paragraph-rsid="0564d3c4"/>
    </style:style>
    <style:style style:name="P227" style:family="paragraph" style:parent-style-name="Standard">
      <style:paragraph-properties fo:margin-left="0in" fo:margin-right="0in" fo:line-height="115%" fo:text-align="justify" style:justify-single-word="false" fo:text-indent="0in" style:auto-text-indent="false" style:writing-mode="lr-tb"/>
      <style:text-properties officeooo:paragraph-rsid="05662b7e"/>
    </style:style>
    <style:style style:name="P228" style:family="paragraph" style:parent-style-name="Standard">
      <style:paragraph-properties fo:margin-left="0in" fo:margin-right="0in" fo:line-height="115%" fo:text-align="justify" style:justify-single-word="false" fo:text-indent="0in" style:auto-text-indent="false" style:writing-mode="lr-tb"/>
      <style:text-properties officeooo:paragraph-rsid="0566e905"/>
    </style:style>
    <style:style style:name="P229" style:family="paragraph" style:parent-style-name="Standard">
      <style:paragraph-properties fo:margin-left="0in" fo:margin-right="0in" fo:line-height="115%" fo:text-align="justify" style:justify-single-word="false" fo:text-indent="0in" style:auto-text-indent="false" style:writing-mode="lr-tb"/>
      <style:text-properties officeooo:paragraph-rsid="05682fbe"/>
    </style:style>
    <style:style style:name="P230" style:family="paragraph" style:parent-style-name="Standard">
      <style:paragraph-properties fo:margin-left="0in" fo:margin-right="0in" fo:line-height="115%" fo:text-align="justify" style:justify-single-word="false" fo:text-indent="0in" style:auto-text-indent="false" style:writing-mode="lr-tb"/>
      <style:text-properties fo:font-size="12pt" officeooo:rsid="020212e4" officeooo:paragraph-rsid="020212e4" style:font-size-asian="12pt" style:font-size-complex="12pt"/>
    </style:style>
    <style:style style:name="P231" style:family="paragraph" style:parent-style-name="Standard">
      <style:paragraph-properties fo:margin-left="0in" fo:margin-right="0in" fo:line-height="115%" fo:text-align="justify" style:justify-single-word="false" fo:text-indent="0in" style:auto-text-indent="false" style:writing-mode="lr-tb"/>
      <style:text-properties fo:font-size="12pt" officeooo:paragraph-rsid="052c50f3"/>
    </style:style>
    <style:style style:name="P232" style:family="paragraph" style:parent-style-name="Text_20_body">
      <style:paragraph-properties fo:text-align="center" style:justify-single-word="false"/>
    </style:style>
    <style:style style:name="P233" style:family="paragraph" style:parent-style-name="Text_20_body">
      <style:paragraph-properties fo:margin-top="0in" fo:margin-bottom="0in" style:contextual-spacing="false" fo:padding="0in" fo:border="none"/>
    </style:style>
    <style:style style:name="P234" style:family="paragraph" style:parent-style-name="Text_20_body">
      <style:paragraph-properties fo:margin-top="0in" fo:margin-bottom="0in" style:contextual-spacing="false" fo:text-align="center" style:justify-single-word="false" fo:padding="0in" fo:border="none"/>
      <style:text-properties fo:color="#000000" loext:opacity="100%" style:font-name="Orkney Light1" fo:font-size="12pt"/>
    </style:style>
    <style:style style:name="P235" style:family="paragraph" style:parent-style-name="Text_20_body">
      <style:paragraph-properties fo:margin-top="0in" fo:margin-bottom="0in" style:contextual-spacing="false" fo:text-align="justify" style:justify-single-word="false" fo:padding="0in" fo:border="none"/>
      <style:text-properties fo:color="#000000" loext:opacity="100%" style:font-name="Orkney Light1" fo:font-size="12pt"/>
    </style:style>
    <style:style style:name="P236" style:family="paragraph" style:parent-style-name="Text_20_body">
      <style:paragraph-properties fo:margin-top="0in" fo:margin-bottom="0in" style:contextual-spacing="false" fo:text-align="center" style:justify-single-word="false" fo:padding="0in" fo:border="none"/>
      <style:text-properties fo:color="#000000" loext:opacity="100%"/>
    </style:style>
    <style:style style:name="P237" style:family="paragraph" style:parent-style-name="Text_20_body">
      <style:paragraph-properties fo:margin-top="0in" fo:margin-bottom="0in" style:contextual-spacing="false" fo:text-align="center" style:justify-single-word="false" fo:padding="0in" fo:border="none"/>
    </style:style>
    <style:style style:name="P238" style:family="paragraph" style:parent-style-name="Text_20_body" style:list-style-name="L1">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Orkney Light1" fo:font-size="12pt" fo:font-style="normal" style:text-underline-style="none" fo:font-weight="normal" style:text-blinking="false" fo:background-color="transparent"/>
    </style:style>
    <style:style style:name="P23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Orkney Light1" fo:font-size="12pt" fo:font-style="normal" style:text-underline-style="none" fo:font-weight="normal" style:text-blinking="false" fo:background-color="transparent"/>
    </style:style>
    <style:style style:name="P240" style:family="paragraph" style:parent-style-name="Text_20_body">
      <style:paragraph-properties fo:margin-left="0in" fo:margin-right="0in" fo:text-align="center" style:justify-single-word="false" fo:text-indent="0in" style:auto-text-indent="false"/>
      <style:text-properties fo:color="#000000" loext:opacity="100%" style:font-name="Orkney Light1" fo:font-size="12pt" fo:font-weight="normal" officeooo:rsid="01682c06" officeooo:paragraph-rsid="000daa1f" style:font-size-asian="12pt" style:font-weight-asian="normal" style:font-size-complex="12pt" style:font-weight-complex="normal"/>
    </style:style>
    <style:style style:name="P241" style:family="paragraph" style:parent-style-name="Text_20_body">
      <style:paragraph-properties fo:margin-left="0in" fo:margin-right="0in" fo:line-height="115%" fo:text-align="justify" style:justify-single-word="false" fo:text-indent="0in" style:auto-text-indent="false" style:writing-mode="lr-tb"/>
      <style:text-properties fo:color="#000000" loext:opacity="100%" style:font-name="Orkney Light1" fo:font-size="12pt" officeooo:rsid="020212e4" officeooo:paragraph-rsid="020212e4"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178e952" style:font-weight-asian="bold" style:font-weight-complex="bold"/>
    </style:style>
    <style:style style:name="T3" style:family="text">
      <style:text-properties fo:font-weight="bold" officeooo:rsid="01eba61a" style:font-weight-asian="bold" style:font-weight-complex="bold"/>
    </style:style>
    <style:style style:name="T4" style:family="text">
      <style:text-properties fo:font-weight="bold" officeooo:rsid="01ed9dc3" style:font-weight-asian="bold" style:font-weight-complex="bold"/>
    </style:style>
    <style:style style:name="T5" style:family="text">
      <style:text-properties fo:font-weight="bold" officeooo:rsid="01f1b022" style:font-weight-asian="bold" style:font-weight-complex="bold"/>
    </style:style>
    <style:style style:name="T6" style:family="text">
      <style:text-properties fo:font-weight="bold" officeooo:rsid="04f625fb" style:font-weight-asian="bold" style:font-weight-complex="bold"/>
    </style:style>
    <style:style style:name="T7" style:family="text">
      <style:text-properties officeooo:rsid="000e73c6"/>
    </style:style>
    <style:style style:name="T8" style:family="text">
      <style:text-properties officeooo:rsid="0010c6a6"/>
    </style:style>
    <style:style style:name="T9" style:family="text">
      <style:text-properties officeooo:rsid="00132b30"/>
    </style:style>
    <style:style style:name="T10" style:family="text">
      <style:text-properties officeooo:rsid="0018e3aa"/>
    </style:style>
    <style:style style:name="T11" style:family="text">
      <style:text-properties style:font-name="Orkney Light3"/>
    </style:style>
    <style:style style:name="T12" style:family="text">
      <style:text-properties style:font-name="Orkney Light3" officeooo:rsid="001949d4"/>
    </style:style>
    <style:style style:name="T13" style:family="text">
      <style:text-properties style:font-name="Orkney Light3" style:font-name-complex="Orkney Light4"/>
    </style:style>
    <style:style style:name="T14" style:family="text">
      <style:text-properties style:font-name="Orkney Light3" officeooo:rsid="00ccfe08" style:font-name-complex="Orkney Light4"/>
    </style:style>
    <style:style style:name="T15" style:family="text">
      <style:text-properties style:font-name="Orkney Light3" officeooo:rsid="00cdd721" style:font-name-complex="Orkney Light4"/>
    </style:style>
    <style:style style:name="T16" style:family="text">
      <style:text-properties style:font-name="Orkney Light3" officeooo:rsid="00ce132a" style:font-name-complex="Orkney Light4"/>
    </style:style>
    <style:style style:name="T17" style:family="text">
      <style:text-properties style:font-name="Orkney Light3" officeooo:rsid="00ceb038" style:font-name-complex="Orkney Light4"/>
    </style:style>
    <style:style style:name="T18" style:family="text">
      <style:text-properties style:font-name="Orkney Light3" officeooo:rsid="00cfc1e3" style:font-name-complex="Orkney Light4"/>
    </style:style>
    <style:style style:name="T19" style:family="text">
      <style:text-properties style:font-name="Orkney Light3" officeooo:rsid="00d02e1c" style:font-name-complex="Orkney Light4"/>
    </style:style>
    <style:style style:name="T20" style:family="text">
      <style:text-properties style:font-name="Orkney Light3" officeooo:rsid="00d03ddd" style:font-name-complex="Orkney Light4"/>
    </style:style>
    <style:style style:name="T21" style:family="text">
      <style:text-properties style:font-name="Orkney Light3" officeooo:rsid="00d966a9" style:font-name-complex="Orkney Light4"/>
    </style:style>
    <style:style style:name="T22" style:family="text">
      <style:text-properties style:font-name="Orkney Light3" officeooo:rsid="00d97ba2" style:font-name-complex="Orkney Light4"/>
    </style:style>
    <style:style style:name="T23" style:family="text">
      <style:text-properties style:font-name="Orkney Light3" officeooo:rsid="00d9e494" style:font-name-complex="Orkney Light4"/>
    </style:style>
    <style:style style:name="T24" style:family="text">
      <style:text-properties style:font-name="Orkney Light3" officeooo:rsid="00dac70b" style:font-name-complex="Orkney Light4"/>
    </style:style>
    <style:style style:name="T25" style:family="text">
      <style:text-properties style:font-name="Orkney Light3" officeooo:rsid="00db31b1" style:font-name-complex="Orkney Light4"/>
    </style:style>
    <style:style style:name="T26" style:family="text">
      <style:text-properties style:font-name="Orkney Light3" officeooo:rsid="00dbfc5e" style:font-name-complex="Orkney Light4"/>
    </style:style>
    <style:style style:name="T27" style:family="text">
      <style:text-properties style:font-name="Orkney Light3" officeooo:rsid="00dd8575" style:font-name-complex="Orkney Light4"/>
    </style:style>
    <style:style style:name="T28" style:family="text">
      <style:text-properties style:font-name="Orkney Light3" officeooo:rsid="00de05bb" style:font-name-complex="Orkney Light4"/>
    </style:style>
    <style:style style:name="T29" style:family="text">
      <style:text-properties style:font-name="Orkney Light3" officeooo:rsid="00df8f2e" style:font-name-complex="Orkney Light4"/>
    </style:style>
    <style:style style:name="T30" style:family="text">
      <style:text-properties style:font-name="Orkney Light3" officeooo:rsid="00e13213" style:font-name-complex="Orkney Light4"/>
    </style:style>
    <style:style style:name="T31" style:family="text">
      <style:text-properties style:font-name="Orkney Light3" officeooo:rsid="00e2bebe" style:font-name-complex="Orkney Light4"/>
    </style:style>
    <style:style style:name="T32" style:family="text">
      <style:text-properties style:font-name="Orkney Light3" officeooo:rsid="00e30b45" style:font-name-complex="Orkney Light4"/>
    </style:style>
    <style:style style:name="T33" style:family="text">
      <style:text-properties style:font-name="Orkney Light3" officeooo:rsid="00e44b9c" style:font-name-complex="Orkney Light4"/>
    </style:style>
    <style:style style:name="T34" style:family="text">
      <style:text-properties style:font-name="Orkney Light3" officeooo:rsid="00e56caf" style:font-name-complex="Orkney Light4"/>
    </style:style>
    <style:style style:name="T35" style:family="text">
      <style:text-properties style:font-name="Orkney Light3" officeooo:rsid="00e7496d" style:font-name-complex="Orkney Light4"/>
    </style:style>
    <style:style style:name="T36" style:family="text">
      <style:text-properties style:font-name="Orkney Light3" officeooo:rsid="00e78b74" style:font-name-complex="Orkney Light4"/>
    </style:style>
    <style:style style:name="T37" style:family="text">
      <style:text-properties style:font-name="Orkney Light3" officeooo:rsid="00e93ebe" style:font-name-complex="Orkney Light4"/>
    </style:style>
    <style:style style:name="T38" style:family="text">
      <style:text-properties style:font-name="Orkney Light3" officeooo:rsid="00ebb309" style:font-name-complex="Orkney Light4"/>
    </style:style>
    <style:style style:name="T39" style:family="text">
      <style:text-properties style:font-name="Orkney Light3" officeooo:rsid="00ed697b" style:font-name-complex="Orkney Light4"/>
    </style:style>
    <style:style style:name="T40" style:family="text">
      <style:text-properties style:font-name="Orkney Light3" officeooo:rsid="00ef1e32" style:font-name-complex="Orkney Light4"/>
    </style:style>
    <style:style style:name="T41" style:family="text">
      <style:text-properties style:font-name="Orkney Light3" officeooo:rsid="0111ff44" style:font-name-complex="Orkney Light4"/>
    </style:style>
    <style:style style:name="T42" style:family="text">
      <style:text-properties style:font-name="Orkney Light3" officeooo:rsid="011459aa" style:font-name-complex="Orkney Light4"/>
    </style:style>
    <style:style style:name="T43" style:family="text">
      <style:text-properties style:font-name="Orkney Light3" officeooo:rsid="0115c1b8" style:font-name-complex="Orkney Light4"/>
    </style:style>
    <style:style style:name="T44" style:family="text">
      <style:text-properties style:font-name="Orkney Light3" officeooo:rsid="0117b726" style:font-name-complex="Orkney Light4"/>
    </style:style>
    <style:style style:name="T45" style:family="text">
      <style:text-properties style:font-name="Orkney Light3" officeooo:rsid="011836dd" style:font-name-complex="Orkney Light4"/>
    </style:style>
    <style:style style:name="T46" style:family="text">
      <style:text-properties style:font-name="Orkney Light3" officeooo:rsid="011936a8" style:font-name-complex="Orkney Light4"/>
    </style:style>
    <style:style style:name="T47" style:family="text">
      <style:text-properties style:font-name="Orkney Light3" officeooo:rsid="011a95b4" style:font-name-complex="Orkney Light4"/>
    </style:style>
    <style:style style:name="T48" style:family="text">
      <style:text-properties style:font-name="Orkney Light3" officeooo:rsid="01238fec" style:font-name-complex="Orkney Light4"/>
    </style:style>
    <style:style style:name="T49" style:family="text">
      <style:text-properties style:font-name="Orkney Light3" officeooo:rsid="013d925b" style:font-name-complex="Orkney Light4"/>
    </style:style>
    <style:style style:name="T50" style:family="text">
      <style:text-properties style:font-name="Orkney Light3" officeooo:rsid="013f5d0a" style:font-name-complex="Orkney Light4"/>
    </style:style>
    <style:style style:name="T51" style:family="text">
      <style:text-properties style:font-name="Orkney Light3" officeooo:rsid="033e8bc4" style:font-name-complex="Orkney Light4"/>
    </style:style>
    <style:style style:name="T52" style:family="text">
      <style:text-properties style:font-name="Orkney Light3" officeooo:rsid="0342f14c" style:font-name-complex="Orkney Light4"/>
    </style:style>
    <style:style style:name="T53" style:family="text">
      <style:text-properties style:font-name="Orkney Light3" officeooo:rsid="034479ac" style:font-name-complex="Orkney Light4"/>
    </style:style>
    <style:style style:name="T54" style:family="text">
      <style:text-properties style:font-name="Orkney Light3" officeooo:rsid="0345f6ad" style:font-name-complex="Orkney Light4"/>
    </style:style>
    <style:style style:name="T55" style:family="text">
      <style:text-properties style:font-name="Orkney Light3" officeooo:rsid="034918dc" style:font-name-complex="Orkney Light4"/>
    </style:style>
    <style:style style:name="T56" style:family="text">
      <style:text-properties style:font-name="Orkney Light3" officeooo:rsid="034d0b4e" style:font-name-complex="Orkney Light4"/>
    </style:style>
    <style:style style:name="T57" style:family="text">
      <style:text-properties style:font-name="Orkney Light3" officeooo:rsid="034dd4b7" style:font-name-complex="Orkney Light4"/>
    </style:style>
    <style:style style:name="T58" style:family="text">
      <style:text-properties style:font-name="Orkney Light3" officeooo:rsid="034eeecd" style:font-name-complex="Orkney Light4"/>
    </style:style>
    <style:style style:name="T59" style:family="text">
      <style:text-properties style:font-name="Orkney Light3" officeooo:rsid="0350de8a" style:font-name-complex="Orkney Light4"/>
    </style:style>
    <style:style style:name="T60" style:family="text">
      <style:text-properties style:font-name="Orkney Light3" officeooo:rsid="0352b5a4" style:font-name-complex="Orkney Light4"/>
    </style:style>
    <style:style style:name="T61" style:family="text">
      <style:text-properties style:font-name="Orkney Light3" officeooo:rsid="03723549" style:font-name-complex="Orkney Light4"/>
    </style:style>
    <style:style style:name="T62" style:family="text">
      <style:text-properties style:font-name="Orkney Light3" officeooo:rsid="050ebc57" style:font-name-complex="Orkney Light4"/>
    </style:style>
    <style:style style:name="T63" style:family="text">
      <style:text-properties style:font-name="Orkney Light3" officeooo:rsid="00f96a98"/>
    </style:style>
    <style:style style:name="T64" style:family="text">
      <style:text-properties style:font-name="Orkney Light3" fo:font-weight="normal" style:font-weight-asian="normal" style:font-name-complex="Orkney Light4" style:font-weight-complex="normal"/>
    </style:style>
    <style:style style:name="T65" style:family="text">
      <style:text-properties style:font-name="Orkney Light3" fo:font-weight="normal" officeooo:rsid="015f7229" style:font-weight-asian="normal" style:font-name-complex="Orkney Light4" style:font-weight-complex="normal"/>
    </style:style>
    <style:style style:name="T66" style:family="text">
      <style:text-properties style:font-name="Orkney Light3" fo:font-weight="normal" officeooo:rsid="01655e66" style:font-weight-asian="normal" style:font-name-complex="Orkney Light4" style:font-weight-complex="normal"/>
    </style:style>
    <style:style style:name="T67" style:family="text">
      <style:text-properties style:font-name="Orkney Light3" fo:font-weight="normal" officeooo:rsid="016ab096" style:font-weight-asian="normal" style:font-name-complex="Orkney Light4" style:font-weight-complex="normal"/>
    </style:style>
    <style:style style:name="T68" style:family="text">
      <style:text-properties style:font-name="Orkney Light3" fo:font-weight="normal" officeooo:rsid="01671577" style:font-weight-asian="normal" style:font-name-complex="Orkney Light4" style:font-weight-complex="normal"/>
    </style:style>
    <style:style style:name="T69" style:family="text">
      <style:text-properties style:font-name="Orkney Light3" fo:font-weight="normal" officeooo:rsid="016907f8" style:font-weight-asian="normal" style:font-name-complex="Orkney Light4" style:font-weight-complex="normal"/>
    </style:style>
    <style:style style:name="T70" style:family="text">
      <style:text-properties style:font-name="Orkney Light3" fo:font-weight="normal" officeooo:rsid="016d7ae4" style:font-weight-asian="normal" style:font-name-complex="Orkney Light4" style:font-weight-complex="normal"/>
    </style:style>
    <style:style style:name="T71" style:family="text">
      <style:text-properties style:font-name="Orkney Light3" fo:font-weight="normal" officeooo:rsid="016b0fde" style:font-weight-asian="normal" style:font-name-complex="Orkney Light4" style:font-weight-complex="normal"/>
    </style:style>
    <style:style style:name="T72" style:family="text">
      <style:text-properties style:font-name="Orkney Light3" fo:font-weight="normal" officeooo:rsid="016b885c" style:font-weight-asian="normal" style:font-name-complex="Orkney Light4" style:font-weight-complex="normal"/>
    </style:style>
    <style:style style:name="T73" style:family="text">
      <style:text-properties style:font-name="Orkney Light3" fo:font-weight="normal" officeooo:rsid="01635b96" style:font-weight-asian="normal" style:font-name-complex="Orkney Light4" style:font-weight-complex="normal"/>
    </style:style>
    <style:style style:name="T74" style:family="text">
      <style:text-properties style:font-name="Orkney Light3" fo:font-weight="normal" officeooo:rsid="016f7a5f" style:font-weight-asian="normal" style:font-name-complex="Orkney Light4" style:font-weight-complex="normal"/>
    </style:style>
    <style:style style:name="T75" style:family="text">
      <style:text-properties style:font-name="Orkney Light3" fo:font-weight="normal" officeooo:rsid="0170ab5e" style:font-weight-asian="normal" style:font-name-complex="Orkney Light4" style:font-weight-complex="normal"/>
    </style:style>
    <style:style style:name="T76" style:family="text">
      <style:text-properties style:font-name="Orkney Light3" fo:font-weight="normal" officeooo:rsid="0154968a" style:font-weight-asian="normal" style:font-name-complex="Orkney Light4" style:font-weight-complex="normal"/>
    </style:style>
    <style:style style:name="T77" style:family="text">
      <style:text-properties style:font-name="Orkney Light3" fo:font-weight="normal" officeooo:rsid="0171120b" style:font-weight-asian="normal" style:font-name-complex="Orkney Light4" style:font-weight-complex="normal"/>
    </style:style>
    <style:style style:name="T78" style:family="text">
      <style:text-properties style:font-name="Orkney Light3" fo:font-weight="normal" officeooo:rsid="0183cab6" style:font-weight-asian="normal" style:font-name-complex="Orkney Light4" style:font-weight-complex="normal"/>
    </style:style>
    <style:style style:name="T79" style:family="text">
      <style:text-properties style:font-name="Orkney Light3" fo:font-weight="normal" officeooo:rsid="019a7ea9" style:font-weight-asian="normal" style:font-name-complex="Orkney Light4" style:font-weight-complex="normal"/>
    </style:style>
    <style:style style:name="T80" style:family="text">
      <style:text-properties style:font-name="Orkney Light3" fo:font-weight="normal" officeooo:rsid="019cbe3d" style:font-weight-asian="normal" style:font-name-complex="Orkney Light4" style:font-weight-complex="normal"/>
    </style:style>
    <style:style style:name="T81" style:family="text">
      <style:text-properties style:font-name="Orkney Light3" fo:font-weight="normal" officeooo:rsid="019f45f5" style:font-weight-asian="normal" style:font-name-complex="Orkney Light4" style:font-weight-complex="normal"/>
    </style:style>
    <style:style style:name="T82" style:family="text">
      <style:text-properties style:font-name="Orkney Light3" fo:font-weight="normal" officeooo:rsid="01a0b6a6" style:font-weight-asian="normal" style:font-name-complex="Orkney Light4" style:font-weight-complex="normal"/>
    </style:style>
    <style:style style:name="T83" style:family="text">
      <style:text-properties style:font-name="Orkney Light3" fo:font-weight="normal" officeooo:rsid="01a633c0" style:font-weight-asian="normal" style:font-name-complex="Orkney Light4" style:font-weight-complex="normal"/>
    </style:style>
    <style:style style:name="T84" style:family="text">
      <style:text-properties style:font-name="Orkney Light3" fo:font-weight="normal" officeooo:rsid="01bfa81d" style:font-weight-asian="normal" style:font-name-complex="Orkney Light4" style:font-weight-complex="normal"/>
    </style:style>
    <style:style style:name="T85" style:family="text">
      <style:text-properties style:font-name="Orkney Light3" fo:font-weight="normal" officeooo:rsid="01c0f5ab" style:font-weight-asian="normal" style:font-name-complex="Orkney Light4" style:font-weight-complex="normal"/>
    </style:style>
    <style:style style:name="T86" style:family="text">
      <style:text-properties style:font-name="Orkney Light3" fo:font-weight="normal" officeooo:rsid="01c34dec" style:font-weight-asian="normal" style:font-name-complex="Orkney Light4" style:font-weight-complex="normal"/>
    </style:style>
    <style:style style:name="T87" style:family="text">
      <style:text-properties style:font-name="Orkney Light3" fo:font-weight="normal" officeooo:rsid="01c5fe0c" style:font-weight-asian="normal" style:font-name-complex="Orkney Light4" style:font-weight-complex="normal"/>
    </style:style>
    <style:style style:name="T88" style:family="text">
      <style:text-properties style:font-name="Orkney Light3" fo:font-weight="normal" officeooo:rsid="01c75950" style:font-weight-asian="normal" style:font-name-complex="Orkney Light4" style:font-weight-complex="normal"/>
    </style:style>
    <style:style style:name="T89" style:family="text">
      <style:text-properties style:font-name="Orkney Light3" fo:font-weight="normal" officeooo:rsid="01c89e05" style:font-weight-asian="normal" style:font-name-complex="Orkney Light4" style:font-weight-complex="normal"/>
    </style:style>
    <style:style style:name="T90" style:family="text">
      <style:text-properties style:font-name="Orkney Light3" fo:font-weight="normal" officeooo:rsid="01cb16a1" style:font-weight-asian="normal" style:font-name-complex="Orkney Light4" style:font-weight-complex="normal"/>
    </style:style>
    <style:style style:name="T91" style:family="text">
      <style:text-properties style:font-name="Orkney Light3" fo:font-weight="normal" officeooo:rsid="01cca7be" style:font-weight-asian="normal" style:font-name-complex="Orkney Light4" style:font-weight-complex="normal"/>
    </style:style>
    <style:style style:name="T92" style:family="text">
      <style:text-properties style:font-name="Orkney Light3" fo:font-weight="normal" officeooo:rsid="02008c51" style:font-weight-asian="normal" style:font-name-complex="Orkney Light4" style:font-weight-complex="normal"/>
    </style:style>
    <style:style style:name="T93" style:family="text">
      <style:text-properties style:font-name="Orkney Light3" fo:font-weight="normal" officeooo:rsid="0202515a" style:font-weight-asian="normal" style:font-name-complex="Orkney Light4" style:font-weight-complex="normal"/>
    </style:style>
    <style:style style:name="T94" style:family="text">
      <style:text-properties style:font-name="Orkney Light3" fo:font-weight="normal" officeooo:rsid="0203fa9e" style:font-weight-asian="normal" style:font-name-complex="Orkney Light4" style:font-weight-complex="normal"/>
    </style:style>
    <style:style style:name="T95" style:family="text">
      <style:text-properties style:font-name="Orkney Light3" fo:font-weight="normal" officeooo:rsid="020bd17c" style:font-weight-asian="normal" style:font-name-complex="Orkney Light4" style:font-weight-complex="normal"/>
    </style:style>
    <style:style style:name="T96" style:family="text">
      <style:text-properties style:font-name="Orkney Light3" fo:font-weight="normal" officeooo:rsid="020c4044" style:font-weight-asian="normal" style:font-name-complex="Orkney Light4" style:font-weight-complex="normal"/>
    </style:style>
    <style:style style:name="T97" style:family="text">
      <style:text-properties style:font-name="Orkney Light3" fo:font-weight="normal" officeooo:rsid="0226b768" style:font-weight-asian="normal" style:font-name-complex="Orkney Light4" style:font-weight-complex="normal"/>
    </style:style>
    <style:style style:name="T98" style:family="text">
      <style:text-properties style:font-name="Orkney Light3" fo:font-weight="normal" officeooo:rsid="0222e309" style:font-weight-asian="normal" style:font-name-complex="Orkney Light4" style:font-weight-complex="normal"/>
    </style:style>
    <style:style style:name="T99" style:family="text">
      <style:text-properties style:font-name="Orkney Light3" fo:font-weight="normal" officeooo:rsid="0224dce7" style:font-weight-asian="normal" style:font-name-complex="Orkney Light4" style:font-weight-complex="normal"/>
    </style:style>
    <style:style style:name="T100" style:family="text">
      <style:text-properties style:font-name="Orkney Light3" fo:font-weight="normal" officeooo:rsid="03ec9464" style:font-weight-asian="normal" style:font-name-complex="Orkney Light4" style:font-weight-complex="normal"/>
    </style:style>
    <style:style style:name="T101" style:family="text">
      <style:text-properties style:font-name="Orkney Light3" fo:font-weight="normal" officeooo:rsid="0460f34c" style:font-weight-asian="normal" style:font-name-complex="Orkney Light4" style:font-weight-complex="normal"/>
    </style:style>
    <style:style style:name="T102" style:family="text">
      <style:text-properties style:font-name="Orkney Light3" fo:font-weight="normal" officeooo:rsid="04655788" style:font-weight-asian="normal" style:font-name-complex="Orkney Light4" style:font-weight-complex="normal"/>
    </style:style>
    <style:style style:name="T103" style:family="text">
      <style:text-properties style:font-name="Orkney Light3" fo:font-weight="normal" officeooo:rsid="0474dc2c" style:font-weight-asian="normal" style:font-name-complex="Orkney Light4" style:font-weight-complex="normal"/>
    </style:style>
    <style:style style:name="T104" style:family="text">
      <style:text-properties style:font-name="Orkney Light3" fo:font-weight="normal" officeooo:rsid="0569df75" style:font-weight-asian="normal" style:font-name-complex="Orkney Light4" style:font-weight-complex="normal"/>
    </style:style>
    <style:style style:name="T105" style:family="text">
      <style:text-properties style:font-name="Orkney Light3" officeooo:rsid="014e7867"/>
    </style:style>
    <style:style style:name="T106" style:family="text">
      <style:text-properties style:font-name="Orkney Light3" fo:font-weight="bold" officeooo:rsid="01c89e05" style:font-weight-asian="bold" style:font-name-complex="Orkney Light4" style:font-weight-complex="bold"/>
    </style:style>
    <style:style style:name="T107" style:family="text">
      <style:text-properties style:font-name="Orkney Light3" fo:font-size="12pt" style:font-size-asian="12pt" style:font-size-complex="12pt"/>
    </style:style>
    <style:style style:name="T108" style:family="text">
      <style:text-properties style:font-name="Orkney Light3" fo:font-size="12pt" officeooo:rsid="023900e3" style:font-size-asian="12pt" style:font-size-complex="12pt"/>
    </style:style>
    <style:style style:name="T109" style:family="text">
      <style:text-properties style:font-name="Orkney Light3" fo:font-size="12pt" officeooo:rsid="02398091" style:font-size-asian="12pt" style:font-size-complex="12pt"/>
    </style:style>
    <style:style style:name="T110" style:family="text">
      <style:text-properties style:font-name="Orkney Light3" fo:font-size="12pt" officeooo:rsid="00f23624" style:font-size-asian="12pt" style:font-size-complex="12pt"/>
    </style:style>
    <style:style style:name="T111" style:family="text">
      <style:text-properties style:font-name="Orkney Light3" fo:font-size="12pt" officeooo:rsid="0015bf6f" style:font-size-asian="12pt" style:font-size-complex="12pt"/>
    </style:style>
    <style:style style:name="T112" style:family="text">
      <style:text-properties style:font-name="Orkney Light3" fo:font-size="12pt" officeooo:rsid="023ec5c1" style:font-size-asian="12pt" style:font-size-complex="12pt"/>
    </style:style>
    <style:style style:name="T113" style:family="text">
      <style:text-properties style:font-name="Orkney Light3" fo:font-size="12pt" officeooo:rsid="0247102e" style:font-size-asian="12pt" style:font-size-complex="12pt"/>
    </style:style>
    <style:style style:name="T114" style:family="text">
      <style:text-properties style:font-name="Orkney Light3" fo:font-size="12pt" officeooo:rsid="00f3d00f" style:font-size-asian="12pt" style:font-size-complex="12pt"/>
    </style:style>
    <style:style style:name="T115" style:family="text">
      <style:text-properties style:font-name="Orkney Light3" fo:font-size="12pt" officeooo:rsid="02626c8d" style:font-size-asian="12pt" style:font-size-complex="12pt"/>
    </style:style>
    <style:style style:name="T116" style:family="text">
      <style:text-properties style:font-name="Orkney Light3" fo:font-size="12pt" officeooo:rsid="025dcdbc" style:font-size-asian="12pt" style:font-size-complex="12pt"/>
    </style:style>
    <style:style style:name="T117" style:family="text">
      <style:text-properties style:font-name="Orkney Light3" fo:font-size="12pt" officeooo:rsid="025e881a" style:font-size-asian="12pt" style:font-size-complex="12pt"/>
    </style:style>
    <style:style style:name="T118" style:family="text">
      <style:text-properties style:font-name="Orkney Light3" fo:font-size="12pt" officeooo:rsid="025ff23b" style:font-size-asian="12pt" style:font-size-complex="12pt"/>
    </style:style>
    <style:style style:name="T119" style:family="text">
      <style:text-properties style:font-name="Orkney Light3" fo:font-size="12pt" officeooo:rsid="001b8d96" style:font-size-asian="12pt" style:font-size-complex="12pt"/>
    </style:style>
    <style:style style:name="T120" style:family="text">
      <style:text-properties style:font-name="Orkney Light3" fo:font-size="12pt" officeooo:rsid="0262c442" style:font-size-asian="12pt" style:font-size-complex="12pt"/>
    </style:style>
    <style:style style:name="T121" style:family="text">
      <style:text-properties style:font-name="Orkney Light3" fo:font-size="12pt" officeooo:rsid="0266b7fd" style:font-size-asian="12pt" style:font-size-complex="12pt"/>
    </style:style>
    <style:style style:name="T122" style:family="text">
      <style:text-properties style:font-name="Orkney Light3" fo:font-size="12pt" officeooo:rsid="0266e96a" style:font-size-asian="12pt" style:font-size-complex="12pt"/>
    </style:style>
    <style:style style:name="T123" style:family="text">
      <style:text-properties style:font-name="Orkney Light3" fo:font-size="12pt" officeooo:rsid="001de8f7" style:font-size-asian="12pt" style:font-size-complex="12pt"/>
    </style:style>
    <style:style style:name="T124" style:family="text">
      <style:text-properties style:font-name="Orkney Light3" fo:font-size="12pt" officeooo:rsid="026c1668" style:font-size-asian="12pt" style:font-size-complex="12pt"/>
    </style:style>
    <style:style style:name="T125" style:family="text">
      <style:text-properties style:font-name="Orkney Light3" fo:font-size="12pt" officeooo:rsid="026eff4f" style:font-size-asian="12pt" style:font-size-complex="12pt"/>
    </style:style>
    <style:style style:name="T126" style:family="text">
      <style:text-properties style:font-name="Orkney Light3" fo:font-size="12pt" officeooo:rsid="0270bc20" style:font-size-asian="12pt" style:font-size-complex="12pt"/>
    </style:style>
    <style:style style:name="T127" style:family="text">
      <style:text-properties style:font-name="Orkney Light3" fo:font-size="12pt" officeooo:rsid="001f6e50" style:font-size-asian="12pt" style:font-size-complex="12pt"/>
    </style:style>
    <style:style style:name="T128" style:family="text">
      <style:text-properties style:font-name="Orkney Light3" fo:font-size="12pt" officeooo:rsid="027ca03b" style:font-size-asian="12pt" style:font-size-complex="12pt"/>
    </style:style>
    <style:style style:name="T129" style:family="text">
      <style:text-properties style:font-name="Orkney Light3" fo:font-size="12pt" officeooo:rsid="00fca1ed" style:font-size-asian="12pt" style:font-size-complex="12pt"/>
    </style:style>
    <style:style style:name="T130" style:family="text">
      <style:text-properties style:font-name="Orkney Light3" fo:font-size="12pt" officeooo:rsid="0285ecdf" style:font-size-asian="12pt" style:font-size-complex="12pt"/>
    </style:style>
    <style:style style:name="T131" style:family="text">
      <style:text-properties style:font-name="Orkney Light3" fo:font-size="12pt" officeooo:rsid="0031bd1c" style:font-size-asian="12pt" style:font-size-complex="12pt"/>
    </style:style>
    <style:style style:name="T132" style:family="text">
      <style:text-properties style:font-name="Orkney Light3" fo:font-size="12pt" officeooo:rsid="006e5734" style:font-size-asian="12pt" style:font-size-complex="12pt"/>
    </style:style>
    <style:style style:name="T133" style:family="text">
      <style:text-properties style:font-name="Orkney Light3" fo:font-size="12pt" officeooo:rsid="00fd0d3d" style:font-size-asian="12pt" style:font-size-complex="12pt"/>
    </style:style>
    <style:style style:name="T134" style:family="text">
      <style:text-properties style:font-name="Orkney Light3" fo:font-size="12pt" officeooo:rsid="02958a8d" style:font-size-asian="12pt" style:font-size-complex="12pt"/>
    </style:style>
    <style:style style:name="T135" style:family="text">
      <style:text-properties style:font-name="Orkney Light3" fo:font-size="12pt" officeooo:rsid="0297629a" style:font-size-asian="12pt" style:font-size-complex="12pt"/>
    </style:style>
    <style:style style:name="T136" style:family="text">
      <style:text-properties style:font-name="Orkney Light3" fo:font-size="12pt" officeooo:rsid="00fedb7b" style:font-size-asian="12pt" style:font-size-complex="12pt"/>
    </style:style>
    <style:style style:name="T137" style:family="text">
      <style:text-properties style:font-name="Orkney Light3" fo:font-size="12pt" officeooo:rsid="00326c78" style:font-size-asian="12pt" style:font-size-complex="12pt"/>
    </style:style>
    <style:style style:name="T138" style:family="text">
      <style:text-properties style:font-name="Orkney Light3" fo:font-size="12pt" officeooo:rsid="02993f42" style:font-size-asian="12pt" style:font-size-complex="12pt"/>
    </style:style>
    <style:style style:name="T139" style:family="text">
      <style:text-properties style:font-name="Orkney Light3" fo:font-size="12pt" officeooo:rsid="003472e6" style:font-size-asian="12pt" style:font-size-complex="12pt"/>
    </style:style>
    <style:style style:name="T140" style:family="text">
      <style:text-properties style:font-name="Orkney Light3" fo:font-size="12pt" officeooo:rsid="00360197" style:font-size-asian="12pt" style:font-size-complex="12pt"/>
    </style:style>
    <style:style style:name="T141" style:family="text">
      <style:text-properties style:font-name="Orkney Light3" fo:font-size="12pt" officeooo:rsid="0039efb3" style:font-size-asian="12pt" style:font-size-complex="12pt"/>
    </style:style>
    <style:style style:name="T142" style:family="text">
      <style:text-properties style:font-name="Orkney Light3" fo:font-size="12pt" officeooo:rsid="0070f828" style:font-size-asian="12pt" style:font-size-complex="12pt"/>
    </style:style>
    <style:style style:name="T143" style:family="text">
      <style:text-properties style:font-name="Orkney Light3" fo:font-size="12pt" officeooo:rsid="0034a149" style:font-size-asian="12pt" style:font-size-complex="12pt"/>
    </style:style>
    <style:style style:name="T144" style:family="text">
      <style:text-properties style:font-name="Orkney Light3" fo:font-size="12pt" officeooo:rsid="0036581e" style:font-size-asian="12pt" style:font-size-complex="12pt"/>
    </style:style>
    <style:style style:name="T145" style:family="text">
      <style:text-properties style:font-name="Orkney Light3" fo:font-size="12pt" officeooo:rsid="01034c5c" style:font-size-asian="12pt" style:font-size-complex="12pt"/>
    </style:style>
    <style:style style:name="T146" style:family="text">
      <style:text-properties style:font-name="Orkney Light3" fo:font-size="12pt" officeooo:rsid="0036f7de" style:font-size-asian="12pt" style:font-size-complex="12pt"/>
    </style:style>
    <style:style style:name="T147" style:family="text">
      <style:text-properties style:font-name="Orkney Light3" fo:font-size="12pt" officeooo:rsid="004391c6" style:font-size-asian="12pt" style:font-size-complex="12pt"/>
    </style:style>
    <style:style style:name="T148" style:family="text">
      <style:text-properties style:font-name="Orkney Light3" fo:font-size="12pt" officeooo:rsid="003d1361" style:font-size-asian="12pt" style:font-size-complex="12pt"/>
    </style:style>
    <style:style style:name="T149" style:family="text">
      <style:text-properties style:font-name="Orkney Light3" fo:font-size="12pt" officeooo:rsid="003efc97" style:font-size-asian="12pt" style:font-size-complex="12pt"/>
    </style:style>
    <style:style style:name="T150" style:family="text">
      <style:text-properties style:font-name="Orkney Light3" fo:font-size="12pt" officeooo:rsid="0048833c" style:font-size-asian="12pt" style:font-size-complex="12pt"/>
    </style:style>
    <style:style style:name="T151" style:family="text">
      <style:text-properties style:font-name="Orkney Light3" fo:font-size="12pt" officeooo:rsid="0040673e" style:font-size-asian="12pt" style:font-size-complex="12pt"/>
    </style:style>
    <style:style style:name="T152" style:family="text">
      <style:text-properties style:font-name="Orkney Light3" fo:font-size="12pt" officeooo:rsid="0043bcf0" style:font-size-asian="12pt" style:font-size-complex="12pt"/>
    </style:style>
    <style:style style:name="T153" style:family="text">
      <style:text-properties style:font-name="Orkney Light3" fo:font-size="12pt" officeooo:rsid="0024ea2d" style:font-size-asian="12pt" style:font-size-complex="12pt"/>
    </style:style>
    <style:style style:name="T154" style:family="text">
      <style:text-properties style:font-name="Orkney Light3" fo:font-size="12pt" officeooo:rsid="004ce9e3" style:font-size-asian="12pt" style:font-size-complex="12pt"/>
    </style:style>
    <style:style style:name="T155" style:family="text">
      <style:text-properties style:font-name="Orkney Light3" fo:font-size="12pt" officeooo:rsid="004aca4f" style:font-size-asian="12pt" style:font-size-complex="12pt"/>
    </style:style>
    <style:style style:name="T156" style:family="text">
      <style:text-properties style:font-name="Orkney Light3" fo:font-size="12pt" officeooo:rsid="0104ff09" style:font-size-asian="12pt" style:font-size-complex="12pt"/>
    </style:style>
    <style:style style:name="T157" style:family="text">
      <style:text-properties style:font-name="Orkney Light3" fo:font-size="12pt" officeooo:rsid="00711b84" style:font-size-asian="12pt" style:font-size-complex="12pt"/>
    </style:style>
    <style:style style:name="T158" style:family="text">
      <style:text-properties style:font-name="Orkney Light3" fo:font-size="12pt" officeooo:rsid="02aa7298" style:font-size-asian="12pt" style:font-size-complex="12pt"/>
    </style:style>
    <style:style style:name="T159" style:family="text">
      <style:text-properties style:font-name="Orkney Light3" fo:font-size="12pt" officeooo:rsid="004b8725" style:font-size-asian="12pt" style:font-size-complex="12pt"/>
    </style:style>
    <style:style style:name="T160" style:family="text">
      <style:text-properties style:font-name="Orkney Light3" fo:font-size="12pt" officeooo:rsid="0073a487" style:font-size-asian="12pt" style:font-size-complex="12pt"/>
    </style:style>
    <style:style style:name="T161" style:family="text">
      <style:text-properties style:font-name="Orkney Light3" fo:font-size="12pt" officeooo:rsid="004d6e09" style:font-size-asian="12pt" style:font-size-complex="12pt"/>
    </style:style>
    <style:style style:name="T162" style:family="text">
      <style:text-properties style:font-name="Orkney Light3" fo:font-size="12pt" officeooo:rsid="005a0669" style:font-size-asian="12pt" style:font-size-complex="12pt"/>
    </style:style>
    <style:style style:name="T163" style:family="text">
      <style:text-properties style:font-name="Orkney Light3" fo:font-size="12pt" officeooo:rsid="005a884f" style:font-size-asian="12pt" style:font-size-complex="12pt"/>
    </style:style>
    <style:style style:name="T164" style:family="text">
      <style:text-properties style:font-name="Orkney Light3" fo:font-size="12pt" officeooo:rsid="005f6fed" style:font-size-asian="12pt" style:font-size-complex="12pt"/>
    </style:style>
    <style:style style:name="T165" style:family="text">
      <style:text-properties style:font-name="Orkney Light3" fo:font-size="12pt" officeooo:rsid="00624f4b" style:font-size-asian="12pt" style:font-size-complex="12pt"/>
    </style:style>
    <style:style style:name="T166" style:family="text">
      <style:text-properties style:font-name="Orkney Light3" fo:font-size="12pt" officeooo:rsid="00757506" style:font-size-asian="12pt" style:font-size-complex="12pt"/>
    </style:style>
    <style:style style:name="T167" style:family="text">
      <style:text-properties style:font-name="Orkney Light3" fo:font-size="12pt" officeooo:rsid="00752c93" style:font-size-asian="12pt" style:font-size-complex="12pt"/>
    </style:style>
    <style:style style:name="T168" style:family="text">
      <style:text-properties style:font-name="Orkney Light3" fo:font-size="12pt" officeooo:rsid="0052e61b" style:font-size-asian="12pt" style:font-size-complex="12pt"/>
    </style:style>
    <style:style style:name="T169" style:family="text">
      <style:text-properties style:font-name="Orkney Light3" fo:font-size="12pt" officeooo:rsid="00775354" style:font-size-asian="12pt" style:font-size-complex="12pt"/>
    </style:style>
    <style:style style:name="T170" style:family="text">
      <style:text-properties style:font-name="Orkney Light3" fo:font-size="12pt" officeooo:rsid="00843da3" style:font-size-asian="12pt" style:font-size-complex="12pt"/>
    </style:style>
    <style:style style:name="T171" style:family="text">
      <style:text-properties style:font-name="Orkney Light3" fo:font-size="12pt" officeooo:rsid="004f70a3" style:font-size-asian="12pt" style:font-size-complex="12pt"/>
    </style:style>
    <style:style style:name="T172" style:family="text">
      <style:text-properties style:font-name="Orkney Light3" fo:font-size="12pt" officeooo:rsid="0050f1da" style:font-size-asian="12pt" style:font-size-complex="12pt"/>
    </style:style>
    <style:style style:name="T173" style:family="text">
      <style:text-properties style:font-name="Orkney Light3" fo:font-size="12pt" officeooo:rsid="0054bfb2" style:font-size-asian="12pt" style:font-size-complex="12pt"/>
    </style:style>
    <style:style style:name="T174" style:family="text">
      <style:text-properties style:font-name="Orkney Light3" fo:font-size="12pt" officeooo:rsid="00569ec8" style:font-size-asian="12pt" style:font-size-complex="12pt"/>
    </style:style>
    <style:style style:name="T175" style:family="text">
      <style:text-properties style:font-name="Orkney Light3" fo:font-size="12pt" officeooo:rsid="0057e16e" style:font-size-asian="12pt" style:font-size-complex="12pt"/>
    </style:style>
    <style:style style:name="T176" style:family="text">
      <style:text-properties style:font-name="Orkney Light3" fo:font-size="12pt" officeooo:rsid="005875f2" style:font-size-asian="12pt" style:font-size-complex="12pt"/>
    </style:style>
    <style:style style:name="T177" style:family="text">
      <style:text-properties style:font-name="Orkney Light3" fo:font-size="12pt" officeooo:rsid="02a8d61c" style:font-size-asian="12pt" style:font-size-complex="12pt"/>
    </style:style>
    <style:style style:name="T178" style:family="text">
      <style:text-properties style:font-name="Orkney Light3" fo:font-size="12pt" officeooo:rsid="02b61d3f" style:font-size-asian="12pt" style:font-size-complex="12pt"/>
    </style:style>
    <style:style style:name="T179" style:family="text">
      <style:text-properties style:font-name="Orkney Light3" fo:font-size="12pt" officeooo:rsid="02b9397e" style:font-size-asian="12pt" style:font-size-complex="12pt"/>
    </style:style>
    <style:style style:name="T180" style:family="text">
      <style:text-properties style:font-name="Orkney Light3" fo:font-size="12pt" officeooo:rsid="005c6155" style:font-size-asian="12pt" style:font-size-complex="12pt"/>
    </style:style>
    <style:style style:name="T181" style:family="text">
      <style:text-properties style:font-name="Orkney Light3" fo:font-size="12pt" officeooo:rsid="0065da34" style:font-size-asian="12pt" style:font-size-complex="12pt"/>
    </style:style>
    <style:style style:name="T182" style:family="text">
      <style:text-properties style:font-name="Orkney Light3" fo:font-size="12pt" officeooo:rsid="00677454" style:font-size-asian="12pt" style:font-size-complex="12pt"/>
    </style:style>
    <style:style style:name="T183" style:family="text">
      <style:text-properties style:font-name="Orkney Light3" fo:font-size="12pt" officeooo:rsid="006ba237" style:font-size-asian="12pt" style:font-size-complex="12pt"/>
    </style:style>
    <style:style style:name="T184" style:family="text">
      <style:text-properties style:font-name="Orkney Light3" fo:font-size="12pt" officeooo:rsid="006ccb02" style:font-size-asian="12pt" style:font-size-complex="12pt"/>
    </style:style>
    <style:style style:name="T185" style:family="text">
      <style:text-properties style:font-name="Orkney Light3" fo:font-size="12pt" officeooo:rsid="02cf6f04" style:font-size-asian="12pt" style:font-size-complex="12pt"/>
    </style:style>
    <style:style style:name="T186" style:family="text">
      <style:text-properties style:font-name="Orkney Light3" fo:font-size="12pt" officeooo:rsid="02ca9920" style:font-size-asian="12pt" style:font-size-complex="12pt"/>
    </style:style>
    <style:style style:name="T187" style:family="text">
      <style:text-properties style:font-name="Orkney Light3" fo:font-size="12pt" officeooo:rsid="02cb3a2a" style:font-size-asian="12pt" style:font-size-complex="12pt"/>
    </style:style>
    <style:style style:name="T188" style:family="text">
      <style:text-properties style:font-name="Orkney Light3" fo:font-size="12pt" officeooo:rsid="00685512" style:font-size-asian="12pt" style:font-size-complex="12pt"/>
    </style:style>
    <style:style style:name="T189" style:family="text">
      <style:text-properties style:font-name="Orkney Light3" fo:font-size="12pt" officeooo:rsid="01077b06" style:font-size-asian="12pt" style:font-size-complex="12pt"/>
    </style:style>
    <style:style style:name="T190" style:family="text">
      <style:text-properties style:font-name="Orkney Light3" fo:font-size="12pt" officeooo:rsid="0079492c" style:font-size-asian="12pt" style:font-size-complex="12pt"/>
    </style:style>
    <style:style style:name="T191" style:family="text">
      <style:text-properties style:font-name="Orkney Light3" fo:font-size="12pt" officeooo:rsid="00960198" style:font-size-asian="12pt" style:font-size-complex="12pt"/>
    </style:style>
    <style:style style:name="T192" style:family="text">
      <style:text-properties style:font-name="Orkney Light3" fo:font-size="12pt" officeooo:rsid="007b236d" style:font-size-asian="12pt" style:font-size-complex="12pt"/>
    </style:style>
    <style:style style:name="T193" style:family="text">
      <style:text-properties style:font-name="Orkney Light3" fo:font-size="12pt" officeooo:rsid="02d30b7c" style:font-size-asian="12pt" style:font-size-complex="12pt"/>
    </style:style>
    <style:style style:name="T194" style:family="text">
      <style:text-properties style:font-name="Orkney Light3" fo:font-size="12pt" officeooo:rsid="02d49f95" style:font-size-asian="12pt" style:font-size-complex="12pt"/>
    </style:style>
    <style:style style:name="T195" style:family="text">
      <style:text-properties style:font-name="Orkney Light3" fo:font-size="12pt" officeooo:rsid="02d845d1" style:font-size-asian="12pt" style:font-size-complex="12pt"/>
    </style:style>
    <style:style style:name="T196" style:family="text">
      <style:text-properties style:font-name="Orkney Light3" fo:font-size="12pt" officeooo:rsid="02da44e7" style:font-size-asian="12pt" style:font-size-complex="12pt"/>
    </style:style>
    <style:style style:name="T197" style:family="text">
      <style:text-properties style:font-name="Orkney Light3" fo:font-size="12pt" officeooo:rsid="007f825e" style:font-size-asian="12pt" style:font-size-complex="12pt"/>
    </style:style>
    <style:style style:name="T198" style:family="text">
      <style:text-properties style:font-name="Orkney Light3" fo:font-size="12pt" officeooo:rsid="00814372" style:font-size-asian="12pt" style:font-size-complex="12pt"/>
    </style:style>
    <style:style style:name="T199" style:family="text">
      <style:text-properties style:font-name="Orkney Light3" fo:font-size="12pt" officeooo:rsid="0086fc72" style:font-size-asian="12pt" style:font-size-complex="12pt"/>
    </style:style>
    <style:style style:name="T200" style:family="text">
      <style:text-properties style:font-name="Orkney Light3" fo:font-size="12pt" officeooo:rsid="0089d93b" style:font-size-asian="12pt" style:font-size-complex="12pt"/>
    </style:style>
    <style:style style:name="T201" style:family="text">
      <style:text-properties style:font-name="Orkney Light3" fo:font-size="12pt" officeooo:rsid="008b117d" style:font-size-asian="12pt" style:font-size-complex="12pt"/>
    </style:style>
    <style:style style:name="T202" style:family="text">
      <style:text-properties style:font-name="Orkney Light3" fo:font-size="12pt" officeooo:rsid="009961e8" style:font-size-asian="12pt" style:font-size-complex="12pt"/>
    </style:style>
    <style:style style:name="T203" style:family="text">
      <style:text-properties style:font-name="Orkney Light3" fo:font-size="12pt" officeooo:rsid="0099ab16" style:font-size-asian="12pt" style:font-size-complex="12pt"/>
    </style:style>
    <style:style style:name="T204" style:family="text">
      <style:text-properties style:font-name="Orkney Light3" fo:font-size="12pt" officeooo:rsid="008c03b7" style:font-size-asian="12pt" style:font-size-complex="12pt"/>
    </style:style>
    <style:style style:name="T205" style:family="text">
      <style:text-properties style:font-name="Orkney Light3" fo:font-size="12pt" officeooo:rsid="04e26975" style:font-size-asian="12pt" style:font-size-complex="12pt"/>
    </style:style>
    <style:style style:name="T206" style:family="text">
      <style:text-properties style:font-name="Orkney Light3" fo:font-size="12pt" officeooo:rsid="04e5bb4a" style:font-size-asian="12pt" style:font-size-complex="12pt"/>
    </style:style>
    <style:style style:name="T207" style:family="text">
      <style:text-properties style:font-name="Orkney Light3" fo:font-size="12pt" officeooo:rsid="05159358" style:font-size-asian="12pt" style:font-size-complex="12pt"/>
    </style:style>
    <style:style style:name="T208" style:family="text">
      <style:text-properties style:font-name="Orkney Light3" fo:font-size="12pt" officeooo:rsid="04daa865" style:font-size-asian="12pt" style:font-size-complex="12pt"/>
    </style:style>
    <style:style style:name="T209" style:family="text">
      <style:text-properties style:font-name="Orkney Light3" fo:font-size="12pt" officeooo:rsid="04dd1d9d" style:font-size-asian="12pt" style:font-size-complex="12pt"/>
    </style:style>
    <style:style style:name="T210" style:family="text">
      <style:text-properties style:font-name="Orkney Light3" fo:font-size="12pt" officeooo:rsid="04de1180" style:font-size-asian="12pt" style:font-size-complex="12pt"/>
    </style:style>
    <style:style style:name="T211" style:family="text">
      <style:text-properties style:font-name="Orkney Light3" fo:font-size="12pt" officeooo:rsid="02500590" style:font-size-asian="12pt" style:font-size-complex="12pt"/>
    </style:style>
    <style:style style:name="T212" style:family="text">
      <style:text-properties style:font-name="Orkney Light3" fo:font-size="12pt" officeooo:rsid="025204ff" style:font-size-asian="12pt" style:font-size-complex="12pt"/>
    </style:style>
    <style:style style:name="T213" style:family="text">
      <style:text-properties style:font-name="Orkney Light3" fo:font-size="12pt" officeooo:rsid="0256a603" style:font-size-asian="12pt" style:font-size-complex="12pt"/>
    </style:style>
    <style:style style:name="T214" style:family="text">
      <style:text-properties style:font-name="Orkney Light3" fo:font-size="12pt" officeooo:rsid="04d9bc9b" style:font-size-asian="12pt" style:font-size-complex="12pt"/>
    </style:style>
    <style:style style:name="T215" style:family="text">
      <style:text-properties style:font-name="Orkney Light3" fo:font-size="12pt" officeooo:rsid="002b5980" style:font-size-asian="12pt" style:font-size-complex="12pt"/>
    </style:style>
    <style:style style:name="T216" style:family="text">
      <style:text-properties style:font-name="Orkney Light3" fo:font-size="12pt" officeooo:rsid="002f114f" style:font-size-asian="12pt" style:font-size-complex="12pt"/>
    </style:style>
    <style:style style:name="T217" style:family="text">
      <style:text-properties style:font-name="Orkney Light3" fo:font-size="12pt" officeooo:rsid="00319e53" style:font-size-asian="12pt" style:font-size-complex="12pt"/>
    </style:style>
    <style:style style:name="T218" style:family="text">
      <style:text-properties style:font-name="Orkney Light3" fo:font-size="12pt" officeooo:rsid="00317a56" style:font-size-asian="12pt" style:font-size-complex="12pt"/>
    </style:style>
    <style:style style:name="T219" style:family="text">
      <style:text-properties style:font-name="Orkney Light3" fo:font-size="12pt" officeooo:rsid="007003b0" style:font-size-asian="12pt" style:font-size-complex="12pt"/>
    </style:style>
    <style:style style:name="T220" style:family="text">
      <style:text-properties style:font-name="Orkney Light3" fo:font-size="12pt" officeooo:rsid="029c69cf" style:font-size-asian="12pt" style:font-size-complex="12pt"/>
    </style:style>
    <style:style style:name="T221" style:family="text">
      <style:text-properties style:font-name="Orkney Light3" fo:font-size="12pt" officeooo:rsid="00331229" style:font-size-asian="12pt" style:font-size-complex="12pt"/>
    </style:style>
    <style:style style:name="T222" style:family="text">
      <style:text-properties style:font-name="Orkney Light3" fo:font-size="12pt" officeooo:rsid="00588c90" style:font-size-asian="12pt" style:font-size-complex="12pt"/>
    </style:style>
    <style:style style:name="T223" style:family="text">
      <style:text-properties style:font-name="Orkney Light3" fo:font-size="12pt" officeooo:rsid="00856f84" style:font-size-asian="12pt" style:font-size-complex="12pt"/>
    </style:style>
    <style:style style:name="T224" style:family="text">
      <style:text-properties style:font-name="Orkney Light3" fo:font-size="12pt" officeooo:rsid="00642291" style:font-size-asian="12pt" style:font-size-complex="12pt"/>
    </style:style>
    <style:style style:name="T225" style:family="text">
      <style:text-properties style:font-name="Orkney Light3" fo:font-size="12pt" officeooo:rsid="02c40097" style:font-size-asian="12pt" style:font-size-complex="12pt"/>
    </style:style>
    <style:style style:name="T226" style:family="text">
      <style:text-properties style:font-name="Orkney Light3" fo:font-size="12pt" officeooo:rsid="02c2daf0" style:font-size-asian="12pt" style:font-size-complex="12pt"/>
    </style:style>
    <style:style style:name="T227" style:family="text">
      <style:text-properties style:font-name="Orkney Light3" fo:font-size="12pt" officeooo:rsid="02c7d886" style:font-size-asian="12pt" style:font-size-complex="12pt"/>
    </style:style>
    <style:style style:name="T228" style:family="text">
      <style:text-properties style:font-name="Orkney Light3" fo:font-size="12pt" officeooo:rsid="007d8dc7" style:font-size-asian="12pt" style:font-size-complex="12pt"/>
    </style:style>
    <style:style style:name="T229" style:family="text">
      <style:text-properties style:font-name="Orkney Light3" fo:font-size="12pt" officeooo:rsid="0506d3d0" style:font-size-asian="12pt" style:font-size-complex="12pt"/>
    </style:style>
    <style:style style:name="T230" style:family="text">
      <style:text-properties style:font-name="Orkney Light3" fo:font-size="12pt" officeooo:rsid="00860af0" style:font-size-asian="12pt" style:font-size-complex="12pt"/>
    </style:style>
    <style:style style:name="T231" style:family="text">
      <style:text-properties style:font-name="Orkney Light3" fo:font-size="12pt" officeooo:rsid="007f4166" style:font-size-asian="12pt" style:font-size-complex="12pt"/>
    </style:style>
    <style:style style:name="T232" style:family="text">
      <style:text-properties style:font-name="Orkney Light3" fo:font-size="12pt" officeooo:rsid="0096bda9" style:font-size-asian="12pt" style:font-size-complex="12pt"/>
    </style:style>
    <style:style style:name="T233" style:family="text">
      <style:text-properties style:font-name="Orkney Light3" fo:font-size="12pt" officeooo:rsid="008657f2" style:font-size-asian="12pt" style:font-size-complex="12pt"/>
    </style:style>
    <style:style style:name="T234" style:family="text">
      <style:text-properties style:font-name="Orkney Light3" fo:font-size="12pt" officeooo:rsid="0097ac95" style:font-size-asian="12pt" style:font-size-complex="12pt"/>
    </style:style>
    <style:style style:name="T235" style:family="text">
      <style:text-properties style:font-name="Orkney Light3" fo:font-size="12pt" officeooo:rsid="0082e848" style:font-size-asian="12pt" style:font-size-complex="12pt"/>
    </style:style>
    <style:style style:name="T236" style:family="text">
      <style:text-properties style:font-name="Orkney Light3" fo:font-size="12pt" officeooo:rsid="0083d87d" style:font-size-asian="12pt" style:font-size-complex="12pt"/>
    </style:style>
    <style:style style:name="T237" style:family="text">
      <style:text-properties style:font-name="Orkney Light3" fo:font-size="12pt" officeooo:rsid="02eb5e8b" style:font-size-asian="12pt" style:font-size-complex="12pt"/>
    </style:style>
    <style:style style:name="T238" style:family="text">
      <style:text-properties style:font-name="Orkney Light3" fo:font-size="12pt" officeooo:rsid="008210b5" style:font-size-asian="12pt" style:font-size-complex="12pt"/>
    </style:style>
    <style:style style:name="T239" style:family="text">
      <style:text-properties style:font-name="Orkney Light3" fo:font-size="12pt" officeooo:rsid="008dbf18" style:font-size-asian="12pt" style:font-size-complex="12pt"/>
    </style:style>
    <style:style style:name="T240" style:family="text">
      <style:text-properties style:font-name="Orkney Light3" fo:font-size="12pt" officeooo:rsid="009adec0" style:font-size-asian="12pt" style:font-size-complex="12pt"/>
    </style:style>
    <style:style style:name="T241" style:family="text">
      <style:text-properties style:font-name="Orkney Light3" fo:font-size="12pt" officeooo:rsid="009c5c15" style:font-size-asian="12pt" style:font-size-complex="12pt"/>
    </style:style>
    <style:style style:name="T242" style:family="text">
      <style:text-properties style:font-name="Orkney Light3" fo:font-size="12pt" officeooo:rsid="009e196e" style:font-size-asian="12pt" style:font-size-complex="12pt"/>
    </style:style>
    <style:style style:name="T243" style:family="text">
      <style:text-properties style:font-name="Orkney Light3" fo:font-size="12pt" officeooo:rsid="008e57b0" style:font-size-asian="12pt" style:font-name-complex="Orkney Light4" style:font-size-complex="12pt"/>
    </style:style>
    <style:style style:name="T244" style:family="text">
      <style:text-properties style:font-name="Orkney Light3" fo:font-size="12pt" officeooo:rsid="008fdf83" style:font-size-asian="12pt" style:font-name-complex="Orkney Light4" style:font-size-complex="12pt"/>
    </style:style>
    <style:style style:name="T245" style:family="text">
      <style:text-properties style:font-name="Orkney Light3" fo:font-size="12pt" officeooo:rsid="0099ba19" style:font-size-asian="12pt" style:font-name-complex="Orkney Light4" style:font-size-complex="12pt"/>
    </style:style>
    <style:style style:name="T246" style:family="text">
      <style:text-properties style:font-name="Orkney Light3" fo:font-size="12pt" officeooo:rsid="009a1e6b" style:font-size-asian="12pt" style:font-name-complex="Orkney Light4" style:font-size-complex="12pt"/>
    </style:style>
    <style:style style:name="T247" style:family="text">
      <style:text-properties style:font-name="Orkney Light3" fo:font-size="12pt" officeooo:rsid="009fecfa" style:font-size-asian="12pt" style:font-name-complex="Orkney Light4" style:font-size-complex="12pt"/>
    </style:style>
    <style:style style:name="T248" style:family="text">
      <style:text-properties style:font-name="Orkney Light3" fo:font-size="12pt" officeooo:rsid="00912f61" style:font-size-asian="12pt" style:font-name-complex="Orkney Light4" style:font-size-complex="12pt"/>
    </style:style>
    <style:style style:name="T249" style:family="text">
      <style:text-properties style:font-name="Orkney Light3" fo:font-size="12pt" officeooo:rsid="009305f4" style:font-size-asian="12pt" style:font-name-complex="Orkney Light4" style:font-size-complex="12pt"/>
    </style:style>
    <style:style style:name="T250" style:family="text">
      <style:text-properties style:font-name="Orkney Light3" fo:font-size="12pt" officeooo:rsid="00944a71" style:font-size-asian="12pt" style:font-name-complex="Orkney Light4" style:font-size-complex="12pt"/>
    </style:style>
    <style:style style:name="T251" style:family="text">
      <style:text-properties style:font-name="Orkney Light3" fo:font-size="12pt" officeooo:rsid="00b2de23" style:font-size-asian="12pt" style:font-name-complex="Orkney Light4" style:font-size-complex="12pt"/>
    </style:style>
    <style:style style:name="T252" style:family="text">
      <style:text-properties style:font-name="Orkney Light3" fo:font-size="12pt" officeooo:rsid="010811f7" style:font-size-asian="12pt" style:font-name-complex="Orkney Light4" style:font-size-complex="12pt"/>
    </style:style>
    <style:style style:name="T253" style:family="text">
      <style:text-properties style:font-name="Orkney Light3" fo:font-size="12pt" officeooo:rsid="0306ed26" style:font-size-asian="12pt" style:font-name-complex="Orkney Light4" style:font-size-complex="12pt"/>
    </style:style>
    <style:style style:name="T254" style:family="text">
      <style:text-properties style:font-name="Orkney Light3" fo:font-size="12pt" officeooo:rsid="0308e623" style:font-size-asian="12pt" style:font-name-complex="Orkney Light4" style:font-size-complex="12pt"/>
    </style:style>
    <style:style style:name="T255" style:family="text">
      <style:text-properties style:font-name="Orkney Light3" fo:font-size="12pt" officeooo:rsid="0094deb7" style:font-size-asian="12pt" style:font-name-complex="Orkney Light4" style:font-size-complex="12pt"/>
    </style:style>
    <style:style style:name="T256" style:family="text">
      <style:text-properties style:font-name="Orkney Light3" fo:font-size="12pt" officeooo:rsid="0094b28a" style:font-size-asian="12pt" style:font-name-complex="Orkney Light4" style:font-size-complex="12pt"/>
    </style:style>
    <style:style style:name="T257" style:family="text">
      <style:text-properties style:font-name="Orkney Light3" fo:font-size="12pt" officeooo:rsid="00a0fc41" style:font-size-asian="12pt" style:font-name-complex="Orkney Light4" style:font-size-complex="12pt"/>
    </style:style>
    <style:style style:name="T258" style:family="text">
      <style:text-properties style:font-name="Orkney Light3" fo:font-size="12pt" officeooo:rsid="0109139a" style:font-size-asian="12pt" style:font-name-complex="Orkney Light4" style:font-size-complex="12pt"/>
    </style:style>
    <style:style style:name="T259" style:family="text">
      <style:text-properties style:font-name="Orkney Light3" fo:font-size="12pt" officeooo:rsid="00a46ed1" style:font-size-asian="12pt" style:font-name-complex="Orkney Light4" style:font-size-complex="12pt"/>
    </style:style>
    <style:style style:name="T260" style:family="text">
      <style:text-properties style:font-name="Orkney Light3" fo:font-size="12pt" officeooo:rsid="00a29a2c" style:font-size-asian="12pt" style:font-name-complex="Orkney Light4" style:font-size-complex="12pt"/>
    </style:style>
    <style:style style:name="T261" style:family="text">
      <style:text-properties style:font-name="Orkney Light3" fo:font-size="12pt" officeooo:rsid="00a5bba9" style:font-size-asian="12pt" style:font-name-complex="Orkney Light4" style:font-size-complex="12pt"/>
    </style:style>
    <style:style style:name="T262" style:family="text">
      <style:text-properties style:font-name="Orkney Light3" fo:font-size="12pt" officeooo:rsid="010aaef1" style:font-size-asian="12pt" style:font-name-complex="Orkney Light4" style:font-size-complex="12pt"/>
    </style:style>
    <style:style style:name="T263" style:family="text">
      <style:text-properties style:font-name="Orkney Light3" fo:font-size="12pt" officeooo:rsid="00a6fe56" style:font-size-asian="12pt" style:font-name-complex="Orkney Light4" style:font-size-complex="12pt"/>
    </style:style>
    <style:style style:name="T264" style:family="text">
      <style:text-properties style:font-name="Orkney Light3" fo:font-size="12pt" officeooo:rsid="00aa9cc3" style:font-size-asian="12pt" style:font-name-complex="Orkney Light4" style:font-size-complex="12pt"/>
    </style:style>
    <style:style style:name="T265" style:family="text">
      <style:text-properties style:font-name="Orkney Light3" fo:font-size="12pt" officeooo:rsid="00abaa0e" style:font-size-asian="12pt" style:font-name-complex="Orkney Light4" style:font-size-complex="12pt"/>
    </style:style>
    <style:style style:name="T266" style:family="text">
      <style:text-properties style:font-name="Orkney Light3" fo:font-size="12pt" officeooo:rsid="00ac24b1" style:font-size-asian="12pt" style:font-name-complex="Orkney Light4" style:font-size-complex="12pt"/>
    </style:style>
    <style:style style:name="T267" style:family="text">
      <style:text-properties style:font-name="Orkney Light3" fo:font-size="12pt" officeooo:rsid="00af9366" style:font-size-asian="12pt" style:font-name-complex="Orkney Light4" style:font-size-complex="12pt"/>
    </style:style>
    <style:style style:name="T268" style:family="text">
      <style:text-properties style:font-name="Orkney Light3" fo:font-size="12pt" officeooo:rsid="00b0c250" style:font-size-asian="12pt" style:font-name-complex="Orkney Light4" style:font-size-complex="12pt"/>
    </style:style>
    <style:style style:name="T269" style:family="text">
      <style:text-properties style:font-name="Orkney Light3" fo:font-size="12pt" officeooo:rsid="00b19f6f" style:font-size-asian="12pt" style:font-name-complex="Orkney Light4" style:font-size-complex="12pt"/>
    </style:style>
    <style:style style:name="T270" style:family="text">
      <style:text-properties style:font-name="Orkney Light3" fo:font-size="12pt" officeooo:rsid="00b3394f" style:font-size-asian="12pt" style:font-name-complex="Orkney Light4" style:font-size-complex="12pt"/>
    </style:style>
    <style:style style:name="T271" style:family="text">
      <style:text-properties style:font-name="Orkney Light3" fo:font-size="12pt" officeooo:rsid="00b4bcd7" style:font-size-asian="12pt" style:font-name-complex="Orkney Light4" style:font-size-complex="12pt"/>
    </style:style>
    <style:style style:name="T272" style:family="text">
      <style:text-properties style:font-name="Orkney Light3" fo:font-size="12pt" officeooo:rsid="0314ab6a" style:font-size-asian="12pt" style:font-name-complex="Orkney Light4" style:font-size-complex="12pt"/>
    </style:style>
    <style:style style:name="T273" style:family="text">
      <style:text-properties style:font-name="Orkney Light3" fo:font-size="12pt" officeooo:rsid="0315fe1c" style:font-size-asian="12pt" style:font-name-complex="Orkney Light4" style:font-size-complex="12pt"/>
    </style:style>
    <style:style style:name="T274" style:family="text">
      <style:text-properties style:font-name="Orkney Light3" fo:font-size="12pt" officeooo:rsid="0316ad65" style:font-size-asian="12pt" style:font-name-complex="Orkney Light4" style:font-size-complex="12pt"/>
    </style:style>
    <style:style style:name="T275" style:family="text">
      <style:text-properties style:font-name="Orkney Light3" fo:font-size="12pt" officeooo:rsid="0318a0cb" style:font-size-asian="12pt" style:font-name-complex="Orkney Light4" style:font-size-complex="12pt"/>
    </style:style>
    <style:style style:name="T276" style:family="text">
      <style:text-properties style:font-name="Orkney Light3" fo:font-size="12pt" officeooo:rsid="031bc5d5" style:font-size-asian="12pt" style:font-name-complex="Orkney Light4" style:font-size-complex="12pt"/>
    </style:style>
    <style:style style:name="T277" style:family="text">
      <style:text-properties style:font-name="Orkney Light3" fo:font-size="12pt" officeooo:rsid="00dd37c9" style:font-size-asian="12pt" style:font-name-complex="Orkney Light4" style:font-size-complex="12pt"/>
    </style:style>
    <style:style style:name="T278" style:family="text">
      <style:text-properties style:font-name="Orkney Light3" fo:font-size="12pt" officeooo:rsid="00b62317" style:font-size-asian="12pt" style:font-name-complex="Orkney Light4" style:font-size-complex="12pt"/>
    </style:style>
    <style:style style:name="T279" style:family="text">
      <style:text-properties style:font-name="Orkney Light3" fo:font-size="12pt" officeooo:rsid="00b6cff8" style:font-size-asian="12pt" style:font-name-complex="Orkney Light4" style:font-size-complex="12pt"/>
    </style:style>
    <style:style style:name="T280" style:family="text">
      <style:text-properties style:font-name="Orkney Light3" fo:font-size="12pt" officeooo:rsid="00b730c5" style:font-size-asian="12pt" style:font-name-complex="Orkney Light4" style:font-size-complex="12pt"/>
    </style:style>
    <style:style style:name="T281" style:family="text">
      <style:text-properties style:font-name="Orkney Light3" fo:font-size="12pt" officeooo:rsid="03214896" style:font-size-asian="12pt" style:font-name-complex="Orkney Light4" style:font-size-complex="12pt"/>
    </style:style>
    <style:style style:name="T282" style:family="text">
      <style:text-properties style:font-name="Orkney Light3" fo:font-size="12pt" officeooo:rsid="00b8f63a" style:font-size-asian="12pt" style:font-name-complex="Orkney Light4" style:font-size-complex="12pt"/>
    </style:style>
    <style:style style:name="T283" style:family="text">
      <style:text-properties style:font-name="Orkney Light3" fo:font-size="12pt" officeooo:rsid="00bae9c4" style:font-size-asian="12pt" style:font-name-complex="Orkney Light4" style:font-size-complex="12pt"/>
    </style:style>
    <style:style style:name="T284" style:family="text">
      <style:text-properties style:font-name="Orkney Light3" fo:font-size="12pt" officeooo:rsid="00b9de2d" style:font-size-asian="12pt" style:font-name-complex="Orkney Light4" style:font-size-complex="12pt"/>
    </style:style>
    <style:style style:name="T285" style:family="text">
      <style:text-properties style:font-name="Orkney Light3" fo:font-size="12pt" officeooo:rsid="00bb7016" style:font-size-asian="12pt" style:font-name-complex="Orkney Light4" style:font-size-complex="12pt"/>
    </style:style>
    <style:style style:name="T286" style:family="text">
      <style:text-properties style:font-name="Orkney Light3" fo:font-size="12pt" officeooo:rsid="032738a4" style:font-size-asian="12pt" style:font-name-complex="Orkney Light4" style:font-size-complex="12pt"/>
    </style:style>
    <style:style style:name="T287" style:family="text">
      <style:text-properties style:font-name="Orkney Light3" fo:font-size="12pt" officeooo:rsid="010ad3b8" style:font-size-asian="12pt" style:font-name-complex="Orkney Light4" style:font-size-complex="12pt"/>
    </style:style>
    <style:style style:name="T288" style:family="text">
      <style:text-properties style:font-name="Orkney Light3" fo:font-size="12pt" officeooo:rsid="00bc0dd9" style:font-size-asian="12pt" style:font-name-complex="Orkney Light4" style:font-size-complex="12pt"/>
    </style:style>
    <style:style style:name="T289" style:family="text">
      <style:text-properties style:font-name="Orkney Light3" fo:font-size="12pt" officeooo:rsid="00c596bd" style:font-size-asian="12pt" style:font-name-complex="Orkney Light4" style:font-size-complex="12pt"/>
    </style:style>
    <style:style style:name="T290" style:family="text">
      <style:text-properties style:font-name="Orkney Light3" fo:font-size="12pt" officeooo:rsid="00c699db" style:font-size-asian="12pt" style:font-name-complex="Orkney Light4" style:font-size-complex="12pt"/>
    </style:style>
    <style:style style:name="T291" style:family="text">
      <style:text-properties style:font-name="Orkney Light3" fo:font-size="12pt" officeooo:rsid="00c6a96d" style:font-size-asian="12pt" style:font-name-complex="Orkney Light4" style:font-size-complex="12pt"/>
    </style:style>
    <style:style style:name="T292" style:family="text">
      <style:text-properties style:font-name="Orkney Light3" fo:font-size="12pt" officeooo:rsid="00bccb81" style:font-size-asian="12pt" style:font-name-complex="Orkney Light4" style:font-size-complex="12pt"/>
    </style:style>
    <style:style style:name="T293" style:family="text">
      <style:text-properties style:font-name="Orkney Light3" fo:font-size="12pt" officeooo:rsid="032d8ed0" style:font-size-asian="12pt" style:font-name-complex="Orkney Light4" style:font-size-complex="12pt"/>
    </style:style>
    <style:style style:name="T294" style:family="text">
      <style:text-properties style:font-name="Orkney Light3" fo:font-size="12pt" officeooo:rsid="032eca64" style:font-size-asian="12pt" style:font-name-complex="Orkney Light4" style:font-size-complex="12pt"/>
    </style:style>
    <style:style style:name="T295" style:family="text">
      <style:text-properties style:font-name="Orkney Light3" fo:font-size="12pt" officeooo:rsid="00bded94" style:font-size-asian="12pt" style:font-name-complex="Orkney Light4" style:font-size-complex="12pt"/>
    </style:style>
    <style:style style:name="T296" style:family="text">
      <style:text-properties style:font-name="Orkney Light3" fo:font-size="12pt" officeooo:rsid="00c14c02" style:font-size-asian="12pt" style:font-name-complex="Orkney Light4" style:font-size-complex="12pt"/>
    </style:style>
    <style:style style:name="T297" style:family="text">
      <style:text-properties style:font-name="Orkney Light3" fo:font-size="12pt" officeooo:rsid="00c2e07a" style:font-size-asian="12pt" style:font-name-complex="Orkney Light4" style:font-size-complex="12pt"/>
    </style:style>
    <style:style style:name="T298" style:family="text">
      <style:text-properties style:font-name="Orkney Light3" fo:font-size="12pt" officeooo:rsid="00c124f9" style:font-size-asian="12pt" style:font-name-complex="Orkney Light4" style:font-size-complex="12pt"/>
    </style:style>
    <style:style style:name="T299" style:family="text">
      <style:text-properties style:font-name="Orkney Light3" fo:font-size="12pt" officeooo:rsid="00c4bbd8" style:font-size-asian="12pt" style:font-name-complex="Orkney Light4" style:font-size-complex="12pt"/>
    </style:style>
    <style:style style:name="T300" style:family="text">
      <style:text-properties style:font-name="Orkney Light3" fo:font-size="12pt" officeooo:rsid="00c7c4c3" style:font-size-asian="12pt" style:font-name-complex="Orkney Light4" style:font-size-complex="12pt"/>
    </style:style>
    <style:style style:name="T301" style:family="text">
      <style:text-properties style:font-name="Orkney Light3" fo:font-size="12pt" officeooo:rsid="00c87de6" style:font-size-asian="12pt" style:font-name-complex="Orkney Light4" style:font-size-complex="12pt"/>
    </style:style>
    <style:style style:name="T302" style:family="text">
      <style:text-properties style:font-name="Orkney Light3" fo:font-size="12pt" officeooo:rsid="00c9caee" style:font-size-asian="12pt" style:font-name-complex="Orkney Light4" style:font-size-complex="12pt"/>
    </style:style>
    <style:style style:name="T303" style:family="text">
      <style:text-properties style:font-name="Orkney Light3" fo:font-size="12pt" officeooo:rsid="00ccfe08" style:font-size-asian="12pt" style:font-name-complex="Orkney Light4" style:font-size-complex="12pt"/>
    </style:style>
    <style:style style:name="T304" style:family="text">
      <style:text-properties style:font-name="Orkney Light3" fo:font-size="12pt" officeooo:rsid="010b8d6f" style:font-size-asian="12pt" style:font-name-complex="Orkney Light4" style:font-size-complex="12pt"/>
    </style:style>
    <style:style style:name="T305" style:family="text">
      <style:text-properties style:font-name="Orkney Light3" fo:font-size="12pt" officeooo:rsid="010d2f64" style:font-size-asian="12pt" style:font-name-complex="Orkney Light4" style:font-size-complex="12pt"/>
    </style:style>
    <style:style style:name="T306" style:family="text">
      <style:text-properties style:font-name="Orkney Light3" fo:font-size="12pt" officeooo:rsid="031cb0cc" style:font-size-asian="12pt" style:font-name-complex="Orkney Light4" style:font-size-complex="12pt"/>
    </style:style>
    <style:style style:name="T307" style:family="text">
      <style:text-properties style:font-name="Orkney Light3" fo:font-size="12pt" officeooo:rsid="03326a24" style:font-size-asian="12pt" style:font-name-complex="Orkney Light4" style:font-size-complex="12pt"/>
    </style:style>
    <style:style style:name="T308" style:family="text">
      <style:text-properties style:font-name="Orkney Light3" fo:font-size="12pt" officeooo:rsid="00d03ddd" style:font-size-asian="12pt" style:font-name-complex="Orkney Light4" style:font-size-complex="12pt"/>
    </style:style>
    <style:style style:name="T309" style:family="text">
      <style:text-properties style:font-name="Orkney Light3" fo:font-size="12pt" officeooo:rsid="00d9e494" style:font-size-asian="12pt" style:font-name-complex="Orkney Light4" style:font-size-complex="12pt"/>
    </style:style>
    <style:style style:name="T310" style:family="text">
      <style:text-properties style:font-name="Orkney Light3" fo:font-size="12pt" officeooo:rsid="00d53f68" style:font-size-asian="12pt" style:font-name-complex="Orkney Light4" style:font-size-complex="12pt"/>
    </style:style>
    <style:style style:name="T311" style:family="text">
      <style:text-properties style:font-name="Orkney Light3" fo:font-size="12pt" officeooo:rsid="00d2800d" style:font-size-asian="12pt" style:font-name-complex="Orkney Light4" style:font-size-complex="12pt"/>
    </style:style>
    <style:style style:name="T312" style:family="text">
      <style:text-properties style:font-name="Orkney Light3" fo:font-size="12pt" officeooo:rsid="00d4011e" style:font-size-asian="12pt" style:font-name-complex="Orkney Light4" style:font-size-complex="12pt"/>
    </style:style>
    <style:style style:name="T313" style:family="text">
      <style:text-properties style:font-name="Orkney Light3" fo:font-size="12pt" officeooo:rsid="011218c0" style:font-size-asian="12pt" style:font-name-complex="Orkney Light4" style:font-size-complex="12pt"/>
    </style:style>
    <style:style style:name="T314" style:family="text">
      <style:text-properties style:font-name="Orkney Light3" fo:font-size="12pt" officeooo:rsid="035ae903" style:font-size-asian="12pt" style:font-name-complex="Orkney Light4" style:font-size-complex="12pt"/>
    </style:style>
    <style:style style:name="T315" style:family="text">
      <style:text-properties style:font-name="Orkney Light3" fo:font-size="12pt" officeooo:rsid="0359fe77" style:font-size-asian="12pt" style:font-name-complex="Orkney Light4" style:font-size-complex="12pt"/>
    </style:style>
    <style:style style:name="T316" style:family="text">
      <style:text-properties style:font-name="Orkney Light3" fo:font-size="12pt" officeooo:rsid="00d3f2f7" style:font-size-asian="12pt" style:font-name-complex="Orkney Light4" style:font-size-complex="12pt"/>
    </style:style>
    <style:style style:name="T317" style:family="text">
      <style:text-properties style:font-name="Orkney Light3" fo:font-size="12pt" officeooo:rsid="00d5e433" style:font-size-asian="12pt" style:font-name-complex="Orkney Light4" style:font-size-complex="12pt"/>
    </style:style>
    <style:style style:name="T318" style:family="text">
      <style:text-properties style:font-name="Orkney Light3" fo:font-size="12pt" officeooo:rsid="00d08bd0" style:font-size-asian="12pt" style:font-name-complex="Orkney Light4" style:font-size-complex="12pt"/>
    </style:style>
    <style:style style:name="T319" style:family="text">
      <style:text-properties style:font-name="Orkney Light3" fo:font-size="12pt" officeooo:rsid="00d1a36e" style:font-size-asian="12pt" style:font-name-complex="Orkney Light4" style:font-size-complex="12pt"/>
    </style:style>
    <style:style style:name="T320" style:family="text">
      <style:text-properties style:font-name="Orkney Light3" fo:font-size="12pt" officeooo:rsid="00d70e48" style:font-size-asian="12pt" style:font-name-complex="Orkney Light4" style:font-size-complex="12pt"/>
    </style:style>
    <style:style style:name="T321" style:family="text">
      <style:text-properties style:font-name="Orkney Light3" fo:font-size="12pt" officeooo:rsid="00d7d2dc" style:font-size-asian="12pt" style:font-name-complex="Orkney Light4" style:font-size-complex="12pt"/>
    </style:style>
    <style:style style:name="T322" style:family="text">
      <style:text-properties style:font-name="Orkney Light3" fo:font-size="12pt" officeooo:rsid="00d9ea23" style:font-size-asian="12pt" style:font-name-complex="Orkney Light4" style:font-size-complex="12pt"/>
    </style:style>
    <style:style style:name="T323" style:family="text">
      <style:text-properties style:font-name="Orkney Light3" fo:font-size="12pt" officeooo:rsid="00d966a9" style:font-size-asian="12pt" style:font-name-complex="Orkney Light4" style:font-size-complex="12pt"/>
    </style:style>
    <style:style style:name="T324" style:family="text">
      <style:text-properties style:font-name="Orkney Light3" fo:font-size="12pt" officeooo:rsid="035cee78" style:font-size-asian="12pt" style:font-name-complex="Orkney Light4" style:font-size-complex="12pt"/>
    </style:style>
    <style:style style:name="T325" style:family="text">
      <style:text-properties style:font-name="Orkney Light3" fo:font-size="12pt" officeooo:rsid="03606721" style:font-size-asian="12pt" style:font-name-complex="Orkney Light4" style:font-size-complex="12pt"/>
    </style:style>
    <style:style style:name="T326" style:family="text">
      <style:text-properties style:font-name="Orkney Light3" fo:font-size="12pt" officeooo:rsid="037ab26f" style:font-size-asian="12pt" style:font-name-complex="Orkney Light4" style:font-size-complex="12pt"/>
    </style:style>
    <style:style style:name="T327" style:family="text">
      <style:text-properties style:font-name="Orkney Light3" fo:font-size="12pt" officeooo:rsid="012ddaa7" style:font-size-asian="12pt" style:font-name-complex="Orkney Light4" style:font-size-complex="12pt"/>
    </style:style>
    <style:style style:name="T328" style:family="text">
      <style:text-properties style:font-name="Orkney Light3" fo:font-size="12pt" officeooo:rsid="0130409e" style:font-size-asian="12pt" style:font-name-complex="Orkney Light4" style:font-size-complex="12pt"/>
    </style:style>
    <style:style style:name="T329" style:family="text">
      <style:text-properties style:font-name="Orkney Light3" fo:font-size="12pt" officeooo:rsid="01318fe4" style:font-size-asian="12pt" style:font-name-complex="Orkney Light4" style:font-size-complex="12pt"/>
    </style:style>
    <style:style style:name="T330" style:family="text">
      <style:text-properties style:font-name="Orkney Light3" fo:font-size="12pt" officeooo:rsid="0131b38e" style:font-size-asian="12pt" style:font-name-complex="Orkney Light4" style:font-size-complex="12pt"/>
    </style:style>
    <style:style style:name="T331" style:family="text">
      <style:text-properties style:font-name="Orkney Light3" fo:font-size="12pt" officeooo:rsid="013389f9" style:font-size-asian="12pt" style:font-name-complex="Orkney Light4" style:font-size-complex="12pt"/>
    </style:style>
    <style:style style:name="T332" style:family="text">
      <style:text-properties style:font-name="Orkney Light3" fo:font-size="12pt" officeooo:rsid="01467af4" style:font-size-asian="12pt" style:font-name-complex="Orkney Light4" style:font-size-complex="12pt"/>
    </style:style>
    <style:style style:name="T333" style:family="text">
      <style:text-properties style:font-name="Orkney Light3" fo:font-size="12pt" officeooo:rsid="02181af0" style:font-size-asian="12pt" style:font-name-complex="Orkney Light4" style:font-size-complex="12pt"/>
    </style:style>
    <style:style style:name="T334" style:family="text">
      <style:text-properties style:font-name="Orkney Light3" fo:font-size="12pt" officeooo:rsid="0218b952" style:font-size-asian="12pt" style:font-name-complex="Orkney Light4" style:font-size-complex="12pt"/>
    </style:style>
    <style:style style:name="T335" style:family="text">
      <style:text-properties style:font-name="Orkney Light3" fo:font-size="12pt" officeooo:rsid="038eec77" style:font-size-asian="12pt" style:font-name-complex="Orkney Light4" style:font-size-complex="12pt"/>
    </style:style>
    <style:style style:name="T336" style:family="text">
      <style:text-properties style:font-name="Orkney Light3" fo:font-size="12pt" officeooo:rsid="021a5065" style:font-size-asian="12pt" style:font-name-complex="Orkney Light4" style:font-size-complex="12pt"/>
    </style:style>
    <style:style style:name="T337" style:family="text">
      <style:text-properties style:font-name="Orkney Light3" fo:font-size="12pt" officeooo:rsid="021b748e" style:font-size-asian="12pt" style:font-name-complex="Orkney Light4" style:font-size-complex="12pt"/>
    </style:style>
    <style:style style:name="T338" style:family="text">
      <style:text-properties style:font-name="Orkney Light3" fo:font-size="12pt" officeooo:rsid="0390d865" style:font-size-asian="12pt" style:font-name-complex="Orkney Light4" style:font-size-complex="12pt"/>
    </style:style>
    <style:style style:name="T339" style:family="text">
      <style:text-properties style:font-name="Orkney Light3" fo:font-size="12pt" officeooo:rsid="021d3ba4" style:font-size-asian="12pt" style:font-name-complex="Orkney Light4" style:font-size-complex="12pt"/>
    </style:style>
    <style:style style:name="T340" style:family="text">
      <style:text-properties style:font-name="Orkney Light3" fo:font-size="12pt" officeooo:rsid="0393abf7" style:font-size-asian="12pt" style:font-name-complex="Orkney Light4" style:font-size-complex="12pt"/>
    </style:style>
    <style:style style:name="T341" style:family="text">
      <style:text-properties style:font-name="Orkney Light3" fo:font-size="12pt" officeooo:rsid="021fa884" style:font-size-asian="12pt" style:font-name-complex="Orkney Light4" style:font-size-complex="12pt"/>
    </style:style>
    <style:style style:name="T342" style:family="text">
      <style:text-properties style:font-name="Orkney Light3" fo:font-size="12pt" officeooo:rsid="021ff0dd" style:font-size-asian="12pt" style:font-name-complex="Orkney Light4" style:font-size-complex="12pt"/>
    </style:style>
    <style:style style:name="T343" style:family="text">
      <style:text-properties style:font-name="Orkney Light3" fo:font-size="12pt" officeooo:rsid="0222375a" style:font-size-asian="12pt" style:font-name-complex="Orkney Light4" style:font-size-complex="12pt"/>
    </style:style>
    <style:style style:name="T344" style:family="text">
      <style:text-properties style:font-name="Orkney Light3" fo:font-size="12pt" officeooo:rsid="03969f57" style:font-size-asian="12pt" style:font-name-complex="Orkney Light4" style:font-size-complex="12pt"/>
    </style:style>
    <style:style style:name="T345" style:family="text">
      <style:text-properties style:font-name="Orkney Light3" fo:font-size="12pt" officeooo:rsid="0396dba7" style:font-size-asian="12pt" style:font-name-complex="Orkney Light4" style:font-size-complex="12pt"/>
    </style:style>
    <style:style style:name="T346" style:family="text">
      <style:text-properties style:font-name="Orkney Light3" fo:font-size="12pt" officeooo:rsid="050445c8" style:font-size-asian="12pt" style:font-name-complex="Orkney Light4" style:font-size-complex="12pt"/>
    </style:style>
    <style:style style:name="T347" style:family="text">
      <style:text-properties style:font-name="Orkney Light3" fo:font-size="12pt" officeooo:rsid="00ef1e32" style:font-size-asian="12pt" style:font-name-complex="Orkney Light4" style:font-size-complex="12pt"/>
    </style:style>
    <style:style style:name="T348" style:family="text">
      <style:text-properties style:font-name="Orkney Light3" fo:font-size="12pt" officeooo:rsid="011a95b4" style:font-size-asian="12pt" style:font-name-complex="Orkney Light4" style:font-size-complex="12pt"/>
    </style:style>
    <style:style style:name="T349" style:family="text">
      <style:text-properties style:font-name="Orkney Light3" fo:font-size="12pt" officeooo:rsid="051350f9" style:font-size-asian="12pt" style:font-name-complex="Orkney Light4" style:font-size-complex="12pt"/>
    </style:style>
    <style:style style:name="T350" style:family="text">
      <style:text-properties style:font-name="Orkney Light3" fo:font-size="12pt" officeooo:rsid="01129e81" style:font-size-asian="12pt" style:font-name-complex="Orkney Light4" style:font-size-complex="12pt"/>
    </style:style>
    <style:style style:name="T351" style:family="text">
      <style:text-properties style:font-name="Orkney Light3" fo:font-size="12pt" officeooo:rsid="036ff760" style:font-size-asian="12pt" style:font-name-complex="Orkney Light4" style:font-size-complex="12pt"/>
    </style:style>
    <style:style style:name="T352" style:family="text">
      <style:text-properties style:font-name="Orkney Light3" fo:font-size="12pt" officeooo:rsid="00d97ba2" style:font-size-asian="12pt" style:font-name-complex="Orkney Light4" style:font-size-complex="12pt"/>
    </style:style>
    <style:style style:name="T353" style:family="text">
      <style:text-properties style:font-name="Orkney Light3" fo:font-size="12pt" officeooo:rsid="00dac70b" style:font-size-asian="12pt" style:font-name-complex="Orkney Light4" style:font-size-complex="12pt"/>
    </style:style>
    <style:style style:name="T354" style:family="text">
      <style:text-properties style:font-name="Orkney Light3" fo:font-size="12pt" officeooo:rsid="013d8cf5" style:font-size-asian="12pt" style:font-name-complex="Orkney Light4" style:font-size-complex="12pt"/>
    </style:style>
    <style:style style:name="T355" style:family="text">
      <style:text-properties style:font-name="Orkney Light3" fo:font-size="12pt" officeooo:rsid="011b91f0" style:font-size-asian="12pt" style:font-name-complex="Orkney Light4" style:font-size-complex="12pt"/>
    </style:style>
    <style:style style:name="T356" style:family="text">
      <style:text-properties style:font-name="Orkney Light3" fo:font-size="12pt" officeooo:rsid="012077ce" style:font-size-asian="12pt" style:font-name-complex="Orkney Light4" style:font-size-complex="12pt"/>
    </style:style>
    <style:style style:name="T357" style:family="text">
      <style:text-properties style:font-name="Orkney Light3" fo:font-size="12pt" officeooo:rsid="00ea3214" style:font-size-asian="12pt" style:font-name-complex="Orkney Light4" style:font-size-complex="12pt"/>
    </style:style>
    <style:style style:name="T358" style:family="text">
      <style:text-properties style:font-name="Orkney Light3" fo:font-size="12pt" officeooo:rsid="012aec45" style:font-size-asian="12pt" style:font-name-complex="Orkney Light4" style:font-size-complex="12pt"/>
    </style:style>
    <style:style style:name="T359" style:family="text">
      <style:text-properties style:font-name="Orkney Light3" fo:font-size="12pt" officeooo:rsid="011d37c1" style:font-size-asian="12pt" style:font-name-complex="Orkney Light4" style:font-size-complex="12pt"/>
    </style:style>
    <style:style style:name="T360" style:family="text">
      <style:text-properties style:font-name="Orkney Light3" fo:font-size="12pt" officeooo:rsid="012191d3" style:font-size-asian="12pt" style:font-name-complex="Orkney Light4" style:font-size-complex="12pt"/>
    </style:style>
    <style:style style:name="T361" style:family="text">
      <style:text-properties style:font-name="Orkney Light3" fo:font-size="12pt" officeooo:rsid="011ed248" style:font-size-asian="12pt" style:font-name-complex="Orkney Light4" style:font-size-complex="12pt"/>
    </style:style>
    <style:style style:name="T362" style:family="text">
      <style:text-properties style:font-name="Orkney Light3" fo:font-size="12pt" officeooo:rsid="01252078" style:font-size-asian="12pt" style:font-name-complex="Orkney Light4" style:font-size-complex="12pt"/>
    </style:style>
    <style:style style:name="T363" style:family="text">
      <style:text-properties style:font-name="Orkney Light3" fo:font-size="12pt" officeooo:rsid="0126cbc3" style:font-size-asian="12pt" style:font-name-complex="Orkney Light4" style:font-size-complex="12pt"/>
    </style:style>
    <style:style style:name="T364" style:family="text">
      <style:text-properties style:font-name="Orkney Light3" fo:font-size="12pt" officeooo:rsid="01280213" style:font-size-asian="12pt" style:font-name-complex="Orkney Light4" style:font-size-complex="12pt"/>
    </style:style>
    <style:style style:name="T365" style:family="text">
      <style:text-properties style:font-name="Orkney Light3" fo:font-size="12pt" officeooo:rsid="012d5123" style:font-size-asian="12pt" style:font-name-complex="Orkney Light4" style:font-size-complex="12pt"/>
    </style:style>
    <style:style style:name="T366" style:family="text">
      <style:text-properties style:font-name="Orkney Light3" fo:font-size="12pt" officeooo:rsid="012c2185" style:font-size-asian="12pt" style:font-name-complex="Orkney Light4" style:font-size-complex="12pt"/>
    </style:style>
    <style:style style:name="T367" style:family="text">
      <style:text-properties style:font-name="Orkney Light3" fo:font-size="12pt" officeooo:rsid="037e7349" style:font-size-asian="12pt" style:font-name-complex="Orkney Light4" style:font-size-complex="12pt"/>
    </style:style>
    <style:style style:name="T368" style:family="text">
      <style:text-properties style:font-name="Orkney Light3" fo:font-size="12pt" officeooo:rsid="037e9dc3" style:font-size-asian="12pt" style:font-name-complex="Orkney Light4" style:font-size-complex="12pt"/>
    </style:style>
    <style:style style:name="T369" style:family="text">
      <style:text-properties style:font-name="Orkney Light3" fo:font-size="12pt" officeooo:rsid="04f0e173" style:font-size-asian="12pt" style:font-name-complex="Orkney Light4" style:font-size-complex="12pt"/>
    </style:style>
    <style:style style:name="T370" style:family="text">
      <style:text-properties style:font-name="Orkney Light3" fo:font-size="12pt" officeooo:rsid="01341ac7" style:font-size-asian="12pt" style:font-name-complex="Orkney Light4" style:font-size-complex="12pt"/>
    </style:style>
    <style:style style:name="T371" style:family="text">
      <style:text-properties style:font-name="Orkney Light3" fo:font-size="12pt" officeooo:rsid="01357532" style:font-size-asian="12pt" style:font-name-complex="Orkney Light4" style:font-size-complex="12pt"/>
    </style:style>
    <style:style style:name="T372" style:family="text">
      <style:text-properties style:font-name="Orkney Light3" fo:font-size="12pt" officeooo:rsid="01376d87" style:font-size-asian="12pt" style:font-name-complex="Orkney Light4" style:font-size-complex="12pt"/>
    </style:style>
    <style:style style:name="T373" style:family="text">
      <style:text-properties style:font-name="Orkney Light3" fo:font-size="12pt" officeooo:rsid="01394ae8" style:font-size-asian="12pt" style:font-name-complex="Orkney Light4" style:font-size-complex="12pt"/>
    </style:style>
    <style:style style:name="T374" style:family="text">
      <style:text-properties style:font-name="Orkney Light3" fo:font-size="12pt" officeooo:rsid="01438b74" style:font-size-asian="12pt" style:font-name-complex="Orkney Light4" style:font-size-complex="12pt"/>
    </style:style>
    <style:style style:name="T375" style:family="text">
      <style:text-properties style:font-name="Orkney Light3" fo:font-size="12pt" officeooo:rsid="01448cbd" style:font-size-asian="12pt" style:font-name-complex="Orkney Light4" style:font-size-complex="12pt"/>
    </style:style>
    <style:style style:name="T376" style:family="text">
      <style:text-properties style:font-name="Orkney Light3" fo:font-size="12pt" officeooo:rsid="0144e503" style:font-size-asian="12pt" style:font-name-complex="Orkney Light4" style:font-size-complex="12pt"/>
    </style:style>
    <style:style style:name="T377" style:family="text">
      <style:text-properties style:font-name="Orkney Light3" fo:font-size="12pt" officeooo:rsid="0145b2e6" style:font-size-asian="12pt" style:font-name-complex="Orkney Light4" style:font-size-complex="12pt"/>
    </style:style>
    <style:style style:name="T378" style:family="text">
      <style:text-properties style:font-name="Orkney Light3" fo:font-size="12pt" fo:font-style="italic" officeooo:rsid="023c2fab" style:font-size-asian="12pt" style:font-style-asian="italic" style:font-size-complex="12pt" style:font-style-complex="italic"/>
    </style:style>
    <style:style style:name="T379" style:family="text">
      <style:text-properties style:font-name="Orkney Light3" fo:font-size="12pt" fo:font-style="italic" officeooo:rsid="023ec5c1" style:font-size-asian="12pt" style:font-style-asian="italic" style:font-size-complex="12pt" style:font-style-complex="italic"/>
    </style:style>
    <style:style style:name="T380" style:family="text">
      <style:text-properties style:font-name="Orkney Light3" fo:font-size="12pt" fo:font-style="italic" officeooo:rsid="025204ff" style:font-size-asian="12pt" style:font-style-asian="italic" style:font-size-complex="12pt" style:font-style-complex="italic"/>
    </style:style>
    <style:style style:name="T381" style:family="text">
      <style:text-properties style:font-name="Orkney Light3" fo:font-size="12pt" fo:font-style="italic" officeooo:rsid="0266e96a" style:font-size-asian="12pt" style:font-style-asian="italic" style:font-size-complex="12pt" style:font-style-complex="italic"/>
    </style:style>
    <style:style style:name="T382" style:family="text">
      <style:text-properties style:font-name="Orkney Light3" fo:font-size="12pt" fo:font-style="italic" officeooo:rsid="0270bc20" style:font-size-asian="12pt" style:font-style-asian="italic" style:font-size-complex="12pt" style:font-style-complex="italic"/>
    </style:style>
    <style:style style:name="T383" style:family="text">
      <style:text-properties style:font-name="Orkney Light3" fo:font-size="12pt" fo:font-style="italic" officeooo:rsid="0273eb7b" style:font-size-asian="12pt" style:font-style-asian="italic" style:font-size-complex="12pt" style:font-style-complex="italic"/>
    </style:style>
    <style:style style:name="T384" style:family="text">
      <style:text-properties style:font-name="Orkney Light3" fo:font-size="12pt" fo:font-style="italic" officeooo:rsid="02846074" style:font-size-asian="12pt" style:font-style-asian="italic" style:font-size-complex="12pt" style:font-style-complex="italic"/>
    </style:style>
    <style:style style:name="T385" style:family="text">
      <style:text-properties style:font-name="Orkney Light3" fo:font-size="12pt" fo:font-style="italic" officeooo:rsid="02a727b2" style:font-size-asian="12pt" style:font-style-asian="italic" style:font-size-complex="12pt" style:font-style-complex="italic"/>
    </style:style>
    <style:style style:name="T386" style:family="text">
      <style:text-properties style:font-name="Orkney Light3" fo:font-size="12pt" fo:font-style="italic" officeooo:rsid="02b0c3f5" style:font-size-asian="12pt" style:font-style-asian="italic" style:font-size-complex="12pt" style:font-style-complex="italic"/>
    </style:style>
    <style:style style:name="T387" style:family="text">
      <style:text-properties style:font-name="Orkney Light3" fo:font-size="12pt" fo:font-style="italic" officeooo:rsid="02dec83c" style:font-size-asian="12pt" style:font-style-asian="italic" style:font-size-complex="12pt" style:font-style-complex="italic"/>
    </style:style>
    <style:style style:name="T388" style:family="text">
      <style:text-properties style:font-name="Orkney Light3" fo:font-size="12pt" fo:font-style="italic" officeooo:rsid="02f0c73f" style:font-size-asian="12pt" style:font-style-asian="italic" style:font-size-complex="12pt" style:font-style-complex="italic"/>
    </style:style>
    <style:style style:name="T389" style:family="text">
      <style:text-properties style:font-name="Orkney Light3" fo:font-size="12pt" fo:font-style="italic" officeooo:rsid="04e5bb4a" style:font-size-asian="12pt" style:font-style-asian="italic" style:font-size-complex="12pt" style:font-style-complex="italic"/>
    </style:style>
    <style:style style:name="T390" style:family="text">
      <style:text-properties style:font-name="Orkney Light3" fo:font-size="12pt" fo:font-style="italic" officeooo:rsid="023259cd" style:font-size-asian="12pt" style:font-style-asian="italic" style:font-size-complex="12pt" style:font-style-complex="italic"/>
    </style:style>
    <style:style style:name="T391" style:family="text">
      <style:text-properties style:font-name="Orkney Light3" fo:font-size="12pt" fo:font-style="italic" officeooo:rsid="022b658b" style:font-size-asian="12pt" style:font-style-asian="italic" style:font-size-complex="12pt" style:font-style-complex="italic"/>
    </style:style>
    <style:style style:name="T392" style:family="text">
      <style:text-properties style:font-name="Orkney Light3" fo:font-size="12pt" fo:font-style="italic" officeooo:rsid="0235c105" style:font-size-asian="12pt" style:font-style-asian="italic" style:font-size-complex="12pt" style:font-style-complex="italic"/>
    </style:style>
    <style:style style:name="T393" style:family="text">
      <style:text-properties style:font-name="Orkney Light3" fo:font-size="12pt" fo:font-style="italic" officeooo:rsid="0241e1dc" style:font-size-asian="12pt" style:font-style-asian="italic" style:font-size-complex="12pt" style:font-style-complex="italic"/>
    </style:style>
    <style:style style:name="T394" style:family="text">
      <style:text-properties style:font-name="Orkney Light3" fo:font-size="12pt" fo:font-style="italic" officeooo:rsid="0247bba2" style:font-size-asian="12pt" style:font-style-asian="italic" style:font-size-complex="12pt" style:font-style-complex="italic"/>
    </style:style>
    <style:style style:name="T395" style:family="text">
      <style:text-properties style:font-name="Orkney Light3" fo:font-size="12pt" fo:font-style="italic" officeooo:rsid="024e1b8b" style:font-size-asian="12pt" style:font-style-asian="italic" style:font-size-complex="12pt" style:font-style-complex="italic"/>
    </style:style>
    <style:style style:name="T396" style:family="text">
      <style:text-properties style:font-name="Orkney Light3" fo:font-size="12pt" fo:font-style="italic" officeooo:rsid="0251ad64" style:font-size-asian="12pt" style:font-style-asian="italic" style:font-size-complex="12pt" style:font-style-complex="italic"/>
    </style:style>
    <style:style style:name="T397" style:family="text">
      <style:text-properties style:font-name="Orkney Light3" fo:font-size="12pt" fo:font-style="italic" officeooo:rsid="051f1049" style:font-size-asian="12pt" style:font-style-asian="italic" style:font-size-complex="12pt" style:font-style-complex="italic"/>
    </style:style>
    <style:style style:name="T398" style:family="text">
      <style:text-properties style:font-name="Orkney Light3" fo:font-size="12pt" fo:font-style="italic" officeooo:rsid="0252d35e" style:font-size-asian="12pt" style:font-style-asian="italic" style:font-size-complex="12pt" style:font-style-complex="italic"/>
    </style:style>
    <style:style style:name="T399" style:family="text">
      <style:text-properties style:font-name="Orkney Light3" fo:font-size="12pt" fo:font-style="italic" officeooo:rsid="025728cd" style:font-size-asian="12pt" style:font-style-asian="italic" style:font-size-complex="12pt" style:font-style-complex="italic"/>
    </style:style>
    <style:style style:name="T400" style:family="text">
      <style:text-properties style:font-name="Orkney Light3" fo:font-size="12pt" fo:font-style="italic" officeooo:rsid="026a74fe" style:font-size-asian="12pt" style:font-style-asian="italic" style:font-size-complex="12pt" style:font-style-complex="italic"/>
    </style:style>
    <style:style style:name="T401" style:family="text">
      <style:text-properties style:font-name="Orkney Light3" fo:font-size="12pt" fo:font-style="italic" officeooo:rsid="0278af81" style:font-size-asian="12pt" style:font-style-asian="italic" style:font-size-complex="12pt" style:font-style-complex="italic"/>
    </style:style>
    <style:style style:name="T402" style:family="text">
      <style:text-properties style:font-name="Orkney Light3" fo:font-size="12pt" fo:font-style="italic" officeooo:rsid="027be615" style:font-size-asian="12pt" style:font-style-asian="italic" style:font-size-complex="12pt" style:font-style-complex="italic"/>
    </style:style>
    <style:style style:name="T403" style:family="text">
      <style:text-properties style:font-name="Orkney Light3" fo:font-size="12pt" fo:font-style="italic" officeooo:rsid="027c6b4b" style:font-size-asian="12pt" style:font-style-asian="italic" style:font-size-complex="12pt" style:font-style-complex="italic"/>
    </style:style>
    <style:style style:name="T404" style:family="text">
      <style:text-properties style:font-name="Orkney Light3" fo:font-size="12pt" fo:font-style="italic" officeooo:rsid="029243b5" style:font-size-asian="12pt" style:font-style-asian="italic" style:font-size-complex="12pt" style:font-style-complex="italic"/>
    </style:style>
    <style:style style:name="T405" style:family="text">
      <style:text-properties style:font-name="Orkney Light3" fo:font-size="12pt" fo:font-style="italic" officeooo:rsid="029e0d17" style:font-size-asian="12pt" style:font-style-asian="italic" style:font-size-complex="12pt" style:font-style-complex="italic"/>
    </style:style>
    <style:style style:name="T406" style:family="text">
      <style:text-properties style:font-name="Orkney Light3" fo:font-size="12pt" fo:font-style="italic" officeooo:rsid="0043bcf0" style:font-size-asian="12pt" style:font-style-asian="italic" style:font-size-complex="12pt" style:font-style-complex="italic"/>
    </style:style>
    <style:style style:name="T407" style:family="text">
      <style:text-properties style:font-name="Orkney Light3" fo:font-size="12pt" fo:font-style="italic" officeooo:rsid="007b236d" style:font-size-asian="12pt" style:font-style-asian="italic" style:font-size-complex="12pt" style:font-style-complex="italic"/>
    </style:style>
    <style:style style:name="T408" style:family="text">
      <style:text-properties style:font-name="Orkney Light3" fo:font-size="12pt" fo:font-style="italic" officeooo:rsid="02ec9f85" style:font-size-asian="12pt" style:font-style-asian="italic" style:font-size-complex="12pt" style:font-style-complex="italic"/>
    </style:style>
    <style:style style:name="T409" style:family="text">
      <style:text-properties style:font-name="Orkney Light3" fo:font-size="12pt" fo:font-style="italic" officeooo:rsid="02f5aec5" style:font-size-asian="12pt" style:font-style-asian="italic" style:font-size-complex="12pt" style:font-style-complex="italic"/>
    </style:style>
    <style:style style:name="T410" style:family="text">
      <style:text-properties style:font-name="Orkney Light3" fo:font-size="12pt" fo:font-style="italic" officeooo:rsid="02f67942" style:font-size-asian="12pt" style:font-style-asian="italic" style:font-name-complex="Orkney Light4" style:font-size-complex="12pt" style:font-style-complex="italic"/>
    </style:style>
    <style:style style:name="T411" style:family="text">
      <style:text-properties style:font-name="Orkney Light3" fo:font-size="12pt" fo:font-style="italic" officeooo:rsid="02fa21e1" style:font-size-asian="12pt" style:font-style-asian="italic" style:font-name-complex="Orkney Light4" style:font-size-complex="12pt" style:font-style-complex="italic"/>
    </style:style>
    <style:style style:name="T412" style:family="text">
      <style:text-properties style:font-name="Orkney Light3" fo:font-size="12pt" fo:font-style="italic" officeooo:rsid="030a004a" style:font-size-asian="12pt" style:font-style-asian="italic" style:font-name-complex="Orkney Light4" style:font-size-complex="12pt" style:font-style-complex="italic"/>
    </style:style>
    <style:style style:name="T413" style:family="text">
      <style:text-properties style:font-name="Orkney Light3" fo:font-size="12pt" fo:font-style="italic" officeooo:rsid="0316ad65" style:font-size-asian="12pt" style:font-style-asian="italic" style:font-name-complex="Orkney Light4" style:font-size-complex="12pt" style:font-style-complex="italic"/>
    </style:style>
    <style:style style:name="T414" style:family="text">
      <style:text-properties style:font-name="Orkney Light3" fo:font-size="12pt" fo:font-style="italic" officeooo:rsid="031bc5d5" style:font-size-asian="12pt" style:font-style-asian="italic" style:font-name-complex="Orkney Light4" style:font-size-complex="12pt" style:font-style-complex="italic"/>
    </style:style>
    <style:style style:name="T415" style:family="text">
      <style:text-properties style:font-name="Orkney Light3" fo:font-size="12pt" fo:font-style="italic" officeooo:rsid="033b29d2" style:font-size-asian="12pt" style:font-style-asian="italic" style:font-name-complex="Orkney Light4" style:font-size-complex="12pt" style:font-style-complex="italic"/>
    </style:style>
    <style:style style:name="T416" style:family="text">
      <style:text-properties style:font-name="Orkney Light3" fo:font-size="12pt" fo:font-style="italic" officeooo:rsid="0363a823" style:font-size-asian="12pt" style:font-style-asian="italic" style:font-name-complex="Orkney Light4" style:font-size-complex="12pt" style:font-style-complex="italic"/>
    </style:style>
    <style:style style:name="T417" style:family="text">
      <style:text-properties style:font-name="Orkney Light3" fo:font-size="12pt" fo:font-style="italic" officeooo:rsid="037c7190" style:font-size-asian="12pt" style:font-style-asian="italic" style:font-name-complex="Orkney Light4" style:font-size-complex="12pt" style:font-style-complex="italic"/>
    </style:style>
    <style:style style:name="T418" style:family="text">
      <style:text-properties style:font-name="Orkney Light3" fo:font-size="12pt" fo:font-style="italic" officeooo:rsid="0397e635" style:font-size-asian="12pt" style:font-style-asian="italic" style:font-name-complex="Orkney Light4" style:font-size-complex="12pt" style:font-style-complex="italic"/>
    </style:style>
    <style:style style:name="T419" style:family="text">
      <style:text-properties style:font-name="Orkney Light3" fo:font-size="12pt" fo:font-style="italic" officeooo:rsid="039adfee" style:font-size-asian="12pt" style:font-style-asian="italic" style:font-name-complex="Orkney Light4" style:font-size-complex="12pt" style:font-style-complex="italic"/>
    </style:style>
    <style:style style:name="T420" style:family="text">
      <style:text-properties style:font-name="Orkney Light3" fo:font-size="12pt" fo:font-style="italic" officeooo:rsid="0099ba19" style:font-size-asian="12pt" style:font-style-asian="italic" style:font-name-complex="Orkney Light4" style:font-size-complex="12pt" style:font-style-complex="italic"/>
    </style:style>
    <style:style style:name="T421" style:family="text">
      <style:text-properties style:font-name="Orkney Light3" fo:font-size="12pt" fo:font-style="italic" officeooo:rsid="03703086" style:font-size-asian="12pt" style:font-style-asian="italic" style:font-name-complex="Orkney Light4" style:font-size-complex="12pt" style:font-style-complex="italic"/>
    </style:style>
    <style:style style:name="T422" style:family="text">
      <style:text-properties style:font-name="Orkney Light3" fo:font-size="12pt" fo:font-style="italic" officeooo:rsid="037679de" style:font-size-asian="12pt" style:font-style-asian="italic" style:font-name-complex="Orkney Light4" style:font-size-complex="12pt" style:font-style-complex="italic"/>
    </style:style>
    <style:style style:name="T423" style:family="text">
      <style:text-properties style:font-name="Orkney Light3" fo:font-size="12pt" fo:font-style="italic" officeooo:rsid="03786577" style:font-size-asian="12pt" style:font-style-asian="italic" style:font-name-complex="Orkney Light4" style:font-size-complex="12pt" style:font-style-complex="italic"/>
    </style:style>
    <style:style style:name="T424" style:family="text">
      <style:text-properties style:font-name="Orkney Light3" fo:font-size="12pt" fo:font-style="italic" officeooo:rsid="0379618e" style:font-size-asian="12pt" style:font-style-asian="italic" style:font-name-complex="Orkney Light4" style:font-size-complex="12pt" style:font-style-complex="italic"/>
    </style:style>
    <style:style style:name="T425" style:family="text">
      <style:text-properties style:font-name="Orkney Light3" fo:font-size="12pt" fo:font-style="italic" officeooo:rsid="03807ab2" style:font-size-asian="12pt" style:font-style-asian="italic" style:font-name-complex="Orkney Light4" style:font-size-complex="12pt" style:font-style-complex="italic"/>
    </style:style>
    <style:style style:name="T426" style:family="text">
      <style:text-properties style:font-name="Orkney Light3" fo:font-size="12pt" fo:font-style="italic" officeooo:rsid="03816d28" style:font-size-asian="12pt" style:font-style-asian="italic" style:font-name-complex="Orkney Light4" style:font-size-complex="12pt" style:font-style-complex="italic"/>
    </style:style>
    <style:style style:name="T427" style:family="text">
      <style:text-properties style:font-name="Orkney Light3" fo:font-size="12pt" fo:font-style="italic" officeooo:rsid="038305c1" style:font-size-asian="12pt" style:font-style-asian="italic" style:font-name-complex="Orkney Light4" style:font-size-complex="12pt" style:font-style-complex="italic"/>
    </style:style>
    <style:style style:name="T428" style:family="text">
      <style:text-properties style:font-name="Orkney Light3" fo:font-size="12pt" fo:font-style="italic" officeooo:rsid="0385cda1" style:font-size-asian="12pt" style:font-style-asian="italic" style:font-name-complex="Orkney Light4" style:font-size-complex="12pt" style:font-style-complex="italic"/>
    </style:style>
    <style:style style:name="T429" style:family="text">
      <style:text-properties style:font-name="Orkney Light3" fo:font-size="12pt" fo:font-style="italic" fo:font-weight="normal" officeooo:rsid="039cdeba" style:font-size-asian="12pt" style:font-style-asian="italic" style:font-weight-asian="normal" style:font-name-complex="Orkney Light4" style:font-size-complex="12pt" style:font-style-complex="italic" style:font-weight-complex="normal"/>
    </style:style>
    <style:style style:name="T430" style:family="text">
      <style:text-properties style:font-name="Orkney Light3" fo:font-size="12pt" fo:font-style="italic" fo:font-weight="normal" officeooo:rsid="039eb95f" style:font-size-asian="12pt" style:font-style-asian="italic" style:font-weight-asian="normal" style:font-name-complex="Orkney Light4" style:font-size-complex="12pt" style:font-style-complex="italic" style:font-weight-complex="normal"/>
    </style:style>
    <style:style style:name="T431" style:family="text">
      <style:text-properties style:font-name="Orkney Light3" fo:font-size="12pt" fo:font-style="italic" fo:font-weight="normal" officeooo:rsid="03a0da3e" style:font-size-asian="12pt" style:font-style-asian="italic" style:font-weight-asian="normal" style:font-name-complex="Orkney Light4" style:font-size-complex="12pt" style:font-style-complex="italic" style:font-weight-complex="normal"/>
    </style:style>
    <style:style style:name="T432" style:family="text">
      <style:text-properties style:font-name="Orkney Light3" fo:font-size="12pt" fo:font-style="italic" fo:font-weight="normal" officeooo:rsid="03c769c5" style:font-size-asian="12pt" style:font-style-asian="italic" style:font-weight-asian="normal" style:font-name-complex="Orkney Light4" style:font-size-complex="12pt" style:font-style-complex="italic" style:font-weight-complex="normal"/>
    </style:style>
    <style:style style:name="T433" style:family="text">
      <style:text-properties style:font-name="Orkney Light3" fo:font-size="12pt" fo:font-style="italic" fo:font-weight="normal" officeooo:rsid="03c8c4aa" style:font-size-asian="12pt" style:font-style-asian="italic" style:font-weight-asian="normal" style:font-name-complex="Orkney Light4" style:font-size-complex="12pt" style:font-style-complex="italic" style:font-weight-complex="normal"/>
    </style:style>
    <style:style style:name="T434" style:family="text">
      <style:text-properties style:font-name="Orkney Light3" fo:font-size="12pt" fo:font-style="italic" fo:font-weight="normal" officeooo:rsid="03cc05de" style:font-size-asian="12pt" style:font-style-asian="italic" style:font-weight-asian="normal" style:font-name-complex="Orkney Light4" style:font-size-complex="12pt" style:font-style-complex="italic" style:font-weight-complex="normal"/>
    </style:style>
    <style:style style:name="T435" style:family="text">
      <style:text-properties style:font-name="Orkney Light3" fo:font-size="12pt" fo:font-style="italic" fo:font-weight="normal" officeooo:rsid="03f4fc90" style:font-size-asian="12pt" style:font-style-asian="italic" style:font-weight-asian="normal" style:font-name-complex="Orkney Light4" style:font-size-complex="12pt" style:font-style-complex="italic" style:font-weight-complex="normal"/>
    </style:style>
    <style:style style:name="T436" style:family="text">
      <style:text-properties style:font-name="Orkney Light3" fo:font-size="12pt" fo:font-style="italic" fo:font-weight="normal" officeooo:rsid="03f6c885" style:font-size-asian="12pt" style:font-style-asian="italic" style:font-weight-asian="normal" style:font-name-complex="Orkney Light4" style:font-size-complex="12pt" style:font-style-complex="italic" style:font-weight-complex="normal"/>
    </style:style>
    <style:style style:name="T437" style:family="text">
      <style:text-properties style:font-name="Orkney Light3" fo:font-size="12pt" fo:font-style="italic" fo:font-weight="normal" officeooo:rsid="03fb8f1d" style:font-size-asian="12pt" style:font-style-asian="italic" style:font-weight-asian="normal" style:font-name-complex="Orkney Light4" style:font-size-complex="12pt" style:font-style-complex="italic" style:font-weight-complex="normal"/>
    </style:style>
    <style:style style:name="T438" style:family="text">
      <style:text-properties style:font-name="Orkney Light3" fo:font-size="12pt" fo:font-style="italic" fo:font-weight="normal" officeooo:rsid="03fc4765" style:font-size-asian="12pt" style:font-style-asian="italic" style:font-weight-asian="normal" style:font-name-complex="Orkney Light4" style:font-size-complex="12pt" style:font-style-complex="italic" style:font-weight-complex="normal"/>
    </style:style>
    <style:style style:name="T439" style:family="text">
      <style:text-properties style:font-name="Orkney Light3" fo:font-size="12pt" fo:font-style="italic" fo:font-weight="normal" officeooo:rsid="04057e66" style:font-size-asian="12pt" style:font-style-asian="italic" style:font-weight-asian="normal" style:font-name-complex="Orkney Light4" style:font-size-complex="12pt" style:font-style-complex="italic" style:font-weight-complex="normal"/>
    </style:style>
    <style:style style:name="T440" style:family="text">
      <style:text-properties style:font-name="Orkney Light3" fo:font-size="12pt" fo:font-style="italic" fo:font-weight="normal" officeooo:rsid="040a4b93" style:font-size-asian="12pt" style:font-style-asian="italic" style:font-weight-asian="normal" style:font-name-complex="Orkney Light4" style:font-size-complex="12pt" style:font-style-complex="italic" style:font-weight-complex="normal"/>
    </style:style>
    <style:style style:name="T441" style:family="text">
      <style:text-properties style:font-name="Orkney Light3" fo:font-size="12pt" fo:font-style="italic" fo:font-weight="normal" officeooo:rsid="040b80bc" style:font-size-asian="12pt" style:font-style-asian="italic" style:font-weight-asian="normal" style:font-name-complex="Orkney Light4" style:font-size-complex="12pt" style:font-style-complex="italic" style:font-weight-complex="normal"/>
    </style:style>
    <style:style style:name="T442" style:family="text">
      <style:text-properties style:font-name="Orkney Light3" fo:font-size="12pt" fo:font-style="italic" fo:font-weight="normal" officeooo:rsid="0416d48c" style:font-size-asian="12pt" style:font-style-asian="italic" style:font-weight-asian="normal" style:font-name-complex="Orkney Light4" style:font-size-complex="12pt" style:font-style-complex="italic" style:font-weight-complex="normal"/>
    </style:style>
    <style:style style:name="T443" style:family="text">
      <style:text-properties style:font-name="Orkney Light3" fo:font-size="12pt" fo:font-style="italic" fo:font-weight="normal" officeooo:rsid="04191737" style:font-size-asian="12pt" style:font-style-asian="italic" style:font-weight-asian="normal" style:font-name-complex="Orkney Light4" style:font-size-complex="12pt" style:font-style-complex="italic" style:font-weight-complex="normal"/>
    </style:style>
    <style:style style:name="T444" style:family="text">
      <style:text-properties style:font-name="Orkney Light3" fo:font-size="12pt" fo:font-style="italic" fo:font-weight="normal" officeooo:rsid="041a9332" style:font-size-asian="12pt" style:font-style-asian="italic" style:font-weight-asian="normal" style:font-name-complex="Orkney Light4" style:font-size-complex="12pt" style:font-style-complex="italic" style:font-weight-complex="normal"/>
    </style:style>
    <style:style style:name="T445" style:family="text">
      <style:text-properties style:font-name="Orkney Light3" fo:font-size="12pt" fo:font-style="italic" fo:font-weight="normal" officeooo:rsid="041ba68b" style:font-size-asian="12pt" style:font-style-asian="italic" style:font-weight-asian="normal" style:font-name-complex="Orkney Light4" style:font-size-complex="12pt" style:font-style-complex="italic" style:font-weight-complex="normal"/>
    </style:style>
    <style:style style:name="T446" style:family="text">
      <style:text-properties style:font-name="Orkney Light3" fo:font-size="12pt" fo:font-style="italic" fo:font-weight="normal" officeooo:rsid="042087d6" style:font-size-asian="12pt" style:font-style-asian="italic" style:font-weight-asian="normal" style:font-name-complex="Orkney Light4" style:font-size-complex="12pt" style:font-style-complex="italic" style:font-weight-complex="normal"/>
    </style:style>
    <style:style style:name="T447" style:family="text">
      <style:text-properties style:font-name="Orkney Light3" fo:font-size="12pt" fo:font-style="italic" fo:font-weight="normal" officeooo:rsid="042254ce" style:font-size-asian="12pt" style:font-style-asian="italic" style:font-weight-asian="normal" style:font-name-complex="Orkney Light4" style:font-size-complex="12pt" style:font-style-complex="italic" style:font-weight-complex="normal"/>
    </style:style>
    <style:style style:name="T448" style:family="text">
      <style:text-properties style:font-name="Orkney Light3" fo:font-size="12pt" fo:font-style="italic" fo:font-weight="normal" officeooo:rsid="042424b5" style:font-size-asian="12pt" style:font-style-asian="italic" style:font-weight-asian="normal" style:font-name-complex="Orkney Light4" style:font-size-complex="12pt" style:font-style-complex="italic" style:font-weight-complex="normal"/>
    </style:style>
    <style:style style:name="T449" style:family="text">
      <style:text-properties style:font-name="Orkney Light3" fo:font-size="12pt" fo:font-style="italic" fo:font-weight="normal" officeooo:rsid="04242613" style:font-size-asian="12pt" style:font-style-asian="italic" style:font-weight-asian="normal" style:font-name-complex="Orkney Light4" style:font-size-complex="12pt" style:font-style-complex="italic" style:font-weight-complex="normal"/>
    </style:style>
    <style:style style:name="T450" style:family="text">
      <style:text-properties style:font-name="Orkney Light3" fo:font-size="12pt" fo:font-style="italic" fo:font-weight="normal" officeooo:rsid="04255822" style:font-size-asian="12pt" style:font-style-asian="italic" style:font-weight-asian="normal" style:font-name-complex="Orkney Light4" style:font-size-complex="12pt" style:font-style-complex="italic" style:font-weight-complex="normal"/>
    </style:style>
    <style:style style:name="T451" style:family="text">
      <style:text-properties style:font-name="Orkney Light3" fo:font-size="12pt" fo:font-style="italic" fo:font-weight="normal" officeooo:rsid="0425a291" style:font-size-asian="12pt" style:font-style-asian="italic" style:font-weight-asian="normal" style:font-name-complex="Orkney Light4" style:font-size-complex="12pt" style:font-style-complex="italic" style:font-weight-complex="normal"/>
    </style:style>
    <style:style style:name="T452" style:family="text">
      <style:text-properties style:font-name="Orkney Light3" fo:font-size="12pt" fo:font-style="italic" fo:font-weight="normal" officeooo:rsid="04276e8c" style:font-size-asian="12pt" style:font-style-asian="italic" style:font-weight-asian="normal" style:font-name-complex="Orkney Light4" style:font-size-complex="12pt" style:font-style-complex="italic" style:font-weight-complex="normal"/>
    </style:style>
    <style:style style:name="T453" style:family="text">
      <style:text-properties style:font-name="Orkney Light3" fo:font-size="12pt" fo:font-style="italic" fo:font-weight="normal" officeooo:rsid="0433878e" style:font-size-asian="12pt" style:font-style-asian="italic" style:font-weight-asian="normal" style:font-name-complex="Orkney Light4" style:font-size-complex="12pt" style:font-style-complex="italic" style:font-weight-complex="normal"/>
    </style:style>
    <style:style style:name="T454" style:family="text">
      <style:text-properties style:font-name="Orkney Light3" fo:font-size="12pt" fo:font-style="italic" fo:font-weight="normal" officeooo:rsid="043391dc" style:font-size-asian="12pt" style:font-style-asian="italic" style:font-weight-asian="normal" style:font-name-complex="Orkney Light4" style:font-size-complex="12pt" style:font-style-complex="italic" style:font-weight-complex="normal"/>
    </style:style>
    <style:style style:name="T455" style:family="text">
      <style:text-properties style:font-name="Orkney Light3" fo:font-size="12pt" fo:font-style="italic" fo:font-weight="normal" officeooo:rsid="04353c7d" style:font-size-asian="12pt" style:font-style-asian="italic" style:font-weight-asian="normal" style:font-name-complex="Orkney Light4" style:font-size-complex="12pt" style:font-style-complex="italic" style:font-weight-complex="normal"/>
    </style:style>
    <style:style style:name="T456" style:family="text">
      <style:text-properties style:font-name="Orkney Light3" fo:font-size="12pt" fo:font-style="italic" fo:font-weight="normal" officeooo:rsid="0436a1bf" style:font-size-asian="12pt" style:font-style-asian="italic" style:font-weight-asian="normal" style:font-name-complex="Orkney Light4" style:font-size-complex="12pt" style:font-style-complex="italic" style:font-weight-complex="normal"/>
    </style:style>
    <style:style style:name="T457" style:family="text">
      <style:text-properties style:font-name="Orkney Light3" fo:font-size="12pt" fo:font-style="italic" fo:font-weight="normal" officeooo:rsid="0437f652" style:font-size-asian="12pt" style:font-style-asian="italic" style:font-weight-asian="normal" style:font-name-complex="Orkney Light4" style:font-size-complex="12pt" style:font-style-complex="italic" style:font-weight-complex="normal"/>
    </style:style>
    <style:style style:name="T458" style:family="text">
      <style:text-properties style:font-name="Orkney Light3" fo:font-size="12pt" fo:font-style="italic" fo:font-weight="normal" officeooo:rsid="04391f3e" style:font-size-asian="12pt" style:font-style-asian="italic" style:font-weight-asian="normal" style:font-name-complex="Orkney Light4" style:font-size-complex="12pt" style:font-style-complex="italic" style:font-weight-complex="normal"/>
    </style:style>
    <style:style style:name="T459" style:family="text">
      <style:text-properties style:font-name="Orkney Light3" fo:font-size="12pt" fo:font-style="italic" fo:font-weight="normal" officeooo:rsid="043bebe3" style:font-size-asian="12pt" style:font-style-asian="italic" style:font-weight-asian="normal" style:font-name-complex="Orkney Light4" style:font-size-complex="12pt" style:font-style-complex="italic" style:font-weight-complex="normal"/>
    </style:style>
    <style:style style:name="T460" style:family="text">
      <style:text-properties style:font-name="Orkney Light3" fo:font-size="12pt" fo:font-style="italic" fo:font-weight="normal" officeooo:rsid="045df29c" style:font-size-asian="12pt" style:font-style-asian="italic" style:font-weight-asian="normal" style:font-name-complex="Orkney Light4" style:font-size-complex="12pt" style:font-style-complex="italic" style:font-weight-complex="normal"/>
    </style:style>
    <style:style style:name="T461" style:family="text">
      <style:text-properties style:font-name="Orkney Light3" fo:font-size="12pt" fo:font-style="italic" fo:font-weight="normal" officeooo:rsid="045edf85" style:font-size-asian="12pt" style:font-style-asian="italic" style:font-weight-asian="normal" style:font-name-complex="Orkney Light4" style:font-size-complex="12pt" style:font-style-complex="italic" style:font-weight-complex="normal"/>
    </style:style>
    <style:style style:name="T462" style:family="text">
      <style:text-properties style:font-name="Orkney Light3" fo:font-size="12pt" fo:font-style="italic" fo:font-weight="normal" officeooo:rsid="045fa831" style:font-size-asian="12pt" style:font-style-asian="italic" style:font-weight-asian="normal" style:font-name-complex="Orkney Light4" style:font-size-complex="12pt" style:font-style-complex="italic" style:font-weight-complex="normal"/>
    </style:style>
    <style:style style:name="T463" style:family="text">
      <style:text-properties style:font-name="Orkney Light3" fo:font-size="12pt" fo:font-style="italic" fo:font-weight="normal" officeooo:rsid="04671f0e" style:font-size-asian="12pt" style:font-style-asian="italic" style:font-weight-asian="normal" style:font-name-complex="Orkney Light4" style:font-size-complex="12pt" style:font-style-complex="italic" style:font-weight-complex="normal"/>
    </style:style>
    <style:style style:name="T464" style:family="text">
      <style:text-properties style:font-name="Orkney Light3" fo:font-size="12pt" fo:font-style="italic" fo:font-weight="normal" officeooo:rsid="0476835c" style:font-size-asian="12pt" style:font-style-asian="italic" style:font-weight-asian="normal" style:font-name-complex="Orkney Light4" style:font-size-complex="12pt" style:font-style-complex="italic" style:font-weight-complex="normal"/>
    </style:style>
    <style:style style:name="T465" style:family="text">
      <style:text-properties style:font-name="Orkney Light3" fo:font-size="12pt" fo:font-style="italic" fo:font-weight="normal" officeooo:rsid="04778d2b" style:font-size-asian="12pt" style:font-style-asian="italic" style:font-weight-asian="normal" style:font-name-complex="Orkney Light4" style:font-size-complex="12pt" style:font-style-complex="italic" style:font-weight-complex="normal"/>
    </style:style>
    <style:style style:name="T466" style:family="text">
      <style:text-properties style:font-name="Orkney Light3" fo:font-size="12pt" fo:font-style="italic" fo:font-weight="normal" officeooo:rsid="047a8f9f" style:font-size-asian="12pt" style:font-style-asian="italic" style:font-weight-asian="normal" style:font-name-complex="Orkney Light4" style:font-size-complex="12pt" style:font-style-complex="italic" style:font-weight-complex="normal"/>
    </style:style>
    <style:style style:name="T467" style:family="text">
      <style:text-properties style:font-name="Orkney Light3" fo:font-size="12pt" fo:font-style="italic" fo:font-weight="normal" officeooo:rsid="047c46f5" style:font-size-asian="12pt" style:font-style-asian="italic" style:font-weight-asian="normal" style:font-name-complex="Orkney Light4" style:font-size-complex="12pt" style:font-style-complex="italic" style:font-weight-complex="normal"/>
    </style:style>
    <style:style style:name="T468" style:family="text">
      <style:text-properties style:font-name="Orkney Light3" fo:font-size="12pt" fo:font-style="italic" fo:font-weight="normal" officeooo:rsid="047d1016" style:font-size-asian="12pt" style:font-style-asian="italic" style:font-weight-asian="normal" style:font-name-complex="Orkney Light4" style:font-size-complex="12pt" style:font-style-complex="italic" style:font-weight-complex="normal"/>
    </style:style>
    <style:style style:name="T469" style:family="text">
      <style:text-properties style:font-name="Orkney Light3" fo:font-size="12pt" fo:font-style="italic" fo:font-weight="normal" officeooo:rsid="04824847" style:font-size-asian="12pt" style:font-style-asian="italic" style:font-weight-asian="normal" style:font-name-complex="Orkney Light4" style:font-size-complex="12pt" style:font-style-complex="italic" style:font-weight-complex="normal"/>
    </style:style>
    <style:style style:name="T470" style:family="text">
      <style:text-properties style:font-name="Orkney Light3" fo:font-size="12pt" fo:font-style="italic" fo:font-weight="normal" officeooo:rsid="0482a4f7" style:font-size-asian="12pt" style:font-style-asian="italic" style:font-weight-asian="normal" style:font-name-complex="Orkney Light4" style:font-size-complex="12pt" style:font-style-complex="italic" style:font-weight-complex="normal"/>
    </style:style>
    <style:style style:name="T471" style:family="text">
      <style:text-properties style:font-name="Orkney Light3" fo:font-size="12pt" fo:font-style="italic" fo:font-weight="normal" officeooo:rsid="04863a67" style:font-size-asian="12pt" style:font-style-asian="italic" style:font-weight-asian="normal" style:font-name-complex="Orkney Light4" style:font-size-complex="12pt" style:font-style-complex="italic" style:font-weight-complex="normal"/>
    </style:style>
    <style:style style:name="T472" style:family="text">
      <style:text-properties style:font-name="Orkney Light3" fo:font-size="12pt" fo:font-style="italic" fo:font-weight="normal" officeooo:rsid="04a31791" style:font-size-asian="12pt" style:font-style-asian="italic" style:font-weight-asian="normal" style:font-name-complex="Orkney Light4" style:font-size-complex="12pt" style:font-style-complex="italic" style:font-weight-complex="normal"/>
    </style:style>
    <style:style style:name="T473" style:family="text">
      <style:text-properties style:font-name="Orkney Light3" fo:font-size="12pt" fo:font-style="italic" fo:font-weight="normal" officeooo:rsid="04aa481e" style:font-size-asian="12pt" style:font-style-asian="italic" style:font-weight-asian="normal" style:font-name-complex="Orkney Light4" style:font-size-complex="12pt" style:font-style-complex="italic" style:font-weight-complex="normal"/>
    </style:style>
    <style:style style:name="T474" style:family="text">
      <style:text-properties style:font-name="Orkney Light3" fo:font-size="12pt" fo:font-style="italic" fo:font-weight="normal" officeooo:rsid="04ad77c8" style:font-size-asian="12pt" style:font-style-asian="italic" style:font-weight-asian="normal" style:font-name-complex="Orkney Light4" style:font-size-complex="12pt" style:font-style-complex="italic" style:font-weight-complex="normal"/>
    </style:style>
    <style:style style:name="T475" style:family="text">
      <style:text-properties style:font-name="Orkney Light3" fo:font-size="12pt" fo:font-style="italic" fo:font-weight="normal" officeooo:rsid="04aee265" style:font-size-asian="12pt" style:font-style-asian="italic" style:font-weight-asian="normal" style:font-name-complex="Orkney Light4" style:font-size-complex="12pt" style:font-style-complex="italic" style:font-weight-complex="normal"/>
    </style:style>
    <style:style style:name="T476" style:family="text">
      <style:text-properties style:font-name="Orkney Light3" fo:font-size="12pt" fo:font-style="italic" fo:font-weight="normal" officeooo:rsid="04b13780" style:font-size-asian="12pt" style:font-style-asian="italic" style:font-weight-asian="normal" style:font-name-complex="Orkney Light4" style:font-size-complex="12pt" style:font-style-complex="italic" style:font-weight-complex="normal"/>
    </style:style>
    <style:style style:name="T477" style:family="text">
      <style:text-properties style:font-name="Orkney Light3" fo:font-size="12pt" fo:font-style="italic" fo:font-weight="normal" officeooo:rsid="04c094db" style:font-size-asian="12pt" style:font-style-asian="italic" style:font-weight-asian="normal" style:font-name-complex="Orkney Light4" style:font-size-complex="12pt" style:font-style-complex="italic" style:font-weight-complex="normal"/>
    </style:style>
    <style:style style:name="T478" style:family="text">
      <style:text-properties style:font-name="Orkney Light3" fo:font-size="12pt" fo:font-style="italic" fo:font-weight="normal" officeooo:rsid="04c1b311" style:font-size-asian="12pt" style:font-style-asian="italic" style:font-weight-asian="normal" style:font-name-complex="Orkney Light4" style:font-size-complex="12pt" style:font-style-complex="italic" style:font-weight-complex="normal"/>
    </style:style>
    <style:style style:name="T479" style:family="text">
      <style:text-properties style:font-name="Orkney Light3" fo:font-size="12pt" fo:font-style="italic" fo:font-weight="normal" officeooo:rsid="04c93b30" style:font-size-asian="12pt" style:font-style-asian="italic" style:font-weight-asian="normal" style:font-name-complex="Orkney Light4" style:font-size-complex="12pt" style:font-style-complex="italic" style:font-weight-complex="normal"/>
    </style:style>
    <style:style style:name="T480" style:family="text">
      <style:text-properties style:font-name="Orkney Light3" fo:font-size="12pt" fo:font-style="italic" fo:font-weight="normal" officeooo:rsid="04ccd933" style:font-size-asian="12pt" style:font-style-asian="italic" style:font-weight-asian="normal" style:font-name-complex="Orkney Light4" style:font-size-complex="12pt" style:font-style-complex="italic" style:font-weight-complex="normal"/>
    </style:style>
    <style:style style:name="T481" style:family="text">
      <style:text-properties style:font-name="Orkney Light3" fo:font-size="12pt" fo:font-style="italic" fo:font-weight="normal" officeooo:rsid="04cd32bc" style:font-size-asian="12pt" style:font-style-asian="italic" style:font-weight-asian="normal" style:font-name-complex="Orkney Light4" style:font-size-complex="12pt" style:font-style-complex="italic" style:font-weight-complex="normal"/>
    </style:style>
    <style:style style:name="T482" style:family="text">
      <style:text-properties style:font-name="Orkney Light3" fo:font-size="12pt" fo:font-style="italic" fo:font-weight="normal" officeooo:rsid="03dba02a" style:font-size-asian="12pt" style:font-style-asian="italic" style:font-weight-asian="normal" style:font-name-complex="Orkney Light4" style:font-size-complex="12pt" style:font-style-complex="italic" style:font-weight-complex="normal"/>
    </style:style>
    <style:style style:name="T483" style:family="text">
      <style:text-properties style:font-name="Orkney Light3" fo:font-size="12pt" fo:font-style="italic" fo:font-weight="normal" officeooo:rsid="03e44dfa" style:font-size-asian="12pt" style:font-style-asian="italic" style:font-weight-asian="normal" style:font-name-complex="Orkney Light4" style:font-size-complex="12pt" style:font-style-complex="italic" style:font-weight-complex="normal"/>
    </style:style>
    <style:style style:name="T484" style:family="text">
      <style:text-properties style:font-name="Orkney Light3" fo:font-size="12pt" fo:font-style="italic" fo:font-weight="normal" officeooo:rsid="03a3f30a" style:font-size-asian="12pt" style:font-style-asian="italic" style:font-weight-asian="normal" style:font-name-complex="Orkney Light4" style:font-size-complex="12pt" style:font-style-complex="italic" style:font-weight-complex="normal"/>
    </style:style>
    <style:style style:name="T485" style:family="text">
      <style:text-properties style:font-name="Orkney Light3" fo:font-size="12pt" fo:font-style="italic" fo:font-weight="normal" officeooo:rsid="03b88362" style:font-size-asian="12pt" style:font-style-asian="italic" style:font-weight-asian="normal" style:font-name-complex="Orkney Light4" style:font-size-complex="12pt" style:font-style-complex="italic" style:font-weight-complex="normal"/>
    </style:style>
    <style:style style:name="T486" style:family="text">
      <style:text-properties style:font-name="Orkney Light3" fo:font-size="12pt" fo:font-style="italic" fo:font-weight="normal" officeooo:rsid="03c3a968" style:font-size-asian="12pt" style:font-style-asian="italic" style:font-weight-asian="normal" style:font-name-complex="Orkney Light4" style:font-size-complex="12pt" style:font-style-complex="italic" style:font-weight-complex="normal"/>
    </style:style>
    <style:style style:name="T487" style:family="text">
      <style:text-properties style:font-name="Orkney Light3" fo:font-size="12pt" fo:font-style="italic" fo:font-weight="normal" officeooo:rsid="03c5cbea" style:font-size-asian="12pt" style:font-style-asian="italic" style:font-weight-asian="normal" style:font-name-complex="Orkney Light4" style:font-size-complex="12pt" style:font-style-complex="italic" style:font-weight-complex="normal"/>
    </style:style>
    <style:style style:name="T488" style:family="text">
      <style:text-properties style:font-name="Orkney Light3" fo:font-size="12pt" fo:font-style="italic" fo:font-weight="normal" officeooo:rsid="01776c94" style:font-size-asian="12pt" style:font-style-asian="italic" style:font-weight-asian="normal" style:font-name-complex="Orkney Light4" style:font-size-complex="12pt" style:font-style-complex="italic" style:font-weight-complex="normal"/>
    </style:style>
    <style:style style:name="T489" style:family="text">
      <style:text-properties style:font-name="Orkney Light3" fo:font-size="12pt" fo:font-style="italic" fo:font-weight="normal" officeooo:rsid="03d3bbe2" style:font-size-asian="12pt" style:font-style-asian="italic" style:font-weight-asian="normal" style:font-name-complex="Orkney Light4" style:font-size-complex="12pt" style:font-style-complex="italic" style:font-weight-complex="normal"/>
    </style:style>
    <style:style style:name="T490" style:family="text">
      <style:text-properties style:font-name="Orkney Light3" fo:font-size="12pt" fo:font-style="italic" fo:font-weight="normal" officeooo:rsid="03da9744" style:font-size-asian="12pt" style:font-style-asian="italic" style:font-weight-asian="normal" style:font-name-complex="Orkney Light4" style:font-size-complex="12pt" style:font-style-complex="italic" style:font-weight-complex="normal"/>
    </style:style>
    <style:style style:name="T491" style:family="text">
      <style:text-properties style:font-name="Orkney Light3" fo:font-size="12pt" fo:font-style="italic" fo:font-weight="normal" officeooo:rsid="03dd7935" style:font-size-asian="12pt" style:font-style-asian="italic" style:font-weight-asian="normal" style:font-name-complex="Orkney Light4" style:font-size-complex="12pt" style:font-style-complex="italic" style:font-weight-complex="normal"/>
    </style:style>
    <style:style style:name="T492" style:family="text">
      <style:text-properties style:font-name="Orkney Light3" fo:font-size="12pt" fo:font-style="italic" fo:font-weight="normal" officeooo:rsid="03e1fcb3" style:font-size-asian="12pt" style:font-style-asian="italic" style:font-weight-asian="normal" style:font-name-complex="Orkney Light4" style:font-size-complex="12pt" style:font-style-complex="italic" style:font-weight-complex="normal"/>
    </style:style>
    <style:style style:name="T493" style:family="text">
      <style:text-properties style:font-name="Orkney Light3" fo:font-size="12pt" fo:font-style="italic" fo:font-weight="normal" officeooo:rsid="03e3e9c6" style:font-size-asian="12pt" style:font-style-asian="italic" style:font-weight-asian="normal" style:font-name-complex="Orkney Light4" style:font-size-complex="12pt" style:font-style-complex="italic" style:font-weight-complex="normal"/>
    </style:style>
    <style:style style:name="T494" style:family="text">
      <style:text-properties style:font-name="Orkney Light3" fo:font-size="12pt" fo:font-style="italic" fo:font-weight="normal" officeooo:rsid="03e5b169" style:font-size-asian="12pt" style:font-style-asian="italic" style:font-weight-asian="normal" style:font-name-complex="Orkney Light4" style:font-size-complex="12pt" style:font-style-complex="italic" style:font-weight-complex="normal"/>
    </style:style>
    <style:style style:name="T495" style:family="text">
      <style:text-properties style:font-name="Orkney Light3" fo:font-size="12pt" fo:font-style="italic" fo:font-weight="normal" officeooo:rsid="03e9263c" style:font-size-asian="12pt" style:font-style-asian="italic" style:font-weight-asian="normal" style:font-name-complex="Orkney Light4" style:font-size-complex="12pt" style:font-style-complex="italic" style:font-weight-complex="normal"/>
    </style:style>
    <style:style style:name="T496" style:family="text">
      <style:text-properties style:font-name="Orkney Light3" fo:font-size="12pt" fo:font-style="italic" fo:font-weight="normal" officeooo:rsid="03ef0ac6" style:font-size-asian="12pt" style:font-style-asian="italic" style:font-weight-asian="normal" style:font-name-complex="Orkney Light4" style:font-size-complex="12pt" style:font-style-complex="italic" style:font-weight-complex="normal"/>
    </style:style>
    <style:style style:name="T497" style:family="text">
      <style:text-properties style:font-name="Orkney Light3" fo:font-size="12pt" fo:font-style="italic" fo:font-weight="normal" officeooo:rsid="0414e795" style:font-size-asian="12pt" style:font-style-asian="italic" style:font-weight-asian="normal" style:font-name-complex="Orkney Light4" style:font-size-complex="12pt" style:font-style-complex="italic" style:font-weight-complex="normal"/>
    </style:style>
    <style:style style:name="T498" style:family="text">
      <style:text-properties style:font-name="Orkney Light3" fo:font-size="12pt" fo:font-style="italic" fo:font-weight="normal" officeooo:rsid="04155900" style:font-size-asian="12pt" style:font-style-asian="italic" style:font-weight-asian="normal" style:font-name-complex="Orkney Light4" style:font-size-complex="12pt" style:font-style-complex="italic" style:font-weight-complex="normal"/>
    </style:style>
    <style:style style:name="T499" style:family="text">
      <style:text-properties style:font-name="Orkney Light3" fo:font-size="12pt" fo:font-style="italic" fo:font-weight="normal" officeooo:rsid="0198999e" style:font-size-asian="12pt" style:font-style-asian="italic" style:font-weight-asian="normal" style:font-name-complex="Orkney Light4" style:font-size-complex="12pt" style:font-style-complex="italic" style:font-weight-complex="normal"/>
    </style:style>
    <style:style style:name="T500" style:family="text">
      <style:text-properties style:font-name="Orkney Light3" fo:font-size="12pt" fo:font-style="italic" fo:font-weight="normal" officeooo:rsid="01a393b9" style:font-size-asian="12pt" style:font-style-asian="italic" style:font-weight-asian="normal" style:font-name-complex="Orkney Light4" style:font-size-complex="12pt" style:font-style-complex="italic" style:font-weight-complex="normal"/>
    </style:style>
    <style:style style:name="T501" style:family="text">
      <style:text-properties style:font-name="Orkney Light3" fo:font-size="12pt" fo:font-style="italic" fo:font-weight="normal" officeooo:rsid="0429397a" style:font-size-asian="12pt" style:font-style-asian="italic" style:font-weight-asian="normal" style:font-name-complex="Orkney Light4" style:font-size-complex="12pt" style:font-style-complex="italic" style:font-weight-complex="normal"/>
    </style:style>
    <style:style style:name="T502" style:family="text">
      <style:text-properties style:font-name="Orkney Light3" fo:font-size="12pt" fo:font-style="italic" fo:font-weight="normal" officeooo:rsid="01ac518e" style:font-size-asian="12pt" style:font-style-asian="italic" style:font-weight-asian="normal" style:font-name-complex="Orkney Light4" style:font-size-complex="12pt" style:font-style-complex="italic" style:font-weight-complex="normal"/>
    </style:style>
    <style:style style:name="T503" style:family="text">
      <style:text-properties style:font-name="Orkney Light3" fo:font-size="12pt" fo:font-style="italic" fo:font-weight="normal" officeooo:rsid="01acba17" style:font-size-asian="12pt" style:font-style-asian="italic" style:font-weight-asian="normal" style:font-name-complex="Orkney Light4" style:font-size-complex="12pt" style:font-style-complex="italic" style:font-weight-complex="normal"/>
    </style:style>
    <style:style style:name="T504" style:family="text">
      <style:text-properties style:font-name="Orkney Light3" fo:font-size="12pt" fo:font-style="italic" fo:font-weight="normal" officeooo:rsid="044680c3" style:font-size-asian="12pt" style:font-style-asian="italic" style:font-weight-asian="normal" style:font-name-complex="Orkney Light4" style:font-size-complex="12pt" style:font-style-complex="italic" style:font-weight-complex="normal"/>
    </style:style>
    <style:style style:name="T505" style:family="text">
      <style:text-properties style:font-name="Orkney Light3" fo:font-size="12pt" fo:font-style="italic" fo:font-weight="normal" officeooo:rsid="0458e3b6" style:font-size-asian="12pt" style:font-style-asian="italic" style:font-weight-asian="normal" style:font-name-complex="Orkney Light4" style:font-size-complex="12pt" style:font-style-complex="italic" style:font-weight-complex="normal"/>
    </style:style>
    <style:style style:name="T506" style:family="text">
      <style:text-properties style:font-name="Orkney Light3" fo:font-size="12pt" fo:font-style="italic" fo:font-weight="normal" officeooo:rsid="01bbd27a" style:font-size-asian="12pt" style:font-style-asian="italic" style:font-weight-asian="normal" style:font-name-complex="Orkney Light4" style:font-size-complex="12pt" style:font-style-complex="italic" style:font-weight-complex="normal"/>
    </style:style>
    <style:style style:name="T507" style:family="text">
      <style:text-properties style:font-name="Orkney Light3" fo:font-size="12pt" fo:font-style="italic" fo:font-weight="normal" officeooo:rsid="01bfa81d" style:font-size-asian="12pt" style:font-style-asian="italic" style:font-weight-asian="normal" style:font-name-complex="Orkney Light4" style:font-size-complex="12pt" style:font-style-complex="italic" style:font-weight-complex="normal"/>
    </style:style>
    <style:style style:name="T508" style:family="text">
      <style:text-properties style:font-name="Orkney Light3" fo:font-size="12pt" fo:font-style="italic" fo:font-weight="normal" officeooo:rsid="0461ed26" style:font-size-asian="12pt" style:font-style-asian="italic" style:font-weight-asian="normal" style:font-name-complex="Orkney Light4" style:font-size-complex="12pt" style:font-style-complex="italic" style:font-weight-complex="normal"/>
    </style:style>
    <style:style style:name="T509" style:family="text">
      <style:text-properties style:font-name="Orkney Light3" fo:font-size="12pt" fo:font-style="italic" fo:font-weight="normal" officeooo:rsid="0467beba" style:font-size-asian="12pt" style:font-style-asian="italic" style:font-weight-asian="normal" style:font-name-complex="Orkney Light4" style:font-size-complex="12pt" style:font-style-complex="italic" style:font-weight-complex="normal"/>
    </style:style>
    <style:style style:name="T510" style:family="text">
      <style:text-properties style:font-name="Orkney Light3" fo:font-size="12pt" fo:font-style="italic" fo:font-weight="normal" officeooo:rsid="046e53a3" style:font-size-asian="12pt" style:font-style-asian="italic" style:font-weight-asian="normal" style:font-name-complex="Orkney Light4" style:font-size-complex="12pt" style:font-style-complex="italic" style:font-weight-complex="normal"/>
    </style:style>
    <style:style style:name="T511" style:family="text">
      <style:text-properties style:font-name="Orkney Light3" fo:font-size="12pt" fo:font-style="italic" fo:font-weight="normal" officeooo:rsid="047678d6" style:font-size-asian="12pt" style:font-style-asian="italic" style:font-weight-asian="normal" style:font-name-complex="Orkney Light4" style:font-size-complex="12pt" style:font-style-complex="italic" style:font-weight-complex="normal"/>
    </style:style>
    <style:style style:name="T512" style:family="text">
      <style:text-properties style:font-name="Orkney Light3" fo:font-size="12pt" fo:font-style="italic" fo:font-weight="normal" officeooo:rsid="0479f04d" style:font-size-asian="12pt" style:font-style-asian="italic" style:font-weight-asian="normal" style:font-name-complex="Orkney Light4" style:font-size-complex="12pt" style:font-style-complex="italic" style:font-weight-complex="normal"/>
    </style:style>
    <style:style style:name="T513" style:family="text">
      <style:text-properties style:font-name="Orkney Light3" fo:font-size="12pt" fo:font-style="italic" fo:font-weight="normal" officeooo:rsid="047e4f73" style:font-size-asian="12pt" style:font-style-asian="italic" style:font-weight-asian="normal" style:font-name-complex="Orkney Light4" style:font-size-complex="12pt" style:font-style-complex="italic" style:font-weight-complex="normal"/>
    </style:style>
    <style:style style:name="T514" style:family="text">
      <style:text-properties style:font-name="Orkney Light3" fo:font-size="12pt" fo:font-style="italic" fo:font-weight="normal" officeooo:rsid="01ced3db" style:font-size-asian="12pt" style:font-style-asian="italic" style:font-weight-asian="normal" style:font-name-complex="Orkney Light4" style:font-size-complex="12pt" style:font-style-complex="italic" style:font-weight-complex="normal"/>
    </style:style>
    <style:style style:name="T515" style:family="text">
      <style:text-properties style:font-name="Orkney Light3" fo:font-size="12pt" fo:font-style="italic" fo:font-weight="normal" officeooo:rsid="049bd085" style:font-size-asian="12pt" style:font-style-asian="italic" style:font-weight-asian="normal" style:font-name-complex="Orkney Light4" style:font-size-complex="12pt" style:font-style-complex="italic" style:font-weight-complex="normal"/>
    </style:style>
    <style:style style:name="T516" style:family="text">
      <style:text-properties style:font-name="Orkney Light3" fo:font-size="12pt" fo:font-style="italic" fo:font-weight="normal" officeooo:rsid="01da0a0f" style:font-size-asian="12pt" style:font-style-asian="italic" style:font-weight-asian="normal" style:font-name-complex="Orkney Light4" style:font-size-complex="12pt" style:font-style-complex="italic" style:font-weight-complex="normal"/>
    </style:style>
    <style:style style:name="T517" style:family="text">
      <style:text-properties style:font-name="Orkney Light3" fo:font-size="12pt" fo:font-style="italic" fo:font-weight="normal" officeooo:rsid="01e3fe36" style:font-size-asian="12pt" style:font-style-asian="italic" style:font-weight-asian="normal" style:font-name-complex="Orkney Light4" style:font-size-complex="12pt" style:font-style-complex="italic" style:font-weight-complex="normal"/>
    </style:style>
    <style:style style:name="T518" style:family="text">
      <style:text-properties style:font-name="Orkney Light3" fo:font-size="12pt" fo:font-style="italic" fo:font-weight="normal" officeooo:rsid="04b79549" style:font-size-asian="12pt" style:font-style-asian="italic" style:font-weight-asian="normal" style:font-name-complex="Orkney Light4" style:font-size-complex="12pt" style:font-style-complex="italic" style:font-weight-complex="normal"/>
    </style:style>
    <style:style style:name="T519" style:family="text">
      <style:text-properties style:font-name="Orkney Light3" fo:font-size="12pt" fo:font-style="italic" fo:font-weight="normal" officeooo:rsid="01ff436f" style:font-size-asian="12pt" style:font-style-asian="italic" style:font-weight-asian="normal" style:font-name-complex="Orkney Light4" style:font-size-complex="12pt" style:font-style-complex="italic" style:font-weight-complex="normal"/>
    </style:style>
    <style:style style:name="T520" style:family="text">
      <style:text-properties style:font-name="Orkney Light3" fo:font-size="12pt" fo:font-style="normal" fo:font-weight="bold" officeooo:rsid="02589329" style:font-size-asian="12pt" style:font-style-asian="normal" style:font-weight-asian="bold" style:font-size-complex="12pt" style:font-style-complex="normal" style:font-weight-complex="bold"/>
    </style:style>
    <style:style style:name="T521" style:family="text">
      <style:text-properties style:font-name="Orkney Light3" fo:font-size="12pt" fo:font-style="normal" fo:font-weight="bold" officeooo:rsid="0259ef62" style:font-size-asian="12pt" style:font-style-asian="normal" style:font-weight-asian="bold" style:font-size-complex="12pt" style:font-style-complex="normal" style:font-weight-complex="bold"/>
    </style:style>
    <style:style style:name="T522" style:family="text">
      <style:text-properties style:font-name="Orkney Light3" fo:font-size="12pt" fo:font-style="normal" fo:font-weight="bold" officeooo:rsid="023c2fab" style:font-size-asian="12pt" style:font-style-asian="normal" style:font-weight-asian="bold" style:font-size-complex="12pt" style:font-style-complex="normal" style:font-weight-complex="bold"/>
    </style:style>
    <style:style style:name="T523" style:family="text">
      <style:text-properties style:font-name="Orkney Light3" fo:font-size="12pt" fo:font-style="normal" fo:font-weight="bold" officeooo:rsid="023ec5c1" style:font-size-asian="12pt" style:font-style-asian="normal" style:font-weight-asian="bold" style:font-size-complex="12pt" style:font-style-complex="normal" style:font-weight-complex="bold"/>
    </style:style>
    <style:style style:name="T524" style:family="text">
      <style:text-properties style:font-name="Orkney Light3" fo:font-size="12pt" fo:font-style="normal" fo:font-weight="bold" officeooo:rsid="0241e1dc" style:font-size-asian="12pt" style:font-style-asian="normal" style:font-weight-asian="bold" style:font-size-complex="12pt" style:font-style-complex="normal" style:font-weight-complex="bold"/>
    </style:style>
    <style:style style:name="T525" style:family="text">
      <style:text-properties style:font-name="Orkney Light3" fo:font-size="12pt" fo:font-style="normal" fo:font-weight="bold" officeooo:rsid="02688c05" style:font-size-asian="12pt" style:font-style-asian="normal" style:font-weight-asian="bold" style:font-size-complex="12pt" style:font-style-complex="normal" style:font-weight-complex="bold"/>
    </style:style>
    <style:style style:name="T526" style:family="text">
      <style:text-properties style:font-name="Orkney Light3" fo:font-size="12pt" fo:font-style="normal" fo:font-weight="bold" officeooo:rsid="0272ab19" style:font-size-asian="12pt" style:font-style-asian="normal" style:font-weight-asian="bold" style:font-size-complex="12pt" style:font-style-complex="normal" style:font-weight-complex="bold"/>
    </style:style>
    <style:style style:name="T527" style:family="text">
      <style:text-properties style:font-name="Orkney Light3" fo:font-size="12pt" fo:font-style="normal" fo:font-weight="bold" officeooo:rsid="02732bac" style:font-size-asian="12pt" style:font-style-asian="normal" style:font-weight-asian="bold" style:font-size-complex="12pt" style:font-style-complex="normal" style:font-weight-complex="bold"/>
    </style:style>
    <style:style style:name="T528" style:family="text">
      <style:text-properties style:font-name="Orkney Light3" fo:font-size="12pt" fo:font-style="normal" fo:font-weight="bold" officeooo:rsid="02754fb4" style:font-size-asian="12pt" style:font-style-asian="normal" style:font-weight-asian="bold" style:font-size-complex="12pt" style:font-style-complex="normal" style:font-weight-complex="bold"/>
    </style:style>
    <style:style style:name="T529" style:family="text">
      <style:text-properties style:font-name="Orkney Light3" fo:font-size="12pt" fo:font-style="normal" fo:font-weight="bold" officeooo:rsid="0289655d" style:font-size-asian="12pt" style:font-style-asian="normal" style:font-weight-asian="bold" style:font-size-complex="12pt" style:font-style-complex="normal" style:font-weight-complex="bold"/>
    </style:style>
    <style:style style:name="T530" style:family="text">
      <style:text-properties style:font-name="Orkney Light3" fo:font-size="12pt" fo:font-style="normal" fo:font-weight="bold" officeooo:rsid="028dbe51" style:font-size-asian="12pt" style:font-style-asian="normal" style:font-weight-asian="bold" style:font-size-complex="12pt" style:font-style-complex="normal" style:font-weight-complex="bold"/>
    </style:style>
    <style:style style:name="T531" style:family="text">
      <style:text-properties style:font-name="Orkney Light3" fo:font-size="12pt" fo:font-style="normal" fo:font-weight="bold" officeooo:rsid="028c794d" style:font-size-asian="12pt" style:font-style-asian="normal" style:font-weight-asian="bold" style:font-size-complex="12pt" style:font-style-complex="normal" style:font-weight-complex="bold"/>
    </style:style>
    <style:style style:name="T532" style:family="text">
      <style:text-properties style:font-name="Orkney Light3" fo:font-size="12pt" fo:font-style="normal" fo:font-weight="bold" officeooo:rsid="029b785c" style:font-size-asian="12pt" style:font-style-asian="normal" style:font-weight-asian="bold" style:font-size-complex="12pt" style:font-style-complex="normal" style:font-weight-complex="bold"/>
    </style:style>
    <style:style style:name="T533" style:family="text">
      <style:text-properties style:font-name="Orkney Light3" fo:font-size="12pt" fo:font-style="normal" fo:font-weight="bold" officeooo:rsid="02a880e7" style:font-size-asian="12pt" style:font-style-asian="normal" style:font-weight-asian="bold" style:font-size-complex="12pt" style:font-style-complex="normal" style:font-weight-complex="bold"/>
    </style:style>
    <style:style style:name="T534" style:family="text">
      <style:text-properties style:font-name="Orkney Light3" fo:font-size="12pt" fo:font-style="normal" fo:font-weight="bold" officeooo:rsid="02b000c6" style:font-size-asian="12pt" style:font-style-asian="normal" style:font-weight-asian="bold" style:font-size-complex="12pt" style:font-style-complex="normal" style:font-weight-complex="bold"/>
    </style:style>
    <style:style style:name="T535" style:family="text">
      <style:text-properties style:font-name="Orkney Light3" fo:font-size="12pt" fo:font-style="normal" fo:font-weight="bold" officeooo:rsid="02c16d12" style:font-size-asian="12pt" style:font-style-asian="normal" style:font-weight-asian="bold" style:font-size-complex="12pt" style:font-style-complex="normal" style:font-weight-complex="bold"/>
    </style:style>
    <style:style style:name="T536" style:family="text">
      <style:text-properties style:font-name="Orkney Light3" fo:font-size="12pt" fo:font-style="normal" fo:font-weight="bold" officeooo:rsid="02c89f71" style:font-size-asian="12pt" style:font-style-asian="normal" style:font-weight-asian="bold" style:font-size-complex="12pt" style:font-style-complex="normal" style:font-weight-complex="bold"/>
    </style:style>
    <style:style style:name="T537" style:family="text">
      <style:text-properties style:font-name="Orkney Light3" fo:font-size="12pt" fo:font-style="normal" fo:font-weight="bold" officeooo:rsid="02e241b2" style:font-size-asian="12pt" style:font-style-asian="normal" style:font-weight-asian="bold" style:font-size-complex="12pt" style:font-style-complex="normal" style:font-weight-complex="bold"/>
    </style:style>
    <style:style style:name="T538" style:family="text">
      <style:text-properties style:font-name="Orkney Light3" fo:font-size="12pt" fo:font-style="normal" fo:font-weight="bold" officeooo:rsid="02f175b0" style:font-size-asian="12pt" style:font-style-asian="normal" style:font-weight-asian="bold" style:font-size-complex="12pt" style:font-style-complex="normal" style:font-weight-complex="bold"/>
    </style:style>
    <style:style style:name="T539" style:family="text">
      <style:text-properties style:font-name="Orkney Light3" fo:font-size="12pt" fo:font-style="normal" fo:font-weight="bold" officeooo:rsid="02fb76c3" style:font-size-asian="12pt" style:font-style-asian="normal" style:font-weight-asian="bold" style:font-size-complex="12pt" style:font-style-complex="normal" style:font-weight-complex="bold"/>
    </style:style>
    <style:style style:name="T540" style:family="text">
      <style:text-properties style:font-name="Orkney Light3" fo:font-size="12pt" fo:font-style="normal" fo:font-weight="bold" officeooo:rsid="023259cd" style:font-size-asian="12pt" style:font-style-asian="normal" style:font-weight-asian="bold" style:font-size-complex="12pt" style:font-style-complex="normal" style:font-weight-complex="bold"/>
    </style:style>
    <style:style style:name="T541" style:family="text">
      <style:text-properties style:font-name="Orkney Light3" fo:font-size="12pt" fo:font-style="normal" fo:font-weight="bold" officeooo:rsid="022b658b" style:font-size-asian="12pt" style:font-style-asian="normal" style:font-weight-asian="bold" style:font-size-complex="12pt" style:font-style-complex="normal" style:font-weight-complex="bold"/>
    </style:style>
    <style:style style:name="T542" style:family="text">
      <style:text-properties style:font-name="Orkney Light3" fo:font-size="12pt" fo:font-style="normal" fo:font-weight="bold" officeooo:rsid="0235c105" style:font-size-asian="12pt" style:font-style-asian="normal" style:font-weight-asian="bold" style:font-size-complex="12pt" style:font-style-complex="normal" style:font-weight-complex="bold"/>
    </style:style>
    <style:style style:name="T543" style:family="text">
      <style:text-properties style:font-name="Orkney Light3" fo:font-size="12pt" fo:font-style="normal" fo:font-weight="bold" officeooo:rsid="02fd46cb" style:font-size-asian="12pt" style:font-style-asian="normal" style:font-weight-asian="bold" style:font-size-complex="12pt" style:font-style-complex="normal" style:font-weight-complex="bold"/>
    </style:style>
    <style:style style:name="T544" style:family="text">
      <style:text-properties style:font-name="Orkney Light3" fo:font-size="12pt" fo:font-style="normal" fo:font-weight="bold" officeooo:rsid="026a74fe" style:font-size-asian="12pt" style:font-style-asian="normal" style:font-weight-asian="bold" style:font-size-complex="12pt" style:font-style-complex="normal" style:font-weight-complex="bold"/>
    </style:style>
    <style:style style:name="T545" style:family="text">
      <style:text-properties style:font-name="Orkney Light3" fo:font-size="12pt" fo:font-style="normal" fo:font-weight="bold" officeooo:rsid="027be338" style:font-size-asian="12pt" style:font-style-asian="normal" style:font-weight-asian="bold" style:font-size-complex="12pt" style:font-style-complex="normal" style:font-weight-complex="bold"/>
    </style:style>
    <style:style style:name="T546" style:family="text">
      <style:text-properties style:font-name="Orkney Light3" fo:font-size="12pt" fo:font-style="normal" fo:font-weight="bold" officeooo:rsid="027be615" style:font-size-asian="12pt" style:font-style-asian="normal" style:font-weight-asian="bold" style:font-size-complex="12pt" style:font-style-complex="normal" style:font-weight-complex="bold"/>
    </style:style>
    <style:style style:name="T547" style:family="text">
      <style:text-properties style:font-name="Orkney Light3" fo:font-size="12pt" fo:font-style="normal" fo:font-weight="bold" officeooo:rsid="027c6b4b" style:font-size-asian="12pt" style:font-style-asian="normal" style:font-weight-asian="bold" style:font-size-complex="12pt" style:font-style-complex="normal" style:font-weight-complex="bold"/>
    </style:style>
    <style:style style:name="T548" style:family="text">
      <style:text-properties style:font-name="Orkney Light3" fo:font-size="12pt" fo:font-style="normal" fo:font-weight="bold" officeooo:rsid="0294a678" style:font-size-asian="12pt" style:font-style-asian="normal" style:font-weight-asian="bold" style:font-size-complex="12pt" style:font-style-complex="normal" style:font-weight-complex="bold"/>
    </style:style>
    <style:style style:name="T549" style:family="text">
      <style:text-properties style:font-name="Orkney Light3" fo:font-size="12pt" fo:font-style="normal" fo:font-weight="bold" officeooo:rsid="02a065ad" style:font-size-asian="12pt" style:font-style-asian="normal" style:font-weight-asian="bold" style:font-size-complex="12pt" style:font-style-complex="normal" style:font-weight-complex="bold"/>
    </style:style>
    <style:style style:name="T550" style:family="text">
      <style:text-properties style:font-name="Orkney Light3" fo:font-size="12pt" fo:font-style="normal" fo:font-weight="bold" officeooo:rsid="02edcee7" style:font-size-asian="12pt" style:font-style-asian="normal" style:font-weight-asian="bold" style:font-size-complex="12pt" style:font-style-complex="normal" style:font-weight-complex="bold"/>
    </style:style>
    <style:style style:name="T551" style:family="text">
      <style:text-properties style:font-name="Orkney Light3" fo:font-size="12pt" fo:font-style="normal" fo:font-weight="bold" officeooo:rsid="02f6508f" style:font-size-asian="12pt" style:font-style-asian="normal" style:font-weight-asian="bold" style:font-size-complex="12pt" style:font-style-complex="normal" style:font-weight-complex="bold"/>
    </style:style>
    <style:style style:name="T552" style:family="text">
      <style:text-properties style:font-name="Orkney Light3" fo:font-size="12pt" fo:font-style="normal" fo:font-weight="bold" officeooo:rsid="0241e1dc" style:font-size-asian="12pt" style:font-style-asian="normal" style:font-weight-asian="bold" style:font-name-complex="Orkney Light4" style:font-size-complex="12pt" style:font-style-complex="normal" style:font-weight-complex="bold"/>
    </style:style>
    <style:style style:name="T553" style:family="text">
      <style:text-properties style:font-name="Orkney Light3" fo:font-size="12pt" fo:font-style="normal" fo:font-weight="bold" officeooo:rsid="02589329" style:font-size-asian="12pt" style:font-style-asian="normal" style:font-weight-asian="bold" style:font-name-complex="Orkney Light4" style:font-size-complex="12pt" style:font-style-complex="normal" style:font-weight-complex="bold"/>
    </style:style>
    <style:style style:name="T554" style:family="text">
      <style:text-properties style:font-name="Orkney Light3" fo:font-size="12pt" fo:font-style="normal" fo:font-weight="bold" officeooo:rsid="02f175b0" style:font-size-asian="12pt" style:font-style-asian="normal" style:font-weight-asian="bold" style:font-name-complex="Orkney Light4" style:font-size-complex="12pt" style:font-style-complex="normal" style:font-weight-complex="bold"/>
    </style:style>
    <style:style style:name="T555" style:family="text">
      <style:text-properties style:font-name="Orkney Light3" fo:font-size="12pt" fo:font-style="normal" fo:font-weight="bold" officeooo:rsid="02f67942" style:font-size-asian="12pt" style:font-style-asian="normal" style:font-weight-asian="bold" style:font-name-complex="Orkney Light4" style:font-size-complex="12pt" style:font-style-complex="normal" style:font-weight-complex="bold"/>
    </style:style>
    <style:style style:name="T556" style:family="text">
      <style:text-properties style:font-name="Orkney Light3" fo:font-size="12pt" fo:font-style="normal" fo:font-weight="bold" officeooo:rsid="03020367" style:font-size-asian="12pt" style:font-style-asian="normal" style:font-weight-asian="bold" style:font-name-complex="Orkney Light4" style:font-size-complex="12pt" style:font-style-complex="normal" style:font-weight-complex="bold"/>
    </style:style>
    <style:style style:name="T557" style:family="text">
      <style:text-properties style:font-name="Orkney Light3" fo:font-size="12pt" fo:font-style="normal" fo:font-weight="bold" officeooo:rsid="0303dee3" style:font-size-asian="12pt" style:font-style-asian="normal" style:font-weight-asian="bold" style:font-name-complex="Orkney Light4" style:font-size-complex="12pt" style:font-style-complex="normal" style:font-weight-complex="bold"/>
    </style:style>
    <style:style style:name="T558" style:family="text">
      <style:text-properties style:font-name="Orkney Light3" fo:font-size="12pt" fo:font-style="normal" fo:font-weight="bold" officeooo:rsid="030ad7e9" style:font-size-asian="12pt" style:font-style-asian="normal" style:font-weight-asian="bold" style:font-name-complex="Orkney Light4" style:font-size-complex="12pt" style:font-style-complex="normal" style:font-weight-complex="bold"/>
    </style:style>
    <style:style style:name="T559" style:family="text">
      <style:text-properties style:font-name="Orkney Light3" fo:font-size="12pt" fo:font-style="normal" fo:font-weight="bold" officeooo:rsid="030c2d51" style:font-size-asian="12pt" style:font-style-asian="normal" style:font-weight-asian="bold" style:font-name-complex="Orkney Light4" style:font-size-complex="12pt" style:font-style-complex="normal" style:font-weight-complex="bold"/>
    </style:style>
    <style:style style:name="T560" style:family="text">
      <style:text-properties style:font-name="Orkney Light3" fo:font-size="12pt" fo:font-style="normal" fo:font-weight="bold" officeooo:rsid="031bc5d5" style:font-size-asian="12pt" style:font-style-asian="normal" style:font-weight-asian="bold" style:font-name-complex="Orkney Light4" style:font-size-complex="12pt" style:font-style-complex="normal" style:font-weight-complex="bold"/>
    </style:style>
    <style:style style:name="T561" style:family="text">
      <style:text-properties style:font-name="Orkney Light3" fo:font-size="12pt" fo:font-style="normal" fo:font-weight="bold" officeooo:rsid="031ea992" style:font-size-asian="12pt" style:font-style-asian="normal" style:font-weight-asian="bold" style:font-name-complex="Orkney Light4" style:font-size-complex="12pt" style:font-style-complex="normal" style:font-weight-complex="bold"/>
    </style:style>
    <style:style style:name="T562" style:family="text">
      <style:text-properties style:font-name="Orkney Light3" fo:font-size="12pt" fo:font-style="normal" fo:font-weight="bold" officeooo:rsid="031ee6da" style:font-size-asian="12pt" style:font-style-asian="normal" style:font-weight-asian="bold" style:font-name-complex="Orkney Light4" style:font-size-complex="12pt" style:font-style-complex="normal" style:font-weight-complex="bold"/>
    </style:style>
    <style:style style:name="T563" style:family="text">
      <style:text-properties style:font-name="Orkney Light3" fo:font-size="12pt" fo:font-style="normal" fo:font-weight="bold" officeooo:rsid="03393af4" style:font-size-asian="12pt" style:font-style-asian="normal" style:font-weight-asian="bold" style:font-name-complex="Orkney Light4" style:font-size-complex="12pt" style:font-style-complex="normal" style:font-weight-complex="bold"/>
    </style:style>
    <style:style style:name="T564" style:family="text">
      <style:text-properties style:font-name="Orkney Light3" fo:font-size="12pt" fo:font-style="normal" fo:font-weight="bold" officeooo:rsid="033b29d2" style:font-size-asian="12pt" style:font-style-asian="normal" style:font-weight-asian="bold" style:font-name-complex="Orkney Light4" style:font-size-complex="12pt" style:font-style-complex="normal" style:font-weight-complex="bold"/>
    </style:style>
    <style:style style:name="T565" style:family="text">
      <style:text-properties style:font-name="Orkney Light3" fo:font-size="12pt" fo:font-style="normal" fo:font-weight="bold" officeooo:rsid="033f13aa" style:font-size-asian="12pt" style:font-style-asian="normal" style:font-weight-asian="bold" style:font-name-complex="Orkney Light4" style:font-size-complex="12pt" style:font-style-complex="normal" style:font-weight-complex="bold"/>
    </style:style>
    <style:style style:name="T566" style:family="text">
      <style:text-properties style:font-name="Orkney Light3" fo:font-size="12pt" fo:font-style="normal" fo:font-weight="bold" officeooo:rsid="035be959" style:font-size-asian="12pt" style:font-style-asian="normal" style:font-weight-asian="bold" style:font-name-complex="Orkney Light4" style:font-size-complex="12pt" style:font-style-complex="normal" style:font-weight-complex="bold"/>
    </style:style>
    <style:style style:name="T567" style:family="text">
      <style:text-properties style:font-name="Orkney Light3" fo:font-size="12pt" fo:font-style="normal" fo:font-weight="bold" officeooo:rsid="0367f5ec" style:font-size-asian="12pt" style:font-style-asian="normal" style:font-weight-asian="bold" style:font-name-complex="Orkney Light4" style:font-size-complex="12pt" style:font-style-complex="normal" style:font-weight-complex="bold"/>
    </style:style>
    <style:style style:name="T568" style:family="text">
      <style:text-properties style:font-name="Orkney Light3" fo:font-size="12pt" fo:font-style="normal" fo:font-weight="bold" officeooo:rsid="0374419f" style:font-size-asian="12pt" style:font-style-asian="normal" style:font-weight-asian="bold" style:font-name-complex="Orkney Light4" style:font-size-complex="12pt" style:font-style-complex="normal" style:font-weight-complex="bold"/>
    </style:style>
    <style:style style:name="T569" style:family="text">
      <style:text-properties style:font-name="Orkney Light3" fo:font-size="12pt" fo:font-style="normal" fo:font-weight="bold" officeooo:rsid="037c7190" style:font-size-asian="12pt" style:font-style-asian="normal" style:font-weight-asian="bold" style:font-name-complex="Orkney Light4" style:font-size-complex="12pt" style:font-style-complex="normal" style:font-weight-complex="bold"/>
    </style:style>
    <style:style style:name="T570" style:family="text">
      <style:text-properties style:font-name="Orkney Light3" fo:font-size="12pt" fo:font-style="normal" fo:font-weight="bold" officeooo:rsid="038423e2" style:font-size-asian="12pt" style:font-style-asian="normal" style:font-weight-asian="bold" style:font-name-complex="Orkney Light4" style:font-size-complex="12pt" style:font-style-complex="normal" style:font-weight-complex="bold"/>
    </style:style>
    <style:style style:name="T571" style:family="text">
      <style:text-properties style:font-name="Orkney Light3" fo:font-size="12pt" fo:font-style="normal" fo:font-weight="bold" officeooo:rsid="0398e83b" style:font-size-asian="12pt" style:font-style-asian="normal" style:font-weight-asian="bold" style:font-name-complex="Orkney Light4" style:font-size-complex="12pt" style:font-style-complex="normal" style:font-weight-complex="bold"/>
    </style:style>
    <style:style style:name="T572" style:family="text">
      <style:text-properties style:font-name="Orkney Light3" fo:font-size="12pt" fo:font-style="normal" fo:font-weight="bold" officeooo:rsid="039cdeba" style:font-size-asian="12pt" style:font-style-asian="normal" style:font-weight-asian="bold" style:font-name-complex="Orkney Light4" style:font-size-complex="12pt" style:font-style-complex="normal" style:font-weight-complex="bold"/>
    </style:style>
    <style:style style:name="T573" style:family="text">
      <style:text-properties style:font-name="Orkney Light3" fo:font-size="12pt" fo:font-style="normal" fo:font-weight="bold" officeooo:rsid="039eb95f" style:font-size-asian="12pt" style:font-style-asian="normal" style:font-weight-asian="bold" style:font-name-complex="Orkney Light4" style:font-size-complex="12pt" style:font-style-complex="normal" style:font-weight-complex="bold"/>
    </style:style>
    <style:style style:name="T574" style:family="text">
      <style:text-properties style:font-name="Orkney Light3" fo:font-size="12pt" fo:font-style="normal" fo:font-weight="bold" officeooo:rsid="03a16b71" style:font-size-asian="12pt" style:font-style-asian="normal" style:font-weight-asian="bold" style:font-name-complex="Orkney Light4" style:font-size-complex="12pt" style:font-style-complex="normal" style:font-weight-complex="bold"/>
    </style:style>
    <style:style style:name="T575" style:family="text">
      <style:text-properties style:font-name="Orkney Light3" fo:font-size="12pt" fo:font-style="normal" fo:font-weight="bold" officeooo:rsid="03b8f88c" style:font-size-asian="12pt" style:font-style-asian="normal" style:font-weight-asian="bold" style:font-name-complex="Orkney Light4" style:font-size-complex="12pt" style:font-style-complex="normal" style:font-weight-complex="bold"/>
    </style:style>
    <style:style style:name="T576" style:family="text">
      <style:text-properties style:font-name="Orkney Light3" fo:font-size="12pt" fo:font-style="normal" fo:font-weight="bold" officeooo:rsid="03c9929c" style:font-size-asian="12pt" style:font-style-asian="normal" style:font-weight-asian="bold" style:font-name-complex="Orkney Light4" style:font-size-complex="12pt" style:font-style-complex="normal" style:font-weight-complex="bold"/>
    </style:style>
    <style:style style:name="T577" style:family="text">
      <style:text-properties style:font-name="Orkney Light3" fo:font-size="12pt" fo:font-style="normal" fo:font-weight="bold" officeooo:rsid="039adfee" style:font-size-asian="12pt" style:font-style-asian="normal" style:font-weight-asian="bold" style:font-name-complex="Orkney Light4" style:font-size-complex="12pt" style:font-style-complex="normal" style:font-weight-complex="bold"/>
    </style:style>
    <style:style style:name="T578" style:family="text">
      <style:text-properties style:font-name="Orkney Light3" fo:font-size="12pt" fo:font-style="normal" fo:font-weight="bold" officeooo:rsid="03a9c190" style:font-size-asian="12pt" style:font-style-asian="normal" style:font-weight-asian="bold" style:font-name-complex="Orkney Light4" style:font-size-complex="12pt" style:font-style-complex="normal" style:font-weight-complex="bold"/>
    </style:style>
    <style:style style:name="T579" style:family="text">
      <style:text-properties style:font-name="Orkney Light3" fo:font-size="12pt" fo:font-style="normal" fo:font-weight="bold" officeooo:rsid="03703086" style:font-size-asian="12pt" style:font-style-asian="normal" style:font-weight-asian="bold" style:font-name-complex="Orkney Light4" style:font-size-complex="12pt" style:font-style-complex="normal" style:font-weight-complex="bold"/>
    </style:style>
    <style:style style:name="T580" style:family="text">
      <style:text-properties style:font-name="Orkney Light3" fo:font-size="12pt" fo:font-style="normal" fo:font-weight="bold" officeooo:rsid="037679de" style:font-size-asian="12pt" style:font-style-asian="normal" style:font-weight-asian="bold" style:font-name-complex="Orkney Light4" style:font-size-complex="12pt" style:font-style-complex="normal" style:font-weight-complex="bold"/>
    </style:style>
    <style:style style:name="T581" style:family="text">
      <style:text-properties style:font-name="Orkney Light3" fo:font-size="12pt" fo:font-style="normal" fo:font-weight="bold" officeooo:rsid="03786577" style:font-size-asian="12pt" style:font-style-asian="normal" style:font-weight-asian="bold" style:font-name-complex="Orkney Light4" style:font-size-complex="12pt" style:font-style-complex="normal" style:font-weight-complex="bold"/>
    </style:style>
    <style:style style:name="T582" style:family="text">
      <style:text-properties style:font-name="Orkney Light3" fo:font-size="12pt" fo:font-style="normal" fo:font-weight="bold" officeooo:rsid="0379618e" style:font-size-asian="12pt" style:font-style-asian="normal" style:font-weight-asian="bold" style:font-name-complex="Orkney Light4" style:font-size-complex="12pt" style:font-style-complex="normal" style:font-weight-complex="bold"/>
    </style:style>
    <style:style style:name="T583" style:family="text">
      <style:text-properties style:font-name="Orkney Light3" fo:font-size="12pt" fo:font-style="normal" fo:font-weight="bold" officeooo:rsid="03807ab2" style:font-size-asian="12pt" style:font-style-asian="normal" style:font-weight-asian="bold" style:font-name-complex="Orkney Light4" style:font-size-complex="12pt" style:font-style-complex="normal" style:font-weight-complex="bold"/>
    </style:style>
    <style:style style:name="T584" style:family="text">
      <style:text-properties style:font-name="Orkney Light3" fo:font-size="12pt" fo:font-style="normal" fo:font-weight="bold" officeooo:rsid="0382941a" style:font-size-asian="12pt" style:font-style-asian="normal" style:font-weight-asian="bold" style:font-name-complex="Orkney Light4" style:font-size-complex="12pt" style:font-style-complex="normal" style:font-weight-complex="bold"/>
    </style:style>
    <style:style style:name="T585" style:family="text">
      <style:text-properties style:font-name="Orkney Light3" fo:font-size="12pt" fo:font-style="normal" fo:font-weight="bold" officeooo:rsid="0385cda1" style:font-size-asian="12pt" style:font-style-asian="normal" style:font-weight-asian="bold" style:font-name-complex="Orkney Light4" style:font-size-complex="12pt" style:font-style-complex="normal" style:font-weight-complex="bold"/>
    </style:style>
    <style:style style:name="T586" style:family="text">
      <style:text-properties style:font-name="Orkney Light3" fo:font-size="12pt" fo:font-style="normal" fo:font-weight="bold" officeooo:rsid="03a973a5" style:font-size-asian="12pt" style:font-style-asian="normal" style:font-weight-asian="bold" style:font-name-complex="Orkney Light4" style:font-size-complex="12pt" style:font-style-complex="normal" style:font-weight-complex="bold"/>
    </style:style>
    <style:style style:name="T587" style:family="text">
      <style:text-properties style:font-name="Orkney Light3" fo:font-size="12pt" fo:font-style="normal" fo:font-weight="bold" officeooo:rsid="03ac25ec" style:font-size-asian="12pt" style:font-style-asian="normal" style:font-weight-asian="bold" style:font-name-complex="Orkney Light4" style:font-size-complex="12pt" style:font-style-complex="normal" style:font-weight-complex="bold"/>
    </style:style>
    <style:style style:name="T588" style:family="text">
      <style:text-properties style:font-name="Orkney Light3" fo:font-size="12pt" fo:font-style="normal" fo:font-weight="bold" officeooo:rsid="03b8a5fb" style:font-size-asian="12pt" style:font-style-asian="normal" style:font-weight-asian="bold" style:font-name-complex="Orkney Light4" style:font-size-complex="12pt" style:font-style-complex="normal" style:font-weight-complex="bold"/>
    </style:style>
    <style:style style:name="T589" style:family="text">
      <style:text-properties style:font-name="Orkney Light3" fo:font-size="12pt" fo:font-style="normal" fo:font-weight="bold" officeooo:rsid="03c4673b" style:font-size-asian="12pt" style:font-style-asian="normal" style:font-weight-asian="bold" style:font-name-complex="Orkney Light4" style:font-size-complex="12pt" style:font-style-complex="normal" style:font-weight-complex="bold"/>
    </style:style>
    <style:style style:name="T590" style:family="text">
      <style:text-properties style:font-name="Orkney Light3" fo:font-size="12pt" fo:font-style="normal" fo:font-weight="bold" officeooo:rsid="03c5cbea" style:font-size-asian="12pt" style:font-style-asian="normal" style:font-weight-asian="bold" style:font-name-complex="Orkney Light4" style:font-size-complex="12pt" style:font-style-complex="normal" style:font-weight-complex="bold"/>
    </style:style>
    <style:style style:name="T591" style:family="text">
      <style:text-properties style:font-name="Orkney Light3" fo:font-size="12pt" fo:font-style="normal" fo:font-weight="bold" officeooo:rsid="0416d48c" style:font-name-asian="Orkney Light4" style:font-size-asian="12pt" style:font-style-asian="normal" style:font-weight-asian="bold" style:font-name-complex="Orkney Light4" style:font-size-complex="12pt" style:font-style-complex="normal" style:font-weight-complex="bold"/>
    </style:style>
    <style:style style:name="T592" style:family="text">
      <style:text-properties style:font-name="Orkney Light3" fo:font-size="12pt" fo:font-style="normal" officeooo:rsid="04e26975" style:font-size-asian="12pt" style:font-style-asian="normal" style:font-size-complex="12pt" style:font-style-complex="normal"/>
    </style:style>
    <style:style style:name="T593" style:family="text">
      <style:text-properties style:font-name="Orkney Light3" fo:font-size="12pt" fo:font-style="normal" officeooo:rsid="04e3242a" style:font-size-asian="12pt" style:font-style-asian="normal" style:font-size-complex="12pt" style:font-style-complex="normal"/>
    </style:style>
    <style:style style:name="T594" style:family="text">
      <style:text-properties style:font-name="Orkney Light3" fo:font-size="12pt" fo:font-style="normal" officeooo:rsid="04e449c5" style:font-size-asian="12pt" style:font-style-asian="normal" style:font-size-complex="12pt" style:font-style-complex="normal"/>
    </style:style>
    <style:style style:name="T595" style:family="text">
      <style:text-properties style:font-name="Orkney Light3" fo:font-size="12pt" fo:font-style="normal" officeooo:rsid="04e5a752" style:font-size-asian="12pt" style:font-style-asian="normal" style:font-size-complex="12pt" style:font-style-complex="normal"/>
    </style:style>
    <style:style style:name="T596" style:family="text">
      <style:text-properties style:font-name="Orkney Light3" fo:font-size="12pt" fo:font-style="normal" officeooo:rsid="04e5bb4a" style:font-size-asian="12pt" style:font-style-asian="normal" style:font-size-complex="12pt" style:font-style-complex="normal"/>
    </style:style>
    <style:style style:name="T597" style:family="text">
      <style:text-properties style:font-name="Orkney Light3" fo:font-size="12pt" fo:font-weight="bold" style:font-size-asian="12pt" style:font-weight-asian="bold" style:font-size-complex="12pt" style:font-weight-complex="bold"/>
    </style:style>
    <style:style style:name="T598" style:family="text">
      <style:text-properties style:font-name="Orkney Light3" fo:font-size="12pt" fo:font-weight="bold" officeooo:rsid="04d7eb56" style:font-size-asian="12pt" style:font-weight-asian="bold" style:font-size-complex="12pt" style:font-weight-complex="bold"/>
    </style:style>
    <style:style style:name="T599" style:family="text">
      <style:text-properties style:font-name="Orkney Light3" fo:font-size="12pt" fo:font-weight="bold" officeooo:rsid="04daa865" style:font-size-asian="12pt" style:font-weight-asian="bold" style:font-size-complex="12pt" style:font-weight-complex="bold"/>
    </style:style>
    <style:style style:name="T600" style:family="text">
      <style:text-properties style:font-name="Orkney Light3" fo:font-size="12pt" fo:font-weight="bold" officeooo:rsid="04dab9fb" style:font-size-asian="12pt" style:font-weight-asian="bold" style:font-size-complex="12pt" style:font-weight-complex="bold"/>
    </style:style>
    <style:style style:name="T601" style:family="text">
      <style:text-properties style:font-name="Orkney Light3" fo:font-size="12pt" fo:font-weight="bold" officeooo:rsid="0178e952" style:font-size-asian="12pt" style:font-weight-asian="bold" style:font-name-complex="Orkney Light4" style:font-size-complex="12pt" style:font-weight-complex="bold"/>
    </style:style>
    <style:style style:name="T602" style:family="text">
      <style:text-properties style:font-name="Orkney Light3" fo:font-size="12pt" fo:font-weight="bold" officeooo:rsid="01f1b022" style:font-size-asian="12pt" style:font-weight-asian="bold" style:font-name-complex="Orkney Light4" style:font-size-complex="12pt" style:font-weight-complex="bold"/>
    </style:style>
    <style:style style:name="T603" style:family="text">
      <style:text-properties style:font-name="Orkney Light3" fo:font-size="12pt" fo:font-weight="normal" officeooo:rsid="0297629a" style:font-size-asian="12pt" style:font-weight-asian="normal" style:font-size-complex="12pt" style:font-weight-complex="normal"/>
    </style:style>
    <style:style style:name="T604" style:family="text">
      <style:text-properties style:font-name="Orkney Light3" fo:font-size="12pt" fo:font-weight="normal" officeooo:rsid="00326c78" style:font-size-asian="12pt" style:font-weight-asian="normal" style:font-size-complex="12pt" style:font-weight-complex="normal"/>
    </style:style>
    <style:style style:name="T605" style:family="text">
      <style:text-properties style:font-name="Orkney Light3" fo:font-size="12pt" fo:font-weight="normal" officeooo:rsid="01467af4" style:font-size-asian="12pt" style:font-weight-asian="normal" style:font-name-complex="Orkney Light4" style:font-size-complex="12pt" style:font-weight-complex="normal"/>
    </style:style>
    <style:style style:name="T606" style:family="text">
      <style:text-properties style:font-name="Orkney Light3" fo:font-size="12pt" fo:font-weight="normal" officeooo:rsid="014a73af" style:font-size-asian="12pt" style:font-weight-asian="normal" style:font-name-complex="Orkney Light4" style:font-size-complex="12pt" style:font-weight-complex="normal"/>
    </style:style>
    <style:style style:name="T607" style:family="text">
      <style:text-properties style:font-name="Orkney Light3" fo:font-size="12pt" fo:font-weight="normal" officeooo:rsid="0387aa94" style:font-size-asian="12pt" style:font-weight-asian="normal" style:font-name-complex="Orkney Light4" style:font-size-complex="12pt" style:font-weight-complex="normal"/>
    </style:style>
    <style:style style:name="T608" style:family="text">
      <style:text-properties style:font-name="Orkney Light3" fo:font-size="12pt" fo:font-weight="normal" officeooo:rsid="00ef1e32" style:font-size-asian="12pt" style:font-weight-asian="normal" style:font-name-complex="Orkney Light4" style:font-size-complex="12pt" style:font-weight-complex="normal"/>
    </style:style>
    <style:style style:name="T609" style:family="text">
      <style:text-properties style:font-name="Orkney Light3" fo:font-size="12pt" fo:font-weight="normal" officeooo:rsid="011a95b4" style:font-size-asian="12pt" style:font-weight-asian="normal" style:font-name-complex="Orkney Light4" style:font-size-complex="12pt" style:font-weight-complex="normal"/>
    </style:style>
    <style:style style:name="T610" style:family="text">
      <style:text-properties style:font-name="Orkney Light3" fo:font-size="12pt" fo:font-weight="normal" officeooo:rsid="014b4c3d" style:font-size-asian="12pt" style:font-weight-asian="normal" style:font-name-complex="Orkney Light4" style:font-size-complex="12pt" style:font-weight-complex="normal"/>
    </style:style>
    <style:style style:name="T611" style:family="text">
      <style:text-properties style:font-name="Orkney Light3" fo:font-size="12pt" fo:font-weight="normal" officeooo:rsid="03882ec7" style:font-size-asian="12pt" style:font-weight-asian="normal" style:font-name-complex="Orkney Light4" style:font-size-complex="12pt" style:font-weight-complex="normal"/>
    </style:style>
    <style:style style:name="T612" style:family="text">
      <style:text-properties style:font-name="Orkney Light3" fo:font-size="12pt" fo:font-weight="normal" officeooo:rsid="038ad7f7" style:font-size-asian="12pt" style:font-weight-asian="normal" style:font-name-complex="Orkney Light4" style:font-size-complex="12pt" style:font-weight-complex="normal"/>
    </style:style>
    <style:style style:name="T613" style:family="text">
      <style:text-properties style:font-name="Orkney Light3" fo:font-size="12pt" fo:font-weight="normal" officeooo:rsid="014c280f" style:font-size-asian="12pt" style:font-weight-asian="normal" style:font-name-complex="Orkney Light4" style:font-size-complex="12pt" style:font-weight-complex="normal"/>
    </style:style>
    <style:style style:name="T614" style:family="text">
      <style:text-properties style:font-name="Orkney Light3" fo:font-size="12pt" fo:font-weight="normal" officeooo:rsid="0387780e" style:font-size-asian="12pt" style:font-weight-asian="normal" style:font-name-complex="Orkney Light4" style:font-size-complex="12pt" style:font-weight-complex="normal"/>
    </style:style>
    <style:style style:name="T615" style:family="text">
      <style:text-properties style:font-name="Orkney Light3" fo:font-size="12pt" fo:font-weight="normal" officeooo:rsid="0165d625" style:font-size-asian="12pt" style:font-weight-asian="normal" style:font-name-complex="Orkney Light4" style:font-size-complex="12pt" style:font-weight-complex="normal"/>
    </style:style>
    <style:style style:name="T616" style:family="text">
      <style:text-properties style:font-name="Orkney Light3" fo:font-size="12pt" fo:font-weight="normal" officeooo:rsid="0176f8a8" style:font-size-asian="12pt" style:font-weight-asian="normal" style:font-name-complex="Orkney Light4" style:font-size-complex="12pt" style:font-weight-complex="normal"/>
    </style:style>
    <style:style style:name="T617" style:family="text">
      <style:text-properties style:font-name="Orkney Light3" fo:font-size="12pt" fo:font-weight="normal" officeooo:rsid="01776c94" style:font-size-asian="12pt" style:font-weight-asian="normal" style:font-name-complex="Orkney Light4" style:font-size-complex="12pt" style:font-weight-complex="normal"/>
    </style:style>
    <style:style style:name="T618" style:family="text">
      <style:text-properties style:font-name="Orkney Light3" fo:font-size="12pt" fo:font-weight="normal" officeooo:rsid="03c769c5" style:font-size-asian="12pt" style:font-weight-asian="normal" style:font-name-complex="Orkney Light4" style:font-size-complex="12pt" style:font-weight-complex="normal"/>
    </style:style>
    <style:style style:name="T619" style:family="text">
      <style:text-properties style:font-name="Orkney Light3" fo:font-size="12pt" fo:font-weight="normal" officeooo:rsid="03c7c3bb" style:font-size-asian="12pt" style:font-weight-asian="normal" style:font-name-complex="Orkney Light4" style:font-size-complex="12pt" style:font-weight-complex="normal"/>
    </style:style>
    <style:style style:name="T620" style:family="text">
      <style:text-properties style:font-name="Orkney Light3" fo:font-size="12pt" fo:font-weight="normal" officeooo:rsid="03c8c4aa" style:font-size-asian="12pt" style:font-weight-asian="normal" style:font-name-complex="Orkney Light4" style:font-size-complex="12pt" style:font-weight-complex="normal"/>
    </style:style>
    <style:style style:name="T621" style:family="text">
      <style:text-properties style:font-name="Orkney Light3" fo:font-size="12pt" fo:font-weight="normal" officeooo:rsid="015f7229" style:font-size-asian="12pt" style:font-weight-asian="normal" style:font-name-complex="Orkney Light4" style:font-size-complex="12pt" style:font-weight-complex="normal"/>
    </style:style>
    <style:style style:name="T622" style:family="text">
      <style:text-properties style:font-name="Orkney Light3" fo:font-size="12pt" fo:font-weight="normal" officeooo:rsid="0172b92f" style:font-size-asian="12pt" style:font-weight-asian="normal" style:font-name-complex="Orkney Light4" style:font-size-complex="12pt" style:font-weight-complex="normal"/>
    </style:style>
    <style:style style:name="T623" style:family="text">
      <style:text-properties style:font-name="Orkney Light3" fo:font-size="12pt" fo:font-weight="normal" officeooo:rsid="017371a1" style:font-size-asian="12pt" style:font-weight-asian="normal" style:font-name-complex="Orkney Light4" style:font-size-complex="12pt" style:font-weight-complex="normal"/>
    </style:style>
    <style:style style:name="T624" style:family="text">
      <style:text-properties style:font-name="Orkney Light3" fo:font-size="12pt" fo:font-weight="normal" officeooo:rsid="0185c4d9" style:font-size-asian="12pt" style:font-weight-asian="normal" style:font-name-complex="Orkney Light4" style:font-size-complex="12pt" style:font-weight-complex="normal"/>
    </style:style>
    <style:style style:name="T625" style:family="text">
      <style:text-properties style:font-name="Orkney Light3" fo:font-size="12pt" fo:font-weight="normal" officeooo:rsid="01889864" style:font-size-asian="12pt" style:font-weight-asian="normal" style:font-name-complex="Orkney Light4" style:font-size-complex="12pt" style:font-weight-complex="normal"/>
    </style:style>
    <style:style style:name="T626" style:family="text">
      <style:text-properties style:font-name="Orkney Light3" fo:font-size="12pt" fo:font-weight="normal" officeooo:rsid="0186e168" style:font-size-asian="12pt" style:font-weight-asian="normal" style:font-name-complex="Orkney Light4" style:font-size-complex="12pt" style:font-weight-complex="normal"/>
    </style:style>
    <style:style style:name="T627" style:family="text">
      <style:text-properties style:font-name="Orkney Light3" fo:font-size="12pt" fo:font-weight="normal" officeooo:rsid="018787f9" style:font-size-asian="12pt" style:font-weight-asian="normal" style:font-name-complex="Orkney Light4" style:font-size-complex="12pt" style:font-weight-complex="normal"/>
    </style:style>
    <style:style style:name="T628" style:family="text">
      <style:text-properties style:font-name="Orkney Light3" fo:font-size="12pt" fo:font-weight="normal" officeooo:rsid="0185cc7d" style:font-size-asian="12pt" style:font-weight-asian="normal" style:font-name-complex="Orkney Light4" style:font-size-complex="12pt" style:font-weight-complex="normal"/>
    </style:style>
    <style:style style:name="T629" style:family="text">
      <style:text-properties style:font-name="Orkney Light3" fo:font-size="12pt" fo:font-weight="normal" officeooo:rsid="018e9b14" style:font-size-asian="12pt" style:font-weight-asian="normal" style:font-name-complex="Orkney Light4" style:font-size-complex="12pt" style:font-weight-complex="normal"/>
    </style:style>
    <style:style style:name="T630" style:family="text">
      <style:text-properties style:font-name="Orkney Light3" fo:font-size="12pt" fo:font-weight="normal" officeooo:rsid="0188e59e" style:font-size-asian="12pt" style:font-weight-asian="normal" style:font-name-complex="Orkney Light4" style:font-size-complex="12pt" style:font-weight-complex="normal"/>
    </style:style>
    <style:style style:name="T631" style:family="text">
      <style:text-properties style:font-name="Orkney Light3" fo:font-size="12pt" fo:font-weight="normal" officeooo:rsid="018eaa01" style:font-size-asian="12pt" style:font-weight-asian="normal" style:font-name-complex="Orkney Light4" style:font-size-complex="12pt" style:font-weight-complex="normal"/>
    </style:style>
    <style:style style:name="T632" style:family="text">
      <style:text-properties style:font-name="Orkney Light3" fo:font-size="12pt" fo:font-weight="normal" officeooo:rsid="03f15121" style:font-size-asian="12pt" style:font-weight-asian="normal" style:font-name-complex="Orkney Light4" style:font-size-complex="12pt" style:font-weight-complex="normal"/>
    </style:style>
    <style:style style:name="T633" style:family="text">
      <style:text-properties style:font-name="Orkney Light3" fo:font-size="12pt" fo:font-weight="normal" officeooo:rsid="03ff1c46" style:font-size-asian="12pt" style:font-weight-asian="normal" style:font-name-complex="Orkney Light4" style:font-size-complex="12pt" style:font-weight-complex="normal"/>
    </style:style>
    <style:style style:name="T634" style:family="text">
      <style:text-properties style:font-name="Orkney Light3" fo:font-size="12pt" fo:font-weight="normal" officeooo:rsid="04006ee0" style:font-size-asian="12pt" style:font-weight-asian="normal" style:font-name-complex="Orkney Light4" style:font-size-complex="12pt" style:font-weight-complex="normal"/>
    </style:style>
    <style:style style:name="T635" style:family="text">
      <style:text-properties style:font-name="Orkney Light3" fo:font-size="12pt" fo:font-weight="normal" officeooo:rsid="04010354" style:font-size-asian="12pt" style:font-weight-asian="normal" style:font-name-complex="Orkney Light4" style:font-size-complex="12pt" style:font-weight-complex="normal"/>
    </style:style>
    <style:style style:name="T636" style:family="text">
      <style:text-properties style:font-name="Orkney Light3" fo:font-size="12pt" fo:font-weight="normal" officeooo:rsid="04021315" style:font-size-asian="12pt" style:font-weight-asian="normal" style:font-name-complex="Orkney Light4" style:font-size-complex="12pt" style:font-weight-complex="normal"/>
    </style:style>
    <style:style style:name="T637" style:family="text">
      <style:text-properties style:font-name="Orkney Light3" fo:font-size="12pt" fo:font-weight="normal" officeooo:rsid="0403e3c1" style:font-size-asian="12pt" style:font-weight-asian="normal" style:font-name-complex="Orkney Light4" style:font-size-complex="12pt" style:font-weight-complex="normal"/>
    </style:style>
    <style:style style:name="T638" style:family="text">
      <style:text-properties style:font-name="Orkney Light3" fo:font-size="12pt" fo:font-weight="normal" officeooo:rsid="0409681c" style:font-size-asian="12pt" style:font-weight-asian="normal" style:font-name-complex="Orkney Light4" style:font-size-complex="12pt" style:font-weight-complex="normal"/>
    </style:style>
    <style:style style:name="T639" style:family="text">
      <style:text-properties style:font-name="Orkney Light3" fo:font-size="12pt" fo:font-weight="normal" officeooo:rsid="040b5bf0" style:font-size-asian="12pt" style:font-weight-asian="normal" style:font-name-complex="Orkney Light4" style:font-size-complex="12pt" style:font-weight-complex="normal"/>
    </style:style>
    <style:style style:name="T640" style:family="text">
      <style:text-properties style:font-name="Orkney Light3" fo:font-size="12pt" fo:font-weight="normal" officeooo:rsid="0194197c" style:font-size-asian="12pt" style:font-weight-asian="normal" style:font-name-complex="Orkney Light4" style:font-size-complex="12pt" style:font-weight-complex="normal"/>
    </style:style>
    <style:style style:name="T641" style:family="text">
      <style:text-properties style:font-name="Orkney Light3" fo:font-size="12pt" fo:font-weight="normal" officeooo:rsid="0195d5b8" style:font-size-asian="12pt" style:font-weight-asian="normal" style:font-name-complex="Orkney Light4" style:font-size-complex="12pt" style:font-weight-complex="normal"/>
    </style:style>
    <style:style style:name="T642" style:family="text">
      <style:text-properties style:font-name="Orkney Light3" fo:font-size="12pt" fo:font-weight="normal" officeooo:rsid="01972214" style:font-size-asian="12pt" style:font-weight-asian="normal" style:font-name-complex="Orkney Light4" style:font-size-complex="12pt" style:font-weight-complex="normal"/>
    </style:style>
    <style:style style:name="T643" style:family="text">
      <style:text-properties style:font-name="Orkney Light3" fo:font-size="12pt" fo:font-weight="normal" officeooo:rsid="0197ca2e" style:font-size-asian="12pt" style:font-weight-asian="normal" style:font-name-complex="Orkney Light4" style:font-size-complex="12pt" style:font-weight-complex="normal"/>
    </style:style>
    <style:style style:name="T644" style:family="text">
      <style:text-properties style:font-name="Orkney Light3" fo:font-size="12pt" fo:font-weight="normal" officeooo:rsid="0198999e" style:font-size-asian="12pt" style:font-weight-asian="normal" style:font-name-complex="Orkney Light4" style:font-size-complex="12pt" style:font-weight-complex="normal"/>
    </style:style>
    <style:style style:name="T645" style:family="text">
      <style:text-properties style:font-name="Orkney Light3" fo:font-size="12pt" fo:font-weight="normal" officeooo:rsid="041a9332" style:font-size-asian="12pt" style:font-weight-asian="normal" style:font-name-complex="Orkney Light4" style:font-size-complex="12pt" style:font-weight-complex="normal"/>
    </style:style>
    <style:style style:name="T646" style:family="text">
      <style:text-properties style:font-name="Orkney Light3" fo:font-size="12pt" fo:font-weight="normal" officeooo:rsid="041ba68b" style:font-size-asian="12pt" style:font-weight-asian="normal" style:font-name-complex="Orkney Light4" style:font-size-complex="12pt" style:font-weight-complex="normal"/>
    </style:style>
    <style:style style:name="T647" style:family="text">
      <style:text-properties style:font-name="Orkney Light3" fo:font-size="12pt" fo:font-weight="normal" officeooo:rsid="041d404d" style:font-size-asian="12pt" style:font-weight-asian="normal" style:font-name-complex="Orkney Light4" style:font-size-complex="12pt" style:font-weight-complex="normal"/>
    </style:style>
    <style:style style:name="T648" style:family="text">
      <style:text-properties style:font-name="Orkney Light3" fo:font-size="12pt" fo:font-weight="normal" officeooo:rsid="019a7ea9" style:font-size-asian="12pt" style:font-weight-asian="normal" style:font-name-complex="Orkney Light4" style:font-size-complex="12pt" style:font-weight-complex="normal"/>
    </style:style>
    <style:style style:name="T649" style:family="text">
      <style:text-properties style:font-name="Orkney Light3" fo:font-size="12pt" fo:font-weight="normal" officeooo:rsid="019f45f5" style:font-size-asian="12pt" style:font-weight-asian="normal" style:font-name-complex="Orkney Light4" style:font-size-complex="12pt" style:font-weight-complex="normal"/>
    </style:style>
    <style:style style:name="T650" style:family="text">
      <style:text-properties style:font-name="Orkney Light3" fo:font-size="12pt" fo:font-weight="normal" officeooo:rsid="01a20e3f" style:font-size-asian="12pt" style:font-weight-asian="normal" style:font-name-complex="Orkney Light4" style:font-size-complex="12pt" style:font-weight-complex="normal"/>
    </style:style>
    <style:style style:name="T651" style:family="text">
      <style:text-properties style:font-name="Orkney Light3" fo:font-size="12pt" fo:font-weight="normal" officeooo:rsid="01a4ec74" style:font-size-asian="12pt" style:font-weight-asian="normal" style:font-name-complex="Orkney Light4" style:font-size-complex="12pt" style:font-weight-complex="normal"/>
    </style:style>
    <style:style style:name="T652" style:family="text">
      <style:text-properties style:font-name="Orkney Light3" fo:font-size="12pt" fo:font-weight="normal" officeooo:rsid="01a393b9" style:font-size-asian="12pt" style:font-weight-asian="normal" style:font-name-complex="Orkney Light4" style:font-size-complex="12pt" style:font-weight-complex="normal"/>
    </style:style>
    <style:style style:name="T653" style:family="text">
      <style:text-properties style:font-name="Orkney Light3" fo:font-size="12pt" fo:font-weight="normal" officeooo:rsid="042254ce" style:font-size-asian="12pt" style:font-weight-asian="normal" style:font-name-complex="Orkney Light4" style:font-size-complex="12pt" style:font-weight-complex="normal"/>
    </style:style>
    <style:style style:name="T654" style:family="text">
      <style:text-properties style:font-name="Orkney Light3" fo:font-size="12pt" fo:font-weight="normal" officeooo:rsid="0422c838" style:font-size-asian="12pt" style:font-weight-asian="normal" style:font-name-complex="Orkney Light4" style:font-size-complex="12pt" style:font-weight-complex="normal"/>
    </style:style>
    <style:style style:name="T655" style:family="text">
      <style:text-properties style:font-name="Orkney Light3" fo:font-size="12pt" fo:font-weight="normal" officeooo:rsid="042424b5" style:font-size-asian="12pt" style:font-weight-asian="normal" style:font-name-complex="Orkney Light4" style:font-size-complex="12pt" style:font-weight-complex="normal"/>
    </style:style>
    <style:style style:name="T656" style:family="text">
      <style:text-properties style:font-name="Orkney Light3" fo:font-size="12pt" fo:font-weight="normal" officeooo:rsid="01a210f9" style:font-size-asian="12pt" style:font-weight-asian="normal" style:font-name-complex="Orkney Light4" style:font-size-complex="12pt" style:font-weight-complex="normal"/>
    </style:style>
    <style:style style:name="T657" style:family="text">
      <style:text-properties style:font-name="Orkney Light3" fo:font-size="12pt" fo:font-weight="normal" officeooo:rsid="02173098" style:font-size-asian="12pt" style:font-weight-asian="normal" style:font-name-complex="Orkney Light4" style:font-size-complex="12pt" style:font-weight-complex="normal"/>
    </style:style>
    <style:style style:name="T658" style:family="text">
      <style:text-properties style:font-name="Orkney Light3" fo:font-size="12pt" fo:font-weight="normal" officeooo:rsid="01a633c0" style:font-size-asian="12pt" style:font-weight-asian="normal" style:font-name-complex="Orkney Light4" style:font-size-complex="12pt" style:font-weight-complex="normal"/>
    </style:style>
    <style:style style:name="T659" style:family="text">
      <style:text-properties style:font-name="Orkney Light3" fo:font-size="12pt" fo:font-weight="normal" officeooo:rsid="01a5a332" style:font-size-asian="12pt" style:font-weight-asian="normal" style:font-name-complex="Orkney Light4" style:font-size-complex="12pt" style:font-weight-complex="normal"/>
    </style:style>
    <style:style style:name="T660" style:family="text">
      <style:text-properties style:font-name="Orkney Light3" fo:font-size="12pt" fo:font-weight="normal" officeooo:rsid="01a89715" style:font-size-asian="12pt" style:font-weight-asian="normal" style:font-name-complex="Orkney Light4" style:font-size-complex="12pt" style:font-weight-complex="normal"/>
    </style:style>
    <style:style style:name="T661" style:family="text">
      <style:text-properties style:font-name="Orkney Light3" fo:font-size="12pt" fo:font-weight="normal" officeooo:rsid="01ac518e" style:font-size-asian="12pt" style:font-weight-asian="normal" style:font-name-complex="Orkney Light4" style:font-size-complex="12pt" style:font-weight-complex="normal"/>
    </style:style>
    <style:style style:name="T662" style:family="text">
      <style:text-properties style:font-name="Orkney Light3" fo:font-size="12pt" fo:font-weight="normal" officeooo:rsid="043391dc" style:font-size-asian="12pt" style:font-weight-asian="normal" style:font-name-complex="Orkney Light4" style:font-size-complex="12pt" style:font-weight-complex="normal"/>
    </style:style>
    <style:style style:name="T663" style:family="text">
      <style:text-properties style:font-name="Orkney Light3" fo:font-size="12pt" fo:font-weight="normal" officeooo:rsid="04353c7d" style:font-size-asian="12pt" style:font-weight-asian="normal" style:font-name-complex="Orkney Light4" style:font-size-complex="12pt" style:font-weight-complex="normal"/>
    </style:style>
    <style:style style:name="T664" style:family="text">
      <style:text-properties style:font-name="Orkney Light3" fo:font-size="12pt" fo:font-weight="normal" officeooo:rsid="0436a1bf" style:font-size-asian="12pt" style:font-weight-asian="normal" style:font-name-complex="Orkney Light4" style:font-size-complex="12pt" style:font-weight-complex="normal"/>
    </style:style>
    <style:style style:name="T665" style:family="text">
      <style:text-properties style:font-name="Orkney Light3" fo:font-size="12pt" fo:font-weight="normal" officeooo:rsid="0437f652" style:font-size-asian="12pt" style:font-weight-asian="normal" style:font-name-complex="Orkney Light4" style:font-size-complex="12pt" style:font-weight-complex="normal"/>
    </style:style>
    <style:style style:name="T666" style:family="text">
      <style:text-properties style:font-name="Orkney Light3" fo:font-size="12pt" fo:font-weight="normal" officeooo:rsid="01acba17" style:font-size-asian="12pt" style:font-weight-asian="normal" style:font-name-complex="Orkney Light4" style:font-size-complex="12pt" style:font-weight-complex="normal"/>
    </style:style>
    <style:style style:name="T667" style:family="text">
      <style:text-properties style:font-name="Orkney Light3" fo:font-size="12pt" fo:font-weight="normal" officeooo:rsid="01ae893a" style:font-size-asian="12pt" style:font-weight-asian="normal" style:font-name-complex="Orkney Light4" style:font-size-complex="12pt" style:font-weight-complex="normal"/>
    </style:style>
    <style:style style:name="T668" style:family="text">
      <style:text-properties style:font-name="Orkney Light3" fo:font-size="12pt" fo:font-weight="normal" officeooo:rsid="01b74cf0" style:font-size-asian="12pt" style:font-weight-asian="normal" style:font-name-complex="Orkney Light4" style:font-size-complex="12pt" style:font-weight-complex="normal"/>
    </style:style>
    <style:style style:name="T669" style:family="text">
      <style:text-properties style:font-name="Orkney Light3" fo:font-size="12pt" fo:font-weight="normal" officeooo:rsid="043bebe3" style:font-size-asian="12pt" style:font-weight-asian="normal" style:font-name-complex="Orkney Light4" style:font-size-complex="12pt" style:font-weight-complex="normal"/>
    </style:style>
    <style:style style:name="T670" style:family="text">
      <style:text-properties style:font-name="Orkney Light3" fo:font-size="12pt" fo:font-weight="normal" officeooo:rsid="01b8fc89" style:font-size-asian="12pt" style:font-weight-asian="normal" style:font-name-complex="Orkney Light4" style:font-size-complex="12pt" style:font-weight-complex="normal"/>
    </style:style>
    <style:style style:name="T671" style:family="text">
      <style:text-properties style:font-name="Orkney Light3" fo:font-size="12pt" fo:font-weight="normal" officeooo:rsid="045df29c" style:font-size-asian="12pt" style:font-weight-asian="normal" style:font-name-complex="Orkney Light4" style:font-size-complex="12pt" style:font-weight-complex="normal"/>
    </style:style>
    <style:style style:name="T672" style:family="text">
      <style:text-properties style:font-name="Orkney Light3" fo:font-size="12pt" fo:font-weight="normal" officeooo:rsid="01b9f4f2" style:font-size-asian="12pt" style:font-weight-asian="normal" style:font-name-complex="Orkney Light4" style:font-size-complex="12pt" style:font-weight-complex="normal"/>
    </style:style>
    <style:style style:name="T673" style:family="text">
      <style:text-properties style:font-name="Orkney Light3" fo:font-size="12pt" fo:font-weight="normal" officeooo:rsid="01bb1e08" style:font-size-asian="12pt" style:font-weight-asian="normal" style:font-name-complex="Orkney Light4" style:font-size-complex="12pt" style:font-weight-complex="normal"/>
    </style:style>
    <style:style style:name="T674" style:family="text">
      <style:text-properties style:font-name="Orkney Light3" fo:font-size="12pt" fo:font-weight="normal" officeooo:rsid="01bbd27a" style:font-size-asian="12pt" style:font-weight-asian="normal" style:font-name-complex="Orkney Light4" style:font-size-complex="12pt" style:font-weight-complex="normal"/>
    </style:style>
    <style:style style:name="T675" style:family="text">
      <style:text-properties style:font-name="Orkney Light3" fo:font-size="12pt" fo:font-weight="normal" officeooo:rsid="045edf85" style:font-size-asian="12pt" style:font-weight-asian="normal" style:font-name-complex="Orkney Light4" style:font-size-complex="12pt" style:font-weight-complex="normal"/>
    </style:style>
    <style:style style:name="T676" style:family="text">
      <style:text-properties style:font-name="Orkney Light3" fo:font-size="12pt" fo:font-weight="normal" officeooo:rsid="01bfa81d" style:font-size-asian="12pt" style:font-weight-asian="normal" style:font-name-complex="Orkney Light4" style:font-size-complex="12pt" style:font-weight-complex="normal"/>
    </style:style>
    <style:style style:name="T677" style:family="text">
      <style:text-properties style:font-name="Orkney Light3" fo:font-size="12pt" fo:font-weight="normal" officeooo:rsid="020e908e" style:font-size-asian="12pt" style:font-weight-asian="normal" style:font-name-complex="Orkney Light4" style:font-size-complex="12pt" style:font-weight-complex="normal"/>
    </style:style>
    <style:style style:name="T678" style:family="text">
      <style:text-properties style:font-name="Orkney Light3" fo:font-size="12pt" fo:font-weight="normal" officeooo:rsid="01c75950" style:font-size-asian="12pt" style:font-weight-asian="normal" style:font-name-complex="Orkney Light4" style:font-size-complex="12pt" style:font-weight-complex="normal"/>
    </style:style>
    <style:style style:name="T679" style:family="text">
      <style:text-properties style:font-name="Orkney Light3" fo:font-size="12pt" fo:font-weight="normal" officeooo:rsid="01c89e05" style:font-size-asian="12pt" style:font-weight-asian="normal" style:font-name-complex="Orkney Light4" style:font-size-complex="12pt" style:font-weight-complex="normal"/>
    </style:style>
    <style:style style:name="T680" style:family="text">
      <style:text-properties style:font-name="Orkney Light3" fo:font-size="12pt" fo:font-weight="normal" officeooo:rsid="0222e309" style:font-size-asian="12pt" style:font-weight-asian="normal" style:font-name-complex="Orkney Light4" style:font-size-complex="12pt" style:font-weight-complex="normal"/>
    </style:style>
    <style:style style:name="T681" style:family="text">
      <style:text-properties style:font-name="Orkney Light3" fo:font-size="12pt" fo:font-weight="normal" officeooo:rsid="01cca7be" style:font-size-asian="12pt" style:font-weight-asian="normal" style:font-name-complex="Orkney Light4" style:font-size-complex="12pt" style:font-weight-complex="normal"/>
    </style:style>
    <style:style style:name="T682" style:family="text">
      <style:text-properties style:font-name="Orkney Light3" fo:font-size="12pt" fo:font-weight="normal" officeooo:rsid="04799e11" style:font-size-asian="12pt" style:font-weight-asian="normal" style:font-name-complex="Orkney Light4" style:font-size-complex="12pt" style:font-weight-complex="normal"/>
    </style:style>
    <style:style style:name="T683" style:family="text">
      <style:text-properties style:font-name="Orkney Light3" fo:font-size="12pt" fo:font-weight="normal" officeooo:rsid="047c46f5" style:font-size-asian="12pt" style:font-weight-asian="normal" style:font-name-complex="Orkney Light4" style:font-size-complex="12pt" style:font-weight-complex="normal"/>
    </style:style>
    <style:style style:name="T684" style:family="text">
      <style:text-properties style:font-name="Orkney Light3" fo:font-size="12pt" fo:font-weight="normal" officeooo:rsid="0479f04d" style:font-size-asian="12pt" style:font-weight-asian="normal" style:font-name-complex="Orkney Light4" style:font-size-complex="12pt" style:font-weight-complex="normal"/>
    </style:style>
    <style:style style:name="T685" style:family="text">
      <style:text-properties style:font-name="Orkney Light3" fo:font-size="12pt" fo:font-weight="normal" officeooo:rsid="01ce48a0" style:font-size-asian="12pt" style:font-weight-asian="normal" style:font-name-complex="Orkney Light4" style:font-size-complex="12pt" style:font-weight-complex="normal"/>
    </style:style>
    <style:style style:name="T686" style:family="text">
      <style:text-properties style:font-name="Orkney Light3" fo:font-size="12pt" fo:font-weight="normal" officeooo:rsid="01ced3db" style:font-size-asian="12pt" style:font-weight-asian="normal" style:font-name-complex="Orkney Light4" style:font-size-complex="12pt" style:font-weight-complex="normal"/>
    </style:style>
    <style:style style:name="T687" style:family="text">
      <style:text-properties style:font-name="Orkney Light3" fo:font-size="12pt" fo:font-weight="normal" officeooo:rsid="01e2e890" style:font-size-asian="12pt" style:font-weight-asian="normal" style:font-name-complex="Orkney Light4" style:font-size-complex="12pt" style:font-weight-complex="normal"/>
    </style:style>
    <style:style style:name="T688" style:family="text">
      <style:text-properties style:font-name="Orkney Light3" fo:font-size="12pt" fo:font-weight="normal" officeooo:rsid="04863a67" style:font-size-asian="12pt" style:font-weight-asian="normal" style:font-name-complex="Orkney Light4" style:font-size-complex="12pt" style:font-weight-complex="normal"/>
    </style:style>
    <style:style style:name="T689" style:family="text">
      <style:text-properties style:font-name="Orkney Light3" fo:font-size="12pt" fo:font-weight="normal" officeooo:rsid="01d8afe6" style:font-size-asian="12pt" style:font-weight-asian="normal" style:font-name-complex="Orkney Light4" style:font-size-complex="12pt" style:font-weight-complex="normal"/>
    </style:style>
    <style:style style:name="T690" style:family="text">
      <style:text-properties style:font-name="Orkney Light3" fo:font-size="12pt" fo:font-weight="normal" officeooo:rsid="01da0a0f" style:font-size-asian="12pt" style:font-weight-asian="normal" style:font-name-complex="Orkney Light4" style:font-size-complex="12pt" style:font-weight-complex="normal"/>
    </style:style>
    <style:style style:name="T691" style:family="text">
      <style:text-properties style:font-name="Orkney Light3" fo:font-size="12pt" fo:font-weight="normal" officeooo:rsid="01e3fe36" style:font-size-asian="12pt" style:font-weight-asian="normal" style:font-name-complex="Orkney Light4" style:font-size-complex="12pt" style:font-weight-complex="normal"/>
    </style:style>
    <style:style style:name="T692" style:family="text">
      <style:text-properties style:font-name="Orkney Light3" fo:font-size="12pt" fo:font-weight="normal" officeooo:rsid="01e78c98" style:font-size-asian="12pt" style:font-weight-asian="normal" style:font-name-complex="Orkney Light4" style:font-size-complex="12pt" style:font-weight-complex="normal"/>
    </style:style>
    <style:style style:name="T693" style:family="text">
      <style:text-properties style:font-name="Orkney Light3" fo:font-size="12pt" fo:font-weight="normal" officeooo:rsid="01eb89e4" style:font-size-asian="12pt" style:font-weight-asian="normal" style:font-name-complex="Orkney Light4" style:font-size-complex="12pt" style:font-weight-complex="normal"/>
    </style:style>
    <style:style style:name="T694" style:family="text">
      <style:text-properties style:font-name="Orkney Light3" fo:font-size="12pt" fo:font-weight="normal" officeooo:rsid="01e79a76" style:font-size-asian="12pt" style:font-weight-asian="normal" style:font-name-complex="Orkney Light4" style:font-size-complex="12pt" style:font-weight-complex="normal"/>
    </style:style>
    <style:style style:name="T695" style:family="text">
      <style:text-properties style:font-name="Orkney Light3" fo:font-size="12pt" fo:font-weight="normal" officeooo:rsid="01e8c5e4" style:font-size-asian="12pt" style:font-weight-asian="normal" style:font-name-complex="Orkney Light4" style:font-size-complex="12pt" style:font-weight-complex="normal"/>
    </style:style>
    <style:style style:name="T696" style:family="text">
      <style:text-properties style:font-name="Orkney Light3" fo:font-size="12pt" fo:font-weight="normal" officeooo:rsid="01e8819a" style:font-size-asian="12pt" style:font-weight-asian="normal" style:font-name-complex="Orkney Light4" style:font-size-complex="12pt" style:font-weight-complex="normal"/>
    </style:style>
    <style:style style:name="T697" style:family="text">
      <style:text-properties style:font-name="Orkney Light3" fo:font-size="12pt" fo:font-weight="normal" officeooo:rsid="01ea2af3" style:font-size-asian="12pt" style:font-weight-asian="normal" style:font-name-complex="Orkney Light4" style:font-size-complex="12pt" style:font-weight-complex="normal"/>
    </style:style>
    <style:style style:name="T698" style:family="text">
      <style:text-properties style:font-name="Orkney Light3" fo:font-size="12pt" fo:font-weight="normal" officeooo:rsid="049987e4" style:font-size-asian="12pt" style:font-weight-asian="normal" style:font-name-complex="Orkney Light4" style:font-size-complex="12pt" style:font-weight-complex="normal"/>
    </style:style>
    <style:style style:name="T699" style:family="text">
      <style:text-properties style:font-name="Orkney Light3" fo:font-size="12pt" fo:font-weight="normal" officeooo:rsid="01eba0e5" style:font-size-asian="12pt" style:font-weight-asian="normal" style:font-name-complex="Orkney Light4" style:font-size-complex="12pt" style:font-weight-complex="normal"/>
    </style:style>
    <style:style style:name="T700" style:family="text">
      <style:text-properties style:font-name="Orkney Light3" fo:font-size="12pt" fo:font-weight="normal" officeooo:rsid="01f51234" style:font-size-asian="12pt" style:font-weight-asian="normal" style:font-name-complex="Orkney Light4" style:font-size-complex="12pt" style:font-weight-complex="normal"/>
    </style:style>
    <style:style style:name="T701" style:family="text">
      <style:text-properties style:font-name="Orkney Light3" fo:font-size="12pt" fo:font-weight="normal" officeooo:rsid="04927f8b" style:font-size-asian="12pt" style:font-weight-asian="normal" style:font-name-complex="Orkney Light4" style:font-size-complex="12pt" style:font-weight-complex="normal"/>
    </style:style>
    <style:style style:name="T702" style:family="text">
      <style:text-properties style:font-name="Orkney Light3" fo:font-size="12pt" fo:font-weight="normal" officeooo:rsid="0492e1f6" style:font-size-asian="12pt" style:font-weight-asian="normal" style:font-name-complex="Orkney Light4" style:font-size-complex="12pt" style:font-weight-complex="normal"/>
    </style:style>
    <style:style style:name="T703" style:family="text">
      <style:text-properties style:font-name="Orkney Light3" fo:font-size="12pt" fo:font-weight="normal" officeooo:rsid="0494d7e4" style:font-size-asian="12pt" style:font-weight-asian="normal" style:font-name-complex="Orkney Light4" style:font-size-complex="12pt" style:font-weight-complex="normal"/>
    </style:style>
    <style:style style:name="T704" style:family="text">
      <style:text-properties style:font-name="Orkney Light3" fo:font-size="12pt" fo:font-weight="normal" officeooo:rsid="04968d17" style:font-size-asian="12pt" style:font-weight-asian="normal" style:font-name-complex="Orkney Light4" style:font-size-complex="12pt" style:font-weight-complex="normal"/>
    </style:style>
    <style:style style:name="T705" style:family="text">
      <style:text-properties style:font-name="Orkney Light3" fo:font-size="12pt" fo:font-weight="normal" officeooo:rsid="0497b865" style:font-size-asian="12pt" style:font-weight-asian="normal" style:font-name-complex="Orkney Light4" style:font-size-complex="12pt" style:font-weight-complex="normal"/>
    </style:style>
    <style:style style:name="T706" style:family="text">
      <style:text-properties style:font-name="Orkney Light3" fo:font-size="12pt" fo:font-weight="normal" officeooo:rsid="01f9b271" style:font-size-asian="12pt" style:font-weight-asian="normal" style:font-name-complex="Orkney Light4" style:font-size-complex="12pt" style:font-weight-complex="normal"/>
    </style:style>
    <style:style style:name="T707" style:family="text">
      <style:text-properties style:font-name="Orkney Light3" fo:font-size="12pt" fo:font-weight="normal" officeooo:rsid="01fb602f" style:font-size-asian="12pt" style:font-weight-asian="normal" style:font-name-complex="Orkney Light4" style:font-size-complex="12pt" style:font-weight-complex="normal"/>
    </style:style>
    <style:style style:name="T708" style:family="text">
      <style:text-properties style:font-name="Orkney Light3" fo:font-size="12pt" fo:font-weight="normal" officeooo:rsid="01fc7a35" style:font-size-asian="12pt" style:font-weight-asian="normal" style:font-name-complex="Orkney Light4" style:font-size-complex="12pt" style:font-weight-complex="normal"/>
    </style:style>
    <style:style style:name="T709" style:family="text">
      <style:text-properties style:font-name="Orkney Light3" fo:font-size="12pt" fo:font-weight="normal" officeooo:rsid="01fd22cf" style:font-size-asian="12pt" style:font-weight-asian="normal" style:font-name-complex="Orkney Light4" style:font-size-complex="12pt" style:font-weight-complex="normal"/>
    </style:style>
    <style:style style:name="T710" style:family="text">
      <style:text-properties style:font-name="Orkney Light3" fo:font-size="12pt" fo:font-weight="normal" officeooo:rsid="02078226" style:font-size-asian="12pt" style:font-weight-asian="normal" style:font-name-complex="Orkney Light4" style:font-size-complex="12pt" style:font-weight-complex="normal"/>
    </style:style>
    <style:style style:name="T711" style:family="text">
      <style:text-properties style:font-name="Orkney Light3" fo:font-size="12pt" fo:font-weight="normal" officeooo:rsid="02085806" style:font-size-asian="12pt" style:font-weight-asian="normal" style:font-name-complex="Orkney Light4" style:font-size-complex="12pt" style:font-weight-complex="normal"/>
    </style:style>
    <style:style style:name="T712" style:family="text">
      <style:text-properties style:font-name="Orkney Light3" fo:font-size="12pt" fo:font-weight="normal" officeooo:rsid="01fe0f61" style:font-size-asian="12pt" style:font-weight-asian="normal" style:font-name-complex="Orkney Light4" style:font-size-complex="12pt" style:font-weight-complex="normal"/>
    </style:style>
    <style:style style:name="T713" style:family="text">
      <style:text-properties style:font-name="Orkney Light3" fo:font-size="12pt" fo:font-weight="normal" officeooo:rsid="01ff436f" style:font-size-asian="12pt" style:font-weight-asian="normal" style:font-name-complex="Orkney Light4" style:font-size-complex="12pt" style:font-weight-complex="normal"/>
    </style:style>
    <style:style style:name="T714" style:family="text">
      <style:text-properties style:font-name="Orkney Light3" fo:font-size="12pt" fo:font-weight="normal" officeooo:rsid="04c93b30" style:font-size-asian="12pt" style:font-weight-asian="normal" style:font-name-complex="Orkney Light4" style:font-size-complex="12pt" style:font-weight-complex="normal"/>
    </style:style>
    <style:style style:name="T715" style:family="text">
      <style:text-properties style:font-name="Orkney Light3" fo:font-size="12pt" fo:font-weight="normal" officeooo:rsid="04cafcd7" style:font-size-asian="12pt" style:font-weight-asian="normal" style:font-name-complex="Orkney Light4" style:font-size-complex="12pt" style:font-weight-complex="normal"/>
    </style:style>
    <style:style style:name="T716" style:family="text">
      <style:text-properties style:font-name="Orkney Light3" fo:font-size="12pt" fo:font-weight="normal" officeooo:rsid="014c41f3" style:font-size-asian="12pt" style:font-weight-asian="normal" style:font-name-complex="Orkney Light4" style:font-size-complex="12pt" style:font-weight-complex="normal"/>
    </style:style>
    <style:style style:name="T717" style:family="text">
      <style:text-properties style:font-name="Orkney Light3" fo:font-size="12pt" fo:font-weight="normal" officeooo:rsid="014cdc2e" style:font-size-asian="12pt" style:font-weight-asian="normal" style:font-name-complex="Orkney Light4" style:font-size-complex="12pt" style:font-weight-complex="normal"/>
    </style:style>
    <style:style style:name="T718" style:family="text">
      <style:text-properties style:font-name="Orkney Light3" fo:font-size="12pt" fo:font-weight="normal" officeooo:rsid="03a9c190" style:font-size-asian="12pt" style:font-weight-asian="normal" style:font-name-complex="Orkney Light4" style:font-size-complex="12pt" style:font-weight-complex="normal"/>
    </style:style>
    <style:style style:name="T719" style:family="text">
      <style:text-properties style:font-name="Orkney Light3" fo:font-size="12pt" fo:font-weight="normal" officeooo:rsid="0178e952" style:font-size-asian="12pt" style:font-weight-asian="normal" style:font-name-complex="Orkney Light4" style:font-size-complex="12pt" style:font-weight-complex="normal"/>
    </style:style>
    <style:style style:name="T720" style:family="text">
      <style:text-properties style:font-name="Orkney Light3" fo:font-size="12pt" fo:font-weight="normal" officeooo:rsid="017ffa3c" style:font-size-asian="12pt" style:font-weight-asian="normal" style:font-name-complex="Orkney Light4" style:font-size-complex="12pt" style:font-weight-complex="normal"/>
    </style:style>
    <style:style style:name="T721" style:family="text">
      <style:text-properties style:font-name="Orkney Light3" fo:font-size="12pt" fo:font-weight="normal" officeooo:rsid="01602d17" style:font-size-asian="12pt" style:font-weight-asian="normal" style:font-name-complex="Orkney Light4" style:font-size-complex="12pt" style:font-weight-complex="normal"/>
    </style:style>
    <style:style style:name="T722" style:family="text">
      <style:text-properties style:font-name="Orkney Light3" fo:font-size="12pt" fo:font-weight="normal" officeooo:rsid="01634c09" style:font-size-asian="12pt" style:font-weight-asian="normal" style:font-name-complex="Orkney Light4" style:font-size-complex="12pt" style:font-weight-complex="normal"/>
    </style:style>
    <style:style style:name="T723" style:family="text">
      <style:text-properties style:font-name="Orkney Light3" fo:font-size="12pt" fo:font-weight="normal" officeooo:rsid="01635b96" style:font-size-asian="12pt" style:font-weight-asian="normal" style:font-name-complex="Orkney Light4" style:font-size-complex="12pt" style:font-weight-complex="normal"/>
    </style:style>
    <style:style style:name="T724" style:family="text">
      <style:text-properties style:font-name="Orkney Light3" fo:font-size="12pt" fo:font-weight="normal" officeooo:rsid="01577c1e" style:font-size-asian="12pt" style:font-weight-asian="normal" style:font-name-complex="Orkney Light4" style:font-size-complex="12pt" style:font-weight-complex="normal"/>
    </style:style>
    <style:style style:name="T725" style:family="text">
      <style:text-properties style:font-name="Orkney Light3" fo:font-size="12pt" fo:font-weight="normal" officeooo:rsid="015c73d4" style:font-size-asian="12pt" style:font-weight-asian="normal" style:font-name-complex="Orkney Light4" style:font-size-complex="12pt" style:font-weight-complex="normal"/>
    </style:style>
    <style:style style:name="T726" style:family="text">
      <style:text-properties style:font-name="Orkney Light3" fo:font-size="12pt" fo:font-weight="normal" officeooo:rsid="015b429e" style:font-size-asian="12pt" style:font-weight-asian="normal" style:font-name-complex="Orkney Light4" style:font-size-complex="12pt" style:font-weight-complex="normal"/>
    </style:style>
    <style:style style:name="T727" style:family="text">
      <style:text-properties style:font-name="Orkney Light3" fo:font-size="12pt" fo:font-weight="normal" officeooo:rsid="01769fce" style:font-size-asian="12pt" style:font-weight-asian="normal" style:font-name-complex="Orkney Light4" style:font-size-complex="12pt" style:font-weight-complex="normal"/>
    </style:style>
    <style:style style:name="T728" style:family="text">
      <style:text-properties style:font-name="Orkney Light3" fo:font-size="12pt" fo:font-weight="normal" officeooo:rsid="0171715f" style:font-size-asian="12pt" style:font-weight-asian="normal" style:font-name-complex="Orkney Light4" style:font-size-complex="12pt" style:font-weight-complex="normal"/>
    </style:style>
    <style:style style:name="T729" style:family="text">
      <style:text-properties style:font-name="Orkney Light3" fo:font-size="12pt" fo:font-weight="normal" officeooo:rsid="03d23112" style:font-size-asian="12pt" style:font-weight-asian="normal" style:font-name-complex="Orkney Light4" style:font-size-complex="12pt" style:font-weight-complex="normal"/>
    </style:style>
    <style:style style:name="T730" style:family="text">
      <style:text-properties style:font-name="Orkney Light3" fo:font-size="12pt" fo:font-weight="normal" officeooo:rsid="03bbf380" style:font-size-asian="12pt" style:font-weight-asian="normal" style:font-name-complex="Orkney Light4" style:font-size-complex="12pt" style:font-weight-complex="normal"/>
    </style:style>
    <style:style style:name="T731" style:family="text">
      <style:text-properties style:font-name="Orkney Light3" fo:font-size="12pt" fo:font-weight="normal" officeooo:rsid="03d56fc4" style:font-size-asian="12pt" style:font-weight-asian="normal" style:font-name-complex="Orkney Light4" style:font-size-complex="12pt" style:font-weight-complex="normal"/>
    </style:style>
    <style:style style:name="T732" style:family="text">
      <style:text-properties style:font-name="Orkney Light3" fo:font-size="12pt" fo:font-weight="normal" officeooo:rsid="017bc8b5" style:font-size-asian="12pt" style:font-weight-asian="normal" style:font-name-complex="Orkney Light4" style:font-size-complex="12pt" style:font-weight-complex="normal"/>
    </style:style>
    <style:style style:name="T733" style:family="text">
      <style:text-properties style:font-name="Orkney Light3" fo:font-size="12pt" fo:font-weight="normal" officeooo:rsid="03bc0eb2" style:font-size-asian="12pt" style:font-weight-asian="normal" style:font-name-complex="Orkney Light4" style:font-size-complex="12pt" style:font-weight-complex="normal"/>
    </style:style>
    <style:style style:name="T734" style:family="text">
      <style:text-properties style:font-name="Orkney Light3" fo:font-size="12pt" fo:font-weight="normal" officeooo:rsid="03bcc125" style:font-size-asian="12pt" style:font-weight-asian="normal" style:font-name-complex="Orkney Light4" style:font-size-complex="12pt" style:font-weight-complex="normal"/>
    </style:style>
    <style:style style:name="T735" style:family="text">
      <style:text-properties style:font-name="Orkney Light3" fo:font-size="12pt" fo:font-weight="normal" officeooo:rsid="03be52fa" style:font-size-asian="12pt" style:font-weight-asian="normal" style:font-name-complex="Orkney Light4" style:font-size-complex="12pt" style:font-weight-complex="normal"/>
    </style:style>
    <style:style style:name="T736" style:family="text">
      <style:text-properties style:font-name="Orkney Light3" fo:font-size="12pt" fo:font-weight="normal" officeooo:rsid="017a5fc1" style:font-size-asian="12pt" style:font-weight-asian="normal" style:font-name-complex="Orkney Light4" style:font-size-complex="12pt" style:font-weight-complex="normal"/>
    </style:style>
    <style:style style:name="T737" style:family="text">
      <style:text-properties style:font-name="Orkney Light3" fo:font-size="12pt" fo:font-weight="normal" officeooo:rsid="04f625fb" style:font-size-asian="12pt" style:font-weight-asian="normal" style:font-name-complex="Orkney Light4" style:font-size-complex="12pt" style:font-weight-complex="normal"/>
    </style:style>
    <style:style style:name="T738" style:family="text">
      <style:text-properties style:font-name="Orkney Light3" fo:font-size="12pt" fo:font-weight="normal" officeooo:rsid="0182056f" style:font-size-asian="12pt" style:font-weight-asian="normal" style:font-name-complex="Orkney Light4" style:font-size-complex="12pt" style:font-weight-complex="normal"/>
    </style:style>
    <style:style style:name="T739" style:family="text">
      <style:text-properties style:font-name="Orkney Light3" fo:font-size="12pt" fo:font-weight="normal" officeooo:rsid="03e1fcb3" style:font-size-asian="12pt" style:font-weight-asian="normal" style:font-name-complex="Orkney Light4" style:font-size-complex="12pt" style:font-weight-complex="normal"/>
    </style:style>
    <style:style style:name="T740" style:family="text">
      <style:text-properties style:font-name="Orkney Light3" fo:font-size="12pt" fo:font-weight="normal" officeooo:rsid="03e0f77c" style:font-size-asian="12pt" style:font-weight-asian="normal" style:font-name-complex="Orkney Light4" style:font-size-complex="12pt" style:font-weight-complex="normal"/>
    </style:style>
    <style:style style:name="T741" style:family="text">
      <style:text-properties style:font-name="Orkney Light3" fo:font-size="12pt" fo:font-weight="normal" officeooo:rsid="01622486" style:font-size-asian="12pt" style:font-weight-asian="normal" style:font-name-complex="Orkney Light4" style:font-size-complex="12pt" style:font-weight-complex="normal"/>
    </style:style>
    <style:style style:name="T742" style:family="text">
      <style:text-properties style:font-name="Orkney Light3" fo:font-size="12pt" fo:font-weight="normal" officeooo:rsid="0163785d" style:font-size-asian="12pt" style:font-weight-asian="normal" style:font-name-complex="Orkney Light4" style:font-size-complex="12pt" style:font-weight-complex="normal"/>
    </style:style>
    <style:style style:name="T743" style:family="text">
      <style:text-properties style:font-name="Orkney Light3" fo:font-size="12pt" fo:font-weight="normal" officeooo:rsid="01655e66" style:font-size-asian="12pt" style:font-weight-asian="normal" style:font-name-complex="Orkney Light4" style:font-size-complex="12pt" style:font-weight-complex="normal"/>
    </style:style>
    <style:style style:name="T744" style:family="text">
      <style:text-properties style:font-name="Orkney Light3" fo:font-size="12pt" fo:font-weight="normal" officeooo:rsid="016f7a5f" style:font-size-asian="12pt" style:font-weight-asian="normal" style:font-name-complex="Orkney Light4" style:font-size-complex="12pt" style:font-weight-complex="normal"/>
    </style:style>
    <style:style style:name="T745" style:family="text">
      <style:text-properties style:font-name="Orkney Light3" fo:font-size="12pt" fo:font-weight="normal" officeooo:rsid="016ab096" style:font-size-asian="12pt" style:font-weight-asian="normal" style:font-name-complex="Orkney Light4" style:font-size-complex="12pt" style:font-weight-complex="normal"/>
    </style:style>
    <style:style style:name="T746" style:family="text">
      <style:text-properties style:font-name="Orkney Light3" fo:font-size="12pt" fo:font-weight="normal" officeooo:rsid="01671577" style:font-size-asian="12pt" style:font-weight-asian="normal" style:font-name-complex="Orkney Light4" style:font-size-complex="12pt" style:font-weight-complex="normal"/>
    </style:style>
    <style:style style:name="T747" style:family="text">
      <style:text-properties style:font-name="Orkney Light3" fo:font-size="12pt" fo:font-weight="normal" officeooo:rsid="03ec9464" style:font-size-asian="12pt" style:font-weight-asian="normal" style:font-name-complex="Orkney Light4" style:font-size-complex="12pt" style:font-weight-complex="normal"/>
    </style:style>
    <style:style style:name="T748" style:family="text">
      <style:text-properties style:font-name="Orkney Light3" fo:font-size="12pt" fo:font-weight="normal" officeooo:rsid="016907f8" style:font-size-asian="12pt" style:font-weight-asian="normal" style:font-name-complex="Orkney Light4" style:font-size-complex="12pt" style:font-weight-complex="normal"/>
    </style:style>
    <style:style style:name="T749" style:family="text">
      <style:text-properties style:font-name="Orkney Light3" fo:font-size="12pt" fo:font-weight="normal" officeooo:rsid="016d7ae4" style:font-size-asian="12pt" style:font-weight-asian="normal" style:font-name-complex="Orkney Light4" style:font-size-complex="12pt" style:font-weight-complex="normal"/>
    </style:style>
    <style:style style:name="T750" style:family="text">
      <style:text-properties style:font-name="Orkney Light3" fo:font-size="12pt" fo:font-weight="normal" officeooo:rsid="016b0fde" style:font-size-asian="12pt" style:font-weight-asian="normal" style:font-name-complex="Orkney Light4" style:font-size-complex="12pt" style:font-weight-complex="normal"/>
    </style:style>
    <style:style style:name="T751" style:family="text">
      <style:text-properties style:font-name="Orkney Light3" fo:font-size="12pt" fo:font-weight="normal" officeooo:rsid="016b885c" style:font-size-asian="12pt" style:font-weight-asian="normal" style:font-name-complex="Orkney Light4" style:font-size-complex="12pt" style:font-weight-complex="normal"/>
    </style:style>
    <style:style style:name="T752" style:family="text">
      <style:text-properties style:font-name="Orkney Light3" fo:font-size="12pt" fo:font-weight="normal" officeooo:rsid="0170ab5e" style:font-size-asian="12pt" style:font-weight-asian="normal" style:font-name-complex="Orkney Light4" style:font-size-complex="12pt" style:font-weight-complex="normal"/>
    </style:style>
    <style:style style:name="T753" style:family="text">
      <style:text-properties style:font-name="Orkney Light3" fo:font-size="12pt" fo:font-weight="normal" officeooo:rsid="0183cab6" style:font-size-asian="12pt" style:font-weight-asian="normal" style:font-name-complex="Orkney Light4" style:font-size-complex="12pt" style:font-weight-complex="normal"/>
    </style:style>
    <style:style style:name="T754" style:family="text">
      <style:text-properties style:font-name="Orkney Light3" fo:font-size="12pt" fo:font-weight="normal" officeooo:rsid="018f1d56" style:font-size-asian="12pt" style:font-weight-asian="normal" style:font-name-complex="Orkney Light4" style:font-size-complex="12pt" style:font-weight-complex="normal"/>
    </style:style>
    <style:style style:name="T755" style:family="text">
      <style:text-properties style:font-name="Orkney Light3" fo:font-size="12pt" fo:font-weight="normal" officeooo:rsid="01925cfa" style:font-size-asian="12pt" style:font-weight-asian="normal" style:font-name-complex="Orkney Light4" style:font-size-complex="12pt" style:font-weight-complex="normal"/>
    </style:style>
    <style:style style:name="T756" style:family="text">
      <style:text-properties style:font-name="Orkney Light3" fo:font-size="12pt" fo:font-weight="normal" officeooo:rsid="042a8fb1" style:font-size-asian="12pt" style:font-weight-asian="normal" style:font-name-complex="Orkney Light4" style:font-size-complex="12pt" style:font-weight-complex="normal"/>
    </style:style>
    <style:style style:name="T757" style:family="text">
      <style:text-properties style:font-name="Orkney Light3" fo:font-size="12pt" fo:font-weight="normal" officeooo:rsid="042b9c9c" style:font-size-asian="12pt" style:font-weight-asian="normal" style:font-name-complex="Orkney Light4" style:font-size-complex="12pt" style:font-weight-complex="normal"/>
    </style:style>
    <style:style style:name="T758" style:family="text">
      <style:text-properties style:font-name="Orkney Light3" fo:font-size="12pt" fo:font-weight="normal" officeooo:rsid="01ae9fae" style:font-size-asian="12pt" style:font-weight-asian="normal" style:font-name-complex="Orkney Light4" style:font-size-complex="12pt" style:font-weight-complex="normal"/>
    </style:style>
    <style:style style:name="T759" style:family="text">
      <style:text-properties style:font-name="Orkney Light3" fo:font-size="12pt" fo:font-weight="normal" officeooo:rsid="0210e351" style:font-size-asian="12pt" style:font-weight-asian="normal" style:font-name-complex="Orkney Light4" style:font-size-complex="12pt" style:font-weight-complex="normal"/>
    </style:style>
    <style:style style:name="T760" style:family="text">
      <style:text-properties style:font-name="Orkney Light3" fo:font-size="12pt" fo:font-weight="normal" officeooo:rsid="020f0d42" style:font-size-asian="12pt" style:font-weight-asian="normal" style:font-name-complex="Orkney Light4" style:font-size-complex="12pt" style:font-weight-complex="normal"/>
    </style:style>
    <style:style style:name="T761" style:family="text">
      <style:text-properties style:font-name="Orkney Light3" fo:font-size="12pt" fo:font-weight="normal" officeooo:rsid="021294ea" style:font-size-asian="12pt" style:font-weight-asian="normal" style:font-name-complex="Orkney Light4" style:font-size-complex="12pt" style:font-weight-complex="normal"/>
    </style:style>
    <style:style style:name="T762" style:family="text">
      <style:text-properties style:font-name="Orkney Light3" fo:font-size="12pt" fo:font-weight="normal" officeooo:rsid="021311c0" style:font-size-asian="12pt" style:font-weight-asian="normal" style:font-name-complex="Orkney Light4" style:font-size-complex="12pt" style:font-weight-complex="normal"/>
    </style:style>
    <style:style style:name="T763" style:family="text">
      <style:text-properties style:font-name="Orkney Light3" fo:font-size="12pt" fo:font-weight="normal" officeooo:rsid="021456c9" style:font-size-asian="12pt" style:font-weight-asian="normal" style:font-name-complex="Orkney Light4" style:font-size-complex="12pt" style:font-weight-complex="normal"/>
    </style:style>
    <style:style style:name="T764" style:family="text">
      <style:text-properties style:font-name="Orkney Light3" fo:font-size="12pt" fo:font-weight="normal" officeooo:rsid="044cb215" style:font-size-asian="12pt" style:font-weight-asian="normal" style:font-name-complex="Orkney Light4" style:font-size-complex="12pt" style:font-weight-complex="normal"/>
    </style:style>
    <style:style style:name="T765" style:family="text">
      <style:text-properties style:font-name="Orkney Light3" fo:font-size="12pt" fo:font-weight="normal" officeooo:rsid="044b5387" style:font-size-asian="12pt" style:font-weight-asian="normal" style:font-name-complex="Orkney Light4" style:font-size-complex="12pt" style:font-weight-complex="normal"/>
    </style:style>
    <style:style style:name="T766" style:family="text">
      <style:text-properties style:font-name="Orkney Light3" fo:font-size="12pt" fo:font-weight="normal" officeooo:rsid="0215e1cb" style:font-size-asian="12pt" style:font-weight-asian="normal" style:font-name-complex="Orkney Light4" style:font-size-complex="12pt" style:font-weight-complex="normal"/>
    </style:style>
    <style:style style:name="T767" style:family="text">
      <style:text-properties style:font-name="Orkney Light3" fo:font-size="12pt" fo:font-weight="normal" officeooo:rsid="02163355" style:font-size-asian="12pt" style:font-weight-asian="normal" style:font-name-complex="Orkney Light4" style:font-size-complex="12pt" style:font-weight-complex="normal"/>
    </style:style>
    <style:style style:name="T768" style:family="text">
      <style:text-properties style:font-name="Orkney Light3" fo:font-size="12pt" fo:font-weight="normal" officeooo:rsid="0460f34c" style:font-size-asian="12pt" style:font-weight-asian="normal" style:font-name-complex="Orkney Light4" style:font-size-complex="12pt" style:font-weight-complex="normal"/>
    </style:style>
    <style:style style:name="T769" style:family="text">
      <style:text-properties style:font-name="Orkney Light3" fo:font-size="12pt" fo:font-weight="normal" officeooo:rsid="01c0f5ab" style:font-size-asian="12pt" style:font-weight-asian="normal" style:font-name-complex="Orkney Light4" style:font-size-complex="12pt" style:font-weight-complex="normal"/>
    </style:style>
    <style:style style:name="T770" style:family="text">
      <style:text-properties style:font-name="Orkney Light3" fo:font-size="12pt" fo:font-weight="normal" officeooo:rsid="0224dce7" style:font-size-asian="12pt" style:font-weight-asian="normal" style:font-name-complex="Orkney Light4" style:font-size-complex="12pt" style:font-weight-complex="normal"/>
    </style:style>
    <style:style style:name="T771" style:family="text">
      <style:text-properties style:font-name="Orkney Light3" fo:font-size="12pt" fo:font-weight="normal" officeooo:rsid="0226b768" style:font-size-asian="12pt" style:font-weight-asian="normal" style:font-name-complex="Orkney Light4" style:font-size-complex="12pt" style:font-weight-complex="normal"/>
    </style:style>
    <style:style style:name="T772" style:family="text">
      <style:text-properties style:font-name="Orkney Light3" fo:font-size="12pt" fo:font-weight="normal" officeooo:rsid="020bd17c" style:font-size-asian="12pt" style:font-weight-asian="normal" style:font-name-complex="Orkney Light4" style:font-size-complex="12pt" style:font-weight-complex="normal"/>
    </style:style>
    <style:style style:name="T773" style:family="text">
      <style:text-properties style:font-name="Orkney Light3" fo:font-size="12pt" fo:font-weight="normal" officeooo:rsid="020c4044" style:font-size-asian="12pt" style:font-weight-asian="normal" style:font-name-complex="Orkney Light4" style:font-size-complex="12pt" style:font-weight-complex="normal"/>
    </style:style>
    <style:style style:name="T774" style:family="text">
      <style:text-properties style:font-name="Orkney Light3" fo:font-size="12pt" fo:font-weight="normal" officeooo:rsid="0474dc2c" style:font-size-asian="12pt" style:font-weight-asian="normal" style:font-name-complex="Orkney Light4" style:font-size-complex="12pt" style:font-weight-complex="normal"/>
    </style:style>
    <style:style style:name="T775" style:family="text">
      <style:text-properties style:font-name="Orkney Light3" fo:font-size="12pt" fo:font-weight="normal" officeooo:rsid="01d6bf89" style:font-size-asian="12pt" style:font-weight-asian="normal" style:font-name-complex="Orkney Light4" style:font-size-complex="12pt" style:font-weight-complex="normal"/>
    </style:style>
    <style:style style:name="T776" style:family="text">
      <style:text-properties style:font-name="Orkney Light3" fo:font-size="12pt" fo:font-weight="normal" officeooo:rsid="020995cd" style:font-size-asian="12pt" style:font-weight-asian="normal" style:font-name-complex="Orkney Light4" style:font-size-complex="12pt" style:font-weight-complex="normal"/>
    </style:style>
    <style:style style:name="T777" style:family="text">
      <style:text-properties style:font-name="Orkney Light3" fo:font-size="12pt" fo:font-weight="normal" officeooo:rsid="01e85046" style:font-size-asian="12pt" style:font-weight-asian="normal" style:font-name-complex="Orkney Light4" style:font-size-complex="12pt" style:font-weight-complex="normal"/>
    </style:style>
    <style:style style:name="T778" style:family="text">
      <style:text-properties style:font-name="Orkney Light3" fo:font-size="12pt" fo:font-weight="normal" officeooo:rsid="01da8853" style:font-size-asian="12pt" style:font-weight-asian="normal" style:font-name-complex="Orkney Light4" style:font-size-complex="12pt" style:font-weight-complex="normal"/>
    </style:style>
    <style:style style:name="T779" style:family="text">
      <style:text-properties style:font-name="Orkney Light3" fo:font-size="12pt" fo:font-weight="normal" officeooo:rsid="01f07070" style:font-size-asian="12pt" style:font-weight-asian="normal" style:font-name-complex="Orkney Light4" style:font-size-complex="12pt" style:font-weight-complex="normal"/>
    </style:style>
    <style:style style:name="T780" style:family="text">
      <style:text-properties style:font-name="Orkney Light3" fo:font-size="12pt" fo:font-weight="normal" officeooo:rsid="01f1b022" style:font-size-asian="12pt" style:font-weight-asian="normal" style:font-name-complex="Orkney Light4" style:font-size-complex="12pt" style:font-weight-complex="normal"/>
    </style:style>
    <style:style style:name="T781" style:family="text">
      <style:text-properties style:font-name="Orkney Light3" fo:font-size="12pt" fo:font-weight="normal" officeooo:rsid="01ef6679" style:font-size-asian="12pt" style:font-weight-asian="normal" style:font-name-complex="Orkney Light4" style:font-size-complex="12pt" style:font-weight-complex="normal"/>
    </style:style>
    <style:style style:name="T782" style:family="text">
      <style:text-properties style:font-name="Orkney Light3" fo:font-size="12pt" fo:font-weight="normal" officeooo:rsid="01f3aff2" style:font-size-asian="12pt" style:font-weight-asian="normal" style:font-name-complex="Orkney Light4" style:font-size-complex="12pt" style:font-weight-complex="normal"/>
    </style:style>
    <style:style style:name="T783" style:family="text">
      <style:text-properties style:font-name="Orkney Light3" fo:font-size="12pt" fo:font-weight="normal" officeooo:rsid="04bd36f7" style:font-size-asian="12pt" style:font-weight-asian="normal" style:font-name-complex="Orkney Light4" style:font-size-complex="12pt" style:font-weight-complex="normal"/>
    </style:style>
    <style:style style:name="T784" style:family="text">
      <style:text-properties style:font-name="Orkney Light3" fo:font-size="12pt" fo:font-weight="normal" officeooo:rsid="04b9671b" style:font-size-asian="12pt" style:font-weight-asian="normal" style:font-name-complex="Orkney Light4" style:font-size-complex="12pt" style:font-weight-complex="normal"/>
    </style:style>
    <style:style style:name="T785" style:family="text">
      <style:text-properties style:font-name="Orkney Light3" fo:font-size="12pt" fo:font-weight="normal" officeooo:rsid="01f70e1b" style:font-size-asian="12pt" style:font-weight-asian="normal" style:font-name-complex="Orkney Light4" style:font-size-complex="12pt" style:font-weight-complex="normal"/>
    </style:style>
    <style:style style:name="T786" style:family="text">
      <style:text-properties style:font-name="Orkney Light3" fo:font-size="12pt" fo:font-weight="normal" officeooo:rsid="01f7c2f7" style:font-size-asian="12pt" style:font-weight-asian="normal" style:font-name-complex="Orkney Light4" style:font-size-complex="12pt" style:font-weight-complex="normal"/>
    </style:style>
    <style:style style:name="T787" style:family="text">
      <style:text-properties style:font-name="Orkney Light3" fo:font-size="12pt" fo:font-weight="normal" officeooo:rsid="01f8b3af" style:font-size-asian="12pt" style:font-weight-asian="normal" style:font-name-complex="Orkney Light4" style:font-size-complex="12pt" style:font-weight-complex="normal"/>
    </style:style>
    <style:style style:name="T788" style:family="text">
      <style:text-properties style:font-name="Orkney Light3" fo:font-size="12pt" fo:language="en" fo:country="US" fo:font-style="normal" fo:font-weight="bold" officeooo:rsid="0416d48c" style:font-name-asian="Orkney Light4" style:font-size-asian="12pt" style:font-style-asian="normal" style:font-weight-asian="bold" style:font-name-complex="Orkney Light4" style:font-size-complex="12pt" style:font-style-complex="normal" style:font-weight-complex="bold"/>
    </style:style>
    <style:style style:name="T789" style:family="text">
      <style:text-properties style:font-name="Orkney Light3" fo:font-size="12pt" fo:language="en" fo:country="US" fo:font-style="normal" officeooo:rsid="04e1f34c" style:font-size-asian="12pt" style:font-style-asian="normal" style:font-size-complex="12pt" style:font-style-complex="normal"/>
    </style:style>
    <style:style style:name="T790" style:family="text">
      <style:text-properties style:font-name="Orkney Light3" fo:font-size="12pt" fo:language="en" fo:country="US" officeooo:rsid="04de1180" style:font-size-asian="12pt" style:font-size-complex="12pt"/>
    </style:style>
    <style:style style:name="T791" style:family="text">
      <style:text-properties style:font-name="Orkney Light3" fo:font-size="12pt" fo:language="en" fo:country="US" fo:font-style="italic" officeooo:rsid="04de1180" style:font-size-asian="12pt" style:font-style-asian="italic" style:font-size-complex="12pt" style:font-style-complex="italic"/>
    </style:style>
    <style:style style:name="T792" style:family="text">
      <style:text-properties style:font-name="Orkney Light3" fo:font-style="italic" officeooo:rsid="02754fb4" style:font-style-asian="italic" style:font-style-complex="italic"/>
    </style:style>
    <style:style style:name="T793" style:family="text">
      <style:text-properties style:font-name="Orkney Light3" fo:font-style="italic" officeooo:rsid="007f825e" style:font-style-asian="italic" style:font-style-complex="italic"/>
    </style:style>
    <style:style style:name="T794" style:family="text">
      <style:text-properties style:font-name="Orkney Light3" fo:font-style="italic" officeooo:rsid="009c5c15" style:font-style-asian="italic" style:font-style-complex="italic"/>
    </style:style>
    <style:style style:name="T795" style:family="text">
      <style:text-properties style:font-name="Orkney Light3" fo:font-style="italic" officeooo:rsid="033ed8b0" style:font-style-asian="italic" style:font-name-complex="Orkney Light4" style:font-style-complex="italic"/>
    </style:style>
    <style:style style:name="T796" style:family="text">
      <style:text-properties style:font-name="Orkney Light3" fo:font-style="italic" officeooo:rsid="035663ec" style:font-style-asian="italic" style:font-name-complex="Orkney Light4" style:font-style-complex="italic"/>
    </style:style>
    <style:style style:name="T797" style:family="text">
      <style:text-properties style:font-name="Orkney Light3" fo:font-style="italic" officeooo:rsid="03584fb7" style:font-style-asian="italic" style:font-name-complex="Orkney Light4" style:font-style-complex="italic"/>
    </style:style>
    <style:style style:name="T798" style:family="text">
      <style:text-properties style:font-name="Orkney Light3" fo:font-style="italic" officeooo:rsid="0371df24" style:font-style-asian="italic" style:font-name-complex="Orkney Light4" style:font-style-complex="italic"/>
    </style:style>
    <style:style style:name="T799" style:family="text">
      <style:text-properties style:font-name="Orkney Light3" fo:font-style="italic" officeooo:rsid="0374419f" style:font-style-asian="italic" style:font-name-complex="Orkney Light4" style:font-style-complex="italic"/>
    </style:style>
    <style:style style:name="T800" style:family="text">
      <style:text-properties style:font-name="Orkney Light3" fo:font-style="italic" officeooo:rsid="013f5d0a" style:font-style-asian="italic" style:font-name-complex="Orkney Light4" style:font-style-complex="italic"/>
    </style:style>
    <style:style style:name="T801" style:family="text">
      <style:text-properties style:font-name="Orkney Light3" fo:font-style="italic" officeooo:rsid="00dac70b" style:font-style-asian="italic" style:font-name-complex="Orkney Light4" style:font-style-complex="italic"/>
    </style:style>
    <style:style style:name="T802" style:family="text">
      <style:text-properties style:font-name="Orkney Light3" fo:font-style="italic" officeooo:rsid="01467af4" style:font-style-asian="italic" style:font-name-complex="Orkney Light4" style:font-style-complex="italic"/>
    </style:style>
    <style:style style:name="T803" style:family="text">
      <style:text-properties style:font-name="Orkney Light3" fo:font-style="italic" fo:font-weight="normal" style:font-style-asian="italic" style:font-weight-asian="normal" style:font-name-complex="Orkney Light4" style:font-style-complex="italic" style:font-weight-complex="normal"/>
    </style:style>
    <style:style style:name="T804" style:family="text">
      <style:text-properties style:font-name="Orkney Light3" fo:font-style="italic" fo:font-weight="normal" officeooo:rsid="03af88b2" style:font-style-asian="italic" style:font-weight-asian="normal" style:font-name-complex="Orkney Light4" style:font-style-complex="italic" style:font-weight-complex="normal"/>
    </style:style>
    <style:style style:name="T805" style:family="text">
      <style:text-properties style:font-name="Orkney Light3" fo:font-style="italic" fo:font-weight="normal" officeooo:rsid="03ae1de0" style:font-style-asian="italic" style:font-weight-asian="normal" style:font-name-complex="Orkney Light4" style:font-style-complex="italic" style:font-weight-complex="normal"/>
    </style:style>
    <style:style style:name="T806" style:family="text">
      <style:text-properties style:font-name="Orkney Light3" fo:font-style="italic" fo:font-weight="normal" officeooo:rsid="03e87b0a" style:font-style-asian="italic" style:font-weight-asian="normal" style:font-name-complex="Orkney Light4" style:font-style-complex="italic" style:font-weight-complex="normal"/>
    </style:style>
    <style:style style:name="T807" style:family="text">
      <style:text-properties style:font-name="Orkney Light3" fo:font-style="italic" fo:font-weight="normal" officeooo:rsid="03e9263c" style:font-style-asian="italic" style:font-weight-asian="normal" style:font-name-complex="Orkney Light4" style:font-style-complex="italic" style:font-weight-complex="normal"/>
    </style:style>
    <style:style style:name="T808" style:family="text">
      <style:text-properties style:font-name="Orkney Light3" fo:font-style="italic" fo:font-weight="normal" officeooo:rsid="03ec9464" style:font-style-asian="italic" style:font-weight-asian="normal" style:font-name-complex="Orkney Light4" style:font-style-complex="italic" style:font-weight-complex="normal"/>
    </style:style>
    <style:style style:name="T809" style:family="text">
      <style:text-properties style:font-name="Orkney Light3" fo:font-style="italic" fo:font-weight="normal" officeooo:rsid="03ef0ac6" style:font-style-asian="italic" style:font-weight-asian="normal" style:font-name-complex="Orkney Light4" style:font-style-complex="italic" style:font-weight-complex="normal"/>
    </style:style>
    <style:style style:name="T810" style:family="text">
      <style:text-properties style:font-name="Orkney Light3" fo:font-style="italic" fo:font-weight="normal" officeooo:rsid="041ed096" style:font-style-asian="italic" style:font-weight-asian="normal" style:font-name-complex="Orkney Light4" style:font-style-complex="italic" style:font-weight-complex="normal"/>
    </style:style>
    <style:style style:name="T811" style:family="text">
      <style:text-properties style:font-name="Orkney Light3" fo:font-style="italic" fo:font-weight="normal" officeooo:rsid="0460f34c" style:font-style-asian="italic" style:font-weight-asian="normal" style:font-name-complex="Orkney Light4" style:font-style-complex="italic" style:font-weight-complex="normal"/>
    </style:style>
    <style:style style:name="T812" style:family="text">
      <style:text-properties style:font-name="Orkney Light3" fo:font-style="italic" fo:font-weight="normal" officeooo:rsid="04619a2e" style:font-style-asian="italic" style:font-weight-asian="normal" style:font-name-complex="Orkney Light4" style:font-style-complex="italic" style:font-weight-complex="normal"/>
    </style:style>
    <style:style style:name="T813" style:family="text">
      <style:text-properties style:font-name="Orkney Light3" fo:font-style="italic" fo:font-weight="normal" officeooo:rsid="0461ed26" style:font-style-asian="italic" style:font-weight-asian="normal" style:font-name-complex="Orkney Light4" style:font-style-complex="italic" style:font-weight-complex="normal"/>
    </style:style>
    <style:style style:name="T814" style:family="text">
      <style:text-properties style:font-name="Orkney Light3" fo:font-style="italic" fo:font-weight="normal" officeooo:rsid="0463b5f4" style:font-style-asian="italic" style:font-weight-asian="normal" style:font-name-complex="Orkney Light4" style:font-style-complex="italic" style:font-weight-complex="normal"/>
    </style:style>
    <style:style style:name="T815" style:family="text">
      <style:text-properties style:font-name="Orkney Light3" fo:font-style="italic" fo:font-weight="normal" officeooo:rsid="01c5fe0c" style:font-style-asian="italic" style:font-weight-asian="normal" style:font-name-complex="Orkney Light4" style:font-style-complex="italic" style:font-weight-complex="normal"/>
    </style:style>
    <style:style style:name="T816" style:family="text">
      <style:text-properties style:font-name="Orkney Light3" fo:font-style="italic" fo:font-weight="normal" officeooo:rsid="04655788" style:font-style-asian="italic" style:font-weight-asian="normal" style:font-name-complex="Orkney Light4" style:font-style-complex="italic" style:font-weight-complex="normal"/>
    </style:style>
    <style:style style:name="T817" style:family="text">
      <style:text-properties style:font-name="Orkney Light3" fo:font-style="italic" fo:font-weight="normal" officeooo:rsid="0467beba" style:font-style-asian="italic" style:font-weight-asian="normal" style:font-name-complex="Orkney Light4" style:font-style-complex="italic" style:font-weight-complex="normal"/>
    </style:style>
    <style:style style:name="T818" style:family="text">
      <style:text-properties style:font-name="Orkney Light3" fo:font-style="italic" fo:font-weight="normal" officeooo:rsid="0468d78e" style:font-style-asian="italic" style:font-weight-asian="normal" style:font-name-complex="Orkney Light4" style:font-style-complex="italic" style:font-weight-complex="normal"/>
    </style:style>
    <style:style style:name="T819" style:family="text">
      <style:text-properties style:font-name="Orkney Light3" fo:font-style="italic" fo:font-weight="normal" officeooo:rsid="046cbf55" style:font-style-asian="italic" style:font-weight-asian="normal" style:font-name-complex="Orkney Light4" style:font-style-complex="italic" style:font-weight-complex="normal"/>
    </style:style>
    <style:style style:name="T820" style:family="text">
      <style:text-properties style:font-name="Orkney Light3" fo:font-style="italic" fo:font-weight="normal" officeooo:rsid="046e53a3" style:font-style-asian="italic" style:font-weight-asian="normal" style:font-name-complex="Orkney Light4" style:font-style-complex="italic" style:font-weight-complex="normal"/>
    </style:style>
    <style:style style:name="T821" style:family="text">
      <style:text-properties style:font-name="Orkney Light3" fo:font-style="italic" fo:font-weight="normal" officeooo:rsid="0474dc2c" style:font-style-asian="italic" style:font-weight-asian="normal" style:font-name-complex="Orkney Light4" style:font-style-complex="italic" style:font-weight-complex="normal"/>
    </style:style>
    <style:style style:name="T822" style:family="text">
      <style:text-properties style:font-name="Orkney Light3" fo:font-style="italic" fo:font-weight="normal" officeooo:rsid="047678d6" style:font-style-asian="italic" style:font-weight-asian="normal" style:font-name-complex="Orkney Light4" style:font-style-complex="italic" style:font-weight-complex="normal"/>
    </style:style>
    <style:style style:name="T823" style:family="text">
      <style:text-properties style:font-name="Orkney Light3" fo:font-style="italic" fo:font-weight="normal" officeooo:rsid="04cfa8f2" style:font-style-asian="italic" style:font-weight-asian="normal" style:font-name-complex="Orkney Light4" style:font-style-complex="italic" style:font-weight-complex="normal"/>
    </style:style>
    <style:style style:name="T824" style:family="text">
      <style:text-properties style:font-name="Orkney Light3" fo:font-style="italic" fo:font-weight="normal" officeooo:rsid="04d19f71" style:font-style-asian="italic" style:font-weight-asian="normal" style:font-name-complex="Orkney Light4" style:font-style-complex="italic" style:font-weight-complex="normal"/>
    </style:style>
    <style:style style:name="T825" style:family="text">
      <style:text-properties style:font-name="Orkney Light3" fo:font-style="italic" fo:font-weight="normal" officeooo:rsid="04d1dbb4" style:font-style-asian="italic" style:font-weight-asian="normal" style:font-name-complex="Orkney Light4" style:font-style-complex="italic" style:font-weight-complex="normal"/>
    </style:style>
    <style:style style:name="T826" style:family="text">
      <style:text-properties style:font-name="Orkney Light3" fo:font-style="italic" fo:font-weight="normal" officeooo:rsid="04d2ea20" style:font-style-asian="italic" style:font-weight-asian="normal" style:font-name-complex="Orkney Light4" style:font-style-complex="italic" style:font-weight-complex="normal"/>
    </style:style>
    <style:style style:name="T827" style:family="text">
      <style:text-properties style:font-name="Orkney Light3" fo:font-style="italic" fo:font-weight="normal" officeooo:rsid="04d36e54" style:font-style-asian="italic" style:font-weight-asian="normal" style:font-name-complex="Orkney Light4" style:font-style-complex="italic" style:font-weight-complex="normal"/>
    </style:style>
    <style:style style:name="T828" style:family="text">
      <style:text-properties style:font-name="Orkney Light3" fo:font-style="italic" fo:font-weight="normal" officeooo:rsid="01655e66" style:font-style-asian="italic" style:font-weight-asian="normal" style:font-name-complex="Orkney Light4" style:font-style-complex="italic" style:font-weight-complex="normal"/>
    </style:style>
    <style:style style:name="T829" style:family="text">
      <style:text-properties style:font-name="Orkney Light3" fo:font-style="italic" fo:font-weight="normal" officeooo:rsid="0170ab5e" style:font-style-asian="italic" style:font-weight-asian="normal" style:font-name-complex="Orkney Light4" style:font-style-complex="italic" style:font-weight-complex="normal"/>
    </style:style>
    <style:style style:name="T830" style:family="text">
      <style:text-properties style:font-name="Orkney Light3" fo:font-style="italic" fo:font-weight="normal" officeooo:rsid="01c0f5ab" style:font-style-asian="italic" style:font-weight-asian="normal" style:font-name-complex="Orkney Light4" style:font-style-complex="italic" style:font-weight-complex="normal"/>
    </style:style>
    <style:style style:name="T831" style:family="text">
      <style:text-properties style:font-name="Orkney Light3" fo:font-style="italic" fo:font-weight="normal" officeooo:rsid="01c89e05" style:font-style-asian="italic" style:font-weight-asian="normal" style:font-name-complex="Orkney Light4" style:font-style-complex="italic" style:font-weight-complex="normal"/>
    </style:style>
    <style:style style:name="T832" style:family="text">
      <style:text-properties style:font-name="Orkney Light3" fo:font-style="italic" fo:font-weight="normal" officeooo:rsid="0226b768" style:font-style-asian="italic" style:font-weight-asian="normal" style:font-name-complex="Orkney Light4" style:font-style-complex="italic" style:font-weight-complex="normal"/>
    </style:style>
    <style:style style:name="T833" style:family="text">
      <style:text-properties style:font-name="Orkney Light3" fo:font-style="italic" fo:font-weight="normal" officeooo:rsid="01cca7be" style:font-style-asian="italic" style:font-weight-asian="normal" style:font-name-complex="Orkney Light4" style:font-style-complex="italic" style:font-weight-complex="normal"/>
    </style:style>
    <style:style style:name="T834" style:family="text">
      <style:text-properties style:font-name="Orkney Light3" fo:font-style="italic" officeooo:rsid="02eeb633" style:font-size-asian="12pt" style:font-style-asian="italic" style:font-size-complex="12pt" style:font-style-complex="italic"/>
    </style:style>
    <style:style style:name="T835" style:family="text">
      <style:text-properties style:font-name="Orkney Light3" fo:font-style="normal" fo:font-weight="bold" officeooo:rsid="0241e1dc" style:font-style-asian="normal" style:font-weight-asian="bold" style:font-style-complex="normal" style:font-weight-complex="bold"/>
    </style:style>
    <style:style style:name="T836" style:family="text">
      <style:text-properties style:font-name="Orkney Light3" fo:font-style="normal" fo:font-weight="bold" officeooo:rsid="02589329" style:font-style-asian="normal" style:font-weight-asian="bold" style:font-style-complex="normal" style:font-weight-complex="bold"/>
    </style:style>
    <style:style style:name="T837" style:family="text">
      <style:text-properties style:font-name="Orkney Light3" fo:font-style="normal" fo:font-weight="bold" officeooo:rsid="02732bac" style:font-style-asian="normal" style:font-weight-asian="bold" style:font-style-complex="normal" style:font-weight-complex="bold"/>
    </style:style>
    <style:style style:name="T838" style:family="text">
      <style:text-properties style:font-name="Orkney Light3" fo:font-style="normal" fo:font-weight="bold" officeooo:rsid="02754fb4" style:font-style-asian="normal" style:font-weight-asian="bold" style:font-style-complex="normal" style:font-weight-complex="bold"/>
    </style:style>
    <style:style style:name="T839" style:family="text">
      <style:text-properties style:font-name="Orkney Light3" fo:font-style="normal" fo:font-weight="bold" officeooo:rsid="0241e1dc" style:font-style-asian="normal" style:font-weight-asian="bold" style:font-name-complex="Orkney Light4" style:font-style-complex="normal" style:font-weight-complex="bold"/>
    </style:style>
    <style:style style:name="T840" style:family="text">
      <style:text-properties style:font-name="Orkney Light3" fo:font-style="normal" fo:font-weight="bold" officeooo:rsid="02589329" style:font-style-asian="normal" style:font-weight-asian="bold" style:font-name-complex="Orkney Light4" style:font-style-complex="normal" style:font-weight-complex="bold"/>
    </style:style>
    <style:style style:name="T841" style:family="text">
      <style:text-properties style:font-name="Orkney Light3" fo:font-style="normal" fo:font-weight="bold" officeooo:rsid="031ee6da" style:font-style-asian="normal" style:font-weight-asian="bold" style:font-name-complex="Orkney Light4" style:font-style-complex="normal" style:font-weight-complex="bold"/>
    </style:style>
    <style:style style:name="T842" style:family="text">
      <style:text-properties style:font-name="Orkney Light3" fo:font-style="normal" fo:font-weight="bold" officeooo:rsid="03393af4" style:font-style-asian="normal" style:font-weight-asian="bold" style:font-name-complex="Orkney Light4" style:font-style-complex="normal" style:font-weight-complex="bold"/>
    </style:style>
    <style:style style:name="T843" style:family="text">
      <style:text-properties style:font-name="Orkney Light3" fo:font-style="normal" fo:font-weight="bold" officeooo:rsid="033f13aa" style:font-style-asian="normal" style:font-weight-asian="bold" style:font-name-complex="Orkney Light4" style:font-style-complex="normal" style:font-weight-complex="bold"/>
    </style:style>
    <style:style style:name="T844" style:family="text">
      <style:text-properties style:font-name="Orkney Light3" fo:font-style="normal" fo:font-weight="bold" officeooo:rsid="03573a97" style:font-style-asian="normal" style:font-weight-asian="bold" style:font-name-complex="Orkney Light4" style:font-style-complex="normal" style:font-weight-complex="bold"/>
    </style:style>
    <style:style style:name="T845" style:family="text">
      <style:text-properties style:font-name="Orkney Light3" fo:font-style="normal" fo:font-weight="bold" officeooo:rsid="03585af1" style:font-style-asian="normal" style:font-weight-asian="bold" style:font-name-complex="Orkney Light4" style:font-style-complex="normal" style:font-weight-complex="bold"/>
    </style:style>
    <style:style style:name="T846" style:family="text">
      <style:text-properties style:font-name="Orkney Light3" fo:font-style="normal" fo:font-weight="bold" officeooo:rsid="0374419f" style:font-style-asian="normal" style:font-weight-asian="bold" style:font-name-complex="Orkney Light4" style:font-style-complex="normal" style:font-weight-complex="bold"/>
    </style:style>
    <style:style style:name="T847" style:family="text">
      <style:text-properties style:font-name="Orkney Light3" fo:font-style="normal" fo:font-weight="bold" officeooo:rsid="03ac25ec" style:font-style-asian="normal" style:font-weight-asian="bold" style:font-name-complex="Orkney Light4" style:font-style-complex="normal" style:font-weight-complex="bold"/>
    </style:style>
    <style:style style:name="T848" style:family="text">
      <style:text-properties style:font-name="Orkney Light3" fo:font-style="normal" fo:font-weight="bold" officeooo:rsid="03af88b2" style:font-style-asian="normal" style:font-weight-asian="bold" style:font-name-complex="Orkney Light4" style:font-style-complex="normal" style:font-weight-complex="bold"/>
    </style:style>
    <style:style style:name="T849" style:family="text">
      <style:text-properties style:font-name="Orkney Light3" fo:font-style="normal" fo:font-weight="bold" officeooo:rsid="0416d48c" style:font-name-asian="Orkney Light4" style:font-style-asian="normal" style:font-weight-asian="bold" style:font-name-complex="Orkney Light4" style:font-style-complex="normal" style:font-weight-complex="bold"/>
    </style:style>
    <style:style style:name="T850" style:family="text">
      <style:text-properties style:font-name="Orkney Light3" fo:font-style="normal" fo:font-weight="bold" officeooo:rsid="0241e1dc" style:font-size-asian="12pt" style:font-style-asian="normal" style:font-weight-asian="bold" style:font-size-complex="12pt" style:font-style-complex="normal" style:font-weight-complex="bold"/>
    </style:style>
    <style:style style:name="T851" style:family="text">
      <style:text-properties style:font-name="Orkney Light3" fo:font-style="normal" fo:font-weight="bold" officeooo:rsid="02589329" style:font-size-asian="12pt" style:font-style-asian="normal" style:font-weight-asian="bold" style:font-size-complex="12pt" style:font-style-complex="normal" style:font-weight-complex="bold"/>
    </style:style>
    <style:style style:name="T852" style:family="text">
      <style:text-properties style:font-name="Orkney Light3" fo:font-style="normal" fo:font-weight="bold" officeooo:rsid="02edcee7" style:font-size-asian="12pt" style:font-style-asian="normal" style:font-weight-asian="bold" style:font-size-complex="12pt" style:font-style-complex="normal" style:font-weight-complex="bold"/>
    </style:style>
    <style:style style:name="T853" style:family="text">
      <style:text-properties style:font-name="Orkney Light3" fo:font-style="normal" fo:font-weight="bold" officeooo:rsid="02eeb633" style:font-size-asian="12pt" style:font-style-asian="normal" style:font-weight-asian="bold" style:font-size-complex="12pt" style:font-style-complex="normal" style:font-weight-complex="bold"/>
    </style:style>
    <style:style style:name="T854" style:family="text">
      <style:text-properties style:font-name="Orkney Light3" fo:font-style="normal" officeooo:rsid="00d03ddd" style:font-style-asian="normal" style:font-name-complex="Orkney Light4" style:font-style-complex="normal"/>
    </style:style>
    <style:style style:name="T855" style:family="text">
      <style:text-properties style:font-name="Orkney Light3" fo:font-style="normal" officeooo:rsid="02589329" style:font-style-asian="normal" style:font-name-complex="Orkney Light4" style:font-style-complex="normal"/>
    </style:style>
    <style:style style:name="T856" style:family="text">
      <style:text-properties style:font-name="Orkney Light3" fo:font-style="normal" officeooo:rsid="04f09595" style:font-style-asian="normal" style:font-name-complex="Orkney Light4" style:font-style-complex="normal"/>
    </style:style>
    <style:style style:name="T857" style:family="text">
      <style:text-properties style:font-name="Orkney Light3" fo:language="en" fo:country="US" fo:font-style="normal" fo:font-weight="bold" officeooo:rsid="0416d48c" style:font-name-asian="Orkney Light4" style:font-style-asian="normal" style:font-weight-asian="bold" style:font-name-complex="Orkney Light4" style:font-style-complex="normal" style:font-weight-complex="bold"/>
    </style:style>
    <style:style style:name="T858" style:family="text">
      <style:text-properties style:font-name="Orkney Light3" officeooo:rsid="007f825e" style:font-size-asian="12pt" style:font-size-complex="12pt"/>
    </style:style>
    <style:style style:name="T859" style:family="text">
      <style:text-properties style:font-name="Orkney Light3" officeooo:rsid="007fab17" style:font-size-asian="12pt" style:font-size-complex="12pt"/>
    </style:style>
    <style:style style:name="T860" style:family="text">
      <style:text-properties style:font-name="Orkney Light3" officeooo:rsid="05027f0d" style:font-size-asian="12pt" style:font-size-complex="12pt"/>
    </style:style>
    <style:style style:name="T861" style:family="text">
      <style:text-properties officeooo:rsid="002a7786"/>
    </style:style>
    <style:style style:name="T862" style:family="text">
      <style:text-properties officeooo:rsid="002b5980"/>
    </style:style>
    <style:style style:name="T863" style:family="text">
      <style:text-properties officeooo:rsid="002ebe75"/>
    </style:style>
    <style:style style:name="T864" style:family="text">
      <style:text-properties officeooo:rsid="00f49c6b"/>
    </style:style>
    <style:style style:name="T865" style:family="text">
      <style:text-properties officeooo:rsid="00fae51e"/>
    </style:style>
    <style:style style:name="T866" style:family="text">
      <style:text-properties officeooo:rsid="00ef1e32"/>
    </style:style>
    <style:style style:name="T867" style:family="text">
      <style:text-properties officeooo:rsid="011a95b4"/>
    </style:style>
    <style:style style:name="T868" style:family="text">
      <style:text-properties fo:font-weight="normal" style:font-weight-asian="normal" style:font-weight-complex="normal"/>
    </style:style>
    <style:style style:name="T869" style:family="text">
      <style:text-properties fo:font-weight="normal" officeooo:rsid="014c280f" style:font-weight-asian="normal" style:font-weight-complex="normal"/>
    </style:style>
    <style:style style:name="T870" style:family="text">
      <style:text-properties fo:font-weight="normal" officeooo:rsid="038b2f19" style:font-weight-asian="normal" style:font-weight-complex="normal"/>
    </style:style>
    <style:style style:name="T871" style:family="text">
      <style:text-properties fo:font-weight="normal" officeooo:rsid="03a3cb2a" style:font-weight-asian="normal" style:font-weight-complex="normal"/>
    </style:style>
    <style:style style:name="T872" style:family="text">
      <style:text-properties officeooo:rsid="014cdc2e"/>
    </style:style>
    <style:style style:name="T873" style:family="text">
      <style:text-properties officeooo:rsid="014cf789"/>
    </style:style>
    <style:style style:name="T874" style:family="text">
      <style:text-properties officeooo:rsid="014e7867"/>
    </style:style>
    <style:style style:name="T875" style:family="text">
      <style:text-properties officeooo:rsid="015055d5"/>
    </style:style>
    <style:style style:name="T876" style:family="text">
      <style:text-properties officeooo:rsid="01517dc0"/>
    </style:style>
    <style:style style:name="T877" style:family="text">
      <style:text-properties officeooo:rsid="0151f8a3"/>
    </style:style>
    <style:style style:name="T878" style:family="text">
      <style:text-properties officeooo:rsid="00ea3214"/>
    </style:style>
    <style:style style:name="T879" style:family="text">
      <style:text-properties officeooo:rsid="0154968a"/>
    </style:style>
    <style:style style:name="T880" style:family="text">
      <style:text-properties officeooo:rsid="0155b47c"/>
    </style:style>
    <style:style style:name="T881" style:family="text">
      <style:text-properties officeooo:rsid="01577c1e"/>
    </style:style>
    <style:style style:name="T882" style:family="text">
      <style:text-properties officeooo:rsid="0158b4e0"/>
    </style:style>
    <style:style style:name="T883" style:family="text">
      <style:text-properties officeooo:rsid="015cbf01"/>
    </style:style>
    <style:style style:name="T884" style:family="text">
      <style:text-properties officeooo:rsid="015d900b"/>
    </style:style>
    <style:style style:name="T885" style:family="text">
      <style:text-properties officeooo:rsid="01622486"/>
    </style:style>
    <style:style style:name="T886" style:family="text">
      <style:text-properties officeooo:rsid="0163785d"/>
    </style:style>
    <style:style style:name="T887" style:family="text">
      <style:text-properties officeooo:rsid="0163ae92"/>
    </style:style>
    <style:style style:name="T888" style:family="text">
      <style:text-properties officeooo:rsid="01664eae"/>
    </style:style>
    <style:style style:name="T889" style:family="text">
      <style:text-properties officeooo:rsid="0171715f"/>
    </style:style>
    <style:style style:name="T890" style:family="text">
      <style:text-properties officeooo:rsid="0174a5db"/>
    </style:style>
    <style:style style:name="T891" style:family="text">
      <style:text-properties officeooo:rsid="01769fce"/>
    </style:style>
    <style:style style:name="T892" style:family="text">
      <style:text-properties officeooo:rsid="0176f8a8"/>
    </style:style>
    <style:style style:name="T893" style:family="text">
      <style:text-properties officeooo:rsid="01776c94"/>
    </style:style>
    <style:style style:name="T894" style:family="text">
      <style:text-properties officeooo:rsid="0165d625"/>
    </style:style>
    <style:style style:name="T895" style:family="text">
      <style:text-properties officeooo:rsid="0178e952"/>
    </style:style>
    <style:style style:name="T896" style:family="text">
      <style:text-properties officeooo:rsid="017a5fc1"/>
    </style:style>
    <style:style style:name="T897" style:family="text">
      <style:text-properties officeooo:rsid="017bc8b5"/>
    </style:style>
    <style:style style:name="T898" style:family="text">
      <style:text-properties officeooo:rsid="017ffa3c"/>
    </style:style>
    <style:style style:name="T899" style:family="text">
      <style:text-properties officeooo:rsid="0182056f"/>
    </style:style>
    <style:style style:name="T900" style:family="text">
      <style:text-properties officeooo:rsid="018b1413"/>
    </style:style>
    <style:style style:name="T901" style:family="text">
      <style:text-properties officeooo:rsid="015f7229"/>
    </style:style>
    <style:style style:name="T902" style:family="text">
      <style:text-properties officeooo:rsid="018f1d56"/>
    </style:style>
    <style:style style:name="T903" style:family="text">
      <style:text-properties officeooo:rsid="01925cfa"/>
    </style:style>
    <style:style style:name="T904" style:family="text">
      <style:text-properties officeooo:rsid="0194197c"/>
    </style:style>
    <style:style style:name="T905" style:family="text">
      <style:text-properties officeooo:rsid="01972214"/>
    </style:style>
    <style:style style:name="T906" style:family="text">
      <style:text-properties officeooo:rsid="01aafd56"/>
    </style:style>
    <style:style style:name="T907" style:family="text">
      <style:text-properties officeooo:rsid="01ac518e"/>
    </style:style>
    <style:style style:name="T908" style:family="text">
      <style:text-properties officeooo:rsid="01ae9fae"/>
    </style:style>
    <style:style style:name="T909" style:family="text">
      <style:text-properties officeooo:rsid="01b07658"/>
    </style:style>
    <style:style style:name="T910" style:family="text">
      <style:text-properties officeooo:rsid="01b56eac"/>
    </style:style>
    <style:style style:name="T911" style:family="text">
      <style:text-properties officeooo:rsid="01b9f4f2"/>
    </style:style>
    <style:style style:name="T912" style:family="text">
      <style:text-properties officeooo:rsid="01ba24df"/>
    </style:style>
    <style:style style:name="T913" style:family="text">
      <style:text-properties officeooo:rsid="01ce48a0"/>
    </style:style>
    <style:style style:name="T914" style:family="text">
      <style:text-properties officeooo:rsid="01d04497"/>
    </style:style>
    <style:style style:name="T915" style:family="text">
      <style:text-properties officeooo:rsid="01d237d1"/>
    </style:style>
    <style:style style:name="T916" style:family="text">
      <style:text-properties officeooo:rsid="01d39d29"/>
    </style:style>
    <style:style style:name="T917" style:family="text">
      <style:text-properties officeooo:rsid="01d3dd40"/>
    </style:style>
    <style:style style:name="T918" style:family="text">
      <style:text-properties officeooo:rsid="01d58518"/>
    </style:style>
    <style:style style:name="T919" style:family="text">
      <style:text-properties officeooo:rsid="01d6bf89"/>
    </style:style>
    <style:style style:name="T920" style:family="text">
      <style:text-properties officeooo:rsid="01da0a0f"/>
    </style:style>
    <style:style style:name="T921" style:family="text">
      <style:text-properties officeooo:rsid="01da8853"/>
    </style:style>
    <style:style style:name="T922" style:family="text">
      <style:text-properties officeooo:rsid="01e2e890"/>
    </style:style>
    <style:style style:name="T923" style:family="text">
      <style:text-properties officeooo:rsid="01e3fe36"/>
    </style:style>
    <style:style style:name="T924" style:family="text">
      <style:text-properties officeooo:rsid="01e5dcfd"/>
    </style:style>
    <style:style style:name="T925" style:family="text">
      <style:text-properties officeooo:rsid="01e85046"/>
    </style:style>
    <style:style style:name="T926" style:family="text">
      <style:text-properties officeooo:rsid="01eba61a"/>
    </style:style>
    <style:style style:name="T927" style:family="text">
      <style:text-properties officeooo:rsid="01ed645e"/>
    </style:style>
    <style:style style:name="T928" style:family="text">
      <style:text-properties officeooo:rsid="01ed9dc3"/>
    </style:style>
    <style:style style:name="T929" style:family="text">
      <style:text-properties officeooo:rsid="01ef6679"/>
    </style:style>
    <style:style style:name="T930" style:family="text">
      <style:text-properties officeooo:rsid="01f07070"/>
    </style:style>
    <style:style style:name="T931" style:family="text">
      <style:text-properties officeooo:rsid="01f1b022"/>
    </style:style>
    <style:style style:name="T932" style:family="text">
      <style:text-properties officeooo:rsid="01f3aff2"/>
    </style:style>
    <style:style style:name="T933" style:family="text">
      <style:text-properties officeooo:rsid="01f51234"/>
    </style:style>
    <style:style style:name="T934" style:family="text">
      <style:text-properties officeooo:rsid="01f70e1b"/>
    </style:style>
    <style:style style:name="T935" style:family="text">
      <style:text-properties officeooo:rsid="01f7c2f7"/>
    </style:style>
    <style:style style:name="T936" style:family="text">
      <style:text-properties officeooo:rsid="01f8b3af"/>
    </style:style>
    <style:style style:name="T937" style:family="text">
      <style:text-properties officeooo:rsid="020995cd"/>
    </style:style>
    <style:style style:name="T938" style:family="text">
      <style:text-properties officeooo:rsid="020d4674"/>
    </style:style>
    <style:style style:name="T939" style:family="text">
      <style:text-properties officeooo:rsid="0210e351"/>
    </style:style>
    <style:style style:name="T940" style:family="text">
      <style:text-properties officeooo:rsid="021294ea"/>
    </style:style>
    <style:style style:name="T941" style:family="text">
      <style:text-properties officeooo:rsid="021311c0"/>
    </style:style>
    <style:style style:name="T942" style:family="text">
      <style:text-properties officeooo:rsid="021456c9"/>
    </style:style>
    <style:style style:name="T943" style:family="text">
      <style:text-properties officeooo:rsid="0215e1cb"/>
    </style:style>
    <style:style style:name="T944" style:family="text">
      <style:text-properties officeooo:rsid="02163355"/>
    </style:style>
    <style:style style:name="T945" style:family="text">
      <style:text-properties officeooo:rsid="0222e309"/>
    </style:style>
    <style:style style:name="T946" style:family="text">
      <style:text-properties officeooo:rsid="0230f22f"/>
    </style:style>
    <style:style style:name="T947" style:family="text">
      <style:text-properties fo:font-style="italic" style:font-style-asian="italic" style:font-style-complex="italic"/>
    </style:style>
    <style:style style:name="T948" style:family="text">
      <style:text-properties fo:font-style="italic" officeooo:rsid="023259cd" style:font-style-asian="italic" style:font-style-complex="italic"/>
    </style:style>
    <style:style style:name="T949" style:family="text">
      <style:text-properties fo:font-style="italic" officeooo:rsid="022b658b" style:font-style-asian="italic" style:font-style-complex="italic"/>
    </style:style>
    <style:style style:name="T950" style:family="text">
      <style:text-properties fo:font-style="italic" officeooo:rsid="023ff5b2" style:font-style-asian="italic" style:font-style-complex="italic"/>
    </style:style>
    <style:style style:name="T951" style:family="text">
      <style:text-properties fo:font-style="italic" officeooo:rsid="0241e1dc" style:font-style-asian="italic" style:font-style-complex="italic"/>
    </style:style>
    <style:style style:name="T952" style:family="text">
      <style:text-properties fo:font-style="italic" officeooo:rsid="024517f6" style:font-style-asian="italic" style:font-style-complex="italic"/>
    </style:style>
    <style:style style:name="T953" style:family="text">
      <style:text-properties fo:font-style="italic" officeooo:rsid="0247bba2" style:font-style-asian="italic" style:font-style-complex="italic"/>
    </style:style>
    <style:style style:name="T954" style:family="text">
      <style:text-properties fo:font-style="italic" officeooo:rsid="024915c8" style:font-style-asian="italic" style:font-style-complex="italic"/>
    </style:style>
    <style:style style:name="T955" style:family="text">
      <style:text-properties fo:font-style="italic" officeooo:rsid="024c9e95" style:font-style-asian="italic" style:font-style-complex="italic"/>
    </style:style>
    <style:style style:name="T956" style:family="text">
      <style:text-properties fo:font-style="italic" officeooo:rsid="024e1b8b" style:font-style-asian="italic" style:font-style-complex="italic"/>
    </style:style>
    <style:style style:name="T957" style:family="text">
      <style:text-properties fo:font-style="italic" officeooo:rsid="0252d35e" style:font-style-asian="italic" style:font-style-complex="italic"/>
    </style:style>
    <style:style style:name="T958" style:family="text">
      <style:text-properties fo:font-style="italic" officeooo:rsid="02688c05" style:font-style-asian="italic" style:font-style-complex="italic"/>
    </style:style>
    <style:style style:name="T959" style:family="text">
      <style:text-properties fo:font-style="italic" officeooo:rsid="026c1668" style:font-style-asian="italic" style:font-style-complex="italic"/>
    </style:style>
    <style:style style:name="T960" style:family="text">
      <style:text-properties fo:font-style="italic" officeooo:rsid="0276c44c" style:font-style-asian="italic" style:font-style-complex="italic"/>
    </style:style>
    <style:style style:name="T961" style:family="text">
      <style:text-properties fo:font-style="italic" officeooo:rsid="0278af81" style:font-style-asian="italic" style:font-style-complex="italic"/>
    </style:style>
    <style:style style:name="T962" style:family="text">
      <style:text-properties fo:font-style="italic" officeooo:rsid="027be615" style:font-style-asian="italic" style:font-style-complex="italic"/>
    </style:style>
    <style:style style:name="T963" style:family="text">
      <style:text-properties fo:font-style="italic" officeooo:rsid="027ca03b" style:font-style-asian="italic" style:font-style-complex="italic"/>
    </style:style>
    <style:style style:name="T964" style:family="text">
      <style:text-properties fo:font-style="italic" officeooo:rsid="002ebe75" style:font-style-asian="italic" style:font-style-complex="italic"/>
    </style:style>
    <style:style style:name="T965" style:family="text">
      <style:text-properties fo:font-style="italic" officeooo:rsid="029243b5" style:font-style-asian="italic" style:font-style-complex="italic"/>
    </style:style>
    <style:style style:name="T966" style:family="text">
      <style:text-properties fo:font-style="italic" officeooo:rsid="029e0d17" style:font-style-asian="italic" style:font-style-complex="italic"/>
    </style:style>
    <style:style style:name="T967" style:family="text">
      <style:text-properties fo:font-style="italic" officeooo:rsid="039adfee" style:font-style-asian="italic" style:font-style-complex="italic"/>
    </style:style>
    <style:style style:name="T968" style:family="text">
      <style:text-properties fo:font-style="italic" officeooo:rsid="039c2657" style:font-style-asian="italic" style:font-style-complex="italic"/>
    </style:style>
    <style:style style:name="T969" style:family="text">
      <style:text-properties fo:font-style="italic" officeooo:rsid="03a3f30a" style:font-style-asian="italic" style:font-style-complex="italic"/>
    </style:style>
    <style:style style:name="T970" style:family="text">
      <style:text-properties fo:font-style="italic" officeooo:rsid="03a4d868" style:font-style-asian="italic" style:font-style-complex="italic"/>
    </style:style>
    <style:style style:name="T971" style:family="text">
      <style:text-properties fo:font-style="italic" officeooo:rsid="03a81f59" style:font-style-asian="italic" style:font-style-complex="italic"/>
    </style:style>
    <style:style style:name="T972" style:family="text">
      <style:text-properties fo:font-style="italic" officeooo:rsid="03aa6bb9" style:font-style-asian="italic" style:font-style-complex="italic"/>
    </style:style>
    <style:style style:name="T973" style:family="text">
      <style:text-properties fo:font-style="italic" officeooo:rsid="03ad412b" style:font-style-asian="italic" style:font-style-complex="italic"/>
    </style:style>
    <style:style style:name="T974" style:family="text">
      <style:text-properties fo:font-style="italic" officeooo:rsid="03ae1de0" style:font-style-asian="italic" style:font-style-complex="italic"/>
    </style:style>
    <style:style style:name="T975" style:family="text">
      <style:text-properties fo:font-style="italic" officeooo:rsid="03af88b2" style:font-style-asian="italic" style:font-style-complex="italic"/>
    </style:style>
    <style:style style:name="T976" style:family="text">
      <style:text-properties fo:font-style="italic" officeooo:rsid="03b2c44a" style:font-style-asian="italic" style:font-style-complex="italic"/>
    </style:style>
    <style:style style:name="T977" style:family="text">
      <style:text-properties fo:font-style="italic" officeooo:rsid="03b6b0bf" style:font-style-asian="italic" style:font-style-complex="italic"/>
    </style:style>
    <style:style style:name="T978" style:family="text">
      <style:text-properties fo:font-style="italic" officeooo:rsid="03b88362" style:font-style-asian="italic" style:font-style-complex="italic"/>
    </style:style>
    <style:style style:name="T979" style:family="text">
      <style:text-properties fo:font-style="italic" officeooo:rsid="03b8de4c" style:font-style-asian="italic" style:font-style-complex="italic"/>
    </style:style>
    <style:style style:name="T980" style:family="text">
      <style:text-properties fo:font-style="italic" officeooo:rsid="03b8f88c" style:font-style-asian="italic" style:font-style-complex="italic"/>
    </style:style>
    <style:style style:name="T981" style:family="text">
      <style:text-properties fo:font-style="italic" officeooo:rsid="03ba68f6" style:font-style-asian="italic" style:font-style-complex="italic"/>
    </style:style>
    <style:style style:name="T982" style:family="text">
      <style:text-properties fo:font-style="italic" officeooo:rsid="03c035ca" style:font-style-asian="italic" style:font-style-complex="italic"/>
    </style:style>
    <style:style style:name="T983" style:family="text">
      <style:text-properties fo:font-style="italic" officeooo:rsid="03c22d94" style:font-style-asian="italic" style:font-style-complex="italic"/>
    </style:style>
    <style:style style:name="T984" style:family="text">
      <style:text-properties fo:font-style="italic" officeooo:rsid="03c3a968" style:font-style-asian="italic" style:font-style-complex="italic"/>
    </style:style>
    <style:style style:name="T985" style:family="text">
      <style:text-properties fo:font-style="italic" officeooo:rsid="03c5cbea" style:font-style-asian="italic" style:font-style-complex="italic"/>
    </style:style>
    <style:style style:name="T986" style:family="text">
      <style:text-properties fo:font-style="italic" officeooo:rsid="01776c94" style:font-style-asian="italic" style:font-style-complex="italic"/>
    </style:style>
    <style:style style:name="T987" style:family="text">
      <style:text-properties fo:font-style="italic" officeooo:rsid="03cab082" style:font-style-asian="italic" style:font-style-complex="italic"/>
    </style:style>
    <style:style style:name="T988" style:family="text">
      <style:text-properties fo:font-style="italic" officeooo:rsid="03cc05de" style:font-style-asian="italic" style:font-style-complex="italic"/>
    </style:style>
    <style:style style:name="T989" style:family="text">
      <style:text-properties fo:font-style="italic" officeooo:rsid="03cc8dd8" style:font-style-asian="italic" style:font-style-complex="italic"/>
    </style:style>
    <style:style style:name="T990" style:family="text">
      <style:text-properties fo:font-style="italic" officeooo:rsid="03d1fda3" style:font-style-asian="italic" style:font-style-complex="italic"/>
    </style:style>
    <style:style style:name="T991" style:family="text">
      <style:text-properties fo:font-style="italic" officeooo:rsid="03d23112" style:font-style-asian="italic" style:font-style-complex="italic"/>
    </style:style>
    <style:style style:name="T992" style:family="text">
      <style:text-properties fo:font-style="italic" officeooo:rsid="03d3bbe2" style:font-style-asian="italic" style:font-style-complex="italic"/>
    </style:style>
    <style:style style:name="T993" style:family="text">
      <style:text-properties fo:font-style="italic" officeooo:rsid="03d56fc4" style:font-style-asian="italic" style:font-style-complex="italic"/>
    </style:style>
    <style:style style:name="T994" style:family="text">
      <style:text-properties fo:font-style="italic" officeooo:rsid="03d71268" style:font-style-asian="italic" style:font-style-complex="italic"/>
    </style:style>
    <style:style style:name="T995" style:family="text">
      <style:text-properties fo:font-style="italic" officeooo:rsid="03d8303d" style:font-style-asian="italic" style:font-style-complex="italic"/>
    </style:style>
    <style:style style:name="T996" style:family="text">
      <style:text-properties fo:font-style="italic" officeooo:rsid="03d9e7e9" style:font-style-asian="italic" style:font-style-complex="italic"/>
    </style:style>
    <style:style style:name="T997" style:family="text">
      <style:text-properties fo:font-style="italic" officeooo:rsid="03da9744" style:font-style-asian="italic" style:font-style-complex="italic"/>
    </style:style>
    <style:style style:name="T998" style:family="text">
      <style:text-properties fo:font-style="italic" officeooo:rsid="03dba02a" style:font-style-asian="italic" style:font-style-complex="italic"/>
    </style:style>
    <style:style style:name="T999" style:family="text">
      <style:text-properties fo:font-style="italic" officeooo:rsid="03dd7935" style:font-style-asian="italic" style:font-style-complex="italic"/>
    </style:style>
    <style:style style:name="T1000" style:family="text">
      <style:text-properties fo:font-style="italic" officeooo:rsid="03df0508" style:font-style-asian="italic" style:font-style-complex="italic"/>
    </style:style>
    <style:style style:name="T1001" style:family="text">
      <style:text-properties fo:font-style="italic" officeooo:rsid="03e1fcb3" style:font-style-asian="italic" style:font-style-complex="italic"/>
    </style:style>
    <style:style style:name="T1002" style:family="text">
      <style:text-properties fo:font-style="italic" officeooo:rsid="03e3e9c6" style:font-style-asian="italic" style:font-style-complex="italic"/>
    </style:style>
    <style:style style:name="T1003" style:family="text">
      <style:text-properties fo:font-style="italic" officeooo:rsid="03e44dfa" style:font-style-asian="italic" style:font-style-complex="italic"/>
    </style:style>
    <style:style style:name="T1004" style:family="text">
      <style:text-properties fo:font-style="italic" officeooo:rsid="03e5b169" style:font-style-asian="italic" style:font-style-complex="italic"/>
    </style:style>
    <style:style style:name="T1005" style:family="text">
      <style:text-properties fo:font-style="italic" officeooo:rsid="03e87b0a" style:font-style-asian="italic" style:font-style-complex="italic"/>
    </style:style>
    <style:style style:name="T1006" style:family="text">
      <style:text-properties fo:font-style="italic" officeooo:rsid="04117b19" style:font-style-asian="italic" style:font-style-complex="italic"/>
    </style:style>
    <style:style style:name="T1007" style:family="text">
      <style:text-properties fo:font-style="italic" officeooo:rsid="04128bfe" style:font-style-asian="italic" style:font-style-complex="italic"/>
    </style:style>
    <style:style style:name="T1008" style:family="text">
      <style:text-properties fo:font-style="italic" officeooo:rsid="0413bac8" style:font-style-asian="italic" style:font-style-complex="italic"/>
    </style:style>
    <style:style style:name="T1009" style:family="text">
      <style:text-properties fo:font-style="italic" officeooo:rsid="0414e795" style:font-style-asian="italic" style:font-style-complex="italic"/>
    </style:style>
    <style:style style:name="T1010" style:family="text">
      <style:text-properties fo:font-style="italic" officeooo:rsid="04155900" style:font-style-asian="italic" style:font-style-complex="italic"/>
    </style:style>
    <style:style style:name="T1011" style:family="text">
      <style:text-properties fo:font-style="italic" officeooo:rsid="042677b3" style:font-style-asian="italic" style:font-style-complex="italic"/>
    </style:style>
    <style:style style:name="T1012" style:family="text">
      <style:text-properties fo:font-style="italic" officeooo:rsid="0429397a" style:font-style-asian="italic" style:font-style-complex="italic"/>
    </style:style>
    <style:style style:name="T1013" style:family="text">
      <style:text-properties fo:font-style="italic" officeooo:rsid="042b9c9c" style:font-style-asian="italic" style:font-style-complex="italic"/>
    </style:style>
    <style:style style:name="T1014" style:family="text">
      <style:text-properties fo:font-style="italic" officeooo:rsid="0430bc73" style:font-style-asian="italic" style:font-style-complex="italic"/>
    </style:style>
    <style:style style:name="T1015" style:family="text">
      <style:text-properties fo:font-style="italic" officeooo:rsid="01ac518e" style:font-style-asian="italic" style:font-style-complex="italic"/>
    </style:style>
    <style:style style:name="T1016" style:family="text">
      <style:text-properties fo:font-style="italic" officeooo:rsid="043610f1" style:font-style-asian="italic" style:font-style-complex="italic"/>
    </style:style>
    <style:style style:name="T1017" style:family="text">
      <style:text-properties fo:font-style="italic" officeooo:rsid="0439fd5e" style:font-style-asian="italic" style:font-style-complex="italic"/>
    </style:style>
    <style:style style:name="T1018" style:family="text">
      <style:text-properties fo:font-style="italic" officeooo:rsid="043bcdd4" style:font-style-asian="italic" style:font-style-complex="italic"/>
    </style:style>
    <style:style style:name="T1019" style:family="text">
      <style:text-properties fo:font-style="italic" officeooo:rsid="044680c3" style:font-style-asian="italic" style:font-style-complex="italic"/>
    </style:style>
    <style:style style:name="T1020" style:family="text">
      <style:text-properties fo:font-style="italic" officeooo:rsid="044741ce" style:font-style-asian="italic" style:font-style-complex="italic"/>
    </style:style>
    <style:style style:name="T1021" style:family="text">
      <style:text-properties fo:font-style="italic" officeooo:rsid="04561c8c" style:font-style-asian="italic" style:font-style-complex="italic"/>
    </style:style>
    <style:style style:name="T1022" style:family="text">
      <style:text-properties fo:font-style="italic" officeooo:rsid="0457a57a" style:font-style-asian="italic" style:font-style-complex="italic"/>
    </style:style>
    <style:style style:name="T1023" style:family="text">
      <style:text-properties fo:font-style="italic" officeooo:rsid="0458e3b6" style:font-style-asian="italic" style:font-style-complex="italic"/>
    </style:style>
    <style:style style:name="T1024" style:family="text">
      <style:text-properties fo:font-style="italic" officeooo:rsid="0463ef06" style:font-style-asian="italic" style:font-style-complex="italic"/>
    </style:style>
    <style:style style:name="T1025" style:family="text">
      <style:text-properties fo:font-style="italic" officeooo:rsid="046ad1ee" style:font-style-asian="italic" style:font-style-complex="italic"/>
    </style:style>
    <style:style style:name="T1026" style:family="text">
      <style:text-properties fo:font-style="italic" officeooo:rsid="046cf711" style:font-style-asian="italic" style:font-style-complex="italic"/>
    </style:style>
    <style:style style:name="T1027" style:family="text">
      <style:text-properties fo:font-style="italic" officeooo:rsid="046d583e" style:font-style-asian="italic" style:font-style-complex="italic"/>
    </style:style>
    <style:style style:name="T1028" style:family="text">
      <style:text-properties fo:font-style="italic" officeooo:rsid="04707f5d" style:font-style-asian="italic" style:font-style-complex="italic"/>
    </style:style>
    <style:style style:name="T1029" style:family="text">
      <style:text-properties fo:font-style="italic" officeooo:rsid="04716f3c" style:font-style-asian="italic" style:font-style-complex="italic"/>
    </style:style>
    <style:style style:name="T1030" style:family="text">
      <style:text-properties fo:font-style="italic" officeooo:rsid="04717a49" style:font-style-asian="italic" style:font-style-complex="italic"/>
    </style:style>
    <style:style style:name="T1031" style:family="text">
      <style:text-properties fo:font-style="italic" officeooo:rsid="04721788" style:font-style-asian="italic" style:font-style-complex="italic"/>
    </style:style>
    <style:style style:name="T1032" style:family="text">
      <style:text-properties fo:font-style="italic" officeooo:rsid="0472a1a7" style:font-style-asian="italic" style:font-style-complex="italic"/>
    </style:style>
    <style:style style:name="T1033" style:family="text">
      <style:text-properties fo:font-style="italic" officeooo:rsid="047e4f73" style:font-style-asian="italic" style:font-style-complex="italic"/>
    </style:style>
    <style:style style:name="T1034" style:family="text">
      <style:text-properties fo:font-style="italic" officeooo:rsid="0487701b" style:font-style-asian="italic" style:font-style-complex="italic"/>
    </style:style>
    <style:style style:name="T1035" style:family="text">
      <style:text-properties fo:font-style="italic" officeooo:rsid="049a7c39" style:font-style-asian="italic" style:font-style-complex="italic"/>
    </style:style>
    <style:style style:name="T1036" style:family="text">
      <style:text-properties fo:font-style="italic" officeooo:rsid="049bd085" style:font-style-asian="italic" style:font-style-complex="italic"/>
    </style:style>
    <style:style style:name="T1037" style:family="text">
      <style:text-properties fo:font-style="italic" officeooo:rsid="049e54f8" style:font-style-asian="italic" style:font-style-complex="italic"/>
    </style:style>
    <style:style style:name="T1038" style:family="text">
      <style:text-properties fo:font-style="italic" officeooo:rsid="04a51d09" style:font-style-asian="italic" style:font-style-complex="italic"/>
    </style:style>
    <style:style style:name="T1039" style:family="text">
      <style:text-properties fo:font-style="italic" officeooo:rsid="04a6fc82" style:font-style-asian="italic" style:font-style-complex="italic"/>
    </style:style>
    <style:style style:name="T1040" style:family="text">
      <style:text-properties fo:font-style="italic" officeooo:rsid="04a83efe" style:font-style-asian="italic" style:font-style-complex="italic"/>
    </style:style>
    <style:style style:name="T1041" style:family="text">
      <style:text-properties fo:font-style="italic" officeooo:rsid="04b401bc" style:font-style-asian="italic" style:font-style-complex="italic"/>
    </style:style>
    <style:style style:name="T1042" style:family="text">
      <style:text-properties fo:font-style="italic" officeooo:rsid="04b58c97" style:font-style-asian="italic" style:font-style-complex="italic"/>
    </style:style>
    <style:style style:name="T1043" style:family="text">
      <style:text-properties fo:font-style="italic" officeooo:rsid="04b70f68" style:font-style-asian="italic" style:font-style-complex="italic"/>
    </style:style>
    <style:style style:name="T1044" style:family="text">
      <style:text-properties fo:font-style="italic" officeooo:rsid="04b79549" style:font-style-asian="italic" style:font-style-complex="italic"/>
    </style:style>
    <style:style style:name="T1045" style:family="text">
      <style:text-properties fo:font-style="italic" officeooo:rsid="04bbade2" style:font-style-asian="italic" style:font-style-complex="italic"/>
    </style:style>
    <style:style style:name="T1046" style:family="text">
      <style:text-properties fo:font-style="italic" officeooo:rsid="04bd36f7" style:font-style-asian="italic" style:font-style-complex="italic"/>
    </style:style>
    <style:style style:name="T1047" style:family="text">
      <style:text-properties fo:font-style="italic" officeooo:rsid="04bd71fe" style:font-style-asian="italic" style:font-style-complex="italic"/>
    </style:style>
    <style:style style:name="T1048" style:family="text">
      <style:text-properties fo:font-style="italic" officeooo:rsid="04c35187" style:font-style-asian="italic" style:font-style-complex="italic"/>
    </style:style>
    <style:style style:name="T1049" style:family="text">
      <style:text-properties fo:font-style="italic" officeooo:rsid="04c47786" style:font-style-asian="italic" style:font-style-complex="italic"/>
    </style:style>
    <style:style style:name="T1050" style:family="text">
      <style:text-properties fo:font-style="italic" officeooo:rsid="04c7577f" style:font-style-asian="italic" style:font-style-complex="italic"/>
    </style:style>
    <style:style style:name="T1051" style:family="text">
      <style:text-properties fo:font-style="italic" officeooo:rsid="04d157f0" style:font-style-asian="italic" style:font-style-complex="italic"/>
    </style:style>
    <style:style style:name="T1052" style:family="text">
      <style:text-properties fo:font-style="italic" officeooo:rsid="04cfa8f2" style:font-style-asian="italic" style:font-style-complex="italic"/>
    </style:style>
    <style:style style:name="T1053" style:family="text">
      <style:text-properties fo:font-style="italic" officeooo:rsid="04f625fb" style:font-style-asian="italic" style:font-style-complex="italic"/>
    </style:style>
    <style:style style:name="T1054" style:family="text">
      <style:text-properties fo:font-style="italic" fo:font-weight="normal" style:font-style-asian="italic" style:font-weight-asian="normal" style:font-style-complex="italic" style:font-weight-complex="normal"/>
    </style:style>
    <style:style style:name="T1055" style:family="text">
      <style:text-properties fo:font-style="italic" fo:font-weight="normal" officeooo:rsid="039c8b96" style:font-style-asian="italic" style:font-weight-asian="normal" style:font-style-complex="italic" style:font-weight-complex="normal"/>
    </style:style>
    <style:style style:name="T1056" style:family="text">
      <style:text-properties fo:font-style="italic" fo:font-weight="normal" officeooo:rsid="03a3cb2a" style:font-style-asian="italic" style:font-weight-asian="normal" style:font-style-complex="italic" style:font-weight-complex="normal"/>
    </style:style>
    <style:style style:name="T1057" style:family="text">
      <style:text-properties fo:font-style="italic" fo:font-weight="bold" officeooo:rsid="039c8b96" style:font-style-asian="italic" style:font-weight-asian="bold" style:font-style-complex="italic" style:font-weight-complex="bold"/>
    </style:style>
    <style:style style:name="T1058" style:family="text">
      <style:text-properties fo:font-style="italic" fo:font-weight="bold" officeooo:rsid="03cab082" style:font-style-asian="italic" style:font-weight-asian="bold" style:font-style-complex="italic" style:font-weight-complex="bold"/>
    </style:style>
    <style:style style:name="T1059" style:family="text">
      <style:text-properties fo:font-style="italic" fo:font-weight="bold" officeooo:rsid="04b237e2" style:font-style-asian="italic" style:font-weight-asian="bold" style:font-style-complex="italic" style:font-weight-complex="bold"/>
    </style:style>
    <style:style style:name="T1060" style:family="text">
      <style:text-properties fo:font-style="italic" fo:font-weight="bold" officeooo:rsid="04b401bc" style:font-style-asian="italic" style:font-weight-asian="bold" style:font-style-complex="italic" style:font-weight-complex="bold"/>
    </style:style>
    <style:style style:name="T1061" style:family="text">
      <style:text-properties fo:font-style="italic" fo:font-weight="bold" officeooo:rsid="04b70f68" style:font-style-asian="italic" style:font-weight-asian="bold" style:font-style-complex="italic" style:font-weight-complex="bold"/>
    </style:style>
    <style:style style:name="T1062" style:family="text">
      <style:text-properties fo:font-style="normal" fo:font-weight="bold" style:font-style-asian="normal" style:font-weight-asian="bold" style:font-style-complex="normal" style:font-weight-complex="bold"/>
    </style:style>
    <style:style style:name="T1063" style:family="text">
      <style:text-properties fo:font-style="normal" fo:font-weight="bold" officeooo:rsid="02589329" style:font-style-asian="normal" style:font-weight-asian="bold" style:font-style-complex="normal" style:font-weight-complex="bold"/>
    </style:style>
    <style:style style:name="T1064" style:family="text">
      <style:text-properties fo:font-style="normal" fo:font-weight="bold" officeooo:rsid="0259ef62" style:font-style-asian="normal" style:font-weight-asian="bold" style:font-style-complex="normal" style:font-weight-complex="bold"/>
    </style:style>
    <style:style style:name="T1065" style:family="text">
      <style:text-properties fo:font-style="normal" fo:font-weight="bold" officeooo:rsid="023ff5b2" style:font-style-asian="normal" style:font-weight-asian="bold" style:font-style-complex="normal" style:font-weight-complex="bold"/>
    </style:style>
    <style:style style:name="T1066" style:family="text">
      <style:text-properties fo:font-style="normal" fo:font-weight="bold" officeooo:rsid="0241e1dc" style:font-style-asian="normal" style:font-weight-asian="bold" style:font-style-complex="normal" style:font-weight-complex="bold"/>
    </style:style>
    <style:style style:name="T1067" style:family="text">
      <style:text-properties fo:font-style="normal" fo:font-weight="bold" officeooo:rsid="026a74fe" style:font-style-asian="normal" style:font-weight-asian="bold" style:font-style-complex="normal" style:font-weight-complex="bold"/>
    </style:style>
    <style:style style:name="T1068" style:family="text">
      <style:text-properties fo:font-style="normal" fo:font-weight="bold" officeooo:rsid="026c87f6" style:font-style-asian="normal" style:font-weight-asian="bold" style:font-style-complex="normal" style:font-weight-complex="bold"/>
    </style:style>
    <style:style style:name="T1069" style:family="text">
      <style:text-properties fo:font-style="normal" fo:font-weight="bold" officeooo:rsid="02732bac" style:font-style-asian="normal" style:font-weight-asian="bold" style:font-style-complex="normal" style:font-weight-complex="bold"/>
    </style:style>
    <style:style style:name="T1070" style:family="text">
      <style:text-properties fo:font-style="normal" fo:font-weight="bold" officeooo:rsid="0276c44c" style:font-style-asian="normal" style:font-weight-asian="bold" style:font-style-complex="normal" style:font-weight-complex="bold"/>
    </style:style>
    <style:style style:name="T1071" style:family="text">
      <style:text-properties fo:font-style="normal" fo:font-weight="bold" officeooo:rsid="027ca03b" style:font-style-asian="normal" style:font-weight-asian="bold" style:font-style-complex="normal" style:font-weight-complex="bold"/>
    </style:style>
    <style:style style:name="T1072" style:family="text">
      <style:text-properties fo:font-style="normal" fo:font-weight="bold" officeooo:rsid="028c794d" style:font-style-asian="normal" style:font-weight-asian="bold" style:font-style-complex="normal" style:font-weight-complex="bold"/>
    </style:style>
    <style:style style:name="T1073" style:family="text">
      <style:text-properties fo:font-style="normal" fo:font-weight="bold" officeooo:rsid="028dbe51" style:font-style-asian="normal" style:font-weight-asian="bold" style:font-style-complex="normal" style:font-weight-complex="bold"/>
    </style:style>
    <style:style style:name="T1074" style:family="text">
      <style:text-properties fo:font-style="normal" fo:font-weight="bold" officeooo:rsid="02fb76c3" style:font-style-asian="normal" style:font-weight-asian="bold" style:font-style-complex="normal" style:font-weight-complex="bold"/>
    </style:style>
    <style:style style:name="T1075" style:family="text">
      <style:text-properties fo:font-style="normal" fo:font-weight="bold" officeooo:rsid="02fd46cb" style:font-style-asian="normal" style:font-weight-asian="bold" style:font-style-complex="normal" style:font-weight-complex="bold"/>
    </style:style>
    <style:style style:name="T1076" style:family="text">
      <style:text-properties fo:font-style="normal" fo:font-weight="bold" officeooo:rsid="033f13aa" style:font-style-asian="normal" style:font-weight-asian="bold" style:font-style-complex="normal" style:font-weight-complex="bold"/>
    </style:style>
    <style:style style:name="T1077" style:family="text">
      <style:text-properties fo:font-style="normal" fo:font-weight="bold" officeooo:rsid="038423e2" style:font-style-asian="normal" style:font-weight-asian="bold" style:font-style-complex="normal" style:font-weight-complex="bold"/>
    </style:style>
    <style:style style:name="T1078" style:family="text">
      <style:text-properties fo:font-style="normal" fo:font-weight="bold" officeooo:rsid="039c2657" style:font-style-asian="normal" style:font-weight-asian="bold" style:font-style-complex="normal" style:font-weight-complex="bold"/>
    </style:style>
    <style:style style:name="T1079" style:family="text">
      <style:text-properties fo:font-style="normal" fo:font-weight="bold" officeooo:rsid="039c8b96" style:font-style-asian="normal" style:font-weight-asian="bold" style:font-style-complex="normal" style:font-weight-complex="bold"/>
    </style:style>
    <style:style style:name="T1080" style:family="text">
      <style:text-properties fo:font-style="normal" fo:font-weight="bold" officeooo:rsid="039cdeba" style:font-style-asian="normal" style:font-weight-asian="bold" style:font-style-complex="normal" style:font-weight-complex="bold"/>
    </style:style>
    <style:style style:name="T1081" style:family="text">
      <style:text-properties fo:font-style="normal" fo:font-weight="bold" officeooo:rsid="03a3cb2a" style:font-style-asian="normal" style:font-weight-asian="bold" style:font-style-complex="normal" style:font-weight-complex="bold"/>
    </style:style>
    <style:style style:name="T1082" style:family="text">
      <style:text-properties fo:font-style="normal" fo:font-weight="bold" officeooo:rsid="03a973a5" style:font-style-asian="normal" style:font-weight-asian="bold" style:font-style-complex="normal" style:font-weight-complex="bold"/>
    </style:style>
    <style:style style:name="T1083" style:family="text">
      <style:text-properties fo:font-style="normal" fo:font-weight="bold" officeooo:rsid="03a9d977" style:font-style-asian="normal" style:font-weight-asian="bold" style:font-style-complex="normal" style:font-weight-complex="bold"/>
    </style:style>
    <style:style style:name="T1084" style:family="text">
      <style:text-properties fo:font-style="normal" fo:font-weight="bold" officeooo:rsid="03ac25ec" style:font-style-asian="normal" style:font-weight-asian="bold" style:font-style-complex="normal" style:font-weight-complex="bold"/>
    </style:style>
    <style:style style:name="T1085" style:family="text">
      <style:text-properties fo:font-style="normal" fo:font-weight="bold" officeooo:rsid="03af6160" style:font-style-asian="normal" style:font-weight-asian="bold" style:font-style-complex="normal" style:font-weight-complex="bold"/>
    </style:style>
    <style:style style:name="T1086" style:family="text">
      <style:text-properties fo:font-style="normal" fo:font-weight="bold" officeooo:rsid="03b13913" style:font-style-asian="normal" style:font-weight-asian="bold" style:font-style-complex="normal" style:font-weight-complex="bold"/>
    </style:style>
    <style:style style:name="T1087" style:family="text">
      <style:text-properties fo:font-style="normal" fo:font-weight="bold" officeooo:rsid="03b6b0bf" style:font-style-asian="normal" style:font-weight-asian="bold" style:font-style-complex="normal" style:font-weight-complex="bold"/>
    </style:style>
    <style:style style:name="T1088" style:family="text">
      <style:text-properties fo:font-style="normal" fo:font-weight="bold" officeooo:rsid="03b8de4c" style:font-style-asian="normal" style:font-weight-asian="bold" style:font-style-complex="normal" style:font-weight-complex="bold"/>
    </style:style>
    <style:style style:name="T1089" style:family="text">
      <style:text-properties fo:font-style="normal" fo:font-weight="bold" officeooo:rsid="03b8f88c" style:font-style-asian="normal" style:font-weight-asian="bold" style:font-style-complex="normal" style:font-weight-complex="bold"/>
    </style:style>
    <style:style style:name="T1090" style:family="text">
      <style:text-properties fo:font-style="normal" fo:font-weight="bold" officeooo:rsid="03c0acf7" style:font-style-asian="normal" style:font-weight-asian="bold" style:font-style-complex="normal" style:font-weight-complex="bold"/>
    </style:style>
    <style:style style:name="T1091" style:family="text">
      <style:text-properties fo:font-style="normal" fo:font-weight="bold" officeooo:rsid="03c22d94" style:font-style-asian="normal" style:font-weight-asian="bold" style:font-style-complex="normal" style:font-weight-complex="bold"/>
    </style:style>
    <style:style style:name="T1092" style:family="text">
      <style:text-properties fo:font-style="normal" fo:font-weight="bold" officeooo:rsid="03c4673b" style:font-style-asian="normal" style:font-weight-asian="bold" style:font-style-complex="normal" style:font-weight-complex="bold"/>
    </style:style>
    <style:style style:name="T1093" style:family="text">
      <style:text-properties fo:font-style="normal" fo:font-weight="bold" officeooo:rsid="03c5cbea" style:font-style-asian="normal" style:font-weight-asian="bold" style:font-style-complex="normal" style:font-weight-complex="bold"/>
    </style:style>
    <style:style style:name="T1094" style:family="text">
      <style:text-properties fo:font-style="normal" fo:font-weight="bold" officeooo:rsid="0416d48c" style:font-name-asian="Orkney Light4" style:font-style-asian="normal" style:font-weight-asian="bold" style:font-style-complex="normal" style:font-weight-complex="bold"/>
    </style:style>
    <style:style style:name="T1095" style:family="text">
      <style:text-properties officeooo:rsid="026c1668"/>
    </style:style>
    <style:style style:name="T1096" style:family="text">
      <style:text-properties officeooo:rsid="02732bac"/>
    </style:style>
    <style:style style:name="T1097" style:family="text">
      <style:text-properties officeooo:rsid="03af88b2"/>
    </style:style>
    <style:style style:name="T1098" style:family="text">
      <style:text-properties officeooo:rsid="03b8f88c"/>
    </style:style>
    <style:style style:name="T1099" style:family="text">
      <style:text-properties officeooo:rsid="03bbf380"/>
    </style:style>
    <style:style style:name="T1100" style:family="text">
      <style:text-properties officeooo:rsid="03bc0eb2"/>
    </style:style>
    <style:style style:name="T1101" style:family="text">
      <style:text-properties officeooo:rsid="03bcc125"/>
    </style:style>
    <style:style style:name="T1102" style:family="text">
      <style:text-properties officeooo:rsid="03be52fa"/>
    </style:style>
    <style:style style:name="T1103" style:family="text">
      <style:text-properties officeooo:rsid="03c035ca"/>
    </style:style>
    <style:style style:name="T1104" style:family="text">
      <style:text-properties style:font-name="Orkney Light" fo:font-style="normal" fo:font-weight="bold" style:font-name-asian="Orkney Light4" style:font-style-asian="normal" style:font-weight-asian="bold" style:font-name-complex="Orkney Light4" style:font-size-complex="12pt" style:font-style-complex="normal" style:font-weight-complex="bold"/>
    </style:style>
    <style:style style:name="T1105" style:family="text">
      <style:text-properties style:font-name="Orkney Light" fo:font-style="normal" fo:font-weight="bold" officeooo:rsid="04185629" style:font-name-asian="Orkney Light4" style:font-style-asian="normal" style:font-weight-asian="bold" style:font-name-complex="Orkney Light4" style:font-size-complex="12pt" style:font-style-complex="normal" style:font-weight-complex="bold"/>
    </style:style>
    <style:style style:name="T1106" style:family="text">
      <style:text-properties style:font-name="Orkney Light" fo:font-style="normal" fo:font-weight="bold" officeooo:rsid="03cab082" style:font-name-asian="Orkney Light4" style:font-style-asian="normal" style:font-weight-asian="bold" style:font-name-complex="Orkney Light4" style:font-style-complex="normal" style:font-weight-complex="bold"/>
    </style:style>
    <style:style style:name="T1107" style:family="text">
      <style:text-properties style:font-name="Orkney Light" fo:font-style="normal" fo:font-weight="bold" officeooo:rsid="0176f8a8" style:font-name-asian="Orkney Light4" style:font-style-asian="normal" style:font-weight-asian="bold" style:font-name-complex="Orkney Light4" style:font-style-complex="normal" style:font-weight-complex="bold"/>
    </style:style>
    <style:style style:name="T1108" style:family="text">
      <style:text-properties style:font-name="Orkney Light" fo:font-style="normal" fo:font-weight="bold" officeooo:rsid="03e45f4a" style:font-name-asian="Orkney Light4" style:font-style-asian="normal" style:font-weight-asian="bold" style:font-name-complex="Orkney Light4" style:font-style-complex="normal" style:font-weight-complex="bold"/>
    </style:style>
    <style:style style:name="T1109" style:family="text">
      <style:text-properties style:font-name="Orkney Light" fo:font-style="normal" fo:font-weight="bold" officeooo:rsid="03e9c9c3" style:font-name-asian="Orkney Light4" style:font-style-asian="normal" style:font-weight-asian="bold" style:font-name-complex="Orkney Light4" style:font-style-complex="normal" style:font-weight-complex="bold"/>
    </style:style>
    <style:style style:name="T1110" style:family="text">
      <style:text-properties style:font-name="Orkney Light" fo:font-style="normal" fo:font-weight="bold" officeooo:rsid="03ef0ac6" style:font-name-asian="Orkney Light4" style:font-style-asian="normal" style:font-weight-asian="bold" style:font-name-complex="Orkney Light4" style:font-style-complex="normal" style:font-weight-complex="bold"/>
    </style:style>
    <style:style style:name="T1111" style:family="text">
      <style:text-properties style:font-name="Orkney Light" fo:font-style="normal" fo:font-weight="bold" officeooo:rsid="041ba68b" style:font-name-asian="Orkney Light4" style:font-style-asian="normal" style:font-weight-asian="bold" style:font-name-complex="Orkney Light4" style:font-style-complex="normal" style:font-weight-complex="bold"/>
    </style:style>
    <style:style style:name="T1112" style:family="text">
      <style:text-properties style:font-name="Orkney Light" fo:font-style="normal" fo:font-weight="bold" officeooo:rsid="041ed096" style:font-name-asian="Orkney Light4" style:font-style-asian="normal" style:font-weight-asian="bold" style:font-name-complex="Orkney Light4" style:font-style-complex="normal" style:font-weight-complex="bold"/>
    </style:style>
    <style:style style:name="T1113" style:family="text">
      <style:text-properties style:font-name="Orkney Light" fo:font-style="normal" fo:font-weight="bold" officeooo:rsid="050917f7" style:font-name-asian="Orkney Light4" style:font-style-asian="normal" style:font-weight-asian="bold" style:font-name-complex="Orkney Light4" style:font-style-complex="normal" style:font-weight-complex="bold"/>
    </style:style>
    <style:style style:name="T1114" style:family="text">
      <style:text-properties style:font-name="Orkney Light" fo:font-style="normal" fo:font-weight="bold" style:font-name-asian="Orkney Light4" style:font-style-asian="normal" style:font-weight-asian="bold" style:font-style-complex="normal" style:font-weight-complex="bold"/>
    </style:style>
    <style:style style:name="T1115" style:family="text">
      <style:text-properties style:font-name="Orkney Light" fo:font-style="normal" fo:font-weight="bold" officeooo:rsid="03cab082" style:font-name-asian="Orkney Light4" style:font-style-asian="normal" style:font-weight-asian="bold" style:font-style-complex="normal" style:font-weight-complex="bold"/>
    </style:style>
    <style:style style:name="T1116" style:family="text">
      <style:text-properties style:font-name="Orkney Light" fo:font-style="normal" fo:font-weight="bold" officeooo:rsid="0176f8a8" style:font-name-asian="Orkney Light4" style:font-style-asian="normal" style:font-weight-asian="bold" style:font-style-complex="normal" style:font-weight-complex="bold"/>
    </style:style>
    <style:style style:name="T1117" style:family="text">
      <style:text-properties style:font-name="Orkney Light" fo:font-style="normal" fo:font-weight="bold" officeooo:rsid="03cc05de" style:font-name-asian="Orkney Light4" style:font-style-asian="normal" style:font-weight-asian="bold" style:font-style-complex="normal" style:font-weight-complex="bold"/>
    </style:style>
    <style:style style:name="T1118" style:family="text">
      <style:text-properties style:font-name="Orkney Light" fo:font-style="normal" fo:font-weight="bold" officeooo:rsid="03cf8ff2" style:font-name-asian="Orkney Light4" style:font-style-asian="normal" style:font-weight-asian="bold" style:font-style-complex="normal" style:font-weight-complex="bold"/>
    </style:style>
    <style:style style:name="T1119" style:family="text">
      <style:text-properties style:font-name="Orkney Light" fo:font-style="normal" fo:font-weight="bold" officeooo:rsid="03d1fda3" style:font-name-asian="Orkney Light4" style:font-style-asian="normal" style:font-weight-asian="bold" style:font-style-complex="normal" style:font-weight-complex="bold"/>
    </style:style>
    <style:style style:name="T1120" style:family="text">
      <style:text-properties style:font-name="Orkney Light" fo:font-style="normal" fo:font-weight="bold" officeooo:rsid="03d44b02" style:font-name-asian="Orkney Light4" style:font-style-asian="normal" style:font-weight-asian="bold" style:font-style-complex="normal" style:font-weight-complex="bold"/>
    </style:style>
    <style:style style:name="T1121" style:family="text">
      <style:text-properties style:font-name="Orkney Light" fo:font-style="normal" fo:font-weight="bold" officeooo:rsid="03da9744" style:font-name-asian="Orkney Light4" style:font-style-asian="normal" style:font-weight-asian="bold" style:font-style-complex="normal" style:font-weight-complex="bold"/>
    </style:style>
    <style:style style:name="T1122" style:family="text">
      <style:text-properties style:font-name="Orkney Light" fo:font-style="normal" fo:font-weight="bold" officeooo:rsid="03dd7935" style:font-name-asian="Orkney Light4" style:font-style-asian="normal" style:font-weight-asian="bold" style:font-style-complex="normal" style:font-weight-complex="bold"/>
    </style:style>
    <style:style style:name="T1123" style:family="text">
      <style:text-properties style:font-name="Orkney Light" fo:font-style="normal" fo:font-weight="bold" officeooo:rsid="03df0508" style:font-name-asian="Orkney Light4" style:font-style-asian="normal" style:font-weight-asian="bold" style:font-style-complex="normal" style:font-weight-complex="bold"/>
    </style:style>
    <style:style style:name="T1124" style:family="text">
      <style:text-properties style:font-name="Orkney Light" fo:font-style="normal" fo:font-weight="bold" officeooo:rsid="03e1fcb3" style:font-name-asian="Orkney Light4" style:font-style-asian="normal" style:font-weight-asian="bold" style:font-style-complex="normal" style:font-weight-complex="bold"/>
    </style:style>
    <style:style style:name="T1125" style:family="text">
      <style:text-properties style:font-name="Orkney Light" fo:font-style="normal" fo:font-weight="bold" officeooo:rsid="03e3e9c6" style:font-name-asian="Orkney Light4" style:font-style-asian="normal" style:font-weight-asian="bold" style:font-style-complex="normal" style:font-weight-complex="bold"/>
    </style:style>
    <style:style style:name="T1126" style:family="text">
      <style:text-properties style:font-name="Orkney Light" fo:font-style="normal" fo:font-weight="bold" officeooo:rsid="03e45f4a" style:font-name-asian="Orkney Light4" style:font-style-asian="normal" style:font-weight-asian="bold" style:font-style-complex="normal" style:font-weight-complex="bold"/>
    </style:style>
    <style:style style:name="T1127" style:family="text">
      <style:text-properties style:font-name="Orkney Light" fo:font-style="normal" fo:font-weight="bold" officeooo:rsid="03e5b169" style:font-name-asian="Orkney Light4" style:font-style-asian="normal" style:font-weight-asian="bold" style:font-style-complex="normal" style:font-weight-complex="bold"/>
    </style:style>
    <style:style style:name="T1128" style:family="text">
      <style:text-properties style:font-name="Orkney Light" fo:font-style="normal" fo:font-weight="bold" officeooo:rsid="04117b19" style:font-name-asian="Orkney Light4" style:font-style-asian="normal" style:font-weight-asian="bold" style:font-style-complex="normal" style:font-weight-complex="bold"/>
    </style:style>
    <style:style style:name="T1129" style:family="text">
      <style:text-properties style:font-name="Orkney Light" fo:font-style="normal" fo:font-weight="bold" officeooo:rsid="0413bac8" style:font-name-asian="Orkney Light4" style:font-style-asian="normal" style:font-weight-asian="bold" style:font-style-complex="normal" style:font-weight-complex="bold"/>
    </style:style>
    <style:style style:name="T1130" style:family="text">
      <style:text-properties style:font-name="Orkney Light" fo:font-style="normal" fo:font-weight="bold" officeooo:rsid="0414e795" style:font-name-asian="Orkney Light4" style:font-style-asian="normal" style:font-weight-asian="bold" style:font-style-complex="normal" style:font-weight-complex="bold"/>
    </style:style>
    <style:style style:name="T1131" style:family="text">
      <style:text-properties style:font-name="Orkney Light" fo:font-style="normal" fo:font-weight="bold" officeooo:rsid="04155900" style:font-name-asian="Orkney Light4" style:font-style-asian="normal" style:font-weight-asian="bold" style:font-style-complex="normal" style:font-weight-complex="bold"/>
    </style:style>
    <style:style style:name="T1132" style:family="text">
      <style:text-properties style:font-name="Orkney Light" fo:font-style="normal" fo:font-weight="bold" officeooo:rsid="041ba68b" style:font-name-asian="Orkney Light4" style:font-style-asian="normal" style:font-weight-asian="bold" style:font-style-complex="normal" style:font-weight-complex="bold"/>
    </style:style>
    <style:style style:name="T1133" style:family="text">
      <style:text-properties style:font-name="Orkney Light" fo:font-style="normal" fo:font-weight="bold" officeooo:rsid="041ed096" style:font-name-asian="Orkney Light4" style:font-style-asian="normal" style:font-weight-asian="bold" style:font-style-complex="normal" style:font-weight-complex="bold"/>
    </style:style>
    <style:style style:name="T1134" style:family="text">
      <style:text-properties style:font-name="Orkney Light" fo:font-style="normal" fo:font-weight="bold" officeooo:rsid="0425a291" style:font-name-asian="Orkney Light4" style:font-style-asian="normal" style:font-weight-asian="bold" style:font-style-complex="normal" style:font-weight-complex="bold"/>
    </style:style>
    <style:style style:name="T1135" style:family="text">
      <style:text-properties style:font-name="Orkney Light" fo:font-style="normal" fo:font-weight="bold" officeooo:rsid="042677b3" style:font-name-asian="Orkney Light4" style:font-style-asian="normal" style:font-weight-asian="bold" style:font-style-complex="normal" style:font-weight-complex="bold"/>
    </style:style>
    <style:style style:name="T1136" style:family="text">
      <style:text-properties style:font-name="Orkney Light" fo:font-style="normal" fo:font-weight="bold" officeooo:rsid="0429397a" style:font-name-asian="Orkney Light4" style:font-style-asian="normal" style:font-weight-asian="bold" style:font-style-complex="normal" style:font-weight-complex="bold"/>
    </style:style>
    <style:style style:name="T1137" style:family="text">
      <style:text-properties style:font-name="Orkney Light" fo:font-style="normal" fo:font-weight="bold" officeooo:rsid="042d10fa" style:font-name-asian="Orkney Light4" style:font-style-asian="normal" style:font-weight-asian="bold" style:font-style-complex="normal" style:font-weight-complex="bold"/>
    </style:style>
    <style:style style:name="T1138" style:family="text">
      <style:text-properties style:font-name="Orkney Light" fo:font-style="normal" fo:font-weight="bold" officeooo:rsid="0430bc9b" style:font-name-asian="Orkney Light4" style:font-style-asian="normal" style:font-weight-asian="bold" style:font-style-complex="normal" style:font-weight-complex="bold"/>
    </style:style>
    <style:style style:name="T1139" style:family="text">
      <style:text-properties style:font-name="Orkney Light" fo:font-style="normal" fo:font-weight="bold" officeooo:rsid="0435e5bb" style:font-name-asian="Orkney Light4" style:font-style-asian="normal" style:font-weight-asian="bold" style:font-style-complex="normal" style:font-weight-complex="bold"/>
    </style:style>
    <style:style style:name="T1140" style:family="text">
      <style:text-properties style:font-name="Orkney Light" fo:font-style="normal" fo:font-weight="bold" officeooo:rsid="043610f1" style:font-name-asian="Orkney Light4" style:font-style-asian="normal" style:font-weight-asian="bold" style:font-style-complex="normal" style:font-weight-complex="bold"/>
    </style:style>
    <style:style style:name="T1141" style:family="text">
      <style:text-properties style:font-name="Orkney Light" fo:font-style="normal" fo:font-weight="bold" officeooo:rsid="0439fd5e" style:font-name-asian="Orkney Light4" style:font-style-asian="normal" style:font-weight-asian="bold" style:font-style-complex="normal" style:font-weight-complex="bold"/>
    </style:style>
    <style:style style:name="T1142" style:family="text">
      <style:text-properties style:font-name="Orkney Light" fo:font-style="normal" fo:font-weight="bold" officeooo:rsid="043bcdd4" style:font-name-asian="Orkney Light4" style:font-style-asian="normal" style:font-weight-asian="bold" style:font-style-complex="normal" style:font-weight-complex="bold"/>
    </style:style>
    <style:style style:name="T1143" style:family="text">
      <style:text-properties style:font-name="Orkney Light" fo:font-style="normal" fo:font-weight="bold" officeooo:rsid="04f625fb" style:font-name-asian="Orkney Light4" style:font-style-asian="normal" style:font-weight-asian="bold" style:font-style-complex="normal" style:font-weight-complex="bold"/>
    </style:style>
    <style:style style:name="T1144" style:family="text">
      <style:text-properties style:font-name="Orkney Light" fo:font-style="normal" fo:font-weight="bold" officeooo:rsid="050917f7" style:font-name-asian="Orkney Light4" style:font-style-asian="normal" style:font-weight-asian="bold" style:font-style-complex="normal" style:font-weight-complex="bold"/>
    </style:style>
    <style:style style:name="T1145" style:family="text">
      <style:text-properties style:font-name="Orkney Light" fo:font-size="12pt" fo:font-style="normal" fo:font-weight="bold" officeooo:rsid="03cab082" style:font-name-asian="Orkney Light4" style:font-size-asian="12pt" style:font-style-asian="normal" style:font-weight-asian="bold" style:font-name-complex="Orkney Light4" style:font-size-complex="12pt" style:font-style-complex="normal" style:font-weight-complex="bold"/>
    </style:style>
    <style:style style:name="T1146" style:family="text">
      <style:text-properties style:font-name="Orkney Light" fo:font-size="12pt" fo:font-style="normal" fo:font-weight="bold" officeooo:rsid="0176f8a8" style:font-name-asian="Orkney Light4" style:font-size-asian="12pt" style:font-style-asian="normal" style:font-weight-asian="bold" style:font-name-complex="Orkney Light4" style:font-size-complex="12pt" style:font-style-complex="normal" style:font-weight-complex="bold"/>
    </style:style>
    <style:style style:name="T1147" style:family="text">
      <style:text-properties style:font-name="Orkney Light" fo:font-size="12pt" fo:font-style="normal" fo:font-weight="bold" officeooo:rsid="03e45f4a" style:font-name-asian="Orkney Light4" style:font-size-asian="12pt" style:font-style-asian="normal" style:font-weight-asian="bold" style:font-name-complex="Orkney Light4" style:font-size-complex="12pt" style:font-style-complex="normal" style:font-weight-complex="bold"/>
    </style:style>
    <style:style style:name="T1148" style:family="text">
      <style:text-properties style:font-name="Orkney Light" fo:font-size="12pt" fo:font-style="normal" fo:font-weight="bold" officeooo:rsid="03e9c9c3" style:font-name-asian="Orkney Light4" style:font-size-asian="12pt" style:font-style-asian="normal" style:font-weight-asian="bold" style:font-name-complex="Orkney Light4" style:font-size-complex="12pt" style:font-style-complex="normal" style:font-weight-complex="bold"/>
    </style:style>
    <style:style style:name="T1149" style:family="text">
      <style:text-properties style:font-name="Orkney Light" fo:font-size="12pt" fo:font-style="normal" fo:font-weight="bold" officeooo:rsid="03f6c885" style:font-name-asian="Orkney Light4" style:font-size-asian="12pt" style:font-style-asian="normal" style:font-weight-asian="bold" style:font-name-complex="Orkney Light4" style:font-size-complex="12pt" style:font-style-complex="normal" style:font-weight-complex="bold"/>
    </style:style>
    <style:style style:name="T1150" style:family="text">
      <style:text-properties style:font-name="Orkney Light" fo:font-size="12pt" fo:font-style="normal" fo:font-weight="bold" officeooo:rsid="040cde5d" style:font-name-asian="Orkney Light4" style:font-size-asian="12pt" style:font-style-asian="normal" style:font-weight-asian="bold" style:font-name-complex="Orkney Light4" style:font-size-complex="12pt" style:font-style-complex="normal" style:font-weight-complex="bold"/>
    </style:style>
    <style:style style:name="T1151" style:family="text">
      <style:text-properties style:font-name="Orkney Light" fo:font-size="12pt" fo:font-style="normal" fo:font-weight="bold" officeooo:rsid="041ba68b" style:font-name-asian="Orkney Light4" style:font-size-asian="12pt" style:font-style-asian="normal" style:font-weight-asian="bold" style:font-name-complex="Orkney Light4" style:font-size-complex="12pt" style:font-style-complex="normal" style:font-weight-complex="bold"/>
    </style:style>
    <style:style style:name="T1152" style:family="text">
      <style:text-properties style:font-name="Orkney Light" fo:font-size="12pt" fo:font-style="normal" fo:font-weight="bold" officeooo:rsid="041e073a" style:font-name-asian="Orkney Light4" style:font-size-asian="12pt" style:font-style-asian="normal" style:font-weight-asian="bold" style:font-name-complex="Orkney Light4" style:font-size-complex="12pt" style:font-style-complex="normal" style:font-weight-complex="bold"/>
    </style:style>
    <style:style style:name="T1153" style:family="text">
      <style:text-properties style:font-name="Orkney Light" fo:font-size="12pt" fo:font-style="normal" fo:font-weight="bold" officeooo:rsid="041ed096" style:font-name-asian="Orkney Light4" style:font-size-asian="12pt" style:font-style-asian="normal" style:font-weight-asian="bold" style:font-name-complex="Orkney Light4" style:font-size-complex="12pt" style:font-style-complex="normal" style:font-weight-complex="bold"/>
    </style:style>
    <style:style style:name="T1154" style:family="text">
      <style:text-properties style:font-name="Orkney Light" fo:font-size="12pt" fo:font-style="normal" fo:font-weight="bold" officeooo:rsid="042087d6" style:font-name-asian="Orkney Light4" style:font-size-asian="12pt" style:font-style-asian="normal" style:font-weight-asian="bold" style:font-name-complex="Orkney Light4" style:font-size-complex="12pt" style:font-style-complex="normal" style:font-weight-complex="bold"/>
    </style:style>
    <style:style style:name="T1155" style:family="text">
      <style:text-properties style:font-name="Orkney Light" fo:font-size="12pt" fo:font-style="normal" fo:font-weight="bold" officeooo:rsid="04255822" style:font-name-asian="Orkney Light4" style:font-size-asian="12pt" style:font-style-asian="normal" style:font-weight-asian="bold" style:font-name-complex="Orkney Light4" style:font-size-complex="12pt" style:font-style-complex="normal" style:font-weight-complex="bold"/>
    </style:style>
    <style:style style:name="T1156" style:family="text">
      <style:text-properties style:font-name="Orkney Light" fo:font-size="12pt" fo:font-style="normal" fo:font-weight="bold" officeooo:rsid="0425a291" style:font-name-asian="Orkney Light4" style:font-size-asian="12pt" style:font-style-asian="normal" style:font-weight-asian="bold" style:font-name-complex="Orkney Light4" style:font-size-complex="12pt" style:font-style-complex="normal" style:font-weight-complex="bold"/>
    </style:style>
    <style:style style:name="T1157" style:family="text">
      <style:text-properties style:font-name="Orkney Light" fo:font-size="12pt" fo:font-style="normal" fo:font-weight="bold" officeooo:rsid="04276e8c" style:font-name-asian="Orkney Light4" style:font-size-asian="12pt" style:font-style-asian="normal" style:font-weight-asian="bold" style:font-name-complex="Orkney Light4" style:font-size-complex="12pt" style:font-style-complex="normal" style:font-weight-complex="bold"/>
    </style:style>
    <style:style style:name="T1158" style:family="text">
      <style:text-properties style:font-name="Orkney Light" fo:font-size="12pt" fo:font-style="normal" fo:font-weight="bold" officeooo:rsid="0435e5bb" style:font-name-asian="Orkney Light4" style:font-size-asian="12pt" style:font-style-asian="normal" style:font-weight-asian="bold" style:font-name-complex="Orkney Light4" style:font-size-complex="12pt" style:font-style-complex="normal" style:font-weight-complex="bold"/>
    </style:style>
    <style:style style:name="T1159" style:family="text">
      <style:text-properties style:font-name="Orkney Light" fo:font-size="12pt" fo:font-style="normal" fo:font-weight="bold" officeooo:rsid="043610f1" style:font-name-asian="Orkney Light4" style:font-size-asian="12pt" style:font-style-asian="normal" style:font-weight-asian="bold" style:font-name-complex="Orkney Light4" style:font-size-complex="12pt" style:font-style-complex="normal" style:font-weight-complex="bold"/>
    </style:style>
    <style:style style:name="T1160" style:family="text">
      <style:text-properties style:font-name="Orkney Light" fo:font-size="12pt" fo:font-style="normal" fo:font-weight="bold" officeooo:rsid="04391f3e" style:font-name-asian="Orkney Light4" style:font-size-asian="12pt" style:font-style-asian="normal" style:font-weight-asian="bold" style:font-name-complex="Orkney Light4" style:font-size-complex="12pt" style:font-style-complex="normal" style:font-weight-complex="bold"/>
    </style:style>
    <style:style style:name="T1161" style:family="text">
      <style:text-properties style:font-name="Orkney Light" fo:font-size="12pt" fo:font-style="normal" fo:font-weight="bold" officeooo:rsid="044088df" style:font-name-asian="Orkney Light4" style:font-size-asian="12pt" style:font-style-asian="normal" style:font-weight-asian="bold" style:font-name-complex="Orkney Light4" style:font-size-complex="12pt" style:font-style-complex="normal" style:font-weight-complex="bold"/>
    </style:style>
    <style:style style:name="T1162" style:family="text">
      <style:text-properties style:font-name="Orkney Light" fo:font-size="12pt" fo:font-style="normal" fo:font-weight="bold" officeooo:rsid="03d1fda3" style:font-name-asian="Orkney Light4" style:font-size-asian="12pt" style:font-style-asian="normal" style:font-weight-asian="bold" style:font-name-complex="Orkney Light4" style:font-size-complex="12pt" style:font-style-complex="normal" style:font-weight-complex="bold"/>
    </style:style>
    <style:style style:name="T1163" style:family="text">
      <style:text-properties style:font-name="Orkney Light" fo:font-size="12pt" fo:font-style="normal" fo:font-weight="bold" officeooo:rsid="03dba02a" style:font-name-asian="Orkney Light4" style:font-size-asian="12pt" style:font-style-asian="normal" style:font-weight-asian="bold" style:font-name-complex="Orkney Light4" style:font-size-complex="12pt" style:font-style-complex="normal" style:font-weight-complex="bold"/>
    </style:style>
    <style:style style:name="T1164" style:family="text">
      <style:text-properties style:font-name="Orkney Light" fo:font-size="12pt" fo:font-style="normal" fo:font-weight="bold" officeooo:rsid="03d44b02" style:font-name-asian="Orkney Light4" style:font-size-asian="12pt" style:font-style-asian="normal" style:font-weight-asian="bold" style:font-name-complex="Orkney Light4" style:font-size-complex="12pt" style:font-style-complex="normal" style:font-weight-complex="bold"/>
    </style:style>
    <style:style style:name="T1165" style:family="text">
      <style:text-properties style:font-name="Orkney Light" fo:font-size="12pt" fo:font-style="normal" fo:font-weight="bold" officeooo:rsid="03da9744" style:font-name-asian="Orkney Light4" style:font-size-asian="12pt" style:font-style-asian="normal" style:font-weight-asian="bold" style:font-name-complex="Orkney Light4" style:font-size-complex="12pt" style:font-style-complex="normal" style:font-weight-complex="bold"/>
    </style:style>
    <style:style style:name="T1166" style:family="text">
      <style:text-properties style:font-name="Orkney Light" fo:font-size="12pt" fo:font-style="normal" fo:font-weight="bold" officeooo:rsid="04f625fb" style:font-name-asian="Orkney Light4" style:font-size-asian="12pt" style:font-style-asian="normal" style:font-weight-asian="bold" style:font-name-complex="Orkney Light4" style:font-size-complex="12pt" style:font-style-complex="normal" style:font-weight-complex="bold"/>
    </style:style>
    <style:style style:name="T1167" style:family="text">
      <style:text-properties style:font-name="Orkney Light" fo:font-size="12pt" fo:font-style="normal" fo:font-weight="bold" officeooo:rsid="03dd7935" style:font-name-asian="Orkney Light4" style:font-size-asian="12pt" style:font-style-asian="normal" style:font-weight-asian="bold" style:font-name-complex="Orkney Light4" style:font-size-complex="12pt" style:font-style-complex="normal" style:font-weight-complex="bold"/>
    </style:style>
    <style:style style:name="T1168" style:family="text">
      <style:text-properties style:font-name="Orkney Light" fo:font-size="12pt" fo:font-style="normal" fo:font-weight="bold" officeooo:rsid="03e1fcb3" style:font-name-asian="Orkney Light4" style:font-size-asian="12pt" style:font-style-asian="normal" style:font-weight-asian="bold" style:font-name-complex="Orkney Light4" style:font-size-complex="12pt" style:font-style-complex="normal" style:font-weight-complex="bold"/>
    </style:style>
    <style:style style:name="T1169" style:family="text">
      <style:text-properties style:font-name="Orkney Light" fo:font-size="12pt" fo:font-style="normal" fo:font-weight="bold" officeooo:rsid="03e3e9c6" style:font-name-asian="Orkney Light4" style:font-size-asian="12pt" style:font-style-asian="normal" style:font-weight-asian="bold" style:font-name-complex="Orkney Light4" style:font-size-complex="12pt" style:font-style-complex="normal" style:font-weight-complex="bold"/>
    </style:style>
    <style:style style:name="T1170" style:family="text">
      <style:text-properties style:font-name="Orkney Light" fo:font-size="12pt" fo:font-style="normal" fo:font-weight="bold" officeooo:rsid="03e5b169" style:font-name-asian="Orkney Light4" style:font-size-asian="12pt" style:font-style-asian="normal" style:font-weight-asian="bold" style:font-name-complex="Orkney Light4" style:font-size-complex="12pt" style:font-style-complex="normal" style:font-weight-complex="bold"/>
    </style:style>
    <style:style style:name="T1171" style:family="text">
      <style:text-properties style:font-name="Orkney Light" fo:font-size="12pt" fo:font-style="normal" fo:font-weight="bold" officeooo:rsid="050917f7" style:font-name-asian="Orkney Light4" style:font-size-asian="12pt" style:font-style-asian="normal" style:font-weight-asian="bold" style:font-name-complex="Orkney Light4" style:font-size-complex="12pt" style:font-style-complex="normal" style:font-weight-complex="bold"/>
    </style:style>
    <style:style style:name="T1172" style:family="text">
      <style:text-properties style:font-name="Orkney Light" fo:font-size="12pt" fo:font-style="normal" fo:font-weight="bold" officeooo:rsid="03ef0ac6" style:font-name-asian="Orkney Light4" style:font-size-asian="12pt" style:font-style-asian="normal" style:font-weight-asian="bold" style:font-name-complex="Orkney Light4" style:font-size-complex="12pt" style:font-style-complex="normal" style:font-weight-complex="bold"/>
    </style:style>
    <style:style style:name="T1173" style:family="text">
      <style:text-properties style:font-name="Orkney Light" fo:font-size="12pt" fo:font-style="normal" fo:font-weight="bold" officeooo:rsid="04117b19" style:font-name-asian="Orkney Light4" style:font-size-asian="12pt" style:font-style-asian="normal" style:font-weight-asian="bold" style:font-name-complex="Orkney Light4" style:font-size-complex="12pt" style:font-style-complex="normal" style:font-weight-complex="bold"/>
    </style:style>
    <style:style style:name="T1174" style:family="text">
      <style:text-properties style:font-name="Orkney Light" fo:font-size="12pt" fo:font-style="normal" fo:font-weight="bold" officeooo:rsid="0414e795" style:font-name-asian="Orkney Light4" style:font-size-asian="12pt" style:font-style-asian="normal" style:font-weight-asian="bold" style:font-name-complex="Orkney Light4" style:font-size-complex="12pt" style:font-style-complex="normal" style:font-weight-complex="bold"/>
    </style:style>
    <style:style style:name="T1175" style:family="text">
      <style:text-properties style:font-name="Orkney Light" fo:font-size="12pt" fo:font-style="normal" fo:font-weight="bold" officeooo:rsid="04155900" style:font-name-asian="Orkney Light4" style:font-size-asian="12pt" style:font-style-asian="normal" style:font-weight-asian="bold" style:font-name-complex="Orkney Light4" style:font-size-complex="12pt" style:font-style-complex="normal" style:font-weight-complex="bold"/>
    </style:style>
    <style:style style:name="T1176" style:family="text">
      <style:text-properties style:font-name="Orkney Light" fo:font-size="12pt" fo:font-style="normal" fo:font-weight="bold" officeooo:rsid="042d10fa" style:font-name-asian="Orkney Light4" style:font-size-asian="12pt" style:font-style-asian="normal" style:font-weight-asian="bold" style:font-name-complex="Orkney Light4" style:font-size-complex="12pt" style:font-style-complex="normal" style:font-weight-complex="bold"/>
    </style:style>
    <style:style style:name="T1177" style:family="text">
      <style:text-properties style:font-name="Orkney Light" fo:font-size="12pt" fo:language="en" fo:country="US" fo:font-style="normal" fo:font-weight="bold" officeooo:rsid="041ba68b" style:font-name-asian="Orkney Light4" style:font-size-asian="12pt" style:font-style-asian="normal" style:font-weight-asian="bold" style:font-name-complex="Orkney Light4" style:font-size-complex="12pt" style:font-style-complex="normal" style:font-weight-complex="bold"/>
    </style:style>
    <style:style style:name="T1178" style:family="text">
      <style:text-properties style:font-name="Orkney Light" fo:font-size="12pt" fo:language="en" fo:country="US" fo:font-style="normal" fo:font-weight="bold" officeooo:rsid="041ed096" style:font-name-asian="Orkney Light4" style:font-size-asian="12pt" style:font-style-asian="normal" style:font-weight-asian="bold" style:font-name-complex="Orkney Light4" style:font-size-complex="12pt" style:font-style-complex="normal" style:font-weight-complex="bold"/>
    </style:style>
    <style:style style:name="T1179" style:family="text">
      <style:text-properties style:font-name="Orkney Light" fo:font-size="12pt" fo:language="en" fo:country="US" fo:font-style="normal" fo:font-weight="bold" officeooo:rsid="0459fdc6" style:font-name-asian="Orkney Light4" style:font-size-asian="12pt" style:font-style-asian="normal" style:font-weight-asian="bold" style:font-name-complex="Orkney Light4" style:font-size-complex="12pt" style:font-style-complex="normal" style:font-weight-complex="bold"/>
    </style:style>
    <style:style style:name="T1180" style:family="text">
      <style:text-properties style:font-name="Orkney Light" fo:font-size="12pt" fo:language="en" fo:country="US" fo:font-style="normal" fo:font-weight="bold" officeooo:rsid="045edf85" style:font-name-asian="Orkney Light4" style:font-size-asian="12pt" style:font-style-asian="normal" style:font-weight-asian="bold" style:font-name-complex="Orkney Light4" style:font-size-complex="12pt" style:font-style-complex="normal" style:font-weight-complex="bold"/>
    </style:style>
    <style:style style:name="T1181" style:family="text">
      <style:text-properties style:font-name="Orkney Light" fo:font-size="12pt" fo:language="en" fo:country="US" fo:font-style="normal" fo:font-weight="bold" officeooo:rsid="045fa831" style:font-name-asian="Orkney Light4" style:font-size-asian="12pt" style:font-style-asian="normal" style:font-weight-asian="bold" style:font-name-complex="Orkney Light4" style:font-size-complex="12pt" style:font-style-complex="normal" style:font-weight-complex="bold"/>
    </style:style>
    <style:style style:name="T1182" style:family="text">
      <style:text-properties style:font-name="Orkney Light" fo:font-size="12pt" fo:language="en" fo:country="US" fo:font-style="normal" fo:font-weight="bold" officeooo:rsid="0463ef06" style:font-name-asian="Orkney Light4" style:font-size-asian="12pt" style:font-style-asian="normal" style:font-weight-asian="bold" style:font-name-complex="Orkney Light4" style:font-size-complex="12pt" style:font-style-complex="normal" style:font-weight-complex="bold"/>
    </style:style>
    <style:style style:name="T1183" style:family="text">
      <style:text-properties style:font-name="Orkney Light" fo:font-size="12pt" fo:language="en" fo:country="US" fo:font-style="normal" fo:font-weight="bold" officeooo:rsid="04671f0e" style:font-name-asian="Orkney Light4" style:font-size-asian="12pt" style:font-style-asian="normal" style:font-weight-asian="bold" style:font-name-complex="Orkney Light4" style:font-size-complex="12pt" style:font-style-complex="normal" style:font-weight-complex="bold"/>
    </style:style>
    <style:style style:name="T1184" style:family="text">
      <style:text-properties style:font-name="Orkney Light" fo:font-size="12pt" fo:language="en" fo:country="US" fo:font-style="normal" fo:font-weight="bold" officeooo:rsid="04707f5d" style:font-name-asian="Orkney Light4" style:font-size-asian="12pt" style:font-style-asian="normal" style:font-weight-asian="bold" style:font-name-complex="Orkney Light4" style:font-size-complex="12pt" style:font-style-complex="normal" style:font-weight-complex="bold"/>
    </style:style>
    <style:style style:name="T1185" style:family="text">
      <style:text-properties style:font-name="Orkney Light" fo:font-size="12pt" fo:language="en" fo:country="US" fo:font-style="normal" fo:font-weight="bold" officeooo:rsid="04778d2b" style:font-name-asian="Orkney Light4" style:font-size-asian="12pt" style:font-style-asian="normal" style:font-weight-asian="bold" style:font-name-complex="Orkney Light4" style:font-size-complex="12pt" style:font-style-complex="normal" style:font-weight-complex="bold"/>
    </style:style>
    <style:style style:name="T1186" style:family="text">
      <style:text-properties style:font-name="Orkney Light" fo:font-size="12pt" fo:language="en" fo:country="US" fo:font-style="normal" fo:font-weight="bold" officeooo:rsid="047d1016" style:font-name-asian="Orkney Light4" style:font-size-asian="12pt" style:font-style-asian="normal" style:font-weight-asian="bold" style:font-name-complex="Orkney Light4" style:font-size-complex="12pt" style:font-style-complex="normal" style:font-weight-complex="bold"/>
    </style:style>
    <style:style style:name="T1187" style:family="text">
      <style:text-properties style:font-name="Orkney Light" fo:font-size="12pt" fo:language="en" fo:country="US" fo:font-style="normal" fo:font-weight="bold" officeooo:rsid="047e4f73" style:font-name-asian="Orkney Light4" style:font-size-asian="12pt" style:font-style-asian="normal" style:font-weight-asian="bold" style:font-name-complex="Orkney Light4" style:font-size-complex="12pt" style:font-style-complex="normal" style:font-weight-complex="bold"/>
    </style:style>
    <style:style style:name="T1188" style:family="text">
      <style:text-properties style:font-name="Orkney Light" fo:font-size="12pt" fo:language="en" fo:country="US" fo:font-style="normal" fo:font-weight="bold" officeooo:rsid="04863a67" style:font-name-asian="Orkney Light4" style:font-size-asian="12pt" style:font-style-asian="normal" style:font-weight-asian="bold" style:font-name-complex="Orkney Light4" style:font-size-complex="12pt" style:font-style-complex="normal" style:font-weight-complex="bold"/>
    </style:style>
    <style:style style:name="T1189" style:family="text">
      <style:text-properties style:font-name="Orkney Light" fo:font-size="12pt" fo:language="en" fo:country="US" fo:font-style="normal" fo:font-weight="bold" officeooo:rsid="04a507de" style:font-name-asian="Orkney Light4" style:font-size-asian="12pt" style:font-style-asian="normal" style:font-weight-asian="bold" style:font-name-complex="Orkney Light4" style:font-size-complex="12pt" style:font-style-complex="normal" style:font-weight-complex="bold"/>
    </style:style>
    <style:style style:name="T1190" style:family="text">
      <style:text-properties style:font-name="Orkney Light" fo:font-size="12pt" fo:language="en" fo:country="US" fo:font-style="normal" fo:font-weight="bold" officeooo:rsid="04a83efe" style:font-name-asian="Orkney Light4" style:font-size-asian="12pt" style:font-style-asian="normal" style:font-weight-asian="bold" style:font-name-complex="Orkney Light4" style:font-size-complex="12pt" style:font-style-complex="normal" style:font-weight-complex="bold"/>
    </style:style>
    <style:style style:name="T1191" style:family="text">
      <style:text-properties style:font-name="Orkney Light" fo:font-size="12pt" fo:language="en" fo:country="US" fo:font-style="normal" fo:font-weight="bold" officeooo:rsid="04aa481e" style:font-name-asian="Orkney Light4" style:font-size-asian="12pt" style:font-style-asian="normal" style:font-weight-asian="bold" style:font-name-complex="Orkney Light4" style:font-size-complex="12pt" style:font-style-complex="normal" style:font-weight-complex="bold"/>
    </style:style>
    <style:style style:name="T1192" style:family="text">
      <style:text-properties style:font-name="Orkney Light" fo:font-size="12pt" fo:language="en" fo:country="US" fo:font-style="normal" fo:font-weight="bold" officeooo:rsid="04ad77c8" style:font-name-asian="Orkney Light4" style:font-size-asian="12pt" style:font-style-asian="normal" style:font-weight-asian="bold" style:font-name-complex="Orkney Light4" style:font-size-complex="12pt" style:font-style-complex="normal" style:font-weight-complex="bold"/>
    </style:style>
    <style:style style:name="T1193" style:family="text">
      <style:text-properties style:font-name="Orkney Light" fo:font-size="12pt" fo:language="en" fo:country="US" fo:font-style="normal" fo:font-weight="bold" officeooo:rsid="04b13780" style:font-name-asian="Orkney Light4" style:font-size-asian="12pt" style:font-style-asian="normal" style:font-weight-asian="bold" style:font-name-complex="Orkney Light4" style:font-size-complex="12pt" style:font-style-complex="normal" style:font-weight-complex="bold"/>
    </style:style>
    <style:style style:name="T1194" style:family="text">
      <style:text-properties style:font-name="Orkney Light" fo:font-size="12pt" fo:language="en" fo:country="US" fo:font-style="normal" fo:font-weight="bold" officeooo:rsid="04b79549" style:font-name-asian="Orkney Light4" style:font-size-asian="12pt" style:font-style-asian="normal" style:font-weight-asian="bold" style:font-name-complex="Orkney Light4" style:font-size-complex="12pt" style:font-style-complex="normal" style:font-weight-complex="bold"/>
    </style:style>
    <style:style style:name="T1195" style:family="text">
      <style:text-properties style:font-name="Orkney Light" fo:font-size="12pt" fo:language="en" fo:country="US" fo:font-style="normal" fo:font-weight="bold" officeooo:rsid="04bd71fe" style:font-name-asian="Orkney Light4" style:font-size-asian="12pt" style:font-style-asian="normal" style:font-weight-asian="bold" style:font-name-complex="Orkney Light4" style:font-size-complex="12pt" style:font-style-complex="normal" style:font-weight-complex="bold"/>
    </style:style>
    <style:style style:name="T1196" style:family="text">
      <style:text-properties style:font-name="Orkney Light" fo:font-size="12pt" fo:language="en" fo:country="US" fo:font-style="normal" fo:font-weight="bold" officeooo:rsid="04c094db" style:font-name-asian="Orkney Light4" style:font-size-asian="12pt" style:font-style-asian="normal" style:font-weight-asian="bold" style:font-name-complex="Orkney Light4" style:font-size-complex="12pt" style:font-style-complex="normal" style:font-weight-complex="bold"/>
    </style:style>
    <style:style style:name="T1197" style:family="text">
      <style:text-properties style:font-name="Orkney Light" fo:font-size="12pt" fo:language="en" fo:country="US" fo:font-style="normal" fo:font-weight="bold" officeooo:rsid="04c7577f" style:font-name-asian="Orkney Light4" style:font-size-asian="12pt" style:font-style-asian="normal" style:font-weight-asian="bold" style:font-name-complex="Orkney Light4" style:font-size-complex="12pt" style:font-style-complex="normal" style:font-weight-complex="bold"/>
    </style:style>
    <style:style style:name="T1198" style:family="text">
      <style:text-properties style:font-name="Orkney Light" fo:font-size="12pt" fo:language="en" fo:country="US" fo:font-style="normal" fo:font-weight="bold" officeooo:rsid="04cd32bc" style:font-name-asian="Orkney Light4" style:font-size-asian="12pt" style:font-style-asian="normal" style:font-weight-asian="bold" style:font-name-complex="Orkney Light4" style:font-size-complex="12pt" style:font-style-complex="normal" style:font-weight-complex="bold"/>
    </style:style>
    <style:style style:name="T1199" style:family="text">
      <style:text-properties style:font-name="Orkney Light" fo:font-size="12pt" fo:language="en" fo:country="US" fo:font-style="normal" fo:font-weight="bold" officeooo:rsid="0510ab63" style:font-name-asian="Orkney Light4" style:font-size-asian="12pt" style:font-style-asian="normal" style:font-weight-asian="bold" style:font-name-complex="Orkney Light4" style:font-size-complex="12pt" style:font-style-complex="normal" style:font-weight-complex="bold"/>
    </style:style>
    <style:style style:name="T1200" style:family="text">
      <style:text-properties style:font-name="Orkney Light" fo:font-size="12pt" fo:language="en" fo:country="US" fo:font-style="normal" fo:font-weight="bold" officeooo:rsid="044088df" style:font-name-asian="Orkney Light4" style:font-size-asian="12pt" style:font-style-asian="normal" style:font-weight-asian="bold" style:font-name-complex="Orkney Light4" style:font-size-complex="12pt" style:font-style-complex="normal" style:font-weight-complex="bold"/>
    </style:style>
    <style:style style:name="T1201" style:family="text">
      <style:text-properties style:font-name="Orkney Light" fo:font-size="12pt" fo:language="en" fo:country="US" fo:font-style="normal" fo:font-weight="bold" officeooo:rsid="044680c3" style:font-name-asian="Orkney Light4" style:font-size-asian="12pt" style:font-style-asian="normal" style:font-weight-asian="bold" style:font-name-complex="Orkney Light4" style:font-size-complex="12pt" style:font-style-complex="normal" style:font-weight-complex="bold"/>
    </style:style>
    <style:style style:name="T1202" style:family="text">
      <style:text-properties style:font-name="Orkney Light" fo:font-size="12pt" fo:language="en" fo:country="US" fo:font-style="normal" fo:font-weight="bold" officeooo:rsid="0461ed26" style:font-name-asian="Orkney Light4" style:font-size-asian="12pt" style:font-style-asian="normal" style:font-weight-asian="bold" style:font-name-complex="Orkney Light4" style:font-size-complex="12pt" style:font-style-complex="normal" style:font-weight-complex="bold"/>
    </style:style>
    <style:style style:name="T1203" style:family="text">
      <style:text-properties style:font-name="Orkney Light" fo:font-size="12pt" fo:language="en" fo:country="US" fo:font-style="normal" fo:font-weight="bold" officeooo:rsid="0467beba" style:font-name-asian="Orkney Light4" style:font-size-asian="12pt" style:font-style-asian="normal" style:font-weight-asian="bold" style:font-name-complex="Orkney Light4" style:font-size-complex="12pt" style:font-style-complex="normal" style:font-weight-complex="bold"/>
    </style:style>
    <style:style style:name="T1204" style:family="text">
      <style:text-properties style:font-name="Orkney Light" fo:font-size="12pt" fo:language="en" fo:country="US" fo:font-style="normal" fo:font-weight="bold" officeooo:rsid="046e53a3" style:font-name-asian="Orkney Light4" style:font-size-asian="12pt" style:font-style-asian="normal" style:font-weight-asian="bold" style:font-name-complex="Orkney Light4" style:font-size-complex="12pt" style:font-style-complex="normal" style:font-weight-complex="bold"/>
    </style:style>
    <style:style style:name="T1205" style:family="text">
      <style:text-properties style:font-name="Orkney Light" fo:font-size="12pt" fo:language="en" fo:country="US" fo:font-style="normal" fo:font-weight="bold" officeooo:rsid="047678d6" style:font-name-asian="Orkney Light4" style:font-size-asian="12pt" style:font-style-asian="normal" style:font-weight-asian="bold" style:font-name-complex="Orkney Light4" style:font-size-complex="12pt" style:font-style-complex="normal" style:font-weight-complex="bold"/>
    </style:style>
    <style:style style:name="T1206" style:family="text">
      <style:text-properties style:font-name="Orkney Light" fo:font-size="12pt" fo:language="en" fo:country="US" fo:font-style="normal" fo:font-weight="bold" officeooo:rsid="049bd085" style:font-name-asian="Orkney Light4" style:font-size-asian="12pt" style:font-style-asian="normal" style:font-weight-asian="bold" style:font-name-complex="Orkney Light4" style:font-size-complex="12pt" style:font-style-complex="normal" style:font-weight-complex="bold"/>
    </style:style>
    <style:style style:name="T1207" style:family="text">
      <style:text-properties style:font-name="Orkney Light" fo:language="en" fo:country="US" fo:font-style="normal" fo:font-weight="bold" officeooo:rsid="041ba68b" style:font-name-asian="Orkney Light4" style:font-style-asian="normal" style:font-weight-asian="bold" style:font-style-complex="normal" style:font-weight-complex="bold"/>
    </style:style>
    <style:style style:name="T1208" style:family="text">
      <style:text-properties style:font-name="Orkney Light" fo:language="en" fo:country="US" fo:font-style="normal" fo:font-weight="bold" officeooo:rsid="041ed096" style:font-name-asian="Orkney Light4" style:font-style-asian="normal" style:font-weight-asian="bold" style:font-style-complex="normal" style:font-weight-complex="bold"/>
    </style:style>
    <style:style style:name="T1209" style:family="text">
      <style:text-properties style:font-name="Orkney Light" fo:language="en" fo:country="US" fo:font-style="normal" fo:font-weight="bold" officeooo:rsid="044088df" style:font-name-asian="Orkney Light4" style:font-style-asian="normal" style:font-weight-asian="bold" style:font-style-complex="normal" style:font-weight-complex="bold"/>
    </style:style>
    <style:style style:name="T1210" style:family="text">
      <style:text-properties style:font-name="Orkney Light" fo:language="en" fo:country="US" fo:font-style="normal" fo:font-weight="bold" officeooo:rsid="0441b9a0" style:font-name-asian="Orkney Light4" style:font-style-asian="normal" style:font-weight-asian="bold" style:font-style-complex="normal" style:font-weight-complex="bold"/>
    </style:style>
    <style:style style:name="T1211" style:family="text">
      <style:text-properties style:font-name="Orkney Light" fo:language="en" fo:country="US" fo:font-style="normal" fo:font-weight="bold" officeooo:rsid="044680c3" style:font-name-asian="Orkney Light4" style:font-style-asian="normal" style:font-weight-asian="bold" style:font-style-complex="normal" style:font-weight-complex="bold"/>
    </style:style>
    <style:style style:name="T1212" style:family="text">
      <style:text-properties style:font-name="Orkney Light" fo:language="en" fo:country="US" fo:font-style="normal" fo:font-weight="bold" officeooo:rsid="044741ce" style:font-name-asian="Orkney Light4" style:font-style-asian="normal" style:font-weight-asian="bold" style:font-style-complex="normal" style:font-weight-complex="bold"/>
    </style:style>
    <style:style style:name="T1213" style:family="text">
      <style:text-properties style:font-name="Orkney Light" fo:language="en" fo:country="US" fo:font-style="normal" fo:font-weight="bold" officeooo:rsid="0459fdc6" style:font-name-asian="Orkney Light4" style:font-style-asian="normal" style:font-weight-asian="bold" style:font-style-complex="normal" style:font-weight-complex="bold"/>
    </style:style>
    <style:style style:name="T1214" style:family="text">
      <style:text-properties style:font-name="Orkney Light" fo:language="en" fo:country="US" fo:font-style="normal" fo:font-weight="bold" officeooo:rsid="0463ef06" style:font-name-asian="Orkney Light4" style:font-style-asian="normal" style:font-weight-asian="bold" style:font-style-complex="normal" style:font-weight-complex="bold"/>
    </style:style>
    <style:style style:name="T1215" style:family="text">
      <style:text-properties style:font-name="Orkney Light" fo:language="en" fo:country="US" fo:font-style="normal" fo:font-weight="bold" officeooo:rsid="046cbf55" style:font-name-asian="Orkney Light4" style:font-style-asian="normal" style:font-weight-asian="bold" style:font-style-complex="normal" style:font-weight-complex="bold"/>
    </style:style>
    <style:style style:name="T1216" style:family="text">
      <style:text-properties style:font-name="Orkney Light" fo:language="en" fo:country="US" fo:font-style="normal" fo:font-weight="bold" officeooo:rsid="046cf711" style:font-name-asian="Orkney Light4" style:font-style-asian="normal" style:font-weight-asian="bold" style:font-style-complex="normal" style:font-weight-complex="bold"/>
    </style:style>
    <style:style style:name="T1217" style:family="text">
      <style:text-properties style:font-name="Orkney Light" fo:language="en" fo:country="US" fo:font-style="normal" fo:font-weight="bold" officeooo:rsid="046d583e" style:font-name-asian="Orkney Light4" style:font-style-asian="normal" style:font-weight-asian="bold" style:font-style-complex="normal" style:font-weight-complex="bold"/>
    </style:style>
    <style:style style:name="T1218" style:family="text">
      <style:text-properties style:font-name="Orkney Light" fo:language="en" fo:country="US" fo:font-style="normal" fo:font-weight="bold" officeooo:rsid="04707f5d" style:font-name-asian="Orkney Light4" style:font-style-asian="normal" style:font-weight-asian="bold" style:font-style-complex="normal" style:font-weight-complex="bold"/>
    </style:style>
    <style:style style:name="T1219" style:family="text">
      <style:text-properties style:font-name="Orkney Light" fo:language="en" fo:country="US" fo:font-style="normal" fo:font-weight="bold" officeooo:rsid="04716f3c" style:font-name-asian="Orkney Light4" style:font-style-asian="normal" style:font-weight-asian="bold" style:font-style-complex="normal" style:font-weight-complex="bold"/>
    </style:style>
    <style:style style:name="T1220" style:family="text">
      <style:text-properties style:font-name="Orkney Light" fo:language="en" fo:country="US" fo:font-style="normal" fo:font-weight="bold" officeooo:rsid="04717a49" style:font-name-asian="Orkney Light4" style:font-style-asian="normal" style:font-weight-asian="bold" style:font-style-complex="normal" style:font-weight-complex="bold"/>
    </style:style>
    <style:style style:name="T1221" style:family="text">
      <style:text-properties style:font-name="Orkney Light" fo:language="en" fo:country="US" fo:font-style="normal" fo:font-weight="bold" officeooo:rsid="04721788" style:font-name-asian="Orkney Light4" style:font-style-asian="normal" style:font-weight-asian="bold" style:font-style-complex="normal" style:font-weight-complex="bold"/>
    </style:style>
    <style:style style:name="T1222" style:family="text">
      <style:text-properties style:font-name="Orkney Light" fo:language="en" fo:country="US" fo:font-style="normal" fo:font-weight="bold" officeooo:rsid="0473e0e2" style:font-name-asian="Orkney Light4" style:font-style-asian="normal" style:font-weight-asian="bold" style:font-style-complex="normal" style:font-weight-complex="bold"/>
    </style:style>
    <style:style style:name="T1223" style:family="text">
      <style:text-properties style:font-name="Orkney Light" fo:language="en" fo:country="US" fo:font-style="normal" fo:font-weight="bold" officeooo:rsid="047e4f73" style:font-name-asian="Orkney Light4" style:font-style-asian="normal" style:font-weight-asian="bold" style:font-style-complex="normal" style:font-weight-complex="bold"/>
    </style:style>
    <style:style style:name="T1224" style:family="text">
      <style:text-properties style:font-name="Orkney Light" fo:language="en" fo:country="US" fo:font-style="normal" fo:font-weight="bold" officeooo:rsid="0487701b" style:font-name-asian="Orkney Light4" style:font-style-asian="normal" style:font-weight-asian="bold" style:font-style-complex="normal" style:font-weight-complex="bold"/>
    </style:style>
    <style:style style:name="T1225" style:family="text">
      <style:text-properties style:font-name="Orkney Light" fo:language="en" fo:country="US" fo:font-style="normal" fo:font-weight="bold" officeooo:rsid="049a7c39" style:font-name-asian="Orkney Light4" style:font-style-asian="normal" style:font-weight-asian="bold" style:font-style-complex="normal" style:font-weight-complex="bold"/>
    </style:style>
    <style:style style:name="T1226" style:family="text">
      <style:text-properties style:font-name="Orkney Light" fo:language="en" fo:country="US" fo:font-style="normal" fo:font-weight="bold" officeooo:rsid="049bd085" style:font-name-asian="Orkney Light4" style:font-style-asian="normal" style:font-weight-asian="bold" style:font-style-complex="normal" style:font-weight-complex="bold"/>
    </style:style>
    <style:style style:name="T1227" style:family="text">
      <style:text-properties style:font-name="Orkney Light" fo:language="en" fo:country="US" fo:font-style="normal" fo:font-weight="bold" officeooo:rsid="049e54f8" style:font-name-asian="Orkney Light4" style:font-style-asian="normal" style:font-weight-asian="bold" style:font-style-complex="normal" style:font-weight-complex="bold"/>
    </style:style>
    <style:style style:name="T1228" style:family="text">
      <style:text-properties style:font-name="Orkney Light" fo:language="en" fo:country="US" fo:font-style="normal" fo:font-weight="bold" officeooo:rsid="04a51d09" style:font-name-asian="Orkney Light4" style:font-style-asian="normal" style:font-weight-asian="bold" style:font-style-complex="normal" style:font-weight-complex="bold"/>
    </style:style>
    <style:style style:name="T1229" style:family="text">
      <style:text-properties style:font-name="Orkney Light" fo:language="en" fo:country="US" fo:font-style="normal" fo:font-weight="bold" officeooo:rsid="04a83efe" style:font-name-asian="Orkney Light4" style:font-style-asian="normal" style:font-weight-asian="bold" style:font-style-complex="normal" style:font-weight-complex="bold"/>
    </style:style>
    <style:style style:name="T1230" style:family="text">
      <style:text-properties style:font-name="Orkney Light" fo:language="en" fo:country="US" fo:font-style="normal" fo:font-weight="bold" officeooo:rsid="04b237e2" style:font-name-asian="Orkney Light4" style:font-style-asian="normal" style:font-weight-asian="bold" style:font-style-complex="normal" style:font-weight-complex="bold"/>
    </style:style>
    <style:style style:name="T1231" style:family="text">
      <style:text-properties style:font-name="Orkney Light" fo:language="en" fo:country="US" fo:font-style="normal" fo:font-weight="bold" officeooo:rsid="04b401bc" style:font-name-asian="Orkney Light4" style:font-style-asian="normal" style:font-weight-asian="bold" style:font-style-complex="normal" style:font-weight-complex="bold"/>
    </style:style>
    <style:style style:name="T1232" style:family="text">
      <style:text-properties style:font-name="Orkney Light" fo:language="en" fo:country="US" fo:font-style="normal" fo:font-weight="bold" officeooo:rsid="04b58c97" style:font-name-asian="Orkney Light4" style:font-style-asian="normal" style:font-weight-asian="bold" style:font-style-complex="normal" style:font-weight-complex="bold"/>
    </style:style>
    <style:style style:name="T1233" style:family="text">
      <style:text-properties style:font-name="Orkney Light" fo:language="en" fo:country="US" fo:font-style="normal" fo:font-weight="bold" officeooo:rsid="04b70f68" style:font-name-asian="Orkney Light4" style:font-style-asian="normal" style:font-weight-asian="bold" style:font-style-complex="normal" style:font-weight-complex="bold"/>
    </style:style>
    <style:style style:name="T1234" style:family="text">
      <style:text-properties style:font-name="Orkney Light" fo:language="en" fo:country="US" fo:font-style="normal" fo:font-weight="bold" officeooo:rsid="04b79549" style:font-name-asian="Orkney Light4" style:font-style-asian="normal" style:font-weight-asian="bold" style:font-style-complex="normal" style:font-weight-complex="bold"/>
    </style:style>
    <style:style style:name="T1235" style:family="text">
      <style:text-properties style:font-name="Orkney Light" fo:language="en" fo:country="US" fo:font-style="normal" fo:font-weight="bold" officeooo:rsid="04bd71fe" style:font-name-asian="Orkney Light4" style:font-style-asian="normal" style:font-weight-asian="bold" style:font-style-complex="normal" style:font-weight-complex="bold"/>
    </style:style>
    <style:style style:name="T1236" style:family="text">
      <style:text-properties style:font-name="Orkney Light" fo:language="en" fo:country="US" fo:font-style="normal" fo:font-weight="bold" officeooo:rsid="04c35187" style:font-name-asian="Orkney Light4" style:font-style-asian="normal" style:font-weight-asian="bold" style:font-style-complex="normal" style:font-weight-complex="bold"/>
    </style:style>
    <style:style style:name="T1237" style:family="text">
      <style:text-properties style:font-name="Orkney Light" fo:language="en" fo:country="US" fo:font-style="normal" fo:font-weight="bold" officeooo:rsid="04c3edfe" style:font-name-asian="Orkney Light4" style:font-style-asian="normal" style:font-weight-asian="bold" style:font-style-complex="normal" style:font-weight-complex="bold"/>
    </style:style>
    <style:style style:name="T1238" style:family="text">
      <style:text-properties style:font-name="Orkney Light" fo:language="en" fo:country="US" fo:font-style="normal" fo:font-weight="bold" officeooo:rsid="04c47786" style:font-name-asian="Orkney Light4" style:font-style-asian="normal" style:font-weight-asian="bold" style:font-style-complex="normal" style:font-weight-complex="bold"/>
    </style:style>
    <style:style style:name="T1239" style:family="text">
      <style:text-properties style:font-name="Orkney Light" fo:language="en" fo:country="US" fo:font-style="normal" fo:font-weight="bold" officeooo:rsid="04c50ff4" style:font-name-asian="Orkney Light4" style:font-style-asian="normal" style:font-weight-asian="bold" style:font-style-complex="normal" style:font-weight-complex="bold"/>
    </style:style>
    <style:style style:name="T1240" style:family="text">
      <style:text-properties style:font-name="Orkney Light" fo:language="en" fo:country="US" fo:font-style="normal" fo:font-weight="bold" officeooo:rsid="04c7577f" style:font-name-asian="Orkney Light4" style:font-style-asian="normal" style:font-weight-asian="bold" style:font-style-complex="normal" style:font-weight-complex="bold"/>
    </style:style>
    <style:style style:name="T1241" style:family="text">
      <style:text-properties style:font-name="Orkney Light" fo:language="en" fo:country="US" fo:font-style="normal" fo:font-weight="bold" officeooo:rsid="04d157f0" style:font-name-asian="Orkney Light4" style:font-style-asian="normal" style:font-weight-asian="bold" style:font-style-complex="normal" style:font-weight-complex="bold"/>
    </style:style>
    <style:style style:name="T1242" style:family="text">
      <style:text-properties style:font-name="Orkney Light" fo:language="en" fo:country="US" fo:font-style="normal" fo:font-weight="bold" officeooo:rsid="041ba68b" style:font-name-asian="Orkney Light4" style:font-style-asian="normal" style:font-weight-asian="bold" style:font-name-complex="Orkney Light4" style:font-style-complex="normal" style:font-weight-complex="bold"/>
    </style:style>
    <style:style style:name="T1243" style:family="text">
      <style:text-properties style:font-name="Orkney Light" fo:language="en" fo:country="US" fo:font-style="normal" fo:font-weight="bold" officeooo:rsid="041ed096" style:font-name-asian="Orkney Light4" style:font-style-asian="normal" style:font-weight-asian="bold" style:font-name-complex="Orkney Light4" style:font-style-complex="normal" style:font-weight-complex="bold"/>
    </style:style>
    <style:style style:name="T1244" style:family="text">
      <style:text-properties style:font-name="Orkney Light" fo:language="en" fo:country="US" fo:font-style="normal" fo:font-weight="bold" officeooo:rsid="045edf85" style:font-name-asian="Orkney Light4" style:font-style-asian="normal" style:font-weight-asian="bold" style:font-name-complex="Orkney Light4" style:font-style-complex="normal" style:font-weight-complex="bold"/>
    </style:style>
    <style:style style:name="T1245" style:family="text">
      <style:text-properties style:font-name="Orkney Light" fo:language="en" fo:country="US" fo:font-style="normal" fo:font-weight="bold" officeooo:rsid="0461ed26" style:font-name-asian="Orkney Light4" style:font-style-asian="normal" style:font-weight-asian="bold" style:font-name-complex="Orkney Light4" style:font-style-complex="normal" style:font-weight-complex="bold"/>
    </style:style>
    <style:style style:name="T1246" style:family="text">
      <style:text-properties style:font-name="Orkney Light" fo:language="en" fo:country="US" fo:font-style="normal" fo:font-weight="bold" officeooo:rsid="0462fdff" style:font-name-asian="Orkney Light4" style:font-style-asian="normal" style:font-weight-asian="bold" style:font-name-complex="Orkney Light4" style:font-style-complex="normal" style:font-weight-complex="bold"/>
    </style:style>
    <style:style style:name="T1247" style:family="text">
      <style:text-properties style:font-name="Orkney Light" fo:language="en" fo:country="US" fo:font-style="normal" fo:font-weight="bold" officeooo:rsid="0463b5f4" style:font-name-asian="Orkney Light4" style:font-style-asian="normal" style:font-weight-asian="bold" style:font-name-complex="Orkney Light4" style:font-style-complex="normal" style:font-weight-complex="bold"/>
    </style:style>
    <style:style style:name="T1248" style:family="text">
      <style:text-properties style:font-name="Orkney Light" fo:language="en" fo:country="US" fo:font-style="normal" fo:font-weight="bold" officeooo:rsid="0463ef06" style:font-name-asian="Orkney Light4" style:font-style-asian="normal" style:font-weight-asian="bold" style:font-name-complex="Orkney Light4" style:font-style-complex="normal" style:font-weight-complex="bold"/>
    </style:style>
    <style:style style:name="T1249" style:family="text">
      <style:text-properties style:font-name="Orkney Light" fo:language="en" fo:country="US" fo:font-style="normal" fo:font-weight="bold" officeooo:rsid="04655788" style:font-name-asian="Orkney Light4" style:font-style-asian="normal" style:font-weight-asian="bold" style:font-name-complex="Orkney Light4" style:font-style-complex="normal" style:font-weight-complex="bold"/>
    </style:style>
    <style:style style:name="T1250" style:family="text">
      <style:text-properties style:font-name="Orkney Light" fo:language="en" fo:country="US" fo:font-style="normal" fo:font-weight="bold" officeooo:rsid="0467beba" style:font-name-asian="Orkney Light4" style:font-style-asian="normal" style:font-weight-asian="bold" style:font-name-complex="Orkney Light4" style:font-style-complex="normal" style:font-weight-complex="bold"/>
    </style:style>
    <style:style style:name="T1251" style:family="text">
      <style:text-properties style:font-name="Orkney Light" fo:language="en" fo:country="US" fo:font-style="normal" fo:font-weight="bold" officeooo:rsid="0468d78e" style:font-name-asian="Orkney Light4" style:font-style-asian="normal" style:font-weight-asian="bold" style:font-name-complex="Orkney Light4" style:font-style-complex="normal" style:font-weight-complex="bold"/>
    </style:style>
    <style:style style:name="T1252" style:family="text">
      <style:text-properties style:font-name="Orkney Light" fo:language="en" fo:country="US" fo:font-style="normal" fo:font-weight="bold" officeooo:rsid="046cbf55" style:font-name-asian="Orkney Light4" style:font-style-asian="normal" style:font-weight-asian="bold" style:font-name-complex="Orkney Light4" style:font-style-complex="normal" style:font-weight-complex="bold"/>
    </style:style>
    <style:style style:name="T1253" style:family="text">
      <style:text-properties style:font-name="Orkney Light" fo:language="en" fo:country="US" fo:font-style="normal" fo:font-weight="bold" officeooo:rsid="046e53a3" style:font-name-asian="Orkney Light4" style:font-style-asian="normal" style:font-weight-asian="bold" style:font-name-complex="Orkney Light4" style:font-style-complex="normal" style:font-weight-complex="bold"/>
    </style:style>
    <style:style style:name="T1254" style:family="text">
      <style:text-properties style:font-name="Orkney Light" fo:language="en" fo:country="US" fo:font-style="normal" fo:font-weight="bold" officeooo:rsid="04707f5d" style:font-name-asian="Orkney Light4" style:font-style-asian="normal" style:font-weight-asian="bold" style:font-name-complex="Orkney Light4" style:font-style-complex="normal" style:font-weight-complex="bold"/>
    </style:style>
    <style:style style:name="T1255" style:family="text">
      <style:text-properties style:font-name="Orkney Light" fo:language="en" fo:country="US" fo:font-style="normal" fo:font-weight="bold" officeooo:rsid="047678d6" style:font-name-asian="Orkney Light4" style:font-style-asian="normal" style:font-weight-asian="bold" style:font-name-complex="Orkney Light4" style:font-style-complex="normal" style:font-weight-complex="bold"/>
    </style:style>
    <style:style style:name="T1256" style:family="text">
      <style:text-properties style:font-name="Orkney Light" fo:language="en" fo:country="US" fo:font-style="normal" fo:font-weight="bold" officeooo:rsid="04c7577f" style:font-name-asian="Orkney Light4" style:font-style-asian="normal" style:font-weight-asian="bold" style:font-name-complex="Orkney Light4" style:font-style-complex="normal" style:font-weight-complex="bold"/>
    </style:style>
    <style:style style:name="T1257" style:family="text">
      <style:text-properties style:font-name="Orkney Light" fo:language="en" fo:country="US" fo:font-style="normal" fo:font-weight="bold" officeooo:rsid="04cde661" style:font-name-asian="Orkney Light4" style:font-style-asian="normal" style:font-weight-asian="bold" style:font-name-complex="Orkney Light4" style:font-style-complex="normal" style:font-weight-complex="bold"/>
    </style:style>
    <style:style style:name="T1258" style:family="text">
      <style:text-properties style:font-name="Orkney Light" fo:language="en" fo:country="US" fo:font-style="normal" fo:font-weight="bold" officeooo:rsid="04cfa8f2" style:font-name-asian="Orkney Light4" style:font-style-asian="normal" style:font-weight-asian="bold" style:font-name-complex="Orkney Light4" style:font-style-complex="normal" style:font-weight-complex="bold"/>
    </style:style>
    <style:style style:name="T1259" style:family="text">
      <style:text-properties style:font-name="Orkney Light" fo:language="en" fo:country="US" fo:font-style="normal" fo:font-weight="bold" officeooo:rsid="04d19f71" style:font-name-asian="Orkney Light4" style:font-style-asian="normal" style:font-weight-asian="bold" style:font-name-complex="Orkney Light4" style:font-style-complex="normal" style:font-weight-complex="bold"/>
    </style:style>
    <style:style style:name="T1260" style:family="text">
      <style:text-properties style:font-name="Orkney Light" fo:language="en" fo:country="US" fo:font-style="normal" fo:font-weight="bold" officeooo:rsid="04d1dbb4" style:font-name-asian="Orkney Light4" style:font-style-asian="normal" style:font-weight-asian="bold" style:font-name-complex="Orkney Light4" style:font-style-complex="normal" style:font-weight-complex="bold"/>
    </style:style>
    <style:style style:name="T1261" style:family="text">
      <style:text-properties style:font-name="Orkney Light" fo:language="en" fo:country="US" fo:font-style="normal" fo:font-weight="bold" officeooo:rsid="04d2ea20" style:font-name-asian="Orkney Light4" style:font-style-asian="normal" style:font-weight-asian="bold" style:font-name-complex="Orkney Light4" style:font-style-complex="normal" style:font-weight-complex="bold"/>
    </style:style>
    <style:style style:name="T1262" style:family="text">
      <style:text-properties style:font-name="Orkney Light" fo:language="en" fo:country="US" fo:font-style="normal" fo:font-weight="bold" officeooo:rsid="04d53b69" style:font-name-asian="Orkney Light4" style:font-style-asian="normal" style:font-weight-asian="bold" style:font-name-complex="Orkney Light4" style:font-style-complex="normal" style:font-weight-complex="bold"/>
    </style:style>
    <style:style style:name="T1263" style:family="text">
      <style:text-properties style:font-name="Orkney Light" fo:language="en" fo:country="US" fo:font-style="italic" fo:font-weight="bold" officeooo:rsid="04bd71fe" style:font-name-asian="Orkney Light4" style:font-style-asian="italic" style:font-weight-asian="bold" style:font-style-complex="italic" style:font-weight-complex="bold"/>
    </style:style>
    <style:style style:name="T1264" style:family="text">
      <style:text-properties officeooo:rsid="03cc8dd8"/>
    </style:style>
    <style:style style:name="T1265" style:family="text">
      <style:text-properties officeooo:rsid="03d23112"/>
    </style:style>
    <style:style style:name="T1266" style:family="text">
      <style:text-properties officeooo:rsid="03d56fc4"/>
    </style:style>
    <style:style style:name="T1267" style:family="text">
      <style:text-properties officeooo:rsid="03e0f77c"/>
    </style:style>
    <style:style style:name="T1268" style:family="text">
      <style:text-properties officeooo:rsid="03e1fcb3"/>
    </style:style>
    <style:style style:name="T1269" style:family="text">
      <style:text-properties officeooo:rsid="03f3f3fe"/>
    </style:style>
    <style:style style:name="T1270" style:family="text">
      <style:text-properties officeooo:rsid="042a8fb1"/>
    </style:style>
    <style:style style:name="T1271" style:family="text">
      <style:text-properties officeooo:rsid="042b9c9c"/>
    </style:style>
    <style:style style:name="T1272" style:family="text">
      <style:text-properties officeooo:rsid="0430bc9b"/>
    </style:style>
    <style:style style:name="T1273" style:family="text">
      <style:text-properties fo:language="en" fo:country="US" fo:font-style="italic" officeooo:rsid="0441b9a0" style:font-style-asian="italic" style:font-style-complex="italic"/>
    </style:style>
    <style:style style:name="T1274" style:family="text">
      <style:text-properties fo:language="en" fo:country="US" fo:font-style="normal" fo:font-weight="bold" officeooo:rsid="0416d48c" style:font-name-asian="Orkney Light4" style:font-style-asian="normal" style:font-weight-asian="bold" style:font-style-complex="normal" style:font-weight-complex="bold"/>
    </style:style>
    <style:style style:name="T1275" style:family="text">
      <style:text-properties officeooo:rsid="044b5387"/>
    </style:style>
    <style:style style:name="T1276" style:family="text">
      <style:text-properties officeooo:rsid="044cb215"/>
    </style:style>
    <style:style style:name="T1277" style:family="text">
      <style:text-properties officeooo:rsid="044cd642"/>
    </style:style>
    <style:style style:name="T1278" style:family="text">
      <style:text-properties officeooo:rsid="044dbf92"/>
    </style:style>
    <style:style style:name="T1279" style:family="text">
      <style:text-properties officeooo:rsid="04707f5d"/>
    </style:style>
    <style:style style:name="T1280" style:family="text">
      <style:text-properties officeooo:rsid="04908ad7"/>
    </style:style>
    <style:style style:name="T1281" style:family="text">
      <style:text-properties officeooo:rsid="04924f49"/>
    </style:style>
    <style:style style:name="T1282" style:family="text">
      <style:text-properties officeooo:rsid="049a7c39"/>
    </style:style>
    <style:style style:name="T1283" style:family="text">
      <style:text-properties officeooo:rsid="049ae44d"/>
    </style:style>
    <style:style style:name="T1284" style:family="text">
      <style:text-properties officeooo:rsid="049d79e7"/>
    </style:style>
    <style:style style:name="T1285" style:family="text">
      <style:text-properties officeooo:rsid="04a51d09"/>
    </style:style>
    <style:style style:name="T1286" style:family="text">
      <style:text-properties officeooo:rsid="04a83efe"/>
    </style:style>
    <style:style style:name="T1287" style:family="text">
      <style:text-properties officeooo:rsid="04b9671b"/>
    </style:style>
    <style:style style:name="T1288" style:family="text">
      <style:text-properties officeooo:rsid="04bd36f7"/>
    </style:style>
    <style:style style:name="T1289" style:family="text">
      <style:text-properties officeooo:rsid="04d157f0"/>
    </style:style>
    <style:style style:name="T1290" style:family="text">
      <style:text-properties officeooo:rsid="04f625fb"/>
    </style:style>
    <style:style style:name="T1291" style:family="text">
      <style:text-properties fo:color="#000000" loext:opacity="100%" style:font-name="Orkney Light1" fo:font-size="12pt"/>
    </style:style>
    <style:style style:name="T1292" style:family="text">
      <style:text-properties fo:color="#000000" loext:opacity="100%" style:font-name="Orkney Light1" fo:font-size="12pt" fo:font-style="italic"/>
    </style:style>
    <style:style style:name="T1293" style:family="text">
      <style:text-properties fo:color="#000000" loext:opacity="100%" style:font-name="Orkney Light1" fo:font-size="12pt" fo:font-style="italic" officeooo:rsid="023259cd" style:font-style-asian="italic" style:font-style-complex="italic"/>
    </style:style>
    <style:style style:name="T1294" style:family="text">
      <style:text-properties fo:color="#000000" loext:opacity="100%" style:font-name="Orkney Light1" fo:font-size="12pt" fo:font-style="italic" officeooo:rsid="03dba02a" style:font-style-asian="italic" style:font-style-complex="italic"/>
    </style:style>
    <style:style style:name="T1295" style:family="text">
      <style:text-properties fo:color="#000000" loext:opacity="100%" style:font-name="Orkney Light1" fo:font-size="12pt" fo:font-style="italic" officeooo:rsid="03e44dfa" style:font-style-asian="italic" style:font-style-complex="italic"/>
    </style:style>
    <style:style style:name="T1296" style:family="text">
      <style:text-properties fo:color="#000000" loext:opacity="100%" style:font-name="Orkney Light1" fo:font-size="12pt" fo:font-style="italic" officeooo:rsid="022b658b" style:font-style-asian="italic" style:font-style-complex="italic"/>
    </style:style>
    <style:style style:name="T1297" style:family="text">
      <style:text-properties fo:color="#000000" loext:opacity="100%" style:font-name="Orkney Light1" fo:font-size="12pt" fo:font-style="italic" officeooo:rsid="0235c105" style:font-style-asian="italic" style:font-style-complex="italic"/>
    </style:style>
    <style:style style:name="T1298" style:family="text">
      <style:text-properties fo:color="#000000" loext:opacity="100%" style:font-name="Orkney Light1" fo:font-size="12pt" fo:font-style="italic" officeooo:rsid="0241e1dc" style:font-style-asian="italic" style:font-style-complex="italic"/>
    </style:style>
    <style:style style:name="T1299" style:family="text">
      <style:text-properties fo:color="#000000" loext:opacity="100%" style:font-name="Orkney Light1" fo:font-size="12pt" fo:font-style="italic" officeooo:rsid="0247bba2" style:font-style-asian="italic" style:font-style-complex="italic"/>
    </style:style>
    <style:style style:name="T1300" style:family="text">
      <style:text-properties fo:color="#000000" loext:opacity="100%" style:font-name="Orkney Light1" fo:font-size="12pt" fo:font-style="italic" officeooo:rsid="024e1b8b" style:font-style-asian="italic" style:font-style-complex="italic"/>
    </style:style>
    <style:style style:name="T1301" style:family="text">
      <style:text-properties fo:color="#000000" loext:opacity="100%" style:font-name="Orkney Light1" fo:font-size="12pt" fo:font-style="italic" officeooo:rsid="0251ad64" style:font-style-asian="italic" style:font-style-complex="italic"/>
    </style:style>
    <style:style style:name="T1302" style:family="text">
      <style:text-properties fo:color="#000000" loext:opacity="100%" style:font-name="Orkney Light1" fo:font-size="12pt" fo:font-style="italic" officeooo:rsid="0252d35e" style:font-style-asian="italic" style:font-style-complex="italic"/>
    </style:style>
    <style:style style:name="T1303" style:family="text">
      <style:text-properties fo:color="#000000" loext:opacity="100%" style:font-name="Orkney Light1" fo:font-size="12pt" fo:font-style="italic" officeooo:rsid="025728cd" style:font-style-asian="italic" style:font-style-complex="italic"/>
    </style:style>
    <style:style style:name="T1304" style:family="text">
      <style:text-properties fo:color="#000000" loext:opacity="100%" style:font-name="Orkney Light1" fo:font-size="12pt" fo:font-style="italic" officeooo:rsid="026a74fe" style:font-style-asian="italic" style:font-style-complex="italic"/>
    </style:style>
    <style:style style:name="T1305" style:family="text">
      <style:text-properties fo:color="#000000" loext:opacity="100%" style:font-name="Orkney Light1" fo:font-size="12pt" fo:font-style="italic" officeooo:rsid="0278af81" style:font-style-asian="italic" style:font-style-complex="italic"/>
    </style:style>
    <style:style style:name="T1306" style:family="text">
      <style:text-properties fo:color="#000000" loext:opacity="100%" style:font-name="Orkney Light1" fo:font-size="12pt" fo:font-style="italic" officeooo:rsid="027be615" style:font-style-asian="italic" style:font-style-complex="italic"/>
    </style:style>
    <style:style style:name="T1307" style:family="text">
      <style:text-properties fo:color="#000000" loext:opacity="100%" style:font-name="Orkney Light1" fo:font-size="12pt" fo:font-style="italic" officeooo:rsid="027c6b4b" style:font-style-asian="italic" style:font-style-complex="italic"/>
    </style:style>
    <style:style style:name="T1308" style:family="text">
      <style:text-properties fo:color="#000000" loext:opacity="100%" style:font-name="Orkney Light1" fo:font-size="12pt" fo:font-style="italic" officeooo:rsid="029243b5" style:font-style-asian="italic" style:font-style-complex="italic"/>
    </style:style>
    <style:style style:name="T1309" style:family="text">
      <style:text-properties fo:color="#000000" loext:opacity="100%" style:font-name="Orkney Light1" fo:font-size="12pt" fo:font-style="italic" officeooo:rsid="029e0d17" style:font-style-asian="italic" style:font-style-complex="italic"/>
    </style:style>
    <style:style style:name="T1310" style:family="text">
      <style:text-properties fo:color="#000000" loext:opacity="100%" style:font-name="Orkney Light1" fo:font-size="12pt" fo:font-style="italic" officeooo:rsid="02c7d886" style:font-style-asian="italic" style:font-style-complex="italic"/>
    </style:style>
    <style:style style:name="T1311" style:family="text">
      <style:text-properties fo:color="#000000" loext:opacity="100%" style:font-name="Orkney Light1" fo:font-size="12pt" fo:font-style="italic" officeooo:rsid="007f825e" style:font-style-asian="italic" style:font-style-complex="italic"/>
    </style:style>
    <style:style style:name="T1312" style:family="text">
      <style:text-properties fo:color="#000000" loext:opacity="100%" style:font-name="Orkney Light1" fo:font-size="12pt" fo:font-style="italic" officeooo:rsid="009c5c15" style:font-style-asian="italic" style:font-style-complex="italic"/>
    </style:style>
    <style:style style:name="T1313" style:family="text">
      <style:text-properties fo:color="#000000" loext:opacity="100%" style:font-name="Orkney Light1" fo:font-size="12pt" fo:font-style="italic" officeooo:rsid="03a3f30a" style:font-style-asian="italic" style:font-style-complex="italic"/>
    </style:style>
    <style:style style:name="T1314" style:family="text">
      <style:text-properties fo:color="#000000" loext:opacity="100%" style:font-name="Orkney Light1" fo:font-size="12pt" fo:font-style="italic" officeooo:rsid="03b88362" style:font-style-asian="italic" style:font-style-complex="italic"/>
    </style:style>
    <style:style style:name="T1315" style:family="text">
      <style:text-properties fo:color="#000000" loext:opacity="100%" style:font-name="Orkney Light1" fo:font-size="12pt" fo:font-style="italic" officeooo:rsid="03c3a968" style:font-style-asian="italic" style:font-style-complex="italic"/>
    </style:style>
    <style:style style:name="T1316" style:family="text">
      <style:text-properties fo:color="#000000" loext:opacity="100%" style:font-name="Orkney Light1" fo:font-size="12pt" fo:font-style="italic" officeooo:rsid="03c5cbea" style:font-style-asian="italic" style:font-style-complex="italic"/>
    </style:style>
    <style:style style:name="T1317" style:family="text">
      <style:text-properties fo:color="#000000" loext:opacity="100%" style:font-name="Orkney Light1" fo:font-size="12pt" fo:font-style="italic" officeooo:rsid="03d71268" style:font-style-asian="italic" style:font-style-complex="italic"/>
    </style:style>
    <style:style style:name="T1318" style:family="text">
      <style:text-properties fo:color="#000000" loext:opacity="100%" style:font-name="Orkney Light1" fo:font-size="12pt" fo:font-style="italic" officeooo:rsid="03dd7935" style:font-style-asian="italic" style:font-style-complex="italic"/>
    </style:style>
    <style:style style:name="T1319" style:family="text">
      <style:text-properties fo:color="#000000" loext:opacity="100%" style:font-name="Orkney Light1" fo:font-size="12pt" fo:font-style="italic" officeooo:rsid="03e1fcb3" style:font-style-asian="italic" style:font-style-complex="italic"/>
    </style:style>
    <style:style style:name="T1320" style:family="text">
      <style:text-properties fo:color="#000000" loext:opacity="100%" style:font-name="Orkney Light1" fo:font-size="12pt" fo:font-style="italic" officeooo:rsid="03e3e9c6" style:font-style-asian="italic" style:font-style-complex="italic"/>
    </style:style>
    <style:style style:name="T1321" style:family="text">
      <style:text-properties fo:color="#000000" loext:opacity="100%" style:font-name="Orkney Light1" fo:font-size="12pt" fo:font-style="italic" officeooo:rsid="03e5b169" style:font-style-asian="italic" style:font-style-complex="italic"/>
    </style:style>
    <style:style style:name="T1322" style:family="text">
      <style:text-properties fo:color="#000000" loext:opacity="100%" style:font-name="Orkney Light1" fo:font-size="12pt" fo:font-style="italic" officeooo:rsid="0414e795" style:font-style-asian="italic" style:font-style-complex="italic"/>
    </style:style>
    <style:style style:name="T1323" style:family="text">
      <style:text-properties fo:color="#000000" loext:opacity="100%" style:font-name="Orkney Light1" fo:font-size="12pt" fo:font-style="italic" officeooo:rsid="04155900" style:font-style-asian="italic" style:font-style-complex="italic"/>
    </style:style>
    <style:style style:name="T1324" style:family="text">
      <style:text-properties fo:color="#000000" loext:opacity="100%" style:font-name="Orkney Light1" fo:font-size="12pt" fo:font-style="italic" officeooo:rsid="042b9c9c" style:font-style-asian="italic" style:font-style-complex="italic"/>
    </style:style>
    <style:style style:name="T1325" style:family="text">
      <style:text-properties fo:color="#000000" loext:opacity="100%" style:font-name="Orkney Light1" fo:font-size="12pt" fo:font-style="italic" officeooo:rsid="044680c3" style:font-style-asian="italic" style:font-style-complex="italic"/>
    </style:style>
    <style:style style:name="T1326" style:family="text">
      <style:text-properties fo:color="#000000" loext:opacity="100%" style:font-name="Orkney Light1" fo:font-size="12pt" fo:font-style="italic" officeooo:rsid="0458e3b6" style:font-style-asian="italic" style:font-style-complex="italic"/>
    </style:style>
    <style:style style:name="T1327" style:family="text">
      <style:text-properties fo:color="#000000" loext:opacity="100%" style:font-name="Orkney Light1" fo:font-size="12pt" fo:font-style="italic" officeooo:rsid="047e4f73" style:font-style-asian="italic" style:font-style-complex="italic"/>
    </style:style>
    <style:style style:name="T1328" style:family="text">
      <style:text-properties fo:color="#000000" loext:opacity="100%" style:font-name="Orkney Light1" fo:font-size="12pt" fo:font-style="italic" officeooo:rsid="049bd085" style:font-style-asian="italic" style:font-style-complex="italic"/>
    </style:style>
    <style:style style:name="T1329" style:family="text">
      <style:text-properties fo:color="#000000" loext:opacity="100%" style:font-name="Orkney Light1" fo:font-size="12pt" fo:font-style="italic" officeooo:rsid="04b79549" style:font-style-asian="italic" style:font-style-complex="italic"/>
    </style:style>
    <style:style style:name="T1330" style:family="text">
      <style:text-properties fo:color="#000000" loext:opacity="100%" style:font-name="Orkney Light1" fo:font-size="12pt" fo:font-style="italic" officeooo:rsid="013f5d0a" style:font-style-asian="italic" style:font-name-complex="Orkney Light4" style:font-style-complex="italic"/>
    </style:style>
    <style:style style:name="T1331" style:family="text">
      <style:text-properties fo:color="#000000" loext:opacity="100%" style:font-name="Orkney Light1" fo:font-size="12pt" fo:font-style="italic" officeooo:rsid="035663ec" style:font-style-asian="italic" style:font-name-complex="Orkney Light4" style:font-style-complex="italic"/>
    </style:style>
    <style:style style:name="T1332" style:family="text">
      <style:text-properties fo:color="#000000" loext:opacity="100%" style:font-name="Orkney Light1" fo:font-size="12pt" fo:font-style="italic" officeooo:rsid="00dac70b" style:font-style-asian="italic" style:font-name-complex="Orkney Light4" style:font-style-complex="italic"/>
    </style:style>
    <style:style style:name="T1333" style:family="text">
      <style:text-properties fo:color="#000000" loext:opacity="100%" style:font-name="Orkney Light1" fo:font-size="12pt" fo:font-style="italic" officeooo:rsid="012077ce" style:font-style-asian="italic" style:font-name-complex="Orkney Light4" style:font-style-complex="italic"/>
    </style:style>
    <style:style style:name="T1334" style:family="text">
      <style:text-properties fo:color="#000000" loext:opacity="100%" style:font-name="Orkney Light1" fo:font-size="12pt" fo:font-style="italic" officeooo:rsid="01252078" style:font-style-asian="italic" style:font-name-complex="Orkney Light4" style:font-style-complex="italic"/>
    </style:style>
    <style:style style:name="T1335" style:family="text">
      <style:text-properties fo:color="#000000" loext:opacity="100%" style:font-name="Orkney Light1" fo:font-size="12pt" fo:font-style="italic" officeooo:rsid="012c2185" style:font-style-asian="italic" style:font-name-complex="Orkney Light4" style:font-style-complex="italic"/>
    </style:style>
    <style:style style:name="T1336" style:family="text">
      <style:text-properties fo:color="#000000" loext:opacity="100%" style:font-name="Orkney Light1" fo:font-size="12pt" fo:font-style="italic" officeooo:rsid="01357532" style:font-style-asian="italic" style:font-name-complex="Orkney Light4" style:font-style-complex="italic"/>
    </style:style>
    <style:style style:name="T1337" style:family="text">
      <style:text-properties fo:color="#000000" loext:opacity="100%" style:font-name="Orkney Light1" fo:font-size="12pt" fo:font-style="italic" officeooo:rsid="0144e503" style:font-style-asian="italic" style:font-name-complex="Orkney Light4" style:font-style-complex="italic"/>
    </style:style>
    <style:style style:name="T1338" style:family="text">
      <style:text-properties fo:color="#000000" loext:opacity="100%" style:font-name="Orkney Light1" fo:font-size="12pt" fo:font-style="italic" officeooo:rsid="038305c1" style:font-style-asian="italic" style:font-name-complex="Orkney Light4" style:font-style-complex="italic"/>
    </style:style>
    <style:style style:name="T1339" style:family="text">
      <style:text-properties fo:color="#000000" loext:opacity="100%" style:font-name="Orkney Light1" fo:font-size="12pt" fo:font-style="italic" officeooo:rsid="01467af4" style:font-style-asian="italic" style:font-name-complex="Orkney Light4" style:font-style-complex="italic"/>
    </style:style>
    <style:style style:name="T1340" style:family="text">
      <style:text-properties fo:color="#000000" loext:opacity="100%" style:font-name="Orkney Light1" fo:font-size="12pt" fo:font-style="italic" officeooo:rsid="023c2fab" style:font-size-asian="12pt" style:font-style-asian="italic" style:font-size-complex="12pt" style:font-style-complex="italic"/>
    </style:style>
    <style:style style:name="T1341" style:family="text">
      <style:text-properties fo:color="#000000" loext:opacity="100%" style:font-name="Orkney Light1" fo:font-size="12pt" fo:font-style="italic" officeooo:rsid="023ec5c1" style:font-size-asian="12pt" style:font-style-asian="italic" style:font-size-complex="12pt" style:font-style-complex="italic"/>
    </style:style>
    <style:style style:name="T1342" style:family="text">
      <style:text-properties fo:color="#000000" loext:opacity="100%" style:font-name="Orkney Light1" fo:font-size="12pt" fo:font-style="italic" officeooo:rsid="04e5bb4a" style:font-size-asian="12pt" style:font-style-asian="italic" style:font-size-complex="12pt" style:font-style-complex="italic"/>
    </style:style>
    <style:style style:name="T1343" style:family="text">
      <style:text-properties fo:color="#000000" loext:opacity="100%" style:font-name="Orkney Light1" fo:font-size="12pt" fo:font-style="italic" officeooo:rsid="0266e96a" style:font-size-asian="12pt" style:font-style-asian="italic" style:font-size-complex="12pt" style:font-style-complex="italic"/>
    </style:style>
    <style:style style:name="T1344" style:family="text">
      <style:text-properties fo:color="#000000" loext:opacity="100%" style:font-name="Orkney Light1" fo:font-size="12pt" fo:font-style="italic" officeooo:rsid="0270bc20" style:font-size-asian="12pt" style:font-style-asian="italic" style:font-size-complex="12pt" style:font-style-complex="italic"/>
    </style:style>
    <style:style style:name="T1345" style:family="text">
      <style:text-properties fo:color="#000000" loext:opacity="100%" style:font-name="Orkney Light1" fo:font-size="12pt" fo:font-style="italic" officeooo:rsid="0273eb7b" style:font-size-asian="12pt" style:font-style-asian="italic" style:font-size-complex="12pt" style:font-style-complex="italic"/>
    </style:style>
    <style:style style:name="T1346" style:family="text">
      <style:text-properties fo:color="#000000" loext:opacity="100%" style:font-name="Orkney Light1" fo:font-size="12pt" fo:font-style="italic" officeooo:rsid="02846074" style:font-size-asian="12pt" style:font-style-asian="italic" style:font-size-complex="12pt" style:font-style-complex="italic"/>
    </style:style>
    <style:style style:name="T1347" style:family="text">
      <style:text-properties fo:color="#000000" loext:opacity="100%" style:font-name="Orkney Light1" fo:font-size="12pt" fo:font-style="italic" officeooo:rsid="0043bcf0" style:font-size-asian="12pt" style:font-style-asian="italic" style:font-size-complex="12pt" style:font-style-complex="italic"/>
    </style:style>
    <style:style style:name="T1348" style:family="text">
      <style:text-properties fo:color="#000000" loext:opacity="100%" style:font-name="Orkney Light1" fo:font-size="12pt" fo:font-style="italic" officeooo:rsid="007b236d" style:font-size-asian="12pt" style:font-style-asian="italic" style:font-size-complex="12pt" style:font-style-complex="italic"/>
    </style:style>
    <style:style style:name="T1349" style:family="text">
      <style:text-properties fo:color="#000000" loext:opacity="100%" style:font-name="Orkney Light1" fo:font-size="12pt" fo:font-style="italic" officeooo:rsid="008c03b7" style:font-size-asian="12pt" style:font-style-asian="italic" style:font-size-complex="12pt" style:font-style-complex="italic"/>
    </style:style>
    <style:style style:name="T1350" style:family="text">
      <style:text-properties fo:color="#000000" loext:opacity="100%" style:font-name="Orkney Light1" fo:font-size="12pt" fo:font-style="italic" officeooo:rsid="0099ba19" style:font-size-asian="12pt" style:font-style-asian="italic" style:font-name-complex="Orkney Light4" style:font-size-complex="12pt" style:font-style-complex="italic"/>
    </style:style>
    <style:style style:name="T1351" style:family="text">
      <style:text-properties fo:color="#000000" loext:opacity="100%" style:font-name="Orkney Light1" fo:font-size="12pt" fo:font-style="italic" officeooo:rsid="030a004a" style:font-size-asian="12pt" style:font-style-asian="italic" style:font-name-complex="Orkney Light4" style:font-size-complex="12pt" style:font-style-complex="italic"/>
    </style:style>
    <style:style style:name="T1352" style:family="text">
      <style:text-properties fo:color="#000000" loext:opacity="100%" style:font-name="Orkney Light1" fo:font-size="12pt" fo:font-style="italic" officeooo:rsid="031bc5d5" style:font-size-asian="12pt" style:font-style-asian="italic" style:font-name-complex="Orkney Light4" style:font-size-complex="12pt" style:font-style-complex="italic"/>
    </style:style>
    <style:style style:name="T1353" style:family="text">
      <style:text-properties fo:color="#000000" loext:opacity="100%" style:font-name="Orkney Light1" fo:font-size="12pt" fo:font-style="italic" officeooo:rsid="033b29d2" style:font-size-asian="12pt" style:font-style-asian="italic" style:font-name-complex="Orkney Light4" style:font-size-complex="12pt" style:font-style-complex="italic"/>
    </style:style>
    <style:style style:name="T1354" style:family="text">
      <style:text-properties fo:color="#000000" loext:opacity="100%" style:font-name="Orkney Light1" fo:font-size="12pt" fo:font-style="italic" officeooo:rsid="0365cc64" style:font-size-asian="12pt" style:font-style-asian="italic" style:font-name-complex="Orkney Light4" style:font-size-complex="12pt" style:font-style-complex="italic"/>
    </style:style>
    <style:style style:name="T1355" style:family="text">
      <style:text-properties fo:color="#000000" loext:opacity="100%" style:font-name="Orkney Light1" fo:font-size="12pt" fo:font-style="italic" officeooo:rsid="013389f9" style:font-size-asian="12pt" style:font-style-asian="italic" style:font-name-complex="Orkney Light4" style:font-size-complex="12pt" style:font-style-complex="italic"/>
    </style:style>
    <style:style style:name="T1356" style:family="text">
      <style:text-properties fo:color="#000000" loext:opacity="100%" style:font-name="Orkney Light1" fo:font-size="12pt" fo:font-style="italic" officeooo:rsid="021b748e" style:font-size-asian="12pt" style:font-style-asian="italic" style:font-name-complex="Orkney Light4" style:font-size-complex="12pt" style:font-style-complex="italic"/>
    </style:style>
    <style:style style:name="T1357" style:family="text">
      <style:text-properties fo:color="#000000" loext:opacity="100%" style:font-name="Orkney Light1" fo:font-size="12pt" fo:font-style="italic" officeooo:rsid="039adfee" style:font-size-asian="12pt" style:font-style-asian="italic" style:font-name-complex="Orkney Light4" style:font-size-complex="12pt" style:font-style-complex="italic"/>
    </style:style>
    <style:style style:name="T1358" style:family="text">
      <style:text-properties fo:color="#000000" loext:opacity="100%" style:font-name="Orkney Light1" fo:font-size="12pt" fo:font-style="italic" fo:font-weight="normal" officeooo:rsid="00326c78" style:font-size-asian="12pt" style:font-style-asian="italic" style:font-weight-asian="normal" style:font-size-complex="12pt" style:font-style-complex="italic" style:font-weight-complex="normal"/>
    </style:style>
    <style:style style:name="T1359" style:family="text">
      <style:text-properties fo:color="#000000" loext:opacity="100%" style:font-name="Orkney Light1" fo:font-size="12pt" fo:font-style="italic" fo:font-weight="normal" officeooo:rsid="014a73af" style:font-size-asian="12pt" style:font-style-asian="italic" style:font-weight-asian="normal" style:font-name-complex="Orkney Light4" style:font-size-complex="12pt" style:font-style-complex="italic" style:font-weight-complex="normal"/>
    </style:style>
    <style:style style:name="T1360" style:family="text">
      <style:text-properties fo:color="#000000" loext:opacity="100%" style:font-name="Orkney Light1" fo:font-size="12pt" fo:font-style="italic" fo:font-weight="normal" officeooo:rsid="03a0da3e" style:font-size-asian="12pt" style:font-style-asian="italic" style:font-weight-asian="normal" style:font-name-complex="Orkney Light4" style:font-size-complex="12pt" style:font-style-complex="italic" style:font-weight-complex="normal"/>
    </style:style>
    <style:style style:name="T1361" style:family="text">
      <style:text-properties fo:color="#000000" loext:opacity="100%" style:font-name="Orkney Light1" fo:font-size="12pt" fo:font-style="italic" fo:font-weight="normal" officeooo:rsid="03a9c190" style:font-size-asian="12pt" style:font-style-asian="italic" style:font-weight-asian="normal" style:font-name-complex="Orkney Light4" style:font-size-complex="12pt" style:font-style-complex="italic" style:font-weight-complex="normal"/>
    </style:style>
    <style:style style:name="T1362" style:family="text">
      <style:text-properties fo:color="#000000" loext:opacity="100%" style:font-name="Orkney Light1" fo:font-size="12pt" fo:font-style="italic" fo:font-weight="normal" officeooo:rsid="01776c94" style:font-size-asian="12pt" style:font-style-asian="italic" style:font-weight-asian="normal" style:font-name-complex="Orkney Light4" style:font-size-complex="12pt" style:font-style-complex="italic" style:font-weight-complex="normal"/>
    </style:style>
    <style:style style:name="T1363" style:family="text">
      <style:text-properties fo:color="#000000" loext:opacity="100%" style:font-name="Orkney Light1" fo:font-size="12pt" fo:font-style="italic" fo:font-weight="normal" officeooo:rsid="03e44dfa" style:font-size-asian="12pt" style:font-style-asian="italic" style:font-weight-asian="normal" style:font-name-complex="Orkney Light4" style:font-size-complex="12pt" style:font-style-complex="italic" style:font-weight-complex="normal"/>
    </style:style>
    <style:style style:name="T1364" style:family="text">
      <style:text-properties fo:color="#000000" loext:opacity="100%" style:font-name="Orkney Light1" fo:font-size="12pt" fo:font-style="italic" fo:font-weight="normal" officeooo:rsid="040b80bc" style:font-size-asian="12pt" style:font-style-asian="italic" style:font-weight-asian="normal" style:font-name-complex="Orkney Light4" style:font-size-complex="12pt" style:font-style-complex="italic" style:font-weight-complex="normal"/>
    </style:style>
    <style:style style:name="T1365" style:family="text">
      <style:text-properties fo:color="#000000" loext:opacity="100%" style:font-name="Orkney Light1" fo:font-size="12pt" fo:font-style="italic" fo:font-weight="normal" officeooo:rsid="0198999e" style:font-size-asian="12pt" style:font-style-asian="italic" style:font-weight-asian="normal" style:font-name-complex="Orkney Light4" style:font-size-complex="12pt" style:font-style-complex="italic" style:font-weight-complex="normal"/>
    </style:style>
    <style:style style:name="T1366" style:family="text">
      <style:text-properties fo:color="#000000" loext:opacity="100%" style:font-name="Orkney Light1" fo:font-size="12pt" fo:font-style="italic" fo:font-weight="normal" officeooo:rsid="01a393b9" style:font-size-asian="12pt" style:font-style-asian="italic" style:font-weight-asian="normal" style:font-name-complex="Orkney Light4" style:font-size-complex="12pt" style:font-style-complex="italic" style:font-weight-complex="normal"/>
    </style:style>
    <style:style style:name="T1367" style:family="text">
      <style:text-properties fo:color="#000000" loext:opacity="100%" style:font-name="Orkney Light1" fo:font-size="12pt" fo:font-style="italic" fo:font-weight="normal" officeooo:rsid="0425a291" style:font-size-asian="12pt" style:font-style-asian="italic" style:font-weight-asian="normal" style:font-name-complex="Orkney Light4" style:font-size-complex="12pt" style:font-style-complex="italic" style:font-weight-complex="normal"/>
    </style:style>
    <style:style style:name="T1368" style:family="text">
      <style:text-properties fo:color="#000000" loext:opacity="100%" style:font-name="Orkney Light1" fo:font-size="12pt" fo:font-style="italic" fo:font-weight="normal" officeooo:rsid="01ac518e" style:font-size-asian="12pt" style:font-style-asian="italic" style:font-weight-asian="normal" style:font-name-complex="Orkney Light4" style:font-size-complex="12pt" style:font-style-complex="italic" style:font-weight-complex="normal"/>
    </style:style>
    <style:style style:name="T1369" style:family="text">
      <style:text-properties fo:color="#000000" loext:opacity="100%" style:font-name="Orkney Light1" fo:font-size="12pt" fo:font-style="italic" fo:font-weight="normal" officeooo:rsid="01acba17" style:font-size-asian="12pt" style:font-style-asian="italic" style:font-weight-asian="normal" style:font-name-complex="Orkney Light4" style:font-size-complex="12pt" style:font-style-complex="italic" style:font-weight-complex="normal"/>
    </style:style>
    <style:style style:name="T1370" style:family="text">
      <style:text-properties fo:color="#000000" loext:opacity="100%" style:font-name="Orkney Light1" fo:font-size="12pt" fo:font-style="italic" fo:font-weight="normal" officeooo:rsid="01bbd27a" style:font-size-asian="12pt" style:font-style-asian="italic" style:font-weight-asian="normal" style:font-name-complex="Orkney Light4" style:font-size-complex="12pt" style:font-style-complex="italic" style:font-weight-complex="normal"/>
    </style:style>
    <style:style style:name="T1371" style:family="text">
      <style:text-properties fo:color="#000000" loext:opacity="100%" style:font-name="Orkney Light1" fo:font-size="12pt" fo:font-style="italic" fo:font-weight="normal" officeooo:rsid="01bfa81d" style:font-size-asian="12pt" style:font-style-asian="italic" style:font-weight-asian="normal" style:font-name-complex="Orkney Light4" style:font-size-complex="12pt" style:font-style-complex="italic" style:font-weight-complex="normal"/>
    </style:style>
    <style:style style:name="T1372" style:family="text">
      <style:text-properties fo:color="#000000" loext:opacity="100%" style:font-name="Orkney Light1" fo:font-size="12pt" fo:font-style="italic" fo:font-weight="normal" officeooo:rsid="0479f04d" style:font-size-asian="12pt" style:font-style-asian="italic" style:font-weight-asian="normal" style:font-name-complex="Orkney Light4" style:font-size-complex="12pt" style:font-style-complex="italic" style:font-weight-complex="normal"/>
    </style:style>
    <style:style style:name="T1373" style:family="text">
      <style:text-properties fo:color="#000000" loext:opacity="100%" style:font-name="Orkney Light1" fo:font-size="12pt" fo:font-style="italic" fo:font-weight="normal" officeooo:rsid="01ced3db" style:font-size-asian="12pt" style:font-style-asian="italic" style:font-weight-asian="normal" style:font-name-complex="Orkney Light4" style:font-size-complex="12pt" style:font-style-complex="italic" style:font-weight-complex="normal"/>
    </style:style>
    <style:style style:name="T1374" style:family="text">
      <style:text-properties fo:color="#000000" loext:opacity="100%" style:font-name="Orkney Light1" fo:font-size="12pt" fo:font-style="italic" fo:font-weight="normal" officeooo:rsid="01da0a0f" style:font-size-asian="12pt" style:font-style-asian="italic" style:font-weight-asian="normal" style:font-name-complex="Orkney Light4" style:font-size-complex="12pt" style:font-style-complex="italic" style:font-weight-complex="normal"/>
    </style:style>
    <style:style style:name="T1375" style:family="text">
      <style:text-properties fo:color="#000000" loext:opacity="100%" style:font-name="Orkney Light1" fo:font-size="12pt" fo:font-style="italic" fo:font-weight="normal" officeooo:rsid="01e3fe36" style:font-size-asian="12pt" style:font-style-asian="italic" style:font-weight-asian="normal" style:font-name-complex="Orkney Light4" style:font-size-complex="12pt" style:font-style-complex="italic" style:font-weight-complex="normal"/>
    </style:style>
    <style:style style:name="T1376" style:family="text">
      <style:text-properties fo:color="#000000" loext:opacity="100%" style:font-name="Orkney Light1" fo:font-size="12pt" fo:font-style="italic" fo:font-weight="normal" officeooo:rsid="01ff436f" style:font-size-asian="12pt" style:font-style-asian="italic" style:font-weight-asian="normal" style:font-name-complex="Orkney Light4" style:font-size-complex="12pt" style:font-style-complex="italic" style:font-weight-complex="normal"/>
    </style:style>
    <style:style style:name="T1377" style:family="text">
      <style:text-properties fo:color="#000000" loext:opacity="100%" style:font-name="Orkney Light1" fo:font-size="12pt" fo:font-style="italic" fo:font-weight="normal" officeooo:rsid="01655e66" style:font-style-asian="italic" style:font-weight-asian="normal" style:font-name-complex="Orkney Light4" style:font-style-complex="italic" style:font-weight-complex="normal"/>
    </style:style>
    <style:style style:name="T1378" style:family="text">
      <style:text-properties fo:color="#000000" loext:opacity="100%" style:font-name="Orkney Light1" fo:font-size="12pt" fo:font-style="italic" fo:font-weight="normal" officeooo:rsid="0170ab5e" style:font-style-asian="italic" style:font-weight-asian="normal" style:font-name-complex="Orkney Light4" style:font-style-complex="italic" style:font-weight-complex="normal"/>
    </style:style>
    <style:style style:name="T1379" style:family="text">
      <style:text-properties fo:color="#000000" loext:opacity="100%" style:font-name="Orkney Light1" fo:font-size="12pt" fo:font-style="italic" fo:font-weight="normal" officeooo:rsid="01c0f5ab" style:font-style-asian="italic" style:font-weight-asian="normal" style:font-name-complex="Orkney Light4" style:font-style-complex="italic" style:font-weight-complex="normal"/>
    </style:style>
    <style:style style:name="T1380" style:family="text">
      <style:text-properties fo:color="#000000" loext:opacity="100%" style:font-name="Orkney Light1" fo:font-size="12pt" fo:font-style="italic" fo:font-weight="normal" officeooo:rsid="01c89e05" style:font-style-asian="italic" style:font-weight-asian="normal" style:font-name-complex="Orkney Light4" style:font-style-complex="italic" style:font-weight-complex="normal"/>
    </style:style>
    <style:style style:name="T1381" style:family="text">
      <style:text-properties fo:color="#000000" loext:opacity="100%" style:font-name="Orkney Light1" fo:font-size="12pt" fo:font-style="italic" fo:font-weight="normal" officeooo:rsid="0226b768" style:font-style-asian="italic" style:font-weight-asian="normal" style:font-name-complex="Orkney Light4" style:font-style-complex="italic" style:font-weight-complex="normal"/>
    </style:style>
    <style:style style:name="T1382" style:family="text">
      <style:text-properties fo:color="#000000" loext:opacity="100%" style:font-name="Orkney Light1" fo:font-size="12pt" fo:font-style="italic" fo:font-weight="normal" officeooo:rsid="01cca7be" style:font-style-asian="italic" style:font-weight-asian="normal" style:font-name-complex="Orkney Light4" style:font-style-complex="italic" style:font-weight-complex="normal"/>
    </style:style>
    <style:style style:name="T1383" style:family="text">
      <style:text-properties fo:color="#000000" loext:opacity="100%" style:font-name="Orkney Light1" fo:font-size="12pt" fo:font-style="italic" fo:font-weight="bold"/>
    </style:style>
    <style:style style:name="T1384" style:family="text">
      <style:text-properties fo:color="#000000" loext:opacity="100%" style:font-name="Orkney Light1" fo:font-size="12pt" fo:font-style="italic" fo:font-weight="bold" officeooo:rsid="00326c78" style:font-size-asian="12pt" style:font-style-asian="italic" style:font-weight-asian="normal" style:font-size-complex="12pt" style:font-style-complex="italic" style:font-weight-complex="normal"/>
    </style:style>
    <style:style style:name="T1385" style:family="text">
      <style:text-properties fo:color="#000000" loext:opacity="100%" style:font-name="Orkney Light1" fo:font-size="12pt" fo:font-weight="bold"/>
    </style:style>
    <style:style style:name="T1386" style:family="text">
      <style:text-properties fo:color="#000000" loext:opacity="100%" style:font-name="Orkney Light1" fo:font-size="12pt" fo:language="en" fo:country="US" fo:font-style="italic" officeooo:rsid="04de1180" style:font-style-asian="italic" style:font-style-complex="italic"/>
    </style:style>
    <style:style style:name="T1387" style:family="text">
      <style:text-properties fo:color="#000000" loext:opacity="100%" style:font-name="Orkney Light1" fo:font-size="12pt" fo:language="en" fo:country="US" fo:font-style="italic" fo:font-weight="bold" officeooo:rsid="04bd71fe" style:font-name-asian="Orkney Light4" style:font-style-asian="italic" style:font-weight-asian="bold" style:font-style-complex="italic" style:font-weight-complex="bold"/>
    </style:style>
    <style:style style:name="T1388" style:family="text">
      <style:text-properties fo:color="#000000" loext:opacity="100%" style:font-name="Orkney Light1" fo:font-size="12pt" fo:language="en" fo:country="US" fo:font-style="italic" fo:font-weight="normal" officeooo:rsid="04bd71fe" style:font-name-asian="Orkney Light4" style:font-style-asian="italic" style:font-weight-asian="normal" style:font-style-complex="italic" style:font-weight-complex="normal"/>
    </style:style>
    <style:style style:name="T1389" style:family="text">
      <style:text-properties fo:color="#000000" loext:opacity="100%" style:font-name="Orkney Light1" fo:font-weight="normal" officeooo:rsid="0202515a" style:font-weight-asian="normal" style:font-name-complex="Orkney Light4" style:font-weight-complex="normal"/>
    </style:style>
    <style:style style:name="T1390" style:family="text">
      <style:text-properties fo:color="#000000" loext:opacity="100%" style:font-name="Orkney Light1" fo:font-weight="normal" officeooo:rsid="0202515a" fo:background-color="transparent" loext:char-shading-value="0" style:font-weight-asian="normal" style:font-name-complex="Orkney Light4" style:font-weight-complex="normal"/>
    </style:style>
    <style:style style:name="T1391" style:family="text">
      <style:text-properties fo:color="#000000" loext:opacity="100%" fo:font-style="italic" officeooo:rsid="0458e3b6" style:font-style-asian="italic" style:font-style-complex="italic"/>
    </style:style>
    <style:style style:name="T1392" style:family="text">
      <style:text-properties fo:color="#000000" loext:opacity="100%" style:font-name="Orkney Light3" fo:font-size="12pt" fo:font-style="italic" officeooo:rsid="04e5bb4a" style:font-size-asian="12pt" style:font-style-asian="italic" style:font-size-complex="12pt" style:font-style-complex="italic"/>
    </style:style>
    <style:style style:name="T1393" style:family="text">
      <style:text-properties fo:color="#000000" loext:opacity="100%" style:font-name="Orkney Light3" fo:font-size="12pt" fo:font-style="italic" officeooo:rsid="0270bc20" style:font-size-asian="12pt" style:font-style-asian="italic" style:font-size-complex="12pt" style:font-style-complex="italic"/>
    </style:style>
    <style:style style:name="T1394" style:family="text">
      <style:text-properties fo:color="#000000" loext:opacity="100%" style:font-name="Orkney Light3" fo:font-size="12pt" fo:font-style="italic" officeooo:rsid="031bc5d5" style:font-size-asian="12pt" style:font-style-asian="italic" style:font-name-complex="Orkney Light4" style:font-size-complex="12pt" style:font-style-complex="italic"/>
    </style:style>
    <style:style style:name="T1395" style:family="text">
      <style:text-properties fo:color="#000000" loext:opacity="100%" style:font-name="Orkney Light3" fo:font-size="12pt" fo:font-style="italic" officeooo:rsid="033b29d2" style:font-size-asian="12pt" style:font-style-asian="italic" style:font-name-complex="Orkney Light4" style:font-size-complex="12pt" style:font-style-complex="italic"/>
    </style:style>
    <style:style style:name="T1396" style:family="text">
      <style:text-properties fo:color="#000000" loext:opacity="100%" style:font-name="Orkney Light3" fo:font-size="12pt" fo:font-style="italic" officeooo:rsid="0365cc64" style:font-size-asian="12pt" style:font-style-asian="italic" style:font-name-complex="Orkney Light4" style:font-size-complex="12pt" style:font-style-complex="italic"/>
    </style:style>
    <style:style style:name="T1397" style:family="text">
      <style:text-properties fo:color="#000000" loext:opacity="100%" style:font-name="Orkney Light3" fo:font-size="12pt" fo:font-style="italic" officeooo:rsid="021b748e" style:font-size-asian="12pt" style:font-style-asian="italic" style:font-name-complex="Orkney Light4" style:font-size-complex="12pt" style:font-style-complex="italic"/>
    </style:style>
    <style:style style:name="T1398" style:family="text">
      <style:text-properties fo:color="#000000" loext:opacity="100%" style:font-name="Orkney Light3" fo:font-size="12pt" fo:font-style="italic" fo:font-weight="normal" officeooo:rsid="03a0da3e" style:font-size-asian="12pt" style:font-style-asian="italic" style:font-weight-asian="normal" style:font-name-complex="Orkney Light4" style:font-size-complex="12pt" style:font-style-complex="italic" style:font-weight-complex="normal"/>
    </style:style>
    <style:style style:name="T1399" style:family="text">
      <style:text-properties fo:color="#000000" loext:opacity="100%" style:font-name="Orkney Light3" fo:font-size="12pt" fo:font-style="italic" fo:font-weight="normal" officeooo:rsid="040b80bc" style:font-size-asian="12pt" style:font-style-asian="italic" style:font-weight-asian="normal" style:font-name-complex="Orkney Light4" style:font-size-complex="12pt" style:font-style-complex="italic" style:font-weight-complex="normal"/>
    </style:style>
    <style:style style:name="T1400" style:family="text">
      <style:text-properties fo:color="#000000" loext:opacity="100%" style:font-name="Orkney Light3" fo:font-size="12pt" fo:font-style="italic" fo:font-weight="normal" officeooo:rsid="01a393b9" style:font-size-asian="12pt" style:font-style-asian="italic" style:font-weight-asian="normal" style:font-name-complex="Orkney Light4" style:font-size-complex="12pt" style:font-style-complex="italic" style:font-weight-complex="normal"/>
    </style:style>
    <style:style style:name="T1401" style:family="text">
      <style:text-properties fo:color="#000000" loext:opacity="100%" style:font-name="Orkney Light3" fo:font-size="12pt" fo:font-style="italic" fo:font-weight="normal" officeooo:rsid="01e3fe36" style:font-size-asian="12pt" style:font-style-asian="italic" style:font-weight-asian="normal" style:font-name-complex="Orkney Light4" style:font-size-complex="12pt" style:font-style-complex="italic" style:font-weight-complex="normal"/>
    </style:style>
    <style:style style:name="T1402" style:family="text">
      <style:text-properties fo:color="#000000" loext:opacity="100%" style:font-name="Orkney Light3" fo:font-size="12pt" fo:font-style="italic" fo:font-weight="normal" officeooo:rsid="01ff436f" style:font-size-asian="12pt" style:font-style-asian="italic" style:font-weight-asian="normal" style:font-name-complex="Orkney Light4" style:font-size-complex="12pt" style:font-style-complex="italic" style:font-weight-complex="normal"/>
    </style:style>
    <style:style style:name="T1403" style:family="text">
      <style:text-properties fo:color="#000000" loext:opacity="100%" style:font-name="Orkney Light3" fo:font-style="italic" officeooo:rsid="007f825e" style:font-style-asian="italic" style:font-style-complex="italic"/>
    </style:style>
    <style:style style:name="T1404" style:family="text">
      <style:text-properties fo:color="#000000" loext:opacity="100%" style:font-name="Orkney Light3" fo:font-style="italic" officeooo:rsid="05027f0d" style:font-style-asian="italic" style:font-style-complex="italic"/>
    </style:style>
    <style:style style:name="T1405" style:family="text">
      <style:text-properties fo:color="#000000" loext:opacity="100%" style:font-name="Orkney Light3" fo:font-style="italic" officeooo:rsid="035663ec" style:font-style-asian="italic" style:font-name-complex="Orkney Light4" style:font-style-complex="italic"/>
    </style:style>
    <style:style style:name="T1406" style:family="text">
      <style:text-properties fo:color="#000000" loext:opacity="100%" style:font-name="Orkney Light3" fo:font-weight="normal" officeooo:rsid="0202515a" fo:background-color="transparent" loext:char-shading-value="0" style:font-weight-asian="normal" style:font-name-complex="Orkney Light4" style:font-weight-complex="normal"/>
    </style:style>
    <style:style style:name="T1407" style:family="text">
      <style:text-properties fo:color="#000000" loext:opacity="100%" style:font-name="Orkney Light3" fo:font-size="12pt" fo:font-style="italic" officeooo:rsid="02bceb07" style:font-size-asian="12pt" style:font-style-asian="italic" style:font-size-complex="12pt" style:font-style-complex="italic"/>
    </style:style>
    <style:style style:name="T1408" style:family="text">
      <style:text-properties style:font-name="Orkney Light1" fo:font-weight="normal" officeooo:rsid="0202515a" style:font-weight-asian="normal" style:font-name-complex="Orkney Light4" style:font-weight-complex="normal"/>
    </style:style>
    <style:style style:name="T1409" style:family="text">
      <style:text-properties style:font-name="Orkney Light3" fo:font-size="12pt" fo:font-style="italic" officeooo:rsid="02bceb07" style:font-size-asian="12pt" style:font-style-asian="italic" style:font-size-complex="12pt" style:font-style-complex="italic"/>
    </style:style>
    <style:style style:name="T1410" style:family="text">
      <style:text-properties fo:color="#202124" loext:opacity="100%" style:font-name="Orkney Light3" fo:font-size="12pt" fo:font-style="italic" officeooo:rsid="031bc5d5" style:font-size-asian="12pt" style:font-style-asian="italic" style:font-name-complex="Orkney Light4" style:font-size-complex="12pt" style:font-style-complex="italic"/>
    </style:style>
    <style:style style:name="T1411" style:family="text">
      <style:text-properties fo:color="#202124" loext:opacity="100%" style:font-name="Orkney Light1" fo:font-size="12pt" fo:font-style="italic" officeooo:rsid="031bc5d5" style:font-size-asian="12pt" style:font-style-asian="italic" style:font-name-complex="Orkney Light4" style:font-size-complex="12pt" style:font-style-complex="italic"/>
    </style:style>
    <style:style style:name="T1412" style:family="text">
      <style:text-properties fo:font-variant="normal" fo:text-transform="none" fo:color="#000000" loext:opacity="100%" style:text-line-through-style="none" style:text-line-through-type="none" style:font-name="Orkney Light1" fo:font-size="12pt" fo:font-style="italic" style:text-underline-style="none" fo:font-weight="normal" officeooo:rsid="039adfee" style:text-blinking="false" fo:background-color="transparent" loext:char-shading-value="0" style:font-size-asian="12pt" style:font-style-asian="italic" style:font-name-complex="Orkney Light4" style:font-size-complex="12pt" style:font-style-complex="italic"/>
    </style:style>
    <style:style style:name="T1413" style:family="text">
      <style:text-properties fo:font-variant="normal" fo:text-transform="none" fo:color="#000000" loext:opacity="100%" style:text-line-through-style="none" style:text-line-through-type="none" style:font-name="Orkney Light1" fo:font-size="12pt" fo:font-style="italic" style:text-underline-style="none" fo:font-weight="normal" officeooo:rsid="0542778c" style:text-blinking="false" fo:background-color="transparent" loext:char-shading-value="0" style:font-size-asian="12pt" style:font-style-asian="italic" style:font-name-complex="Orkney Light4" style:font-size-complex="12pt" style:font-style-complex="italic"/>
    </style:style>
    <style:style style:name="T1414" style:family="text">
      <style:text-properties officeooo:rsid="0556336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
      <text:p text:style-name="P240">Script made by a mapper from Indonesia, Rizky Pramudya (2020).</text:p>
      <text:p text:style-name="P234">This script is licensed under Creative Commons Attribution 4.0 (CC BY 4.0).</text:p>
      <text:p text:style-name="P236"><draw:frame draw:style-name="fr1" draw:name="Image1" text:anchor-type="as-char" svg:width="1.3437in" svg:height="0.4689in" draw:z-index="0"><draw:image xlink:href="Pictures/10000201000000810000002D34D4B519C927A7B7.png" xlink:type="simple" xlink:show="embed" xlink:actuate="onLoad" draw:mime-type="image/png"/></draw:frame></text:p>
      <text:p text:style-name="P234">(creativecommons.org/licenses/by/4.0/)</text:p>
      <text:p text:style-name="P237"/>
      <text:p text:style-name="P234">You can reuse, modify, redistribute, even commercially this document as well as my other works.</text:p>
      <text:p text:style-name="P234">As long as you do not try to claim this and my other works as your own, as this is called fraudulent.</text:p>
      <text:p text:style-name="P237"/>
      <text:p text:style-name="P232"><text:span text:style-name="T1291">NOTE: </text:span><text:span text:style-name="T1385">This script is automatically under Public Domain (CC0/WTFPL) in 30 years from now. If the country doesn’t allow doing this, WTFPL is applied to this work for 30 years from the release date.</text:span> </text:p>
      <text:p text:style-name="P151"/>
      <text:p text:style-name="P1">==================================================<text:bookmark-start text:name="_GoBack"/></text:p>
      <text:p text:style-name="P1">Bahasa Indonesia //English//</text:p>
      <text:p text:style-name="P1">==================================================</text:p>
      <text:p text:style-name="P1">Trovidia - Rizky Pramudya P. O. V.</text:p>
      <text:p text:style-name="P1"/>
      <text:p text:style-name="P1">Dimension : 1-108</text:p>
      <text:p text:style-name="P1">Dimension Name : Free Society <text:span text:style-name="T7">Dimension/</text:span><text:span text:style-name="T8">Digital Socialis</text:span><text:span text:style-name="T946">t</text:span><text:span text:style-name="T8"> Dimension</text:span></text:p>
      <text:p text:style-name="P1">Year : 2050 CE</text:p>
      <text:p text:style-name="P1">Status : Safe.</text:p>
      <text:p text:style-name="P1">Location : Earth, Sol</text:p>
      <text:p text:style-name="P1">Planet Details : </text:p>
      <text:p text:style-name="P1">a) Average Temp : 15.3 C</text:p>
      <text:p text:style-name="P1">b) Populations : 9.561.883.291 (+0.2% Annual growth)</text:p>
      <text:p text:style-name="P1">c) Dominant Species : Homo sapiens sapiens</text:p>
      <text:p text:style-name="P1">d) Evolution Phase : Space Stage</text:p>
      <text:p text:style-name="P1">e) Civilization Phase : Emergent Age</text:p>
      <text:p text:style-name="P1"/>
      <text:p text:style-name="P1">~~~Seluruh negara di dunia merayakan Free Culture Victory Day ke 25. Merayakan hari ulang tahun kemenangan Free Culture dalam hal mereformasi <text:span text:style-name="T9">dan merevolusi</text:span> hukum kekayaan intelektual. Perayaan tersebut disambut dengan penuh suka.</text:p>
      <text:p text:style-name="P1"/>
      <text:p text:style-name="P162"><text:span text:style-name="T597">Swed</text:span><text:span text:style-name="T598">ish</text:span><text:span text:style-name="T597"> Content Creator (Sweden) :</text:span><text:span text:style-name="T107"> Hari ini merupakan hari yang sungguh mengenang kami. Hari dimana kita telah berhasil membebaskan masyarakat dari belenggu yang bernama hak cipta. Mari kita gunakan beberapa karya yang telah dibuat oleh orang lain untuk membuat karya turunan menjadi lebih baik lagi. // </text:span><text:span text:style-name="T1296">This is the day. The day when we successfully liberate the world from the oppressive system known as copyright. Let’s take inspiration from other people’s works to make better derivative works.</text:span><text:span text:style-name="T949"> </text:span><text:span text:style-name="T391"><text:s/></text:span><text:span text:style-name="T541">//</text:span><text:span text:style-name="T520">~~(0</text:span><text:span text:style-name="T521">01</text:span><text:span text:style-name="T520">)</text:span></text:p>
      <text:p text:style-name="P1"/>
      <text:p text:style-name="P1">~~~Kemudian sebuah kejadian dilaporkan. Ada seseorang yang tiba-tiba datang ke dunia secara misterius. Dia membawa mesin aneh tersebut yang diduga merupakan mesin waktu. Para polisi dan tim penyelamat di Swedia melakukan investigasi tentang keberadaan seseorang misterius tersebut. Hingga beberapa jam, mereka menemukannya.</text:p>
      <text:p text:style-name="P1"/>
      <text:p text:style-name="P163"><text:span text:style-name="T599">Isi Berita/</text:span><text:span text:style-name="T600">Content News</text:span><text:span text:style-name="T599"> :</text:span><text:span text:style-name="T208"> </text:span><text:span text:style-name="T209">Dilaporkan ada seorang pria dengan mesin aneh tersebut datang dari tempat yang tidak diketahui. Pria </text:span><text:span text:style-name="T210">dengan berbaju aneh</text:span><text:span text:style-name="T209"> tersebut diduga merupakan seorang penjelajah waktu. </text:span><text:span text:style-name="T210">Polisi dan tim investigator sedang melakukan investigasi untuk menemukan pria tersebut. //</text:span><text:span text:style-name="T790"> </text:span><text:span text:style-name="T1386">It was reported that a man with a strange machine came from an unknown place. He wears strange clothes and he is believed to be a time traveler. Police and investigation teams are conducting an investigation to find this man.</text:span><text:span text:style-name="T791"> </text:span><text:span text:style-name="T789">(Stockholm AB News – www.stockholmabnews.se)</text:span></text:p>
      <text:p text:style-name="P1"/>
      <text:p text:style-name="P147"><text:soft-page-break/><text:span text:style-name="T597">Swedish Investigation Team 1 (Sweden) :</text:span><text:span text:style-name="T107"> Halo. Kami melihat anda datang ke sini dengan mesin waktu tersebut. Bisakah kami mengantarmu untuk dibawa ke tempat wawancara kami? // </text:span><text:span text:style-name="T1293">Hello. We saw you come here with your time machine. Can we bring you to our interview venue?</text:span><text:span text:style-name="T948"> </text:span><text:span text:style-name="T390"><text:s/></text:span><text:span text:style-name="T540">//</text:span><text:span text:style-name="T520">~~(0</text:span><text:span text:style-name="T521">02</text:span><text:span text:style-name="T520">)</text:span></text:p>
      <text:p text:style-name="P3">Rizky Pramudya (Trovidia Community) : Mengapa kalian ingin membawaku? // <text:span text:style-name="T947">Why do you want to take me? </text:span><text:span text:style-name="T1062">//</text:span><text:span text:style-name="T1063">~~(0</text:span><text:span text:style-name="T1064">03</text:span><text:span text:style-name="T1063">)</text:span></text:p>
      <text:p text:style-name="P164"><text:span text:style-name="T107">Swedish Investigation Team 1 (Sweden) : Kami membawamu sebagai narasumber kami untuk memastikan jika anda merupakan penjelajah beda waktu. // </text:span><text:span text:style-name="T1297">We bring you as our interviewee to ensure that you’re a time traveler.</text:span><text:span text:style-name="T392"> </text:span><text:span text:style-name="T542">//</text:span><text:span text:style-name="T520">~~(0</text:span><text:span text:style-name="T521">04)</text:span></text:p>
      <text:p text:style-name="P164"><text:span text:style-name="T107">Swedish Investigation Team 2 (Sweden) : Dikarenakan </text:span><text:span text:style-name="T108">ada</text:span><text:span text:style-name="T113">nya</text:span><text:span text:style-name="T107"> berita tentang seseorang yang datang ke dunia ini dengan mesin waktunya, </text:span><text:span text:style-name="T113">akan tetapi</text:span><text:span text:style-name="T107"> malah berakhir dengan perdebatan atau dianggap hoaks belaka karena tidak adanya bukti. </text:span><text:span text:style-name="T109">B</text:span><text:span text:style-name="T110">aru</text:span><text:span text:style-name="T107"> kali ini kami berhasil menemukan penjelajah antar waktu, yaitu </text:span><text:span text:style-name="T111">anda sendiri</text:span><text:span text:style-name="T107">. // </text:span><text:span text:style-name="T1340">There are several news reports that told stories about time travelers coming here with their time machine, but most of them ended up being debated or even considered hoax because there was no evidence. This is the first time we’ve found a true time traveler, and that’s you. </text:span><text:span text:style-name="T378"><text:s text:c="2"/></text:span><text:span text:style-name="T522">//</text:span><text:span text:style-name="T520">~~(</text:span><text:span text:style-name="T521">005-</text:span><text:span text:style-name="T539">006</text:span><text:span text:style-name="T520">)</text:span></text:p>
      <text:p text:style-name="P165"><text:span text:style-name="T107">Rizky Pramudya (Trovidia Community) : (Mengapa masih ada yang menyebut</text:span><text:span text:style-name="T112">ya</text:span><text:span text:style-name="T107"> </text:span><text:span text:style-name="T112">penjelajah</text:span><text:span text:style-name="T107"> waktu. </text:span><text:span text:style-name="T112">Aku penjelajah</text:span><text:span text:style-name="T107"> antar dimensi, bukan </text:span><text:span text:style-name="T112">penjelajah</text:span><text:span text:style-name="T107"> waktu.). Oke lah. Saya bersedia menjadi narasumber kalian. // </text:span><text:span text:style-name="T1341">(Why are they still calling me a time traveler. I’m a dimensional traveler, not a time traveler.) Fine. I’m willing to be your interviewee.</text:span><text:span text:style-name="T379"> <text:s/></text:span><text:span text:style-name="T523">//</text:span><text:span text:style-name="T520">~~(0</text:span><text:span text:style-name="T521">0</text:span><text:span text:style-name="T539">7</text:span><text:span text:style-name="T520">)</text:span></text:p>
      <text:p text:style-name="P1"/>
      <text:p text:style-name="P1">~~~ Para investigator kemudian membawa R<text:span text:style-name="T10">i</text:span>zky Pramudya ke sebuah wawancara.</text:p>
      <text:p text:style-name="P1"/>
      <text:p text:style-name="P1">(Sekian beberapa waktu kemudian)</text:p>
      <text:p text:style-name="P1"/>
      <text:p text:style-name="P114"><text:span text:style-name="T11">~~~Berita tentang penjelajah mesin waktu tersebut ternyata benar adanya. Namun, bukanlah mesin antar waktu. Dia menjelaskan kalau mesin yang dia bawa adalah mesin antar dimensi. Berita tentang kebenaran berita </text:span><text:span text:style-name="T12">telah dikonfirmasi sebagai kebenaran</text:span><text:span text:style-name="T11">.</text:span></text:p>
      <text:p text:style-name="P1"/>
      <text:p text:style-name="P166"><text:span text:style-name="T205">Berita/News : </text:span><text:span text:style-name="T592">Setelah diselidiki, ternyata mesin tersebut merupakan mesin antardimensi. Polisi dan tim investigasi telah mengonfismasi jika penjelajah dari dunia lain tersebut terbukti kebenarannya. </text:span><text:span text:style-name="T593">Walaupun dia bukanlah penjelajah waktu, </text:span><text:span text:style-name="T594">ini cukup menarik untuk ditelusuri lebih lanjut </text:span><text:span text:style-name="T595">mengingat bagaimana penampakan dunia lain asal dia masih merupakan sebuah misteri. Tim pengamat </text:span><text:span text:style-name="T596">akan mengadakan diskusi dengan para peneliti tentang hal ini pada minggu depan.</text:span><text:span text:style-name="T206"> // </text:span><text:span text:style-name="T389"><text:tab/></text:span><text:span text:style-name="T1342">After investigation, it turned out that he had brought an interdimensional machine. The police and investigation teams have confirmed that the explorer from another world is true. Even though he isn&amp;apos;t a time traveler, this is quite interesting and needs to</text:span><text:span text:style-name="T1392"> </text:span><text:span text:style-name="T1342">be explored further considering how he appeared from another world is still a mystery. The observation team will hold discussions with the researchers about this matter next week.</text:span><text:span text:style-name="T389"> </text:span></text:p>
      <text:p text:style-name="P1"/>
      <text:p text:style-name="P3"><text:soft-page-break/>Chinese Person (Chinese Federation) : Selamat datang di dunia yang harmonis ini. // <text:span text:style-name="T950">Welcome to th</text:span><text:span text:style-name="T952">e</text:span><text:span text:style-name="T950"> harmonious world. </text:span><text:span text:style-name="T1065">//</text:span><text:span text:style-name="T1063">~~(0</text:span><text:span text:style-name="T1064">0</text:span><text:span text:style-name="T1074">8</text:span><text:span text:style-name="T1063">)</text:span></text:p>
      <text:p text:style-name="P167"><text:span text:style-name="T107">Free Society Initiative Person (Sweden) : Selamat datang, Rizky. Kamu bisa berkreasi dengan bebas tanpa takut terkena masalah hukum lagi. Salam dari Free Society Initiative. // </text:span><text:span text:style-name="T1298">Welcome, Rizky. You can be creative here without any fear of getting into legal troubles. Greetings from Free Society Initiative.</text:span><text:span text:style-name="T951"> </text:span><text:span text:style-name="T393"><text:s/></text:span><text:span text:style-name="T524">//</text:span><text:span text:style-name="T520">~~(0</text:span><text:span text:style-name="T521">0</text:span><text:span text:style-name="T539">9</text:span><text:span text:style-name="T520">)</text:span></text:p>
      <text:p text:style-name="P167"><text:span text:style-name="T107">Rizky Pramudya (Trovidia Community) : Oke, makasih atas informasinya. // </text:span><text:span text:style-name="T1299">Okay, thanks for the information.</text:span><text:span text:style-name="T953"> </text:span><text:span text:style-name="T394"><text:s/></text:span><text:span text:style-name="T524">//</text:span><text:span text:style-name="T520">~~(0</text:span><text:span text:style-name="T543">10</text:span><text:span text:style-name="T520">)</text:span></text:p>
      <text:p text:style-name="P1"/>
      <text:p text:style-name="P4">Rizky Pramudya (Trovidia Community) : Halo, semuanya. // <text:span text:style-name="T954">Hello, everyone. </text:span><text:span text:style-name="T1066">//</text:span><text:span text:style-name="T1063">~~(0</text:span><text:span text:style-name="T1064">1</text:span><text:span text:style-name="T1075">1</text:span><text:span text:style-name="T1063">)</text:span></text:p>
      <text:p text:style-name="P4">Multiple Person (Multiple Countries) : Halo, penjelajah antar waktu. // <text:span text:style-name="T954">Hello, time traveler. </text:span><text:span text:style-name="T1066">//</text:span><text:span text:style-name="T1063">~~(0</text:span><text:span text:style-name="T1064">1</text:span><text:span text:style-name="T1075">2</text:span><text:span text:style-name="T1063">)</text:span></text:p>
      <text:p text:style-name="P4">Rizky Pramudya (Trovidia Community) : Saya penjelajah antar dimensi, bukan penjelajah waktu. // <text:span text:style-name="T954">I’m Interdimensional traveler, not time traveler. </text:span><text:span text:style-name="T1066">//</text:span><text:span text:style-name="T1063">~~(0</text:span><text:span text:style-name="T1064">1</text:span><text:span text:style-name="T1075">3</text:span><text:span text:style-name="T1063">)</text:span></text:p>
      <text:p text:style-name="P4">Wuhan Researcher (Chinese Federation) : Selamat datang. Apakah kamu benar-benar penjelajah antar dimensi itu? // <text:span text:style-name="T955">Welcome. Are you really the interdimensional traveler? </text:span><text:span text:style-name="T1066">//</text:span><text:span text:style-name="T1063">~~(0</text:span><text:span text:style-name="T1064">1</text:span><text:span text:style-name="T1075">4</text:span><text:span text:style-name="T1063">)</text:span></text:p>
      <text:p text:style-name="P167"><text:span text:style-name="T107">Rizky Pramudya (Trovidia Community) : Iya, saya orangnya. Saya berasal dari dimensi di mana negara Trovidia berada. // </text:span><text:span text:style-name="T1300">Yes, I am. I’m from the dimension where Trovidia is located.</text:span><text:span text:style-name="T956"> </text:span><text:span text:style-name="T395"><text:s/></text:span><text:span text:style-name="T524">//</text:span><text:span text:style-name="T520">~~(0</text:span><text:span text:style-name="T521">1</text:span><text:span text:style-name="T543">5</text:span><text:span text:style-name="T520">)</text:span></text:p>
      <text:p text:style-name="P168"><text:span text:style-name="T107">Wuhan Researcher (Chinese Federation) : Saya sedang menjalankan proyek penelitian pada suatu teknologi. Kami menjalankan proyek ini sebagai rencana membangun teknologi pangan untuk koloni kami di planet Mars. Jika tertarik, kamu boleh melihat dan mencoba teknologi prototype kami. // </text:span><text:span text:style-name="T1301">I am running a project for technology research. We are pursuing it as a plan to establish food technology for our colony on Mars. If you are interested, you can go and try our prototype.</text:span><text:span text:style-name="T396"> </text:span><text:span text:style-name="T524">//</text:span><text:span text:style-name="T520">~~(01</text:span><text:span text:style-name="T543">6</text:span><text:span text:style-name="T520">)</text:span></text:p>
      <text:p text:style-name="P168"><text:span text:style-name="T107">Rizky Pramudya (Trovidia Community) : Oh, oke. Saya akan menerima tawaran kalian. Riset ini ada patennya kah? // </text:span><text:span text:style-name="T1301">Oh, okay. I accept your offer. Does this research have a patent?</text:span><text:span text:style-name="T396"> </text:span><text:span text:style-name="T524">//</text:span><text:span text:style-name="T520">~~(017)</text:span></text:p>
      <text:p text:style-name="P139"><text:span text:style-name="T107">Wuhan Researcher (Chinese Federation) : Bebas paten. // </text:span><text:span text:style-name="T397">Patent-free.</text:span><text:span text:style-name="T211"> </text:span><text:span text:style-name="T524">//</text:span><text:span text:style-name="T520">~~(018)</text:span></text:p>
      <text:p text:style-name="P139"><text:span text:style-name="T107">Rizky Pramudya (Trovidia Community) : Paten yang katanya hanya berlaku 20 tahun itu? // </text:span><text:span text:style-name="T380">A 20 years term of patent? </text:span><text:span text:style-name="T524">//</text:span><text:span text:style-name="T520">~~(019)</text:span></text:p>
      <text:p text:style-name="P168"><text:span text:style-name="T107">Wuhan Researcher (Chinese Federation) : Tidak ada. Riset kami bebas paten. Saat ini tidak ada lagi paten yang diterapkan pada semua riset kita, bahkan di seluruh dunia. Sebagai gantinya, kami menerapkan sistem </text:span><text:span text:style-name="T212">penghargaan</text:span><text:span text:style-name="T107">, sistem sponsor, ataupun sistem promosi. Alih-alih paten maupun hak cipta. // </text:span><text:span text:style-name="T1302">No patent. Our research is patent-free. Today, patents are no longer applied to our research, even in the entire world. Instead, we implement rewards, sponsors, or promotion as our system instead of patent and copyright.</text:span><text:span text:style-name="T957"> </text:span><text:span text:style-name="T398"><text:s/></text:span><text:span text:style-name="T524">//</text:span><text:span text:style-name="T520">~~(020)</text:span></text:p>
      <text:p text:style-name="P170"><text:span text:style-name="T107">Rizky Pramudya (Trovidia Community) : Kenapa memang</text:span><text:span text:style-name="T213">nya</text:span><text:span text:style-name="T107"> dengan tidak adanya paten dan hak cipta? // </text:span><text:span text:style-name="T1303">Why are there no patents and copyright?</text:span><text:span text:style-name="T399"> <text:s/></text:span><text:span text:style-name="T524">//</text:span><text:span text:style-name="T520">~~(021)</text:span></text:p>
      <text:p text:style-name="P170"><text:span text:style-name="T107">Wuhan Researcher (Chinese Federation) : Kami merasa sistem paten justru menghambat inovasi dan perkembangan pada peradaban manusia. Lihat saja paten </text:span><text:span text:style-name="T114">pada</text:span><text:span text:style-name="T107"> 40 tahun yang lalu yang diproduksi oleh North American Empire di mana untuk </text:span><text:soft-page-break/><text:span text:style-name="T107">memproduksinya, </text:span><text:span text:style-name="T121">siapapun </text:span><text:span text:style-name="T107">harus membayar biaya kekayaan intelektual </text:span><text:span text:style-name="T120">dengan biaya </text:span><text:span text:style-name="T107">yang </text:span><text:span text:style-name="T115">tidak masuk akal </text:span><text:span text:style-name="T121">dan memberatkan kami</text:span><text:span text:style-name="T107">. </text:span><text:span text:style-name="T115">P</text:span><text:span text:style-name="T116">eraturan </text:span><text:span text:style-name="T115">yang mereka buat juga</text:span><text:span text:style-name="T116"> tidak masuk akal </text:span><text:span text:style-name="T117">dan </text:span><text:span text:style-name="T118">berlebihan</text:span><text:span text:style-name="T116">.</text:span><text:span text:style-name="T107"> Apalagi banyak negara-negara Afrika yang </text:span><text:span text:style-name="T119">dulunya miskin</text:span><text:span text:style-name="T107"> yang ingin </text:span><text:span text:style-name="T122">memproduksinya</text:span><text:span text:style-name="T107"> untuk kesejahteraan masyarakat di sana. // </text:span><text:span text:style-name="T1343">We feel that the patent system stifles innovation and development in human civilization. Look at 40 years ago, the patent produced in North America required anyone who produced it to pay an unreasonable cost because of intellectual property which burdens us. Also, their terms were absurd and exaggerated. Even for most African countries that were poor wanted to produce it for their public welfare.</text:span><text:span text:style-name="T381"> </text:span><text:span text:style-name="T524">//</text:span><text:span text:style-name="T520">~~(02</text:span><text:span text:style-name="T525">2-024</text:span><text:span text:style-name="T520">)</text:span></text:p>
      <text:p text:style-name="P5">Rizky Pramudya (Trovidia Community) : Wait…. <text:span text:style-name="T864">Itu </text:span>America? // <text:span text:style-name="T958">Wait.... Is that America? </text:span><text:span text:style-name="T1066">//</text:span><text:span text:style-name="T1063">~~(02</text:span><text:span text:style-name="T1067">5</text:span><text:span text:style-name="T1063">)</text:span></text:p>
      <text:p text:style-name="P171"><text:span text:style-name="T107">Wuhan Researcher (Chinese Federation) : Iya. Negara tersebut dulunya pernah eksis dan pemerintahnya tidak benar-benar demokratis, malah negara tersebut justru hipokrit. // </text:span><text:span text:style-name="T1304">Yes, they exist and the government is undemocratic. In fact, they were hypocrites.</text:span><text:span text:style-name="T400"> </text:span><text:span text:style-name="T524">//</text:span><text:span text:style-name="T520">~~(02</text:span><text:span text:style-name="T544">6</text:span><text:span text:style-name="T520">)</text:span></text:p>
      <text:p text:style-name="P6">Rizky Pramudya (Trovidia Community) : Kalau United States of America? // <text:span text:style-name="T959">What about United States of America?</text:span><text:span text:style-name="T1095"> </text:span><text:span text:style-name="T1066">//</text:span><text:span text:style-name="T1063">~~(02</text:span><text:span text:style-name="T1068">7</text:span><text:span text:style-name="T1063">)</text:span></text:p>
      <text:p text:style-name="P171"><text:span text:style-name="T107">Wuhan Researcher (Chinese Federation) : United States of America? </text:span><text:span text:style-name="T123">Saya pikir dulu ada. </text:span><text:span text:style-name="T125">H</text:span><text:span text:style-name="T123">anya saja sejak petinggi negara yang sebagian besar berasal dari kalangan </text:span><text:span text:style-name="T124">perusahaan yang </text:span><text:span text:style-name="T126">berpotensi </text:span><text:span text:style-name="T125">korup</text:span><text:span text:style-name="T123">, negara tersebut berubah menjadi North American Empire</text:span><text:span text:style-name="T107">. Saya akan ambilkan peta dunia untukmu. Tunggu sebentar. // </text:span><text:span text:style-name="T1344">The</text:span><text:span text:style-name="T1393"> </text:span><text:span text:style-name="T1344">United States of America? I think they existed. But, since many state officials came from potentially corrupt corporations, the country’s name was changed to the North American Empire. I’ll get you a world map. Please wait.</text:span><text:span text:style-name="T382"> <text:s/></text:span><text:span text:style-name="T524">//</text:span><text:span text:style-name="T520">~~(02</text:span><text:span text:style-name="T526">8-029</text:span><text:span text:style-name="T520">)</text:span></text:p>
      <text:p text:style-name="P1"/>
      <text:p text:style-name="P1">~~~Beberapa waktu kemudian</text:p>
      <text:p text:style-name="P1"/>
      <text:p text:style-name="P7">Wuhan Researcher (Chinese Federation) : Ini. *Memberikan petanya ke Rizky Pramudya* // <text:span text:style-name="T1096">Here. *Giving a map to Rizky Pramudya* </text:span><text:span text:style-name="T1066">//</text:span><text:span text:style-name="T1063">~~(0</text:span><text:span text:style-name="T1069">30</text:span><text:span text:style-name="T1063">)</text:span></text:p>
      <text:p text:style-name="P1"/>
      <text:p text:style-name="P172"><text:span text:style-name="T107">Wuhan Researcher (Chinese Federation) : Kamu boleh membawa peta tersebut. Karena ini </text:span><text:span text:style-name="T127">sudah jadi milikmu</text:span><text:span text:style-name="T107">. // </text:span><text:span text:style-name="T1345">You can keep that map. Because it’s yours now.</text:span><text:span text:style-name="T383"> </text:span><text:span text:style-name="T524">//</text:span><text:span text:style-name="T520">~~(0</text:span><text:span text:style-name="T527">3</text:span><text:span text:style-name="T528">1</text:span><text:span text:style-name="T520">)</text:span></text:p>
      <text:p text:style-name="P118"><text:span text:style-name="T11">Rizky Pramudya (Trovidia Community) : Terima kasih. Saya akan buka nanti </text:span><text:span text:style-name="T63">jika ada waktu</text:span><text:span text:style-name="T11">. // </text:span><text:span text:style-name="T792">Thanks. I will open it if I have time. </text:span><text:span text:style-name="T835">//</text:span><text:span text:style-name="T836">~~(0</text:span><text:span text:style-name="T837">3</text:span><text:span text:style-name="T838">2</text:span><text:span text:style-name="T836">)</text:span></text:p>
      <text:p text:style-name="P1"/>
      <text:p text:style-name="P1">~~~Rizky Pramudya melihat petanya dan terkejut dengan banyaknya perubahan di dunia ini.</text:p>
      <text:p text:style-name="P1"/>
      <text:p text:style-name="P11">~~~Peta dunia dimunculkan</text:p>
      <text:p text:style-name="P1"/>
      <text:p text:style-name="P8">Rizky Pramudya (Trovidia Community) : Halo, apakah <text:span text:style-name="T865">memang benar di sini</text:span> pernah ada negara yang bernama North American Empire? // <text:span text:style-name="T960">Hello, is it true that there was once a country called North American Empire? </text:span><text:span text:style-name="T1066">//</text:span><text:span text:style-name="T1063">~~(0</text:span><text:span text:style-name="T1069">3</text:span><text:span text:style-name="T1070">3</text:span><text:span text:style-name="T1063">)</text:span></text:p>
      <text:p text:style-name="P172"><text:soft-page-break/><text:span text:style-name="T107">Swed</text:span><text:span text:style-name="T214">ish</text:span><text:span text:style-name="T107"> Person (Sweden) : Saya pernah mendengarnya. Mereka sudah bubar pada tahun 2025. // </text:span><text:span text:style-name="T1305">I’ve heard about them. They disbanded in 2025.</text:span><text:span text:style-name="T961"> </text:span><text:span text:style-name="T401"><text:s/></text:span><text:span text:style-name="T524">//</text:span><text:span text:style-name="T520">~~(0</text:span><text:span text:style-name="T527">3</text:span><text:span text:style-name="T545">4</text:span><text:span text:style-name="T520">)</text:span></text:p>
      <text:p text:style-name="P172"><text:span text:style-name="T107">Rizky Pramudya (Trovidia Community) : Apa yang terjadi dengan North American Empire? // </text:span><text:span text:style-name="T1306">What happened to the North American Empire?</text:span><text:span text:style-name="T962"> </text:span><text:span text:style-name="T402"><text:s/></text:span><text:span text:style-name="T524">//</text:span><text:span text:style-name="T520">~~(0</text:span><text:span text:style-name="T527">3</text:span><text:span text:style-name="T546">5</text:span><text:span text:style-name="T520">)</text:span></text:p>
      <text:p text:style-name="P172"><text:span text:style-name="T107">Norwegian Person (Norway) : North American Empire telah bubar karena mereka hipokrit. // </text:span><text:span text:style-name="T1307">North American Empire disbanded because they’re hypocrites.</text:span><text:span text:style-name="T403"> </text:span><text:span text:style-name="T524">//</text:span><text:span text:style-name="T520">~~(0</text:span><text:span text:style-name="T527">3</text:span><text:span text:style-name="T547">6</text:span><text:span text:style-name="T520">)</text:span></text:p>
      <text:p text:style-name="P9">Rizky Pramudya (Trovidia Community) : Kenapa begitu? Amerika kan biasanya demokratis, kok. // <text:span text:style-name="T963">Why so? America is usually democratic. </text:span><text:span text:style-name="T1066">//</text:span><text:span text:style-name="T1063">~~(0</text:span><text:span text:style-name="T1069">3</text:span><text:span text:style-name="T1071">7</text:span><text:span text:style-name="T1063">)</text:span></text:p>
      <text:p text:style-name="P172"><text:span text:style-name="T107">Open Society Organization Person (</text:span><text:span text:style-name="T128">Free Society of Germany</text:span><text:span text:style-name="T107">) : Demokratis darimananya? Amerika telah melancarkan hegemoninya yang menyebabkan banyak masyarakat dan negara dipaksa untuk tunduk dengan peraturan Amerika dengan dalih ‘kebebasan’. Mereka akan menghentikan siapa saja yang berpotensi menjadi ancaman bagi negaranya yang sebenarnya t</text:span><text:span text:style-name="T129">idak ada korelasinya bahkan tanpa bukti.</text:span><text:span text:style-name="T107"> Seperti melakukan kudeta terhadap negara Uni Soviet, membombardir Libya dengan pesawat, membombardir Iran hanya karena negara tersebut tidak demokratis, dan melakukan intervensi terhadap kebijakan hukum negara lain yang tidak sepaham oleh negara tersebut. </text:span><text:span text:style-name="T130">Masih menyebutnya negara demokratis?</text:span><text:span text:style-name="T107"> // </text:span><text:span text:style-name="T1346">Democratic from where? America has exercised their hegemony which led to many peoples and countries who were forced to obey to American rules under the pretext of ‘freedom’. They want to stop anyone who they consider to be a potential threat to them with no correlation and even with no evidence. Such as starting a coup against Soviet Union, bombarding Libya with bomber planes, bombarding Iran just because they’re undemocratic, and intervening in other countries&amp;apos; legal policies that are different from them. How can you still call it a democratic country?</text:span><text:span text:style-name="T384"> <text:s/></text:span><text:span text:style-name="T524">//</text:span><text:span text:style-name="T520">~~(0</text:span><text:span text:style-name="T527">3</text:span><text:span text:style-name="T529">8-04</text:span><text:span text:style-name="T530">1</text:span><text:span text:style-name="T520">)</text:span></text:p>
      <text:p text:style-name="P112"/>
      <text:p text:style-name="P10">Russian Person (Russian Sovereign Union) : <text:span text:style-name="T861">Halo, </text:span><text:span text:style-name="T862">penjelajah waktu. </text:span><text:span text:style-name="T863">Sa- // </text:span><text:span text:style-name="T964">Hello, time traveler. I- </text:span><text:span text:style-name="T1066">//</text:span><text:span text:style-name="T1063">~~(0</text:span><text:span text:style-name="T1072">4</text:span><text:span text:style-name="T1073">2</text:span><text:span text:style-name="T1063">)</text:span></text:p>
      <text:p text:style-name="P173"><text:span text:style-name="T215">Rizky Pramudya (Trovidia Community) : Saya bukan penjelajah waktu, saya penjalajah antar dimensi. </text:span><text:span text:style-name="T216">Kalau </text:span><text:span text:style-name="T217">kalian ingin</text:span><text:span text:style-name="T216"> tahu, saya </text:span><text:span text:style-name="T217">Rizky Pramudya. Saya </text:span><text:span text:style-name="T216">dari negara Trovidia. </text:span><text:span text:style-name="T218">Negara yang penuh cinta dan kasih sayang. // </text:span><text:span text:style-name="T1308">I’m not a time traveler, I&amp;apos;m an interdimensional traveler. If you want to know, I’m Rizky Pramudya. I came from Trovidia. The country is full of love and affection.</text:span><text:span text:style-name="T965"> </text:span><text:span text:style-name="T404"><text:s/></text:span><text:span text:style-name="T524">//</text:span><text:span text:style-name="T520">~~(0</text:span><text:span text:style-name="T531">4</text:span><text:span text:style-name="T548">3</text:span><text:span text:style-name="T520">)</text:span></text:p>
      <text:p text:style-name="P174"><text:span text:style-name="T131">Russian Person (Russian Sovereign Union) : </text:span><text:span text:style-name="T132">Oh maaf, saya mengira kamu penjelajah waktu. *</text:span><text:span text:style-name="T133">Membuka peta dunia di </text:span><text:span text:style-name="T134">komputer</text:span><text:span text:style-name="T135">nya</text:span><text:span text:style-name="T133">* </text:span><text:span text:style-name="T136">Wait.... D</text:span><text:span text:style-name="T137">i mana negara tersebut? Saya tidak menemukan nama negaranya di dunia </text:span><text:span text:style-name="T138">kami</text:span><text:span text:style-name="T137">. // </text:span><text:span text:style-name="T1358">Oh sorry, I thought you are a time traveler. *</text:span><text:span text:style-name="T1384">Opens a world map herself</text:span><text:span text:style-name="T1358">* Wait... Where is the country? I didn’t find that in our world.</text:span><text:span text:style-name="T604"> </text:span><text:span text:style-name="T603"><text:s/></text:span><text:span text:style-name="T524">//</text:span><text:span text:style-name="T520">~~(0</text:span><text:span text:style-name="T531">4</text:span><text:span text:style-name="T532">4</text:span><text:span text:style-name="T520">)</text:span></text:p>
      <text:p text:style-name="P174"><text:span text:style-name="T215">Rizky Pramudya (Trovidia Community) : </text:span><text:span text:style-name="T137">Ya </text:span><text:span text:style-name="T219">jelas</text:span><text:span text:style-name="T137"> tidak ada </text:span><text:span text:style-name="T220">lah</text:span><text:span text:style-name="T137"> </text:span><text:span text:style-name="T219">di sini</text:span><text:span text:style-name="T137"> karena negara tersebut ada di dimensi lain. Itupun di planet dan </text:span><text:span text:style-name="T221">tata surya</text:span><text:span text:style-name="T137"> lain. // </text:span><text:span text:style-name="T1309">Well, obviously not here because the country is in another dimension. It’s even  on another planet and solar system.</text:span><text:span text:style-name="T966"> </text:span><text:span text:style-name="T405"><text:s/></text:span><text:span text:style-name="T524">//</text:span><text:span text:style-name="T520">~~(0</text:span><text:span text:style-name="T531">4</text:span><text:span text:style-name="T549">5</text:span><text:span text:style-name="T520">)</text:span></text:p>
      <text:p text:style-name="P175"><text:span text:style-name="T131">Russian Person (Russian Sovereign Union) : </text:span><text:span text:style-name="T139">Oke, saya paham. Saya akan melanjutkan topik sebelumnya. </text:span><text:span text:style-name="T140">Kalau </text:span><text:span text:style-name="T141">Russia</text:span><text:span text:style-name="T139"> sebenarnya pernah dikudeta oleh </text:span><text:span text:style-name="T142">orang yang kuduga merupakan petinggi perusahaan asal</text:span><text:span text:style-name="T139"> America. </text:span><text:span text:style-name="T143">Alasannya karena kami di</text:span><text:span text:style-name="T144">anggap</text:span><text:span text:style-name="T143"> </text:span><text:soft-page-break/><text:span text:style-name="T143">‘</text:span><text:span text:style-name="T144">mengancam perdamaian dunia dengan </text:span><text:span text:style-name="T145">ajaran komunis’</text:span><text:span text:style-name="T144"> yang bahkan tuduhan tersebut tidak terbukti benar. </text:span><text:span text:style-name="T146">Kemudian, diikuti dengan runtuhnya Uni Soviet </text:span><text:span text:style-name="T147">menjadi Russian Federation. Lalu,</text:span><text:span text:style-name="T148"> America menyebarkan propaganda ‘</text:span><text:span text:style-name="T149">Why </text:span><text:span text:style-name="T150">Communism</text:span><text:span text:style-name="T149"> </text:span><text:span text:style-name="T151">doesn’</text:span><text:span text:style-name="T149">t work?’ </text:span><text:span text:style-name="T147">yang sa</text:span><text:span text:style-name="T152">yangnya informasi tersebut menyesatkan. // </text:span><text:span text:style-name="T1347">Okay, I get it. I will continue the previous topic. Russia has been coup by someone who is suspected to be company officials from America. The reason is because we were considered ‘threatening the world with communism’ which has not even been proven true. Then, it was followed by the fall of the Soviet Union which became Russian Federation. Then, America spreaded propaganda saying “Why Does Communism Never work?’ But the information was misleading.</text:span><text:span text:style-name="T406"> </text:span><text:span text:style-name="T385"><text:s/></text:span><text:span text:style-name="T524">//</text:span><text:span text:style-name="T520">~~(0</text:span><text:span text:style-name="T531">4</text:span><text:span text:style-name="T533">6-048</text:span><text:span text:style-name="T520">)</text:span></text:p>
      <text:p text:style-name="P176"><text:span text:style-name="T153">South African Person (South Africa) :</text:span><text:bookmark-end text:name="_GoBack"/><text:span text:style-name="T153"> </text:span><text:span text:style-name="T154">Negara saya</text:span><text:span text:style-name="T155"> pernah </text:span><text:span text:style-name="T156">terkena</text:span><text:span text:style-name="T155"> embargo ekonomi yang dilakukan oleh America </text:span><text:span text:style-name="T157">hanya karena </text:span><text:span text:style-name="T158">saya</text:span><text:span text:style-name="T157"> mereformasi hukum kekayaan intelektual. Selain itu, America juga</text:span><text:span text:style-name="T155"> memaksa semua negara untuk mematuhi perintah North American Empire. Kalau tidak, mereka memberi sanksi ekonomi kepada negara yang tidak menurutinya. Alhasil, banyak negara yang terpaksa mematuhinya. </text:span><text:span text:style-name="T159">Ini tidak adil, </text:span><text:span text:style-name="T154">karena Afrika Selatan dianggap melakukan pelanggaran terhadap </text:span><text:span text:style-name="T160">perjanjian</text:span><text:span text:style-name="T154"> ‘</text:span><text:span text:style-name="T161">Rhineland </text:span><text:span text:style-name="T162">Conventi</text:span><text:span text:style-name="T163">on</text:span><text:span text:style-name="T154">’, </text:span><text:span text:style-name="T164">yaitu merugikan ‘</text:span><text:span text:style-name="T165">masyarakat</text:span><text:span text:style-name="T164">’ yang </text:span><text:span text:style-name="T165">sebenarnya</text:span><text:span text:style-name="T166"> konvensi</text:span><text:span text:style-name="T167"> tersebut </text:span><text:span text:style-name="T165">memang kapitalis</text:span><text:span text:style-name="T154">. Pada </text:span><text:span text:style-name="T178">tahun</text:span><text:span text:style-name="T154"> 1995, </text:span><text:span text:style-name="T168">pemerintah saya</text:span><text:span text:style-name="T154"> berusaha untuk mereformasi hukum paten </text:span><text:span text:style-name="T166">dan </text:span><text:span text:style-name="T169">juga</text:span><text:span text:style-name="T166"> hukum</text:span><text:span text:style-name="T154"> kekayaan intelektual agar lebih mengutamakan kepentingan masyarakat </text:span><text:span text:style-name="T170">dengan cara membuatnya menjadi lebih fleksibel dan memperpendeknya menjadi 10 tahun</text:span><text:span text:style-name="T154">. </text:span><text:span text:style-name="T171">Karena saya merasa hukum hak </text:span><text:span text:style-name="T172">paten yang berdurasi 40 tahun sangat merugikan </text:span><text:span text:style-name="T168">masyarakat, </text:span><text:span text:style-name="T173">terlebih lagi dalam hal medis yang seharusnya mementingkan kesehatan masyarakat justru malah digunakan untuk meraup keuntungan</text:span><text:span text:style-name="T179">. Sehingga,</text:span><text:span text:style-name="T173"> harga obatnya tidak bisa dijangkau oleh masyarakat miskin </text:span><text:span text:style-name="T207">dan</text:span><text:span text:style-name="T173"> tidak manusiawi. </text:span><text:span text:style-name="T174">Akhirnya, saya gerah dengan sikap petinggi North American Empire </text:span><text:span text:style-name="T175">dan </text:span><text:span text:style-name="T176">membuat saya </text:span><text:span text:style-name="T175">mendukung langkah pemerintah dan negara lain untuk menentang America.</text:span><text:span text:style-name="T177"> // </text:span><text:span text:style-name="T1407">My country was once hit by an economic embargo imposed by America just because I reformed Intellectual Property law. In addition, America forced all countries to obey the North American Empire’s orders. Otherwise, they would impose economic sanctions. As a result, many countries were forced to comply.  This is unfair, because South Africa was considered to have violated the ‘Rhineland Convention’, which is detrimental to ‘society’ which is actually a capitalist convention. In 1995, my government tried to reform patent and intellectual property law to prioritize public good by making it more flexible and shorten the duration by 10 years. Because I feel that 40 years patent law is very detrimental for society, especially in medical matters, which should prioritize public good, instead it’s used to make profit. So, the price couldn’t be reached by poor people. It’s such an inhumane. Because of that, I resent the attitude of the North American Empire&amp;apos;s top brass. Thus, I supported other governments and countries against America.</text:span><text:span text:style-name="T1409"> </text:span><text:span text:style-name="T386"><text:s/></text:span><text:span text:style-name="T524">//</text:span><text:span text:style-name="T520">~~(0</text:span><text:span text:style-name="T531">4</text:span><text:span text:style-name="T534">9</text:span><text:span text:style-name="T533">-0</text:span><text:span text:style-name="T534">5</text:span><text:span text:style-name="T535">5</text:span><text:span text:style-name="T520">)</text:span></text:p>
      <text:p text:style-name="P177"><text:span text:style-name="T175">R</text:span><text:span text:style-name="T222">izky Pramudya (Trovidia Community) : Owwwh, </text:span><text:span text:style-name="T223">negara yang malang.</text:span><text:span text:style-name="T222"> </text:span><text:span text:style-name="T223">B</text:span><text:span text:style-name="T222">etapa buruknya North American Empire. </text:span><text:span text:style-name="T164">Reformasi hukum paten saja </text:span><text:span text:style-name="T165">malah </text:span><text:span text:style-name="T164">dianggap merugikan </text:span><text:span text:style-name="T165">masyarakat. </text:span><text:span text:style-name="T224">Padahal produk yang </text:span><text:span text:style-name="T225">berada di ranah</text:span><text:span text:style-name="T224"> publik sudah </text:span><text:span text:style-name="T226">semestinya</text:span><text:span text:style-name="T224"> milik masyarakat.</text:span><text:span text:style-name="T165"> Tidak masuk akal. // </text:span><text:span text:style-name="T1310">Owwwh, poor you. How bad is the North American Empire? The Patent law reform alone is considered to be detrimental to ‘society’. In fact, </text:span><text:soft-page-break/><text:span text:style-name="T1310">products that are already in public should belong to society. What America did was nonsense.</text:span><text:span text:style-name="T227"> </text:span><text:span text:style-name="T524">//</text:span><text:span text:style-name="T520">~~(0</text:span><text:span text:style-name="T536">56</text:span><text:span text:style-name="T520">)</text:span></text:p>
      <text:p text:style-name="P177"><text:span text:style-name="T175">Free Culture Initiative Person (Sweden) : </text:span><text:span text:style-name="T180">Betul, </text:span><text:span text:style-name="T181">Rizky. </text:span><text:span text:style-name="T182">America juga memberlakukan tarif dan hukum yang sebenarnya hanya mementingkan kepentingan pengusaha itu sendiri. Yaitu, hak cipta. Hak cipta yang memiliki durasi yang sangat panjang ini dari setelah perang dunia ke-2 di mana seumur hidup pencipta + 120 tahun. Di</text:span><text:span text:style-name="T193">tambah 30 tahun lagi menjadi </text:span><text:span text:style-name="T182">seumur hidup + 150 tahun setelah diberlakukannya ‘Foremost </text:span><text:span text:style-name="T183">Ellyssia</text:span><text:span text:style-name="T182"> Copyright Term Extension Act’. </text:span><text:span text:style-name="T194">Kebijakan ini </text:span><text:span text:style-name="T184">dengan alasan ‘melindungi para artis dan perusahaan kecil’ </text:span><text:span text:style-name="T182">yang sebenarnya bertujuan </text:span><text:span text:style-name="T185">mencegah</text:span><text:span text:style-name="T182"> karya </text:span><text:span text:style-name="T185">mereka</text:span><text:span text:style-name="T182"> masuk ke public domain. </text:span><text:span text:style-name="T186">Selain itu, </text:span><text:span text:style-name="T187">mereka juga</text:span><text:span text:style-name="T188"> mencegah orang lain menggunakan alternatif berupa lisensi maupun hal lain dalam bentuk apapun pada karya</text:span><text:span text:style-name="T195"> </text:span><text:span text:style-name="T196">mereka</text:span><text:span text:style-name="T188">. </text:span><text:span text:style-name="T189">Bahkan kalau karya ciptaan orang lain itu original sekalipun.</text:span><text:span text:style-name="T188"> </text:span><text:span text:style-name="T190">Selain itu, mereka sering kali melakukan penuntutan kepada siapapun yang dianggap ‘melanggar hak cipta mereka’ bahkan untuk karya orang lain yang mereka buat original sekalipun dan tidak </text:span><text:span text:style-name="T191">perusahaan tersebut</text:span><text:span text:style-name="T190"> miliki sama sekali. </text:span><text:span text:style-name="T192">Padahal, penuntutan yang tidak ada dasarnya seperti itu termasuk fraudulent. // </text:span><text:span text:style-name="T1348">That’s right, Rizky. America also imposed tariffs and laws which only concerned their entrepreneurial interests. Such as copyright. The copyright had a very long duration from post-world war II which is about a lifetime + 120 years. And adding 30 years to a total lifetime + 150 years after the enactment of the ‘Foremost Ellyssia Copyright Term Extension Act’. The policy with a reason to ‘protect artists and small companies’ which actually aimed to prevent their work from entering the public domain. Beside that, they also prevent others from using alternatives in license form and any other things with their own works. Even if the creations are completely original. In addition, they oftenly sued everyone deemed ‘infringing their copyrights’ even to other people&amp;apos;s works which are original and nothing like anything made by them at all. Actually, such baseless sues are fraudulent.</text:span><text:span text:style-name="T407"> </text:span><text:span text:style-name="T387"><text:s/></text:span><text:span text:style-name="T524">//</text:span><text:span text:style-name="T520">~~(0</text:span><text:span text:style-name="T536">5</text:span><text:span text:style-name="T537">7-063</text:span><text:span text:style-name="T520">)</text:span></text:p>
      <text:p text:style-name="P178"><text:span text:style-name="T192">R</text:span><text:span text:style-name="T228">izky Pramudya (Trovidia Commu</text:span><text:span text:style-name="T229">ni</text:span><text:span text:style-name="T228">ty) : Itu yang sebenarnya mengapa saya membenci perusahaan besar yang suka nuntut sana nuntut sini tentang masalah fanworks hanya karena masalah hak cipta </text:span><text:span text:style-name="T230">dan mengapa saya sangat menentang hak cipta sistem Bumi di dimensi saya.</text:span><text:span text:style-name="T228"> Dan sayangnya kebanyakan masyarakat di Bumi di dimensi saya banyak yang mendukung kekayaan intelektual tanpa mempertanyakan dan mengkritisinya. </text:span><text:span text:style-name="T231">Bahkan banyak edukasi atau pelatihan tentang hak cipta tanpa menyertakan apa kekurangannya, apa ada lisensi yang memperbolehkan penggunaan kembali tanpa harus izin, dan konsep Free Culture. Saya kesal dengan hukum hak cipta di Bumi saya yang berdurasi seumur hidup + 70 tahun sejak </text:span><text:span text:style-name="T232">berlakunya</text:span><text:span text:style-name="T231"> “Sonny Bono Copyright Term Extension Act” di tahun 199</text:span><text:span text:style-name="T233">8</text:span><text:span text:style-name="T231"> yang bagi saya </text:span><text:span text:style-name="T234">perpanjangan 20 tahun tersebut</text:span><text:span text:style-name="T231"> sungguh bodoh. </text:span><text:span text:style-name="T197">Sekarang, </text:span><text:span text:style-name="T198">karena </text:span><text:span text:style-name="T235">berkembangnya teknologi internet</text:span><text:span text:style-name="T198"> yang </text:span><text:span text:style-name="T236">menyebabkan</text:span><text:span text:style-name="T198"> siapapun bisa menyalin dan mendownloadnya dengan nyaris tanpa biaya. Sehingga, pembajakan me</text:span><text:span text:style-name="T237">njadi</text:span><text:span text:style-name="T198"> marak. D</text:span><text:span text:style-name="T197">ilihat dari maraknya penggunaan </text:span><text:span text:style-name="T238">karya</text:span><text:span text:style-name="T198"> </text:span><text:span text:style-name="T197">bajakan-// </text:span><text:span text:style-name="T1311">That’s why I hate corporations that always sue fanworks just because of copyright problems and why I oppose Earthlings copyright in my dimension. And unfortunately, most people on Earth in my dimension support Intellectual Property without questioning or criticizing it. Even many copyright education and training lacks information about the cons of copyright. There is no license which permits reuse without </text:span><text:soft-page-break/><text:span text:style-name="T1311">permission and the concept of Free Culture. I’m annoyed with the copyright laws on my Earth with lifetime</text:span><text:span text:style-name="T1403"> </text:span><text:span text:style-name="T1311">+ 70 years duration since they enacted of “Sonny Bono Copyright Term Extension Act” in 1998. For me, the 20 years extension is stupid. Now, due to the development of internet technology, anyone can copy and download things with no cost. So, piracy become rampant. There is a lot of pirated and derivative works out there-</text:span><text:span text:style-name="T793"> </text:span><text:span text:style-name="T408"><text:s/></text:span><text:span text:style-name="T524">//</text:span><text:span text:style-name="T520">~~(0</text:span><text:span text:style-name="T550">64</text:span><text:span text:style-name="T537">-06</text:span><text:span text:style-name="T550">8</text:span><text:span text:style-name="T520">)</text:span></text:p>
      <text:p text:style-name="P231"><text:span text:style-name="T858">Free Culture Initiative Person (Sweden) : Dimohon agar tidak menggunakan kata pembajakan dikarenakan kata tersebut berujung fitnah </text:span><text:span text:style-name="T859">dan seringkali jadi propaganda </text:span><text:span text:style-name="T860">oleh </text:span><text:span text:style-name="T859">para kapitalis </text:span><text:span text:style-name="T860">dan proprietarian</text:span><text:span text:style-name="T859">. // </text:span><text:span text:style-name="T1404">Please don’t use piracy because this word leads to slander and oftenly becomes propaganda by capitalists and proprietatiants. </text:span><text:span text:style-name="T834"><text:s/></text:span><text:span text:style-name="T850">//</text:span><text:span text:style-name="T851">~~(0</text:span><text:span text:style-name="T852">6</text:span><text:span text:style-name="T853">9</text:span><text:span text:style-name="T851">)</text:span></text:p>
      <text:p text:style-name="P179"><text:span text:style-name="T197">Rizky Pramudya (Trovidia Community) : Oh, maaf. Maraknya penggunaan tak terotorisasi ini </text:span><text:span text:style-name="T198">memang sudah </text:span><text:span text:style-name="T199">seharusnya membuat siapapun sadar kalau hukum hak cipta dan kekayaan intelektual harus direformasi </text:span><text:span text:style-name="T200">dan diperpendek, bukannya semakin diperketat. Alih-alih menyingkatnya, tahun 2044 WIPO dan WTO justru malah me</text:span><text:span text:style-name="T201">mperketat</text:span><text:span text:style-name="T200"> hak cipta dan durasinya menjadi Seumur hidup + 100 tahun sehingga yang seharusnya publik domain </text:span><text:span text:style-name="T202">malah</text:span><text:span text:style-name="T200"> </text:span><text:span text:style-name="T203">kembali lagi masuk</text:span><text:span text:style-name="T200"> ke dalam hak cipta. </text:span><text:span text:style-name="T201">Saya curiga ini hasil lobby para perusahaan besar dan pemuja kekayaan intelektual alias Copyright &amp; Intellectual Property Maximalist. </text:span><text:span text:style-name="T204">Mereka tidak mendengarkan kebutuhan masyarakat. // </text:span><text:span text:style-name="T1349">Oh, sorry. The proliferation of unauthorized use should make everyone aware that copyright and intellectual property must be reformed ,shortened and relaxed instead of becoming tighter. Instead of reducing it, in 2044, WIPO and WTO tightened copyright and lengthened duration to lifetime + 100 years to many works that were supposed to be in the public domain returned to copyright. I suspect it’s the result of lobbying by corporations and intellectual property worshipers a.k.a Copyright &amp; intellectual property maximalist. They didn’t listen to society&amp;apos;s needs.</text:span><text:span text:style-name="T388"> </text:span><text:span text:style-name="T524">//</text:span><text:span text:style-name="T520">~~(0</text:span><text:span text:style-name="T538">70-072</text:span><text:span text:style-name="T520">)</text:span></text:p>
      <text:p text:style-name="P180"><text:span text:style-name="T204">Free Software Organization</text:span><text:span text:style-name="T239"> Person (</text:span><text:span text:style-name="T240">Maritime Union</text:span><text:span text:style-name="T239">) : Oh, wait.... What? </text:span><text:span text:style-name="T241">Bagaimana? Bagaimana bisa mereka ini melakukannya? Betapa bodohnya para lawyer yang begitu saja menerima bujukan para propriet</text:span><text:span text:style-name="T242">arian</text:span><text:span text:style-name="T241">! // </text:span><text:span text:style-name="T1312">Oh, wait.... What? How? How far have they gone? What lawyer is stupid enough to just accept proprietarian persuasions?!</text:span><text:span text:style-name="T794"> </text:span><text:span text:style-name="T409"><text:s/></text:span><text:span text:style-name="T524">//</text:span><text:span text:style-name="T520">~~(0</text:span><text:span text:style-name="T538">7</text:span><text:span text:style-name="T551">3</text:span><text:span text:style-name="T520">)</text:span></text:p>
      <text:p text:style-name="P181"><text:span text:style-name="T243">Rizky Pramudya (Trovidia Community) : </text:span><text:span text:style-name="T244">Iya, itulah kenapa muncul lembaga-lembaga besar yang anti terhadap kekayaan intelektual. </text:span><text:span text:style-name="T245">Bahkan saat ini, </text:span><text:span text:style-name="T246">ada tanda-tanda </text:span><text:span text:style-name="T247">semakin populernya</text:span><text:span text:style-name="T245"> partai-partai politik anti kekayaan intelektual. // </text:span><text:span text:style-name="T1350">Yes, that’s why many large institutions that oppose intellectual property are emerging. Even today, there are signs that anti-intellectual property political parties are growing in popularity.</text:span><text:span text:style-name="T420"> </text:span><text:span text:style-name="T410"><text:s/></text:span><text:span text:style-name="T552">//</text:span><text:span text:style-name="T553">~~(0</text:span><text:span text:style-name="T554">7</text:span><text:span text:style-name="T555">4</text:span><text:span text:style-name="T553">)</text:span></text:p>
      <text:p text:style-name="P182"><text:span text:style-name="T248">F</text:span><text:span text:style-name="T249">ree Culture Initiative Person (Sweden) : Sungguh berduka atas kekecewaan anda terhadap WIPO dan WTO. </text:span><text:span text:style-name="T250">Memang itulah konsekuensi dari mereka yang tidak mau mendengarkan masyarakat, terlebih lagi dalam hal sosial dan budaya. </text:span><text:span text:style-name="T251">Sudah durasi</text:span><text:span text:style-name="T252">nya </text:span><text:span text:style-name="T251">terlalu panjang, malah semakin diperpanjang.</text:span><text:span text:style-name="T250"> Akhirnya, masyarakat yang termarjinalkan atau yang ingin menggunakan atau membuat karya yang sudah ada tapi lebih baik malah dirugikan. Karena itulah lembaga yang kamu maksud </text:span><text:span text:style-name="T253">semakin besar </text:span><text:soft-page-break/><text:span text:style-name="T253">pengaruhnya</text:span><text:span text:style-name="T250"> dan banyak </text:span><text:span text:style-name="T254">lembaga dan masyarakat yang </text:span><text:span text:style-name="T250">menentang hukum kekayaan intelektual </text:span><text:span text:style-name="T255">secara global</text:span><text:span text:style-name="T250">. Sebenarnya, </text:span><text:span text:style-name="T256">dalam sejarah kami</text:span><text:span text:style-name="T250"> </text:span><text:span text:style-name="T256">dunia ini </text:span><text:span text:style-name="T250">pernah mengalami </text:span><text:span text:style-name="T256">hal yang sama. Bahkan hal tersebut merupakan</text:span><text:span text:style-name="T250"> pe</text:span><text:span text:style-name="T346">mberontakan</text:span><text:span text:style-name="T250"> terbesar di dalam sejarah umat manusia di sini. // </text:span><text:span text:style-name="T1351">We are really sorry for your disappointment with WIPO and WTO. As a result of their actions, there are people who didn&amp;apos;t want to listen to society. Especially in terms of social and cultures. The duration is already too long, then they made it even longer. As a result, the marginalized people and the people who want to use or improve existing art are harmed. That’s why so many institutions you speak of are getting bigger and bigger. There are also many anti-copyright organizations that advocate for copyright reforms that have appeared around the globe. Actually, in our history, this world has experienced the same thing. In fact, it’s the biggest rebellion in history.</text:span><text:span text:style-name="T412"> </text:span><text:span text:style-name="T411"><text:s/></text:span><text:span text:style-name="T552">//</text:span><text:span text:style-name="T553">~~(0</text:span><text:span text:style-name="T554">7</text:span><text:span text:style-name="T556">5-</text:span><text:span text:style-name="T557">07</text:span><text:span text:style-name="T558">8</text:span><text:span text:style-name="T553">)</text:span></text:p>
      <text:p text:style-name="P183"><text:span text:style-name="T250">R</text:span><text:span text:style-name="T257">ussian Person (Russian Sovereign Union) : Berawal dari trend mengunci </text:span><text:span text:style-name="T258">sumber kode</text:span><text:span text:style-name="T257"> dan semakin maraknya proprietary software </text:span><text:span text:style-name="T259">sekitar 1970an</text:span><text:span text:style-name="T257">, perusahaan Foremost Ellyssia semakin menjadi-jadi dalam menjalankan rencananya. Perusahaan tersebut pernah mencapai prestasi terbaik di dunia ini, bahkan nomor 1 dalam produksi teknologi dan software. </text:span><text:span text:style-name="T260">Karya seni pun juga tidak main-main bagusnya. </text:span><text:span text:style-name="T259">Idenya pun juga tidak main-main juga. Namun, </text:span><text:span text:style-name="T261">dibalik itu semua ter</text:span><text:span text:style-name="T262">n</text:span><text:span text:style-name="T261">yata </text:span><text:span text:style-name="T263">mereka </text:span><text:span text:style-name="T264">telah</text:span><text:span text:style-name="T263"> </text:span><text:span text:style-name="T265">melakukan perbuatan</text:span><text:span text:style-name="T263"> busuk</text:span><text:span text:style-name="T264">nya</text:span><text:span text:style-name="T263">.</text:span><text:span text:style-name="T265"> Dilihat dari m</text:span><text:span text:style-name="T259">ereka </text:span><text:span text:style-name="T265">yang</text:span><text:span text:style-name="T259"> </text:span><text:span text:style-name="T265">gencar membujuk lawyer di lembaga yang bernama GIPI (Global Intellectual Property Institution), GTI (Global Trade Initiative), pemerintah America, maupun di seluruh dunia untuk memperpanjang dan memperketat </text:span><text:span text:style-name="T266">hukum hak cipta. </text:span><text:span text:style-name="T267">Seperti yang dikatakan oleh orang Swedia dari bekas Pirate Union Party, </text:span><text:span text:style-name="T268">mereka melakukannya dengan alasan “Melindungi artis dan kreator”, “Menyadarkan masyarakat dunia tentang pentingnya mengetahui kekayaan intelektual”, “Mengetahui lisensi yang illegal”, “Menyejahterakan pekerja”, dan alibi-alibi lainnya. </text:span><text:span text:style-name="T269">Kamipun </text:span><text:span text:style-name="T272">bubar</text:span><text:span text:style-name="T269"> karena ulah perusahaan Foremost Ellyssia. Mereka menyebarkan ilusi tentang perlindungan hak cipta dan membenci </text:span><text:span text:style-name="T273">gerakan</text:span><text:span text:style-name="T269"> dan filosofi yang </text:span><text:span text:style-name="T349">akan</text:span><text:span text:style-name="T269"> mengancam mereka. Dimulai dari berlakunya Rhineland Convention pada tahun 1974 tentang durasi hak cipta yang berlaku seumur hidup + 120 tahun. </text:span><text:span text:style-name="T274">Lalu,</text:span><text:span text:style-name="T269"> “Foremost Ellyssia Copyright Term Extension Act” </text:span><text:span text:style-name="T275">atau disingkat menjadi FECTEA</text:span><text:span text:style-name="T269"> yang berlaku pada tahun 19</text:span><text:span text:style-name="T270">87</text:span><text:span text:style-name="T269"> dengan penambahan durasi sebanyak 30 tahun dan pengetatan </text:span><text:span text:style-name="T270">hukum kekayaan intelektual. </text:span><text:span text:style-name="T271">Orang yang bernama Lawrence Laurentia yang sebagai oposisi ternyata gagal me</text:span><text:span text:style-name="T276">ndapatkan</text:span><text:span text:style-name="T271"> </text:span><text:span text:style-name="T276">pengaruh</text:span><text:span text:style-name="T271">, dan hanya mendapat 4 dukungan suara di pelo</text:span><text:span text:style-name="T262">b</text:span><text:span text:style-name="T271">byan. // </text:span><text:span text:style-name="T1352">Starting from the locking down of source codes and proliferation of proprietary software in the 1970s, the Ellyssia corporation became more corrupted in running their plans. This corporation has achieved their best performance in the world, they’re even the</text:span><text:span text:style-name="T1394"> </text:span><text:span text:style-name="T1352">number 1 in technology and software production. Their artworks are very good. Their ideas are also very good too. But, behind it all, it turns out that they have done their rotten deeds.</text:span><text:span text:style-name="T1410"> </text:span><text:span text:style-name="T1411">Judging from those who aggressively persuade lawyers at institutions called GIPI (Global Intellectual Property Institution) and GTI (Global Trade Initiative), the American government and </text:span><text:span text:style-name="T1352">some other countries want </text:span><text:span text:style-name="T1411">to extend and tighten copyright law. </text:span><text:span text:style-name="T1352">Like what the Swedish person of the former Pirate Union Party said, the corporation used excuses like “Protecting artists and creators”, “Educating society about the importance of intellectual property”, “Knowing illegal licenses”, “Improving the workers welfare”, and </text:span><text:soft-page-break/><text:span text:style-name="T1352">other alibis to enforce their ideas onto us. We disbanded because of Foremost Ellyssia’s deeds. They spread misinformation about copyright protection and hate any movement or philosophy that could threaten them. Starting from the enactment of the Rhineland Convention in 1974, the copyright duration is valid for lifetime + 120 years. Then, “Foremost Ellyssia Copyright Term Extension Act” or abbreviated as FECTEA took effect in 1987 with an additional 30 years and strengthened intellectual property laws. The person named Lawrence Laurentia who was in the opposition failed to gain influence, and only got 4 votes in the lobby.</text:span><text:span text:style-name="T414"> </text:span><text:span text:style-name="T413"><text:s/></text:span><text:span text:style-name="T552">//</text:span><text:span text:style-name="T553">~~(0</text:span><text:span text:style-name="T554">7</text:span><text:span text:style-name="T559">9-</text:span><text:span text:style-name="T560">088</text:span><text:span text:style-name="T553">)</text:span></text:p>
      <text:p text:style-name="P184"><text:span text:style-name="T270">F</text:span><text:span text:style-name="T271">ree Society Person (</text:span><text:span text:style-name="T277">Free Society of </text:span><text:span text:style-name="T271">Germany) : Karena berlakunya FECTEA itulah mulai berkembang organisasi dan lembaga yang menerbitkan lisensi terbuka yang bernama Freeworks License yang mempersilahkan siapapun untuk </text:span><text:span text:style-name="T278">menyalin dan menggunakan sebuah karya tanpa takut dituntut. Ada juga lembaga lain yang menerbitkan lisensi terbuka yang bertujuan sama tapi di ranah selain karya seni, seperti software, hardware, dan lainnya. </text:span><text:span text:style-name="T279">Ada juga organisasi-organisasi lainnya yang muncul dengan tujuan melawan hukum hak cipta dengan cara memberikan alternatifnya maupun menolak </text:span><text:span text:style-name="T280">hak cipta dan hak paten. Sebagai </text:span><text:span text:style-name="T281">tambahan</text:span><text:span text:style-name="T280">, mereka ini melaksanakan kampanye tentang kekurangan dan bahaya hak cipta dan hak paten saat itu </text:span><text:span text:style-name="T282">dan mempersilahkan orang lain untuk mereproduksi dan menjual karya yang </text:span><text:span text:style-name="T283">mereka</text:span><text:span text:style-name="T284"> ciptakan. </text:span><text:span text:style-name="T285">Namun, nahas. Foremost Elyssia gusar. </text:span><text:span text:style-name="T286">Mereka</text:span><text:span text:style-name="T285"> menuntut semua organisasi-organisasi seperti ini dengan alasan “Merugikan artis dan kreator” </text:span><text:span text:style-name="T287">dan “Melawan hukum hak cipta”</text:span><text:span text:style-name="T285">. Kemudian, terjadi lagi perpanjangan durasi dan pengetatan di mana lisensi dan organisasi seperti itu dianggap terlarang karena dianggap “Mengancam kestabilan </text:span><text:span text:style-name="T288">dunia</text:span><text:span text:style-name="T285">” </text:span><text:span text:style-name="T289">dengan berlakunya “Second Rhineland Convention” </text:span><text:span text:style-name="T290">di tahun 199</text:span><text:span text:style-name="T291">6</text:span><text:span text:style-name="T285">. </text:span><text:span text:style-name="T292">Karena itulah masyarakat semakin muak dengan Foremost. Hingga </text:span><text:span text:style-name="T293">muncullah para</text:span><text:span text:style-name="T292"> filsuf yang akhirnya menciptakan filosofi Free Society, Free Culture, Digital Socialism, Digital Communism, </text:span><text:span text:style-name="T294">dan sebagainya. </text:span><text:span text:style-name="T307">Dan juga,</text:span><text:span text:style-name="T292"> mulai banyak filsuf-filsuf yang menentang hukum hak cipta dan paten walaupun mereka terus dikejar-kejar oleh</text:span><text:span text:style-name="T295"> </text:span><text:span text:style-name="T296">lembaga keamanan. </text:span><text:span text:style-name="T297">Itu semua pasti ulah Foremost</text:span><text:span text:style-name="T295">. </text:span><text:span text:style-name="T298">Foremost semakin menjadi-jadi </text:span><text:span text:style-name="T299">dalam melancarkan kelakuan busuknya. Bahkan memperkuat monopoli dalam hal kekayaan intelektual dan kekuasaan. </text:span><text:span text:style-name="T289">Hingga pada tahun </text:span><text:span text:style-name="T300">2005, mulai banyak buruh dan masyarakat yang tidak suka dengan North American Empire dan Foremost. Merekalah yang paling terkena dampaknya, termasuk Content Creator yang membuat kontennya secara independen, apalagi lisensi terbuka yang saat itu illegal. </text:span><text:span text:style-name="T301">Foremost menjadi terlalu agresif dalam melobby, menggugat, dan mentakedown banyak organisasi, perusahaan, </text:span><text:span text:style-name="T302">buruh,</text:span><text:span text:style-name="T301"> dan menuntut individu seolah-olah mereka melakukan kejahatan besar. </text:span><text:span text:style-name="T303">Karena itulah mengapa Russia, China, Indonesia, dan South Africa mereformasi hukum kekayaan intelektualnya. Karena </text:span><text:span text:style-name="T304">mereka merasa</text:span><text:span text:style-name="T303"> hukum yang diciptakan oleh GIPI, GTI, dan konvensi Second Rhineland Convention yang berasal dari North American Empire </text:span><text:span text:style-name="T305">adalah </text:span><text:span text:style-name="T303">tidak adil.</text:span><text:span text:style-name="T306"> // </text:span><text:span text:style-name="T1353">Because of FECTEA, organizations and institutions emerged, they released an open license called the Freeworks License, allowing everyone to copy and use a work without fear of getting sued by the author. Also, there are other institutions that release open</text:span><text:span text:style-name="T1395"> </text:span><text:span text:style-name="T1353">licenses with the same goal as before but for other works, such as software, hardware, and others. Then, many organizations emerged with the mission to fight copyright law by providing alternatives or rejecting copyright and patents. In addition, They carried out the </text:span><text:soft-page-break/><text:span text:style-name="T1353">campaigns about deficiencies and dangers of copyrights and patents in that time and allowed others to reproduce and sell the works they created. Unfortunately, Foremost Ellyssia was mad. They sued all these organizations with the reasons of “Harming artists and creators” and “Against copyright laws”. Then, there were more copyright extensions and strengthening again under which such licenses and organizations were prohibited because they are considered “A threat to world stability” with the enactment of “Second Rhineland Convention &amp;apos;&amp;apos; in 1996. That’s why people were mad with Foremost. That is until the philosophers emerged. These philosophers made Free Society, Free Culture, Digital Socialism, Digital Communism, and so on. Also, many philosophers began to oppose copyright and patent laws even though they were being pursued by international security. It’s all because of Foremost&amp;apos;s deeds. Foremost became more and more violent. They even strengthened their monopoly in terms of Intellectual property and power. Until 2005, many workers and societies started to dislike the North American Empire and Foremost. They’re most affected by this, including Content Creators who create their contents independently, especially open licenses which were illegal at that time. Foremost became very aggressive in lobbying, suing, and taking down many organizations, companies, workers, and prosecuting individuals as if they have committed big crimes. That’s why Russia, China, Indonesia, and South Africa reform their</text:span><text:span text:style-name="T1395"> </text:span><text:span text:style-name="T1353">intellectual property laws. This is because they felt the laws made by GIPI, GTI, and Second Rhineland Convention originating from the North American Empire were unfair.</text:span><text:span text:style-name="T415"> </text:span><text:span text:style-name="T306"><text:s/></text:span><text:span text:style-name="T552">//</text:span><text:span text:style-name="T553">~~(0</text:span><text:span text:style-name="T561">89</text:span><text:span text:style-name="T562">-</text:span><text:span text:style-name="T563">10</text:span><text:span text:style-name="T564">2</text:span><text:span text:style-name="T553">)</text:span></text:p>
      <text:p text:style-name="P113"/>
      <text:p text:style-name="P138"><text:span text:style-name="T854">~</text:span><text:span text:style-name="T855">~~Cutscene Peta tahun 20</text:span><text:span text:style-name="T856">07</text:span></text:p>
      <text:p text:style-name="P12"/>
      <text:p text:style-name="P185"><text:span text:style-name="T14">C</text:span><text:span text:style-name="T15">hinese Person (Chinese Federation) : Saya pernah menyaksikan negara ini direformasi pemerintahannya dari People’s Republic of China menjadi Chinese Federation dengan cara mengubah struktur pemerintahan dan ekonominya serta hukum kekayaan intelektual </text:span><text:span text:style-name="T16">hanya berdurasi 30 tahun. </text:span><text:span text:style-name="T51">Lalu, </text:span><text:span text:style-name="T52">pemerintahku</text:span><text:span text:style-name="T16"> meniadakan hak paten demi kepentingan masyarakat sejak tahun 2007. Walaupun kami diembargo oleh North American Empire, kami bisa mengajak negara manapun yang tertindas oleh </text:span><text:span text:style-name="T41">bobroknya</text:span><text:span text:style-name="T16"> hukum kekayaan intelektual </text:span><text:span text:style-name="T53">ciptaan </text:span><text:span text:style-name="T16">GIPI dan GTI. </text:span><text:span text:style-name="T17">Buktinya, semakin banyak konten yang bervariasi </text:span><text:span text:style-name="T54">dan memiliki</text:span><text:span text:style-name="T17"> versi yang berbeda-beda dengan peningkatan yang semakin banyak tanpa hambatan. Diikuti oleh Indonesia yang durasinya hanya 20 tahun sejak 2008, South Africa yang durasinya hanya 25 tahun sejak 2010, Russian Federation yang melakukan reunifikasi dengan Ukraine dan </text:span><text:span text:style-name="T62">m</text:span><text:span text:style-name="T17">embangkit</text:span><text:span text:style-name="T62">k</text:span><text:span text:style-name="T17">an </text:span><text:span text:style-name="T55">sosialisme</text:span><text:span text:style-name="T17"> sejak 2012. Lalu, mereka menjadi Russian Sovereign Union dan mereformasi hukum kekayaan intelektual dengan durasi hak cipta hanya 15 tahun demi kepentingan pekerja, buruh, dan masyarakat dengan alasan produk yang sudah publik sudah termasuk produk sosial. “Produk sosial ya produk untuk masyarakat, bukan untuk pri</text:span><text:span text:style-name="T56">vat</text:span><text:span text:style-name="T17">.”. </text:span><text:span text:style-name="T18">Dan diikuti oleh banyak negara </text:span><text:span text:style-name="T57">d</text:span><text:span text:style-name="T58">i</text:span><text:span text:style-name="T18"> Afrika yang mulai meninggalkan GIPI dan GTI. </text:span><text:span text:style-name="T59">Lalu, mereka</text:span><text:span text:style-name="T60"> juga</text:span><text:span text:style-name="T19"> bergabung dengan </text:span><text:span text:style-name="T20">Workers Union dan Free Society Union untuk melawan ketidakadilan bagi pekerja dan masyarakat. // </text:span><text:span text:style-name="T1331">I have seen my country reformed from the People’s Republic of China into the Chinese Federation by changing the government structure and economy and making intellectual property law last for only 30 years. Then, my </text:span><text:soft-page-break/><text:span text:style-name="T1331">government eliminated patents for society</text:span><text:span text:style-name="T1405"> </text:span><text:span text:style-name="T1331">benefits since 2007. Even though we’re embargoed by the North American Empire, we can invite any country that’s oppressed under corrupt intellectual property laws enforced by GIPI and GTI. The proof is that many types of content are diversified and have different versions with more and more improvements without a hitch. Followed by Indonesia with only 20 years of copyright duration since 2008, South Africa with 25 years of copyright duration since 2010, Russian Federation which has conducted reunification with Ukraine and resurrected socialism since 2012. Then, they became Russian Sovereign Union and reformed their intellectual property law with the copyright duration only lasting 15 years for workers, laborers, and society interests on the grounds that public products are included as social products. “Social products are products for society, not private.”. Then, followed by many countries in Africa that began to leave GIPI and GTI. Then, they joined the Workers Union and Free Society Union to fight injustices for workers and society.</text:span><text:span text:style-name="T796"> </text:span><text:span text:style-name="T795"><text:s/></text:span><text:span text:style-name="T839">//</text:span><text:span text:style-name="T840">~~(</text:span><text:span text:style-name="T843">103</text:span><text:span text:style-name="T841">-</text:span><text:span text:style-name="T842">10</text:span><text:span text:style-name="T844">9</text:span><text:span text:style-name="T840">)</text:span></text:p>
      <text:p text:style-name="P126"><text:span text:style-name="T14">R</text:span><text:span text:style-name="T20">ussian Person (Russian Sovereign Union) : SCP Foundation dan Free Software Organization pun terkena imbasnya. // </text:span><text:span text:style-name="T797">SCP Foundation and Free Software Organization were also affected. </text:span><text:span text:style-name="T839">//</text:span><text:span text:style-name="T840">~~(</text:span><text:span text:style-name="T843">1</text:span><text:span text:style-name="T845">10</text:span><text:span text:style-name="T840">)</text:span></text:p>
      <text:p text:style-name="P13"/>
      <text:p text:style-name="P121"><text:span text:style-name="T20">~</text:span><text:span text:style-name="T13">~~Cutscene Peta tahun 2020 </text:span><text:span text:style-name="T44">dan peristiwa The Great Unrest</text:span></text:p>
      <text:p text:style-name="P13"/>
      <text:p text:style-name="P186"><text:span text:style-name="T309">Free Culture Initiative Person (Sweden) : </text:span><text:span text:style-name="T308">Hingga akhirnya setelah</text:span><text:span text:style-name="T310"> diketahui</text:span><text:span text:style-name="T311"> Foremost Ellyssia</text:span><text:span text:style-name="T312"> ingin me</text:span><text:span text:style-name="T313">ngkudeta</text:span><text:span text:style-name="T311"> North American Empire </text:span><text:span text:style-name="T313">dan mengubahnya</text:span><text:span text:style-name="T311"> menjadi </text:span><text:span text:style-name="T314">Ellyssian</text:span><text:span text:style-name="T311"> Order. </text:span><text:span text:style-name="T315">Karena itu, kemudian</text:span><text:span text:style-name="T316"> muncullah filsuf yang terang-terangan menentang </text:span><text:span text:style-name="T324">Ellyssian</text:span><text:span text:style-name="T316"> Order </text:span><text:span text:style-name="T310">dan North American Empire</text:span><text:span text:style-name="T316"> yang korup dan </text:span><text:span text:style-name="T346">juga</text:span><text:span text:style-name="T316"> hak cipta yang tidak adil. </text:span><text:span text:style-name="T325">Namun, </text:span><text:span text:style-name="T316">Foremost </text:span><text:span text:style-name="T325">tidak terima. Sehingga mereka</text:span><text:span text:style-name="T316"> menghukum mati</text:span><text:span text:style-name="T308"> Wielson Graham Anderson, </text:span><text:span text:style-name="T312">filsuf Free Culture karena dianggap menentang pemerintah</text:span><text:span text:style-name="T308">. </text:span><text:span text:style-name="T317">Hal</text:span><text:span text:style-name="T316"> tersebut </text:span><text:span text:style-name="T317">menyebabkan terjadinya</text:span><text:span text:style-name="T308"> pergolakan hebat yang melanda di dunia barat dan negara-negara yang tidak direformasi hukum kekayaan intelektual dan hukum buruhnya </text:span><text:span text:style-name="T318">pada tahun 2020. </text:span><text:span text:style-name="T319">Pergolakan ini menyebabkan terjadinya perang sipil di negara North American Empire, France, Sweden, Germany, Brazil, dan banyak negara-negara lainnya yang tidak direformasi hukumnya yang terkena getahnya. </text:span><text:span text:style-name="T320">Kejadian tersebut bernama “The Great Unrest”. </text:span><text:span text:style-name="T321">Pemberontakan Great Unrest oleh banyak </text:span><text:span text:style-name="T322">masyarakat</text:span><text:span text:style-name="T321"> terjadi sangat masif bahkan bisa menjadi peristiwa sejarah terbesar di dunia ini. </text:span><text:span text:style-name="T323">Pemberontakan tersebut digerakkan oleh masyarakat, buruh, filsuf, artis, pekerja, konten kreator, dan banyak kelompok yang menentangnya. // </text:span><text:span text:style-name="T1354">Until it was discovered that Foremost Ellyssia started a coup in the North American Empire and turned it into the Ellyssian Order. Because of that, many philosophers openly opposed the Ellyssian Order and the North American Empire (which was corrupt). They also opposed unfair copyright. But, Foremost felt that this is unacceptable. So, Foremost executed Wielson Graham Anderson, a Free Culture philosopher, because he was considered to be against the government. It caused great tension that hit on western world</text:span><text:span text:style-name="T1396"> </text:span><text:span text:style-name="T1354">and countries that weren&amp;apos;t going to reform their intellectual property and labor laws in 2020. These tensions led to civil wars that happened in the North American Empire, France, Sweden, Germany, Brazil, and many other countries which their IP laws still</text:span><text:span text:style-name="T1396"> </text:span><text:span text:style-name="T1354">unreformed are affected. The event was called “The Great Unrest”. The Great Unrest Rebellions by many </text:span><text:soft-page-break/><text:span text:style-name="T1354">societies was so massive that it can even be called the biggest historical event in the world. The rebellions were driven by societies, labors, philosophers, artists, workers, content creators, and many opposed groups.</text:span><text:span text:style-name="T416"> </text:span><text:span text:style-name="T552">//</text:span><text:span text:style-name="T553">~~(</text:span><text:span text:style-name="T565">1</text:span><text:span text:style-name="T566">11</text:span><text:span text:style-name="T562">-</text:span><text:span text:style-name="T563">1</text:span><text:span text:style-name="T566">1</text:span><text:span text:style-name="T567">7</text:span><text:span text:style-name="T553">)</text:span></text:p>
      <text:p text:style-name="P14"/>
      <text:p text:style-name="P122"><text:span text:style-name="T20">~</text:span><text:span text:style-name="T21">~~Cutscene Peta tahun 202</text:span><text:span text:style-name="T45">5</text:span><text:span text:style-name="T21"> </text:span><text:span text:style-name="T44">dan peristiwa The Great Unrest</text:span></text:p>
      <text:p text:style-name="P14"/>
      <text:p text:style-name="P187"><text:span text:style-name="T309">Free Culture Initiative Person (Sweden) : </text:span><text:span text:style-name="T350">Pe</text:span><text:span text:style-name="T351">mberontakan</text:span><text:span text:style-name="T352"> ini dimenangkan oleh pemberontak </text:span><text:span text:style-name="T353">pada tahun 2025. </text:span><text:span text:style-name="T354">Dan beginilah perjanjiannya :</text:span><text:span text:style-name="T353"> // </text:span><text:span text:style-name="T1332">The rebellion was won by the rebels in 2025. Here are the agreements :</text:span><text:span text:style-name="T801"> </text:span><text:span text:style-name="T421"><text:s/></text:span><text:span text:style-name="T552">//</text:span><text:span text:style-name="T553">~~(</text:span><text:span text:style-name="T565">1</text:span><text:span text:style-name="T566">1</text:span><text:span text:style-name="T579">8</text:span><text:span text:style-name="T553">)</text:span></text:p>
      <text:p text:style-name="P15"/>
      <text:p text:style-name="P123"><text:span text:style-name="T24">~</text:span><text:span text:style-name="T13">~~The Acacian Treaty atau The Workers Treaty dibuat.</text:span></text:p>
      <text:p text:style-name="P15"/>
      <text:p text:style-name="P115"><text:span text:style-name="T24">P</text:span><text:span text:style-name="T22">erusahaan Foremost, Organisasi internasional GIPI, dan GT</text:span><text:span text:style-name="T27">I</text:span><text:span text:style-name="T22"> akhirnya tumbang. North American Empire terpecah menjadi banyak bagian. </text:span><text:span text:style-name="T25">NATO dibubarkan. </text:span><text:span text:style-name="T26">Germany dan Benelux digantikan oleh Free Society of Germany.</text:span><text:span text:style-name="T42"> </text:span><text:span text:style-name="T27">Sweden direbut oleh Pirate Union Party yang nantinya akan bergabung dengan Free Culture Initiative dan menjadi lembaga standar hukum intelektual umum menggantikan hukum kekayaan intelektual. </text:span><text:span text:style-name="T28">Lalu, perjanjian yang bernama “The Acacian Treaty” mengubah banyak hukum, terutama di hukum kekayaan intelektual secara drastis. Dari meniadakan hukum paten, pengurangan durasi hak cipta dari seumur hidup + 200 tahun menjadi hanya 10 tahun saja. </text:span><text:span text:style-name="T29">Membentuk Artist Union, Content Creator Union, me</text:span><text:span text:style-name="T33">njadikan</text:span><text:span text:style-name="T29"> Workers Union sebagai gerakan resmi </text:span><text:span text:style-name="T43">yang bernama</text:span><text:span text:style-name="T29"> Proletariat Union. </text:span><text:span text:style-name="T30">Menghidupkan kembali lembaga-lembaga yang dianggap illegal </text:span><text:span text:style-name="T34">karena korupnya North American Empire</text:span><text:span text:style-name="T30"> menjadi legal. </text:span><text:span text:style-name="T31">Dan reformasi sistem ekonomi menjadi lebih sosialis dan menghargai pekerja. </text:span><text:span text:style-name="T32">Menggantikan hukum kekayaan intelektual menjadi hukum intelektual umum. </text:span><text:span text:style-name="T35">Karena itulah semua konten yang ada di dunia ini bebas pakai dengan pengecualian klausa non-komersial </text:span><text:span text:style-name="T37">dan itupun j</text:span><text:span text:style-name="T35">ika </text:span><text:span text:style-name="T36">author </text:span><text:span text:style-name="T35">ingin </text:span><text:span text:style-name="T36">menerapkannya</text:span><text:span text:style-name="T35">. </text:span><text:span text:style-name="T37">Namun, untungnya hampir semua konten bebas digunakan </text:span><text:span text:style-name="T46">bahkan komersial sekalipun </text:span><text:span text:style-name="T37">k</text:span><text:span text:style-name="T38">arena</text:span><text:span text:style-name="T37"> adanya lembaga yang bernama Free Culture Initiative yang memberi pelatihan dan edukasi tentang Free Software, Free Culture, Sosialisme, dan se</text:span><text:span text:style-name="T39">jenisnya. Hukum yang terkait dengan konsep kekayaan intelektual sudah jadi milik umum dan </text:span><text:span text:style-name="T40">distandardisasi</text:span><text:span text:style-name="T39"> oleh lembaga Free Culture Initiative. </text:span><text:span text:style-name="T40">Semua negara harus memenuhi standar Free Culture dalam hukum yang berkaitan dengan intelektual umum.</text:span></text:p>
      <text:p text:style-name="P16">Nihon mengubah namanya dari nama lama, Japan. Itu akibat berlakunya The Acacian Treaty akibat terjadinya pemberontakan Great Unrest yang membuat Nihon menyepakati perjanjian tersebut dan mengubah hukum kekayaan intelektualnya.</text:p>
      <text:p text:style-name="P17"/>
      <text:p text:style-name="P188"><text:span text:style-name="T40">R</text:span><text:span text:style-name="T47">izky Pramudya (Trovidia Community) : </text:span><text:span text:style-name="T48">Oh my</text:span><text:span text:style-name="T47">! Syukurlah kalian sudah berhasil mencapai keadilan pada dunia ini dalam hal kekayaan intelektual. Saya senang dengan kalian semua. </text:span><text:span text:style-name="T49">Kerja bagus! </text:span><text:span text:style-name="T61">Dan</text:span><text:span text:style-name="T49"> saya senang dengan langkah pemberontak terhadap perusahaan tirani </text:span><text:span text:style-name="T50">tersebut. // </text:span><text:span text:style-name="T1330">Oh my! I’m proud you have achieved justice in this world in terms of intellectual property. I’m happy with you all. Good job! And I’m glad the rebels took steps against the tyrannical corporations.</text:span><text:span text:style-name="T800"> </text:span><text:span text:style-name="T798"><text:s/></text:span><text:span text:style-name="T552">//</text:span><text:span text:style-name="T553">~~(</text:span><text:span text:style-name="T565">1</text:span><text:span text:style-name="T566">1</text:span><text:span text:style-name="T568">9</text:span><text:span text:style-name="T553">)</text:span></text:p>
      <text:p text:style-name="P137"><text:span text:style-name="T23">Free Culture Initiative Person (Sweden) : </text:span><text:span text:style-name="T13">Terima kasih, Rizky. // </text:span><text:span text:style-name="T799">Thanks, Rizky. </text:span><text:span text:style-name="T839">//</text:span><text:span text:style-name="T840">~~(</text:span><text:span text:style-name="T843">1</text:span><text:span text:style-name="T846">20</text:span><text:span text:style-name="T840">)</text:span></text:p>
      <text:p text:style-name="P189"><text:soft-page-break/><text:span text:style-name="T347">R</text:span><text:span text:style-name="T348">izky Pramudya (Trovidia Community) : </text:span><text:span text:style-name="T355">Lalu, bagaimana dengan </text:span><text:span text:style-name="T356">kondisi geopolitik di dunia ini? // </text:span><text:span text:style-name="T1333">Then, how is the geopolitical situation in this world?</text:span><text:span text:style-name="T422"> </text:span><text:span text:style-name="T552">//</text:span><text:span text:style-name="T553">~~(</text:span><text:span text:style-name="T565">1</text:span><text:span text:style-name="T568">2</text:span><text:span text:style-name="T580">1</text:span><text:span text:style-name="T553">)</text:span></text:p>
      <text:p text:style-name="P189"><text:span text:style-name="T357">Lembaga Budaya Bebas Person (Indonesia) : Di Afrika </text:span><text:span text:style-name="T358">pada tahun 2028</text:span><text:span text:style-name="T357">, beberapa negara </text:span><text:span text:style-name="T359">menerapkan sosialisme. Negara Tunisia, Uganda, dan sebagian besar Kenya bersatu dan membentuk sebuah negara yang bernama Doeston, sebuah nama yang terinspirasi dari game </text:span><text:span text:style-name="T360">Naev</text:span><text:span text:style-name="T359">. </text:span><text:span text:style-name="T361">Mainlah! Game ini sungguh bagus! </text:span><text:span text:style-name="T362">Kontennya bebas pakai lagi! // </text:span><text:span text:style-name="T1334">In 2028, some African countries embraced socialism. Tunisia, Uganda, and a big part of Kenya united to form a country called Doeston, a name that inspired Naev. Play it! This game is so great! The contents are free to use!</text:span><text:span text:style-name="T423"> </text:span><text:span text:style-name="T552">//</text:span><text:span text:style-name="T553">~~(</text:span><text:span text:style-name="T565">1</text:span><text:span text:style-name="T568">2</text:span><text:span text:style-name="T581">2-123</text:span><text:span text:style-name="T553">)</text:span></text:p>
      <text:p text:style-name="P190"><text:span text:style-name="T362">N</text:span><text:span text:style-name="T363">iger</text:span><text:span text:style-name="T364">ian</text:span><text:span text:style-name="T363"> Person (Niger</text:span><text:span text:style-name="T364">ia</text:span><text:span text:style-name="T363">) : </text:span><text:span text:style-name="T365">Mali bergabung dengan negara tetangga kami</text:span><text:span text:style-name="T364">. Membentuk negara yang lebih besar dengan nama tetap sebagai Niger. </text:span><text:span text:style-name="T366">Pembentukan itu terjadi pada tahun 2033. // </text:span><text:span text:style-name="T1335">Mali joined with our neighbouring country. Forming a bigger country with Niger. It happened in 2033.</text:span><text:span text:style-name="T424"> </text:span><text:span text:style-name="T552">//</text:span><text:span text:style-name="T553">~~(</text:span><text:span text:style-name="T565">1</text:span><text:span text:style-name="T568">2</text:span><text:span text:style-name="T582">4</text:span><text:span text:style-name="T553">)</text:span></text:p>
      <text:p text:style-name="P191"><text:span text:style-name="T326">Afya Desta Adama</text:span><text:span text:style-name="T327"> (Central African Republic) : </text:span><text:span text:style-name="T328">Halo, salam kenal dari Republik Afrika Tengah (C. A. R.). Perkenalkan nama saya Afya </text:span><text:span text:style-name="T329">Desta </text:span><text:span text:style-name="T328">Adama. </text:span><text:span text:style-name="T330">Negara Zaire dan tetangga di baratnya bergabung dengan membentuk menjadi negara yang lebih besar lagi, Congonian Free States. Terjadi pada tahun 2036. Ini bertujuan </text:span><text:span text:style-name="T331">untuk memperbaiki kondisi ekonominya yang terpuruk. // </text:span><text:span text:style-name="T1355">Hello, greetings from Central African Republic (C. A. R.). My name is Afya Desta Adama. Zaire and its western neighbours joined to form an even larger country, Congolese Free States. It occured in 2036. It’s aimed to solve their economic problems.</text:span><text:span text:style-name="T417"> </text:span><text:span text:style-name="T552">//</text:span><text:span text:style-name="T553">~~(</text:span><text:span text:style-name="T565">1</text:span><text:span text:style-name="T568">2</text:span><text:span text:style-name="T569">5-126</text:span><text:span text:style-name="T553">)</text:span></text:p>
      <text:p text:style-name="P192"><text:span text:style-name="T331">Lembaga Budaya Bebas Person (Indonesia) : Lalu di Amerika Selatan, suku Amazon memisahkan diri dari Brazil dan membentuk negaranya sendiri, Amazonia. Itu terjadi pada tahun 2025, beberapa bulan setelah perjanjian The Acacian Treaty. </text:span><text:span text:style-name="T367">Sedangkan d</text:span><text:span text:style-name="T331">i Spa</text:span><text:span text:style-name="T368">nyol</text:span><text:span text:style-name="T331">, akibat pemberontakan Great Unrest, terbentuklah negara yang bernama Andalusia di </text:span><text:span text:style-name="T369">selatan</text:span><text:span text:style-name="T331"> Span</text:span><text:span text:style-name="T368">yol</text:span><text:span text:style-name="T331">.</text:span><text:span text:style-name="T370"> </text:span><text:span text:style-name="T371">Lalu, di Korea terjadi perebutan wilayah dari Korea Utara dan terbentuklah United Korea. // </text:span><text:span text:style-name="T1336">Then, in South America, the Amazon tribe broke away from Brazil and formed their own country, Amazonia. It happened in 2025, a few months after The Acacian Treaty. Meanwhile in Spain, because of the Great Unrest, Andalusia was formed in southern Spain. Then, in Korea there was a territorial seizure from North Korea and it led to a United Korea being formed.</text:span><text:span text:style-name="T425"> </text:span><text:span text:style-name="T552">//</text:span><text:span text:style-name="T553">~~(</text:span><text:span text:style-name="T565">1</text:span><text:span text:style-name="T568">2</text:span><text:span text:style-name="T583">7</text:span><text:span text:style-name="T569">-12</text:span><text:span text:style-name="T583">8</text:span><text:span text:style-name="T553">)</text:span></text:p>
      <text:p text:style-name="P193"><text:span text:style-name="T370">C</text:span><text:span text:style-name="T371">entral American Person (Central America) : Sekarang, ada wacana penggabungan wilayah East Caribia dengan West Caribia </text:span><text:span text:style-name="T372">menjadi United Socialist Caribia. </text:span><text:span text:style-name="T373">Wacana tersebut dimulai sejak runtuhnya North American Empire. </text:span><text:span text:style-name="T374">Saya berharap </text:span><text:span text:style-name="T375">Caribia bisa melakukan persatuan dengan baik </text:span><text:span text:style-name="T376">dengan damai tanpa terjadi kerusuhan. // </text:span><text:span text:style-name="T1337">Now, there’s disclosure about East Caribia and West Caribia merging into the United Socialists of Caribia. The discourse began after The fall of the North American Empire. I hope Caribia can unite in peace without any riots.</text:span><text:span text:style-name="T426"> </text:span><text:span text:style-name="T552">//</text:span><text:span text:style-name="T553">~~(</text:span><text:span text:style-name="T565">1</text:span><text:span text:style-name="T568">2</text:span><text:span text:style-name="T584">9</text:span><text:span text:style-name="T553">)</text:span></text:p>
      <text:p text:style-name="P194"><text:span text:style-name="T376">W</text:span><text:span text:style-name="T377">orkers Union Person (Russian Sovereign Union) : Oh ya, kami akan menjamin semua pekerja menjadi sejahtera dan bekerja demi masyarakat. // </text:span><text:span text:style-name="T1338">Oh yes, we have to ensure all workers will prosper and work for their society.</text:span><text:span text:style-name="T427"> </text:span><text:span text:style-name="T552">//</text:span><text:span text:style-name="T553">~~(</text:span><text:span text:style-name="T565">1</text:span><text:span text:style-name="T570">30</text:span><text:span text:style-name="T553">)</text:span></text:p>
      <text:p text:style-name="P195"><text:span text:style-name="T347">R</text:span><text:span text:style-name="T348">izky Pramudya (Trovidia Community) : </text:span><text:span text:style-name="T332">Wow, saya suka! Bagaimana dengan kondisi masyarakat saat ini? // </text:span><text:span text:style-name="T1339">Wow, I like it! How about the current condition of this society?</text:span><text:span text:style-name="T802"> </text:span><text:span text:style-name="T428"><text:s/></text:span><text:span text:style-name="T552">//</text:span><text:span text:style-name="T553">~~(</text:span><text:span text:style-name="T565">1</text:span><text:span text:style-name="T570">3</text:span><text:span text:style-name="T585">1</text:span><text:span text:style-name="T553">)</text:span></text:p>
      <text:p text:style-name="P195"><text:soft-page-break/><text:span text:style-name="T332">Socialist American Person (Socialist States of American) : </text:span><text:span text:style-name="T333">Maafkan kami kalau atas kesalahan pemerintah kami terdahulu yang terlalu menuruti keserakahan perusahaan terdahulu. Saat ini kami dimusuhi oleh sebagian besar negara di dunia ini. Karena itu, kami berusaha </text:span><text:span text:style-name="T334">membuka diri kami </text:span><text:span text:style-name="T335">dan berusaha</text:span><text:span text:style-name="T334"> memulihkan re</text:span><text:span text:style-name="T336">putasi kami</text:span><text:span text:style-name="T334"> </text:span><text:span text:style-name="T336">di perpolitikan dunia</text:span><text:span text:style-name="T334">. </text:span><text:span text:style-name="T337">Saat ini, kami berusaha untuk mengatasi masalah korupsi, radikalisme, luka masa lalu rakyat kami, </text:span><text:span text:style-name="T338">tidak memadainya </text:span><text:span text:style-name="T337">infrastruktur, dan kemiskinan. </text:span><text:span text:style-name="T339">Kami berusaha untuk melakukan sosialisasi </text:span><text:span text:style-name="T344">tentang masalah ini, terutama</text:span><text:span text:style-name="T339"> tentang bahaya</text:span><text:span text:style-name="T340"> </text:span><text:span text:style-name="T339">hak cipta yang terlalu ketat </text:span><text:span text:style-name="T345">dan</text:span><text:span text:style-name="T339"> bahaya paham </text:span><text:span text:style-name="T341">fasisme, </text:span><text:span text:style-name="T342">terutama dalam hal</text:span><text:span text:style-name="T341"> </text:span><text:span text:style-name="T343">kekayaan intelektual dan properti</text:span><text:span text:style-name="T339">. </text:span><text:span text:style-name="T337">Namun, saya yakin kalau ini merupakan awal dari perjalanan negara kami dengan filosofi politik yang baru. // </text:span><text:span text:style-name="T1356">Forgive us for our previous government which was too indulgent for the previous corporation’s greeds. Today we are hated by most countries in the world. Because of that, we are trying to open ourselves and seek to restore our reputation in the world. Now, we are trying to solve problems such as corruption, radicalism, our people’s past wounds, inadequate infrastructure, and poverty. We are trying to socialize about those problems, especially about dangers of too restrictive copyright and dangers of fascism,</text:span><text:span text:style-name="T1397"> </text:span><text:span text:style-name="T1356">especially in terms of intellectual property and property. But, I believe it&amp;apos;s the beginning of our country’s journey with new political philosophy.</text:span><text:span text:style-name="T418"> </text:span><text:span text:style-name="T552">//</text:span><text:span text:style-name="T553">~~(</text:span><text:span text:style-name="T565">1</text:span><text:span text:style-name="T570">3</text:span><text:span text:style-name="T571">2-136</text:span><text:span text:style-name="T553">)</text:span></text:p>
      <text:p text:style-name="P196"><text:span text:style-name="T347">R</text:span><text:span text:style-name="T348">izky Pramudya (Trovidia Community) : </text:span><text:span text:style-name="T332">Tidak apa-apa. Setidaknya kalian telah berusaha untuk mengatasi masalah tersebut. </text:span><text:span text:style-name="T339">Semoga kalian beruntung dengan filosofi tersebut. // </text:span><text:bookmark text:name="docs-internal-guid-4116ff4b-7fff-dd51-e96d-a8dc983474e5"/><text:span text:style-name="T1413">It</text:span><text:span text:style-name="T1412">’s okay. At least you have tried to solve those problems. Good luck with your new philosophy.</text:span><text:span text:style-name="T1357"> </text:span><text:span text:style-name="T967"><text:s/></text:span><text:span text:style-name="T419"><text:s/></text:span><text:span text:style-name="T552">//</text:span><text:span text:style-name="T553">~~(</text:span><text:span text:style-name="T565">1</text:span><text:span text:style-name="T570">3</text:span><text:span text:style-name="T577">7</text:span><text:span text:style-name="T553">)</text:span></text:p>
      <text:p text:style-name="P18"/>
      <text:p text:style-name="P19">Free Culture Initiative Person (Sweden) : Bolehkah saya bertanya kepadamu tentang duniamu? // <text:span text:style-name="T968">Can I talk about your world? </text:span><text:span text:style-name="T1066">//</text:span><text:span text:style-name="T1063">~~(</text:span><text:span text:style-name="T1076">1</text:span><text:span text:style-name="T1077">3</text:span><text:span text:style-name="T1078">8</text:span><text:span text:style-name="T1063">)</text:span></text:p>
      <text:p text:style-name="P20"><text:span text:style-name="T866">R</text:span><text:span text:style-name="T867">izky Pramudya (Trovidia Community) : *</text:span><text:span text:style-name="T1">Tersenyum</text:span><text:span text:style-name="T868">* Boleh saja kok. // </text:span><text:span text:style-name="T1054">*</text:span><text:span text:style-name="T1057">Smiles</text:span><text:span text:style-name="T1055">* Of course you can. </text:span><text:span text:style-name="T1066">//</text:span><text:span text:style-name="T1063">~~(</text:span><text:span text:style-name="T1076">1</text:span><text:span text:style-name="T1077">3</text:span><text:span text:style-name="T1079">9</text:span><text:span text:style-name="T1063">)</text:span></text:p>
      <text:p text:style-name="P196"><text:span text:style-name="T605">Free Culture Initiative Person (Sweden) : </text:span><text:span text:style-name="T606">Di peradaban yang kamu tinggal, bagaimana kondisi dan peraturan yang terkait dengan hak cipta dan kekayaan intelektual? Apakah bebas atau </text:span><text:span text:style-name="T607">mengekang</text:span><text:span text:style-name="T606">? Lalu, bagaimana juga dengan di Bumi? // </text:span><text:span text:style-name="T1359">In civilization you live, what are the conditions and regulations related to copyrights and intellectual property? Is it free or restrictive? Then, what about on Earth?</text:span><text:span text:style-name="T429"> </text:span><text:span text:style-name="T552">//</text:span><text:span text:style-name="T553">~~(</text:span><text:span text:style-name="T565">1</text:span><text:span text:style-name="T572">40</text:span><text:span text:style-name="T553">)</text:span></text:p>
      <text:p text:style-name="P197"><text:span text:style-name="T608">R</text:span><text:span text:style-name="T609">izky Pramudya (Trovidia Community) : </text:span><text:span text:style-name="T610">Oh, hak cipta di negara saya? Di Trovidia, hak cipta hanya berdurasi maksimal 30 tahun dan hanya bisa diperpanjang maksimal 15 tahun saja. Hak cipta Trovidia bernama Creationrights </text:span><text:span text:style-name="T611">ini</text:span><text:span text:style-name="T610"> berfokus pada kreator dan masyarakat. Itupun penggunaan DRM atau TPM dilarang. Tujuannya agar masyarakat dan pengguna bisa dengan bebas menggunakan karyanya. Karya yang dilindungi hak cipta tradisional yang bernama Classic Copyright </text:span><text:span text:style-name="T612">tetap ada</text:span><text:span text:style-name="T610">. </text:span><text:span text:style-name="T613">Tapi, untungnya Creationright menjadi default pada hukum kekayaan intelektual Trovidia.</text:span><text:span text:style-name="T610"> Kalau mau bahas selanjutnya mari pergi ke dimensi saya. </text:span><text:span text:style-name="T613">Saya tertarik dengan konsep kekayaan intelektual kalian. Kita akan bahas di peradaban Trovidia. </text:span><text:span text:style-name="T614">Mau ke sana? // </text:span><text:span text:style-name="T1360">Oh, copyrights in my country? In Trovidia, copyright duration only lasts 30 years as maximum and can only be extended as much as 15 years. This Trovidian Copyright, Creation Rights, takes focus on creators and society. Using DRM or TPM is prohibited. </text:span><text:soft-page-break/><text:span text:style-name="T1360">The goal is so that people and users can use the works freely. The traditional copyrighted works called Classic Copyright remains. Fortunately, Creation Rights have become default in Trovidia’s Intellectual Property law. If you want to discuss it more, let’s</text:span><text:span text:style-name="T1398"> </text:span><text:span text:style-name="T1360">go to my dimension. I’m interested with your concept about intellectual property. We discuss it in Trovidia Civilization. Want to go there?</text:span><text:span text:style-name="T431"> </text:span><text:span text:style-name="T430"><text:s/></text:span><text:span text:style-name="T552">//</text:span><text:span text:style-name="T553">~~(</text:span><text:span text:style-name="T565">1</text:span><text:span text:style-name="T572">4</text:span><text:span text:style-name="T573">1-14</text:span><text:span text:style-name="T574">3</text:span><text:span text:style-name="T553">)</text:span></text:p>
      <text:p text:style-name="P21"><text:span text:style-name="T868">Free Culture Initiative Person (Sweden) : Menarik! </text:span><text:span text:style-name="T869">Kalau begitu saya terima </text:span><text:span text:style-name="T870">ajakan</text:span><text:span text:style-name="T869">mu. Saya akan bawa teman-teman</text:span><text:span text:style-name="T871">ku</text:span><text:span text:style-name="T869">. // </text:span><text:span text:style-name="T1056">Interesting! If so I accept your invitation. I’ll bring my friends! </text:span><text:span text:style-name="T1066">//</text:span><text:span text:style-name="T1063">~~(</text:span><text:span text:style-name="T1076">1</text:span><text:span text:style-name="T1080">4</text:span><text:span text:style-name="T1081">4</text:span><text:span text:style-name="T1063">)</text:span></text:p>
      <text:p text:style-name="P198"><text:span text:style-name="T613">Workers Union Person (Russian Sovereign Union) : Biarkan kami untuk ikut denganmu, Rizky! // </text:span><text:span text:style-name="T1313">Let us join you, Rizky!</text:span><text:span text:style-name="T969"> </text:span><text:span text:style-name="T484"><text:s/></text:span><text:span text:style-name="T552">//</text:span><text:span text:style-name="T553">~~(</text:span><text:span text:style-name="T565">1</text:span><text:span text:style-name="T572">4</text:span><text:span text:style-name="T586">5</text:span><text:span text:style-name="T553">)</text:span></text:p>
      <text:p text:style-name="P23"><text:span text:style-name="T878">Lembaga Budaya Bebas Person</text:span> (Indonesia) : Saya ingin ikut, mas Rizky. // <text:span text:style-name="T970">I want to come, Mr. Rizky. </text:span><text:span text:style-name="T1066">//</text:span><text:span text:style-name="T1063">~~(</text:span><text:span text:style-name="T1076">1</text:span><text:span text:style-name="T1080">4</text:span><text:span text:style-name="T1082">6</text:span><text:span text:style-name="T1063">)</text:span></text:p>
      <text:p text:style-name="P24">Rizky Pramudya (Trovidia Community) : Boleh, silahkan. *<text:span text:style-name="T1">Tersenyum</text:span>* // <text:span text:style-name="T971">Go ahead. *Smile* </text:span><text:span text:style-name="T1066">//</text:span><text:span text:style-name="T1063">~~(</text:span><text:span text:style-name="T1076">1</text:span><text:span text:style-name="T1080">4</text:span><text:span text:style-name="T1082">7</text:span><text:span text:style-name="T1063">)</text:span></text:p>
      <text:p text:style-name="P88"/>
      <text:p text:style-name="P198"><text:span text:style-name="T716">Rizky Pramudya (Trovidia Community) : </text:span><text:span text:style-name="T717">Bagi yang mau bahas atau sharing tentang hukum dan konsep hak cipta dan kekayaan intelektual dengan peradaban Trovidia, silahkan ikut denganku. Bebas. // </text:span><text:span text:style-name="T1361">For anyone who wants to discuss or share about copyright and intellectual property laws and concepts with Trovidia civilization, come with me. Freely.</text:span><text:span text:style-name="T718"> </text:span><text:span text:style-name="T552">//</text:span><text:span text:style-name="T553">~~(</text:span><text:span text:style-name="T565">1</text:span><text:span text:style-name="T572">4</text:span><text:span text:style-name="T578">8</text:span><text:span text:style-name="T553">)</text:span></text:p>
      <text:p text:style-name="P22"/>
      <text:p text:style-name="P26">~~~Banyak beberapa anggota dari beberapa organisasi dan organisasi buruh ikut dengan Trovidia.</text:p>
      <text:p text:style-name="P26"/>
      <text:p text:style-name="P25">Rizky Pramudya (Trovidia Community) : <text:span text:style-name="T872">Da </text:span><text:span text:style-name="T873">da</text:span><text:span text:style-name="T877">h</text:span><text:span text:style-name="T872">! </text:span><text:span text:style-name="T1066">//</text:span><text:span text:style-name="T1063">~~(</text:span><text:span text:style-name="T1076">1</text:span><text:span text:style-name="T1080">4</text:span><text:span text:style-name="T1083">9</text:span><text:span text:style-name="T1063">)</text:span></text:p>
      <text:p text:style-name="P22"/>
      <text:p text:style-name="P27">~~~Rizky Pramudya dan anggota dari beberapa organisasi meninggalkan dimensi ini.</text:p>
      <text:p text:style-name="P27"/>
      <text:p text:style-name="P2">==================================================</text:p>
      <text:p text:style-name="P2">Bahasa Indonesia //English//</text:p>
      <text:p text:style-name="P2">==================================================</text:p>
      <text:p text:style-name="P2">Trovidia - Rizky Pramudya P. O. V.</text:p>
      <text:p text:style-name="P2"/>
      <text:p text:style-name="P2">Dimension : 1-<text:span text:style-name="T874">1</text:span></text:p>
      <text:p text:style-name="P116"><text:span text:style-name="T11">Dimension Name : </text:span><text:span text:style-name="T105">Trovidia Home Dimension</text:span></text:p>
      <text:p text:style-name="P2">Year : 20<text:span text:style-name="T874">63</text:span> CE</text:p>
      <text:p text:style-name="P2">Status : Safe.</text:p>
      <text:p text:style-name="P2">Location : <text:span text:style-name="T874">Setropis</text:span>, <text:span text:style-name="T874">Miftahul</text:span></text:p>
      <text:p text:style-name="P2">Planet Details : </text:p>
      <text:p text:style-name="P2">a) Average Temp : 1<text:span text:style-name="T874">3</text:span>.<text:span text:style-name="T874">4</text:span> C</text:p>
      <text:p text:style-name="P2">b) Populations : 1.041.<text:span text:style-name="T874">658</text:span> (+<text:span text:style-name="T874">1</text:span>.<text:span text:style-name="T874">9</text:span>% Annual growth)</text:p>
      <text:p text:style-name="P2">c) Dominant Species : Homo sapiens sapiens</text:p>
      <text:p text:style-name="P2">d) Evolution Phase : Space Stage</text:p>
      <text:p text:style-name="P28">e) Civilization Phase : Emergent Age</text:p>
      <text:p text:style-name="P28"><text:soft-page-break/></text:p>
      <text:p text:style-name="P29">~~~Rizky Pramudya dan beberapa organisasi dari dimensi Digital Socialist <text:span text:style-name="T876">(1-108)</text:span> datang ke dimensi Trovidia. Rizky berjalan memasuki ke rumahnya, merekapun mengikutinya. Mereka duduk di ruang tamu, dan Rizky menyediakan teh hangat untuk mereka.</text:p>
      <text:p text:style-name="P29"/>
      <text:p text:style-name="P31">Rizky Pramudya (Trovidia Community) : Ini tehnya.... <text:span text:style-name="T882">Tunggu</text:span>? Ke mana Bella? <text:span text:style-name="T875">Kok tidak ada di rumahku? // </text:span><text:span text:style-name="T972">Here’s the tea.... Wait? Where is Bella? How come she’s not in my house? </text:span><text:span text:style-name="T1066">//</text:span><text:span text:style-name="T1063">~~(</text:span><text:span text:style-name="T1076">1</text:span><text:span text:style-name="T1084">50</text:span><text:span text:style-name="T1063">)</text:span></text:p>
      <text:p text:style-name="P33">~~~Suasana seketika hening dalam beberapa menit.</text:p>
      <text:p text:style-name="P30"/>
      <text:p text:style-name="P32">Rizky Pramudya (Trovidia Community) : <text:span text:style-name="T879">Sebentar... Saya mau mencari Bella dulu. // </text:span><text:span text:style-name="T973">Wait... I have to find Bella first. </text:span><text:span text:style-name="T1066">//</text:span><text:span text:style-name="T1063">~~(</text:span><text:span text:style-name="T1076">1</text:span><text:span text:style-name="T1084">5</text:span><text:span text:style-name="T1085">1</text:span><text:span text:style-name="T1063">)</text:span></text:p>
      <text:p text:style-name="P30"/>
      <text:p text:style-name="P34">Rizky Pramudya (Trovidia Community) : <text:span text:style-name="T880">Ibu. // </text:span><text:span text:style-name="T974">Mama.</text:span><text:span text:style-name="T1063"> </text:span><text:span text:style-name="T1066">//</text:span><text:span text:style-name="T1063">~~(</text:span><text:span text:style-name="T1076">1</text:span><text:span text:style-name="T1084">5</text:span><text:span text:style-name="T1085">2</text:span><text:span text:style-name="T1063">)</text:span></text:p>
      <text:p text:style-name="P33"/>
      <text:p text:style-name="P34">Rizky Pramudya (Trovidia Community) : <text:span text:style-name="T880">Ibu. // </text:span><text:span text:style-name="T974">Mama. </text:span><text:span text:style-name="T1066">//</text:span><text:span text:style-name="T1063">~~(</text:span><text:span text:style-name="T1076">1</text:span><text:span text:style-name="T1084">5</text:span><text:span text:style-name="T1085">3</text:span><text:span text:style-name="T1063">)</text:span></text:p>
      <text:p text:style-name="P33"/>
      <text:p text:style-name="P34">Rizky Pramudya (Trovidia Community) : <text:span text:style-name="T880">Ibu di mana? // </text:span><text:span text:style-name="T974">Where are you? </text:span><text:span text:style-name="T1066">//</text:span><text:span text:style-name="T1063">~~(</text:span><text:span text:style-name="T1076">1</text:span><text:span text:style-name="T1084">5</text:span><text:span text:style-name="T1085">4</text:span><text:span text:style-name="T1063">)</text:span></text:p>
      <text:p text:style-name="P33"/>
      <text:p text:style-name="P119"><text:span text:style-name="T76">Rizky Pramudya (Trovidia Community) : </text:span><text:span text:style-name="T77">Aku sebagai anak ibu sudah ada di rumah, bu! // </text:span><text:span text:style-name="T804">I’m as your child have made it home, mama!</text:span><text:span text:style-name="T805"> </text:span><text:span text:style-name="T839">//</text:span><text:span text:style-name="T840">~~(</text:span><text:span text:style-name="T843">1</text:span><text:span text:style-name="T847">5</text:span><text:span text:style-name="T848">5</text:span><text:span text:style-name="T840">)</text:span></text:p>
      <text:p text:style-name="P35"/>
      <text:p text:style-name="P89">Free Culture Initiative Person (Sweden) : Ibu? Siapa <text:span text:style-name="T1097">ibu </text:span>yang dia maksud? // <text:span text:style-name="T975">Mama? Who’s </text:span><text:span text:style-name="T976">m</text:span><text:span text:style-name="T977">ama</text:span><text:span text:style-name="T975"> he means? </text:span><text:span text:style-name="T1066">//</text:span><text:span text:style-name="T1063">~~(</text:span><text:span text:style-name="T1076">1</text:span><text:span text:style-name="T1084">5</text:span><text:span text:style-name="T1086">6</text:span><text:span text:style-name="T1063">)</text:span></text:p>
      <text:p text:style-name="P90">Chinese Person (Chinese Federation) : Saya tidak tahu. Saya juga bingung. <text:span text:style-name="T881">Mungkin dia ibu kandungnya. // </text:span><text:span text:style-name="T977">I don’t know. I’m also confused. Probably she’s his real mother. </text:span><text:span text:style-name="T1066">//</text:span><text:span text:style-name="T1063">~~(</text:span><text:span text:style-name="T1076">1</text:span><text:span text:style-name="T1084">5</text:span><text:span text:style-name="T1087">7</text:span><text:span text:style-name="T1063">)</text:span></text:p>
      <text:p text:style-name="P198"><text:span text:style-name="T724">Doeston Person (Doeston) : Kita tanya saja </text:span><text:span text:style-name="T725">hal itu nanti</text:span><text:span text:style-name="T724"> </text:span><text:span text:style-name="T726">ke</text:span><text:span text:style-name="T724"> Rizky. // </text:span><text:span text:style-name="T1314">Let&amp;apos;s talk to Rizky soon.</text:span><text:span text:style-name="T485"> </text:span><text:span text:style-name="T552">//</text:span><text:span text:style-name="T553">~~(</text:span><text:span text:style-name="T565">1</text:span><text:span text:style-name="T587">5</text:span><text:span text:style-name="T588">8</text:span><text:span text:style-name="T553">)</text:span></text:p>
      <text:p text:style-name="P36"/>
      <text:p text:style-name="P36">~~~Sembari Rizky mencari-cari ke mana Bella pergi. Dia <text:span text:style-name="T883">memasuki kamarnya. Lalu dia mengambil hologram dan</text:span> mengkontak Nisa Lunanissiana untuk beberapa waktu. </text:p>
      <text:p text:style-name="P36"/>
      <text:p text:style-name="P91">Rizky Pramudya (Trovidia Community) : <text:span text:style-name="T888">Halo, ibu Nisa. // </text:span><text:span text:style-name="T979">Hello, Nisa</text:span><text:span text:style-name="T978">. </text:span><text:span text:style-name="T1066">//</text:span><text:span text:style-name="T1063">~~(</text:span><text:span text:style-name="T1076">1</text:span><text:span text:style-name="T1084">5</text:span><text:span text:style-name="T1088">9</text:span><text:span text:style-name="T1063">)</text:span></text:p>
      <text:p text:style-name="P93">Nisa Lunanissiana (Lunarian Federation) : Halo, Rizky. Apa kabar? // <text:span text:style-name="T980">Hello, Rizky. How are you?</text:span><text:span text:style-name="T1098"> </text:span><text:span text:style-name="T1066">//</text:span><text:span text:style-name="T1063">~~(</text:span><text:span text:style-name="T1076">1</text:span><text:span text:style-name="T1089">60</text:span><text:span text:style-name="T1063">)</text:span></text:p>
      <text:p text:style-name="P92">Rizky Pramudya (Trovidia Community) : <text:span text:style-name="T889">Baik. Aku lagi cari </text:span><text:span text:style-name="T1103">mama Bella</text:span><text:span text:style-name="T889">. Tapi tidak ada di rumahku sekarang. // </text:span><text:span text:style-name="T981">I’m good. I’m looking for </text:span><text:span text:style-name="T982">mama Bella</text:span><text:span text:style-name="T981">. But, she isn’t there right now. </text:span><text:span text:style-name="T1066">//</text:span><text:span text:style-name="T1063">~~(</text:span><text:span text:style-name="T1076">1</text:span><text:span text:style-name="T1089">6</text:span><text:span text:style-name="T1090">1</text:span><text:span text:style-name="T1063">)</text:span></text:p>
      <text:p text:style-name="P94">Nisa Lunanissiana (Lunarian Federation) : <text:span text:style-name="T890">Kamu mencari ibumu ya? Oh, dia sedang menjalankan misi bersama tim aku, nak. <text:s/>// </text:span><text:span text:style-name="T983">You are looking for your ‘mom’, right? Well, she’s on a mission with my team, boy. </text:span><text:span text:style-name="T1066">//</text:span><text:span text:style-name="T1063">~~(</text:span><text:span text:style-name="T1076">1</text:span><text:span text:style-name="T1089">6</text:span><text:span text:style-name="T1091">2</text:span><text:span text:style-name="T1063">)</text:span></text:p>
      <text:p text:style-name="P199"><text:soft-page-break/><text:span text:style-name="T615">Rizky Pramudya (Trovidia Community) : </text:span><text:span text:style-name="T727">Kenapa ibuku tidak bilang sama aku? Aku udah pulang ke rumah, ibu Nisa. // </text:span><text:span text:style-name="T1315">Why didn&amp;apos;t she tell me about this? I’ve returned home, Nisa.</text:span><text:span text:style-name="T984"> </text:span><text:span text:style-name="T486"><text:s/></text:span><text:span text:style-name="T552">//</text:span><text:span text:style-name="T553">~~(</text:span><text:span text:style-name="T565">1</text:span><text:span text:style-name="T575">6</text:span><text:span text:style-name="T589">3</text:span><text:span text:style-name="T553">)</text:span></text:p>
      <text:p text:style-name="P199"><text:span text:style-name="T728">Nisa Lunanissiana (Lunarian Federation) : </text:span><text:span text:style-name="T727">Kamu juga terkadang tidak bilang ke ibumu, nak. </text:span><text:span text:style-name="T617">Buktinya kamu tidak pamit dengan ibumu ketika kamu keluar dari dimensimu. </text:span><text:span text:style-name="T616">Hehehehe. // </text:span><text:span text:style-name="T1316">You also sometimes didn’t tell your “mom’, boy. The proof is you didn’t say goodbye to your ‘mom’ when you left your dimension.. Hehehehe.</text:span><text:span text:style-name="T487"> </text:span><text:span text:style-name="T486"><text:s/></text:span><text:span text:style-name="T552">//</text:span><text:span text:style-name="T553">~~(</text:span><text:span text:style-name="T565">1</text:span><text:span text:style-name="T575">6</text:span><text:span text:style-name="T590">4</text:span><text:span text:style-name="T553">)</text:span></text:p>
      <text:p text:style-name="P199"><text:span text:style-name="T615">Rizky Pramudya (Trovidia Community) : </text:span><text:span text:style-name="T616">Maaf, bu. </text:span><text:span text:style-name="T617">Aku memang keluar karena aku muncul ide tentang skenario “Apa yang terjadi jika Bumi didominasi oleh Neanderthal, bukan manusia?”. Nah, karena itu aku mencoba menggunakan mesin antardimensiku yang ibu berikan ke aku dan udah ditingkatkan oleh temanku dari dimensi lain. </text:span><text:span text:style-name="T619">Saya mencarinya. </text:span><text:span text:style-name="T620">D</text:span><text:span text:style-name="T619">an t</text:span><text:span text:style-name="T618">ernyata dimensi tersebut</text:span><text:span text:style-name="T617"> ada. Aku lupa berpamitan dengan ibuku. // </text:span><text:span text:style-name="T1362">Sorry, ma’am. I have left because I came up with the scenario idea about “What if Earth were populated by Neanderthal, not humans?”. Well, because I tried to use my interdimensional machine that you gave me and had already upgraded by my friend from another dimension. I searched for it. And in fact, it existed. I forgot to say goodbye to my ‘mom’.</text:span><text:span text:style-name="T432"> </text:span><text:span text:style-name="T552">//</text:span><text:span text:style-name="T553">~~(</text:span><text:span text:style-name="T565">1</text:span><text:span text:style-name="T575">6</text:span><text:span text:style-name="T576">5-166</text:span><text:span text:style-name="T553">)</text:span></text:p>
      <text:p text:style-name="P40">Nisa Lunanissiana (Lunarian Federation) : *<text:span text:style-name="T893">Tersenyum* Hehehe, iya kan? // </text:span><text:span text:style-name="T986">*</text:span><text:span text:style-name="T1058">Smile</text:span><text:span text:style-name="T987">* Hehehe, obviously, right? </text:span><text:span text:style-name="T1115">//</text:span><text:span text:style-name="T1114">~~(16</text:span><text:span text:style-name="T1115">7</text:span><text:span text:style-name="T1114">)</text:span></text:p>
      <text:p text:style-name="P38"><text:span text:style-name="T894">Rizky Pramudya (Trovidia Community) : </text:span><text:span text:style-name="T893">Iya, bu. Tapi ibuku tidak mempermasalahkan kok. // </text:span><text:span text:style-name="T988">Yes, ma’am. But, my ‘mom’ doesn’t mind it. </text:span><text:span text:style-name="T1115">//</text:span><text:span text:style-name="T1116">~~(16</text:span><text:span text:style-name="T1117">8</text:span><text:span text:style-name="T1116">)</text:span></text:p>
      <text:p text:style-name="P41">Nisa Lunanissiana (Lunarian Federation) : <text:span text:style-name="T893">Hehehehe, </text:span><text:span text:style-name="T1264">t</text:span><text:span text:style-name="T893">idak apa-apa. // </text:span><text:span text:style-name="T989">Hehehehe, that’s okay. </text:span><text:span text:style-name="T1115">//</text:span><text:span text:style-name="T1114">~~(16</text:span><text:span text:style-name="T1118">9</text:span><text:span text:style-name="T1114">)</text:span></text:p>
      <text:p text:style-name="P39"><text:span text:style-name="T894">Rizky Pramudya (Trovidia Community) : </text:span><text:span text:style-name="T893">Lalu, aku punya pertanyaan.... Wait...! Ah, kok ibu tahu tentang ibuku? // </text:span><text:span text:style-name="T990">Then, I have a question.... Wait...! Ah, how did you know about my ‘mom’? </text:span><text:span text:style-name="T1115">//</text:span><text:span text:style-name="T1116">~~(1</text:span><text:span text:style-name="T1119">70</text:span><text:span text:style-name="T1116">)</text:span></text:p>
      <text:p text:style-name="P200"><text:span text:style-name="T617">Nisa Lunanissiana (Lunarian Federation) : Iyaa, ibu tahu kok. Saat ibu Nisa datang ke rumahmu, ibu bicara sebentar dengannya. Kemudian, ibu bawa </text:span><text:span text:style-name="T729">ibumu</text:span><text:span text:style-name="T617"> ke rumahku. Saat ibu sampai di rumahku, ibu berbincang dengan</text:span><text:span text:style-name="T730">nya</text:span><text:span text:style-name="T617"> tentang ibumu, kamu, dan ibu Nisa. Lalu, ibu memberikan kekuatan sihir ke ibumu. Setelah </text:span><text:span text:style-name="T719">ibu diskusi</text:span><text:span text:style-name="T617">, ibu memberika </text:span><text:span text:style-name="T719"><text:s/>mesin antardimensi ke ibumu </text:span><text:span text:style-name="T731">dan memberikan sebuah misi kepadanya untuk dijalankan bersama</text:span><text:span text:style-name="T719"> tim ibu. // </text:span><text:span text:style-name="T1317">Yeaa, I know that. When Mrs. Nisa came to your house, I talked to her for a few minutes. Then, I brought her to my house. When I arrive at my house, I talked to her about your ‘mom’, yourself, and Mrs. Nisa. Then, I gave her a magical power. After I discuss, I gave an interdimensional machine to your ‘mom’ and gave her a mission to run with my team.</text:span><text:span text:style-name="T489"> </text:span><text:span text:style-name="T1145">//</text:span><text:span text:style-name="T1146">~~(1</text:span><text:span text:style-name="T1162">7</text:span><text:span text:style-name="T1164">1-172</text:span><text:span text:style-name="T1146">)</text:span></text:p>
      <text:p text:style-name="P200"><text:span text:style-name="T719">Rizky Pramudya (Trovidia Community) : Oh, untunglah. Ibu telah memberikan bekal kepada ibuku. Aku hanya khawatir kalau ibuku mati atau terjadi apa-apa pada dirinya. </text:span><text:span text:style-name="T732">Aku menangis kalau dia mati.</text:span><text:span text:style-name="T719"> Karena aku masih membutuhkan Bella sebagai sosok ibuku yang penuh cinta dan kasih sayang walaupun dia istriku dan bukan ibu kandungku, tapi ibu angkatku. </text:span><text:span text:style-name="T733">Aku rindu dengan Bella. Dia adala</text:span><text:span text:style-name="T734">h </text:span><text:span text:style-name="T735">ibu yang kusayangi. </text:span><text:span text:style-name="T719">// </text:span><text:span text:style-name="T1294">Oh, fortunately. You have provided the provisions for my ‘mom’.  I just worried if my ‘mom’ dies or something happens to her. I would cry if she dies. Because I still need Bella as my mother figure who is full of love and compassion even though she </text:span><text:soft-page-break/><text:span text:style-name="T1294">is my wife and not my biological mother, but my adoptive mother. I miss her. She is the motherly I love.</text:span><text:span text:style-name="T490"> </text:span><text:span text:style-name="T1145">//</text:span><text:span text:style-name="T1146">~~(1</text:span><text:span text:style-name="T1162">7</text:span><text:span text:style-name="T1165">3-174</text:span><text:span text:style-name="T1146">)</text:span></text:p>
      <text:p text:style-name="P200"><text:span text:style-name="T617">Nisa Lunanissiana (Lunarian Federation) : </text:span><text:span text:style-name="T736">Tenang saja, i</text:span><text:span text:style-name="T719">bumu baik-baik saja kok, </text:span><text:span text:style-name="T737">nak</text:span><text:span text:style-name="T719">. Percayalah. *</text:span><text:span text:style-name="T601">Tersenyum</text:span><text:span text:style-name="T719">* // </text:span><text:span text:style-name="T1292">Don’t worry, your ‘mom’ is fine, boy. Trust me. </text:span><text:span text:style-name="T1383">*Smile*</text:span> <text:span text:style-name="T737"><text:s/></text:span><text:span text:style-name="T1145">//</text:span><text:span text:style-name="T1146">~~(</text:span><text:span text:style-name="T1165">174</text:span><text:span text:style-name="T1166">b</text:span><text:span text:style-name="T1146">)</text:span></text:p>
      <text:p text:style-name="P148"><text:span text:style-name="T719">Rizky Pramudya (Trovidia Community) : </text:span><text:span text:style-name="T720">Oh ya, rekan-rekanku dari dimensi lain datang ke rumahku, bu. Aku sudahi dulu ya, bu. // </text:span><text:span text:style-name="T1294">Oh well, my friends from other dimensions come to my home, ma’am. I have to end our conversation, ma’am.</text:span><text:span text:style-name="T998"> </text:span><text:span text:style-name="T482"><text:s/></text:span><text:span text:style-name="T1145">//</text:span><text:span text:style-name="T1146">~~(1</text:span><text:span text:style-name="T1162">7</text:span><text:span text:style-name="T1163">5</text:span><text:span text:style-name="T1146">)</text:span></text:p>
      <text:p text:style-name="P200"><text:span text:style-name="T617">Nisa Lunanissiana (Lunarian Federation) : </text:span><text:span text:style-name="T720">Iya, nak. Silakan nikmati waktumu dengan rekan-rekanmu. </text:span><text:span text:style-name="T738">Ibu tutup, ya. // </text:span><text:span text:style-name="T1318">Yes, boy. Enjoy your time with your friends. I hang up, ya.</text:span><text:span text:style-name="T999"> </text:span><text:span text:style-name="T491"><text:s/></text:span><text:span text:style-name="T1145">//</text:span><text:span text:style-name="T1146">~~(1</text:span><text:span text:style-name="T1162">7</text:span><text:span text:style-name="T1167">6</text:span><text:span text:style-name="T1146">)</text:span></text:p>
      <text:p text:style-name="P37"/>
      <text:p text:style-name="P42">~~~Kemudian, Rizky kembali ke ruang tamu.</text:p>
      <text:p text:style-name="P42"/>
      <text:p text:style-name="P43">South African Person (South Africa) : <text:span text:style-name="T884">K</text:span>ok lama sekali kamu di dalam? // <text:span text:style-name="T1000">How long have you been inside? </text:span><text:span text:style-name="T1115">//</text:span><text:span text:style-name="T1116">~~(1</text:span><text:span text:style-name="T1119">7</text:span><text:span text:style-name="T1123">7</text:span><text:span text:style-name="T1116">)</text:span></text:p>
      <text:p text:style-name="P201"><text:span text:style-name="T621">Rizky Pramudya (Trovidia Community) : Saya harus men</text:span><text:span text:style-name="T739">g</text:span><text:span text:style-name="T740">hubungi</text:span><text:span text:style-name="T741"> dengan</text:span><text:span text:style-name="T621"> wanita lain di dimensi lain untuk menanyakan </text:span><text:span text:style-name="T741">tentang Bella</text:span><text:span text:style-name="T621">. // </text:span><text:span text:style-name="T1319">I had to contact other woman from another dimension to ask about Bella.</text:span><text:span text:style-name="T492"> </text:span><text:span text:style-name="T1145">//</text:span><text:span text:style-name="T1146">~~(1</text:span><text:span text:style-name="T1162">7</text:span><text:span text:style-name="T1168">8</text:span><text:span text:style-name="T1146">)</text:span></text:p>
      <text:p text:style-name="P201"><text:span text:style-name="T621">Chinese Person (Chinese Federation) : Rizky, Bella itu ibumu kah? Soalnya saat kamu mencari, kamu memanggilnya ibu. Itu ibu kandungmu? // </text:span><text:span text:style-name="T1320">Rizky, is Bella your mother? Because when you search for her, you call her mama. Is she your biological mother?</text:span><text:span text:style-name="T1002"> </text:span><text:span text:style-name="T493"><text:s/></text:span><text:span text:style-name="T1145">//</text:span><text:span text:style-name="T1146">~~(1</text:span><text:span text:style-name="T1162">7</text:span><text:span text:style-name="T1169">9</text:span><text:span text:style-name="T1146">)</text:span></text:p>
      <text:p text:style-name="P201"><text:span text:style-name="T621">Rizky Pramudya (Trovidia Community) : </text:span><text:span text:style-name="T721">Eh, b</text:span><text:span text:style-name="T621">ukan. Sebenarnya Bella itu istri saya tapi </text:span><text:span text:style-name="T722">dia</text:span><text:span text:style-name="T621"> bisa menjalankan peran sebagai ibu buat saya. </text:span><text:span text:style-name="T723">Dan saya pun memanggilnya ibu. // </text:span><text:span text:style-name="T1363">Eh, no. Honestly Bella is my wife but she can do mother roles for me. And I call her mama.</text:span><text:span text:style-name="T1003"> </text:span><text:span text:style-name="T483"><text:s/></text:span><text:span text:style-name="T1145">//</text:span><text:span text:style-name="T1146">~~(1</text:span><text:span text:style-name="T1147">80</text:span><text:span text:style-name="T1146">)</text:span></text:p>
      <text:p text:style-name="P202"><text:span text:style-name="T723">Lembaga Budaya Bebas Person (Indonesia) : </text:span><text:span text:style-name="T742">Ini aneh. Mengapa kamu memanggilnya ibu sedangkan dia bukan ibu kandungmu? Di tempat saya ini tidak masuk akal. // </text:span><text:span text:style-name="T1321">This is weird. Why do you call her mama while she isn’t your real mother? In my place it doesn’t make sense.</text:span><text:span text:style-name="T1004"> </text:span><text:span text:style-name="T494"><text:s/></text:span><text:span text:style-name="T1145">//</text:span><text:span text:style-name="T1146">~~(1</text:span><text:span text:style-name="T1147">8</text:span><text:span text:style-name="T1170">1</text:span><text:span text:style-name="T1146">)</text:span></text:p>
      <text:p text:style-name="P44">Rizky Pramudya (Trovidia Community) : <text:span text:style-name="T887">Ini masuk akal. Karena dialah sosok ibuku. // </text:span><text:span text:style-name="T1005">This make sense. Because she’s my mother figure. </text:span><text:span text:style-name="T1115">//</text:span><text:span text:style-name="T1116">~~(1</text:span><text:span text:style-name="T1126">8</text:span><text:span text:style-name="T1144">2</text:span><text:span text:style-name="T1116">)</text:span></text:p>
      <text:p text:style-name="P203"><text:span text:style-name="T723">Lembaga Budaya Bebas Person (Indonesia) : </text:span><text:span text:style-name="T743">Di Indonesia, sosok ibu ialah </text:span><text:span text:style-name="T744">ibu</text:span><text:span text:style-name="T743"> kandung. Memang ada wanita lain yang bisa menjalankan peran sebagai ibu karena lebih sayang kepada orang atau bahkan pasangannya, hanya saja mereka bukan ibu kandungnya. Ibu tidak akan bisa tergantikan oleh wanita lain. Semua </text:span><text:span text:style-name="T744">orang tua</text:span><text:span text:style-name="T743"> pasti sayang sama anak. // </text:span><text:span text:style-name="T1377">In Indonesia, the mother figure is the biological mother. Indeed, there are other women who can do mother roles because they love the person or even their partners, it’s just that they are not their biological mothers. Mother can’t be replaced by other women. All parents love their children.</text:span><text:span text:style-name="T495"> </text:span><text:span text:style-name="T1145">//</text:span><text:span text:style-name="T1146">~~(1</text:span><text:span text:style-name="T1147">8</text:span><text:span text:style-name="T1171">3</text:span><text:span text:style-name="T1148">-18</text:span><text:span text:style-name="T1171">4</text:span><text:span text:style-name="T1146">)</text:span></text:p>
      <text:p text:style-name="P204"><text:span text:style-name="T621">Rizky Pramudya (Trovidia Community) : </text:span><text:span text:style-name="T743">Tidak, i</text:span><text:span text:style-name="T745">tu</text:span><text:span text:style-name="T743"> tidak benar. </text:span><text:span text:style-name="T746">Semua </text:span><text:span text:style-name="T744">orang </text:span><text:span text:style-name="T747">tua </text:span><text:span text:style-name="T746">berhak punya anak, tapi tidak semua orang pantas menjadi orang tua. </text:span><text:span text:style-name="T748">Tidak semua orang tua bisa mencerminkan sifat keibuan dan kebapakan. Sekalipun itu </text:span><text:span text:style-name="T749">orang tua</text:span><text:span text:style-name="T748"> kandungnya </text:span><text:soft-page-break/><text:span text:style-name="T748">kalau dia selalu membentak dan melanggengkan kekerasan kepada anaknya, terlebih lagi </text:span><text:span text:style-name="T749">menggunakan</text:span><text:span text:style-name="T750"> alasan “orang tua selalu benar”. Itu bukan sosok ibu. Anak bisa kehilangan sosok ibunya walaupun ibu masih hidup dan dekat dengan anak. </text:span><text:span text:style-name="T751">Ibu dan ayah masih bisa digantikan dengan orang lain yang lebih pantas </text:span><text:span text:style-name="T744">dan kompeten dalam merawat anak tersebut. </text:span><text:span text:style-name="T752">Orang tua tidak selalu benar, anak tidak selalu salah. Saya berharap kamu mengerti </text:span><text:span text:style-name="T753">tentang</text:span><text:span text:style-name="T752"> ini. // </text:span><text:span text:style-name="T1378">No, that’s not true. All parents have rights to have children, but not every person deserves to be parents. Not all parents can reflect mother and father figures. Even if they are biological parents, they always yell and perpetuate violence against their children, especially by using this excuse “parents are always right”. It does not reflect a mother or a father figure. The child can lose their parental figures even if the parents are still alive and close to the child. Mother and Father still can be replaced with others who are more appropriate and competent in caring for the child. Parents are not always right, Children are not always wrong. I hope you understand about this.</text:span><text:span text:style-name="T496"> </text:span><text:span text:style-name="T1145">//</text:span><text:span text:style-name="T1146">~~(1</text:span><text:span text:style-name="T1147">8</text:span><text:span text:style-name="T1171">5</text:span><text:span text:style-name="T1148">-18</text:span><text:span text:style-name="T1172">8</text:span><text:span text:style-name="T1146">)</text:span></text:p>
      <text:p text:style-name="P45"/>
      <text:p text:style-name="P205"><text:span text:style-name="T621">Rizky Pramudya (Trovidia Community) :</text:span><text:span text:style-name="T622"> Percayalah, </text:span><text:span text:style-name="T623">bro. Bella itu wanita yang mencerminkan sosok ibu pada diriku. </text:span><text:span text:style-name="T624">Karena dia tahu bagaimana cara memperlakukan seorang anak dengan baik, lembut, </text:span><text:span text:style-name="T625">cinta,</text:span><text:span text:style-name="T624"> penuh kasih sayang, dan dengan empati, </text:span><text:span text:style-name="T626">terutama pada diriku. </text:span><text:span text:style-name="T627">Seorang anak yang dimaksud adalah diriku sendiri.</text:span><text:span text:style-name="T624"> Itu yang membuatku meleleh dan </text:span><text:span text:style-name="T628">memanggilnya ibu. Bella justru </text:span><text:span text:style-name="T629">malah</text:span><text:span text:style-name="T628"> senang kalau saya memanggilnya ibu. Saya merasa </text:span><text:span text:style-name="T630">lebih </text:span><text:span text:style-name="T628">dihargai oleh Bella daripada ibu kandungku. Dan kalau saya mau kasih tahu, Bella merupakan seorang ratu di di masa lalu sebelum negara ini bertransformasi menjadi republik dan menjadi peradaban.</text:span><text:span text:style-name="T631"> Dia </text:span><text:span text:style-name="T638">yang</text:span><text:span text:style-name="T631"> menjadikan saya sebagai pemimpin tertinggi (</text:span><text:span text:style-name="T632">Grand Government</text:span><text:span text:style-name="T631">/Founder) peradaban ini. </text:span><text:span text:style-name="T633">Walaupun sebenarnya saya tidak </text:span><text:span text:style-name="T634">suka</text:span><text:span text:style-name="T633"> menjadi pemimpin. </text:span><text:span text:style-name="T635">Saya lebih suka dipimpin, </text:span><text:span text:style-name="T636">terutama oleh Bella</text:span><text:span text:style-name="T635">. </text:span><text:span text:style-name="T637">Namun, Bella mengajari saya tentang politik dan kepemerintahan. Disitulah Bella mengajari </text:span><text:span text:style-name="T639">saya</text:span><text:span text:style-name="T637"> dalam hal kepemimpinan. </text:span><text:span text:style-name="T639">Terlebih lagi dengan lembut dan penuh kasih sayang.</text:span><text:span text:style-name="T631"> // </text:span><text:span text:style-name="T1364">Trust me, bro. Bella is a woman that can reflects mother figure personality to me. She knows how to treat a child with kindness, gentle, love, compassion, and empathy, especially with me. The child in question is me. It’s what makes me melt and call her mama. Bella is actually happy when I call her mama. I felt more respected by Bella than by my biological mother. Also, if I have to tell you, Bella was a queen in the past before this country transformed into a republic and became a civilization. She made me</text:span><text:span text:style-name="T1399"> </text:span><text:span text:style-name="T1364">the highest leader (Grand Government/Founder) of this civilization. Even though I really don’t like being a leader. I prefer to be led, especially by Bella. But, she taught me about politics and governance. That’s where she taught me about leadership. Especially in a gentle and loving way.</text:span><text:span text:style-name="T436"> </text:span><text:span text:style-name="T1145">//</text:span><text:span text:style-name="T1146">~~(1</text:span><text:span text:style-name="T1147">8</text:span><text:span text:style-name="T1149">9</text:span><text:span text:style-name="T1148">-1</text:span><text:span text:style-name="T1149">9</text:span><text:span text:style-name="T1150">3</text:span><text:span text:style-name="T1146">)</text:span></text:p>
      <text:p text:style-name="P95">Chinese Person (Chinese Federation) : Oh, saya baru paham. // <text:span text:style-name="T1006">Oh, I just understand </text:span><text:span text:style-name="T1007">now</text:span><text:span text:style-name="T1006">. </text:span><text:span text:style-name="T1115">//</text:span><text:span text:style-name="T1116">~~(1</text:span><text:span text:style-name="T1128">94</text:span><text:span text:style-name="T1116">)</text:span></text:p>
      <text:p text:style-name="P47">Free Culture Initiative Person (Sweden) : Dia benar, <text:span text:style-name="T900">kawanku</text:span>. <text:span text:style-name="T900">Saya bersimpati dengan kisah hidup</text:span><text:span text:style-name="T1269">nya</text:span><text:span text:style-name="T900"> di masa lalu. // </text:span><text:span text:style-name="T1008">He’s right, my friend. I sympathize with the story of his past life. </text:span><text:span text:style-name="T1115">//</text:span><text:span text:style-name="T1116">~~(1</text:span><text:span text:style-name="T1128">9</text:span><text:span text:style-name="T1129">5</text:span><text:span text:style-name="T1116">)</text:span></text:p>
      <text:p text:style-name="P46"/>
      <text:p text:style-name="P206"><text:soft-page-break/><text:span text:style-name="T621">Rizky Pramudya (Trovidia Community) : </text:span><text:span text:style-name="T754">Oke, kita sekarang bahas tentang masalah hak cipta </text:span><text:span text:style-name="T642">di peradabanku </text:span><text:span text:style-name="T754">ya. // </text:span><text:span text:style-name="T1322">Okay, let’s talk about copyright in my civilization.</text:span><text:span text:style-name="T497"> </text:span><text:span text:style-name="T1145">//</text:span><text:span text:style-name="T1146">~~(1</text:span><text:span text:style-name="T1173">9</text:span><text:span text:style-name="T1174">6</text:span><text:span text:style-name="T1146">)</text:span></text:p>
      <text:p text:style-name="P207"><text:span text:style-name="T754">Free Software Organization Person (Maritime Union) : </text:span><text:span text:style-name="T755">Ah yes, saya menunggu hal itu dari tadi. Tapi kamu tidak segera membahasnya. Padahal saya </text:span><text:span text:style-name="T640">dan kawan-kawanku</text:span><text:span text:style-name="T755"> menunggu hal tersebut sejak beberapa waktu yang lalu. </text:span><text:span text:style-name="T640">Iya kan? // </text:span><text:span text:style-name="T1323">Ah yes, I have been waiting for that from earlier. But, you didn’t bring it up right away. Even though I and my friends have been waiting for that since some time ago, isn’t it?</text:span><text:span text:style-name="T498"> </text:span><text:span text:style-name="T1145">//</text:span><text:span text:style-name="T1146">~~(1</text:span><text:span text:style-name="T1173">9</text:span><text:span text:style-name="T1175">7</text:span><text:span text:style-name="T1146">)</text:span></text:p>
      <text:p text:style-name="P140"><text:span text:style-name="T640">Multiple Person (Multiple Countries) : </text:span><text:span text:style-name="T641">Tentu! // </text:span><text:span text:style-name="T442">Absolutely! </text:span><text:span text:style-name="T591">//</text:span><text:span text:style-name="T1104">~~(19</text:span><text:span text:style-name="T1105">8</text:span><text:span text:style-name="T1104">)</text:span></text:p>
      <text:p text:style-name="P208"><text:span text:style-name="T621">Rizky Pramudya (Trovidia Community) : </text:span><text:span text:style-name="T642">Maaf ya, kawan. Saya telah membuang waktu kalian sebelumnya. Sistem hak cipta Trovidia yang disebut Creationrights merupakan sebuah sistem yang mengakomodasi kreator konten untuk melindungi hak moral tapi tetap fleksibel dan membebaskan orang lain untuk menggunakannya. Karena saya pikir hukum hak cipta tradisional yang diciptakan oleh WTO dan WIPO </text:span><text:span text:style-name="T643">ini</text:span><text:span text:style-name="T642"> berbasis hukum United States of America di Bumi di dimensi ini. </text:span><text:span text:style-name="T643">Hak cipt</text:span><text:span text:style-name="T645">a</text:span><text:span text:style-name="T643"> inilah yang saya pikir</text:span><text:span text:style-name="T642"> terlalu ketat, mengekang, terlalu lama durasinya, dan </text:span><text:span text:style-name="T645">usang</text:span><text:span text:style-name="T642">. </text:span><text:span text:style-name="T643">Karena itu, saya membuat konsep hak cipta untuk semua orang, terutama untuk masyarakat, terlebih lagi </text:span><text:span text:style-name="T646">untuk </text:span><text:span text:style-name="T647">para</text:span><text:span text:style-name="T643"> kreator konten dan pengguna. Itu termaktub dalam Manifesto Trovidia pada tahun 2026 </text:span><text:span text:style-name="T644">di section 4 bagian Commons. // </text:span><text:span text:style-name="T1365">Sorry, my friend. I had wasted your time before. Trovidian Copyright System, Creation Rights, is a system to accommodate content creators to protect their moral rights while remaining flexible and people are free to use it. Because I think traditional copyright laws embraced by WTO and WIPO are based on the United States of America on Earth in this dimension. This copyright is what I think is too restrictive, oppressive, has too long duration, and outdated. Because of this, I made a copyright concept for everyone, primarily for society, especially for content creators and users. It’s contained in Trovidia Manifesto in 2026 on Section 4 of the Commons section.</text:span><text:span text:style-name="T499"> </text:span><text:span text:style-name="T445"><text:s/></text:span><text:span text:style-name="T591">//</text:span><text:span text:style-name="T1151">~~(19</text:span><text:span text:style-name="T1152">9-203</text:span><text:span text:style-name="T1151">)</text:span></text:p>
      <text:p text:style-name="P48"/>
      <text:p text:style-name="P117"><text:span text:style-name="T79">~~~Rizky Pramudya mem</text:span><text:span text:style-name="T80">berikan berkas bernama</text:span><text:span text:style-name="T79"> Manifesto Trovidia kepada rekan-rekannya dari dimensi lain. </text:span><text:span text:style-name="T80">Kemudian Rizky mempresentasikannya di meja dengan hologram miliknya.</text:span></text:p>
      <text:p text:style-name="P49"/>
      <text:p text:style-name="P127"><text:span text:style-name="T79">R</text:span><text:span text:style-name="T64">izky Pramudya (Trovidia Community) : In</text:span><text:span text:style-name="T81">i isi dari </text:span><text:span text:style-name="T82">m</text:span><text:span text:style-name="T81">anifesto tersebut. // </text:span><text:span text:style-name="T810">This is the content of the manifesto. </text:span><text:span text:style-name="T849">//</text:span><text:span text:style-name="T1111">~~(</text:span><text:span text:style-name="T1112">204</text:span><text:span text:style-name="T1111">)</text:span></text:p>
      <text:p text:style-name="P50"/>
      <text:p text:style-name="P209"><text:span text:style-name="T648">R</text:span><text:span text:style-name="T649">izky Pramudya (Trovidia Community) : </text:span><text:span text:style-name="T650">Baru itu, saya punya lisensi yang saya pikir sesuai dengan standar kalian. Nama lisensinya Creative Commons, terutama untuk lisensi CC BY, CC BY-SA, dan CC0. Semuanya bebas selama memberikan atribusi, kecuali untuk yang CC0 yang setara dengan public domain. Untuk yang SA, harus dengan lisensi yang sama atau setara dengannya. Selain itu, di Manifesto Trovidia yang kalian baca tersebut, presiden, menteri, dan kami sebagai </text:span><text:span text:style-name="T653">Founder</text:span><text:span text:style-name="T650"> Trovidia telah membahas konflik yang terjadi pada </text:span><text:span text:style-name="T651">semua</text:span><text:span text:style-name="T650"> lisensi copyleft </text:span><text:span text:style-name="T654">yang membuat penggabungan konten menjadi</text:span><text:span text:style-name="T650"> sulit dilakukan. Karena itulah kami bersama menteri dan presiden kami berusaha mencari solusi untuk menyatukan semua lisensi Copyleft dengan cara membuat lisensi atau peraturan kebijakan </text:span><text:span text:style-name="T655">yang bernama</text:span><text:span text:style-name="T650"> “Omnicopyleft </text:span><text:soft-page-break/><text:span text:style-name="T650">Policy”. </text:span><text:span text:style-name="T655">Intinya adalah</text:span><text:span text:style-name="T650"> semua lisensi Copyleft dibuat kompatibel oleh kebijakan tersebut terutama dalam hal seni dan konten. Sehingga menjadi fleksibel tanpa hambatan. </text:span><text:span text:style-name="T652">Contoh, GPL, MPL, dan CC BY-SA yang tadinya tidak kompatibel menjadi kompatibel dan berlaku dua arah karena kebijakan ini. // </text:span><text:span text:style-name="T1366">Then, I have licenses which I think are appropriate with your standards. It’s Creative Commons, especially CC BY, CC BY-SA, and CC0. They’re free as long as you give attribution to them, except for CC0 which is equal to public domain. For SA, you must keep</text:span><text:span text:style-name="T1400"> </text:span><text:span text:style-name="T1366">the contents with this license or equal to it. Also, in the Trovidia Manifesto you read about, president, ministers, and us as Trovidia Founders have discussed conflicts occured in all copyleft licenses that make it difficult to combine contents. Because of that, We,along with our ministers and presidents, have tried to find a solution to unify all copyleft licenses by creating a license and policy called “Omnicopyleft Policy”. The point is that all copylefted licenses are made compatible by this policy, especially in terms of art and contents. So, it becomes flexible without a hitch. For example, GPL, MPL, and CC BY-SA, which were previously incompatible, have become compatible in both ways because of this.</text:span><text:span text:style-name="T500"> </text:span><text:span text:style-name="T450"><text:s/></text:span><text:span text:style-name="T446"><text:s/></text:span><text:span text:style-name="T591">//</text:span><text:span text:style-name="T1151">~~(</text:span><text:span text:style-name="T1153">20</text:span><text:span text:style-name="T1154">5-2</text:span><text:span text:style-name="T1155">10</text:span><text:span text:style-name="T1151">)</text:span></text:p>
      <text:p text:style-name="P210"><text:span text:style-name="T650">F</text:span><text:span text:style-name="T656">ree Culture Initiative Person (Sweden) : Wah, saya suka dengan manifesto </text:span><text:span text:style-name="T652">peradabanmu</text:span><text:span text:style-name="T656">. Mencerminka</text:span><text:span text:style-name="T657">n</text:span><text:span text:style-name="T656"> </text:span><text:span text:style-name="T658">cinta dan kasih sayang</text:span><text:span text:style-name="T659">. </text:span><text:span text:style-name="T657">Selain itu, juga mencerminkan liberalisme dan empati. </text:span><text:span text:style-name="T658">Sungguh menarik. // </text:span><text:span text:style-name="T1367">Wow, I like your civilization manifesto. It reflects love and compassion. Apart from that, it also reflects liberalism and empathy. So interesting.</text:span><text:span text:style-name="T451"> </text:span><text:span text:style-name="T450"><text:s/></text:span><text:span text:style-name="T591">//</text:span><text:span text:style-name="T1151">~~(</text:span><text:span text:style-name="T1153">2</text:span><text:span text:style-name="T1156">11</text:span><text:span text:style-name="T1151">)</text:span></text:p>
      <text:p text:style-name="P51"/>
      <text:p text:style-name="P124"><text:span text:style-name="T83">~</text:span><text:span text:style-name="T64">~~Lalu, rekan tersebut membaca dan mencoba menganalisis lalu mendiskusikan dengan mereka.</text:span></text:p>
      <text:p text:style-name="P52"/>
      <text:p text:style-name="P54">Rizky Pramudya (Trovidia Community) : Bagaimana dengan pendapat kalian? Hehehe. // <text:span text:style-name="T1011">How about your opinions? Hehehe. </text:span><text:span text:style-name="T1094">//</text:span><text:span text:style-name="T1132">~~(</text:span><text:span text:style-name="T1133">2</text:span><text:span text:style-name="T1134">1</text:span><text:span text:style-name="T1135">2</text:span><text:span text:style-name="T1132">)</text:span></text:p>
      <text:p text:style-name="P141"><text:span text:style-name="T660">Free Culture Initiative Person (Sweden) : Saya kurang setuju dengan beberapa poin di Manifestomu, Rizky. Seperti durasi hak cipta 30 tahun, itu masih kelamaan. Durasi yang wajar itu sekitar 10 tahun. // </text:span><text:span text:style-name="T452">I disagree with some points in your manifesto, Rizky. Such as 30 years copyright duration, that’s still too long. The reasonable duration is about 10 years. </text:span><text:span text:style-name="T591">//</text:span><text:span text:style-name="T1151">~~(</text:span><text:span text:style-name="T1153">2</text:span><text:span text:style-name="T1156">1</text:span><text:span text:style-name="T1157">3</text:span><text:span text:style-name="T1151">)</text:span></text:p>
      <text:p text:style-name="P55">Multiple Person (Multiple Countries) : Kami sependapat dengan Sweden. // <text:span text:style-name="T1012">We agree with Sweden. </text:span><text:span text:style-name="T1094">//</text:span><text:span text:style-name="T1132">~~(</text:span><text:span text:style-name="T1133">2</text:span><text:span text:style-name="T1134">1</text:span><text:span text:style-name="T1136">4</text:span><text:span text:style-name="T1132">)</text:span></text:p>
      <text:p text:style-name="P211"><text:span text:style-name="T660">Rizky Pramudya (Trovidia Community) : 10 tahun? Saya keberatan. </text:span><text:span text:style-name="T756">I</text:span><text:span text:style-name="T757">ni</text:span><text:span text:style-name="T756"> kependekan.</text:span><text:span text:style-name="T660"> Bagaimana kalau 20 tahun? // </text:span><text:span text:style-name="T1324">10 years? I mind it. It’s too short. How about 20 years?</text:span><text:span text:style-name="T1013"> </text:span><text:span text:style-name="T501"><text:s/></text:span><text:span text:style-name="T591">//</text:span><text:span text:style-name="T1151">~~(</text:span><text:span text:style-name="T1153">2</text:span><text:span text:style-name="T1156">1</text:span><text:span text:style-name="T1176">5</text:span><text:span text:style-name="T1151">)</text:span></text:p>
      <text:p text:style-name="P56">Free Culture Initiative Person (Sweden) : Masih terlalu panjang <text:span text:style-name="T906">dan tidak memenuhi standar Free Culture Initiative</text:span>. Kalau masih keberatan, 15 tahun saja sudah cukup dan sesuai dengan standar Free Culture <text:span text:style-name="T906">Initiative</text:span>. // <text:span text:style-name="T1272">It’s s</text:span><text:span text:style-name="T1014">till too long and doesn’t meet Free Culture Initiative’s standards. If you still object, 15 years is good enough to meet Free Culture Initiative’s standards. </text:span><text:span text:style-name="T1094">//</text:span><text:span text:style-name="T1132">~~(</text:span><text:span text:style-name="T1133">2</text:span><text:span text:style-name="T1134">1</text:span><text:span text:style-name="T1138">6</text:span><text:span text:style-name="T1132">)</text:span></text:p>
      <text:p text:style-name="P56">Rizky Pramudya (Trovidia Community) : .... <text:span text:style-name="T1094">//</text:span><text:span text:style-name="T1132">~~(</text:span><text:span text:style-name="T1133">2</text:span><text:span text:style-name="T1134">1</text:span><text:span text:style-name="T1138">7</text:span><text:span text:style-name="T1132">)</text:span></text:p>
      <text:p text:style-name="P212"><text:span text:style-name="T660">Free Culture Initiative Person (Sweden) : </text:span><text:span text:style-name="T661">Lalu masalah Classic Copyright yang kamu masih berlakukan ini? Sebenarnya juga melanggar kebijakan peradaban kami kalau </text:span><text:soft-page-break/><text:span text:style-name="T661">peradabanmu ingin bekerja sama dengan kami dalam hal ekonomi. Tapi, </text:span><text:span text:style-name="T662">saya senang dengan</text:span><text:span text:style-name="T661"> manifestomu </text:span><text:span text:style-name="T662">yang</text:span><text:span text:style-name="T661"> masih </text:span><text:span text:style-name="T662">dikatakan cukup</text:span><text:span text:style-name="T661"> bagus. Ada pelarangan proteksi teknis, DRM, pelarangan penggunaan kata Piracy, Theft, dan Stealing </text:span><text:span text:style-name="T663">dalam hal kekayaan intelektual</text:span><text:span text:style-name="T661">. </text:span><text:span text:style-name="T662">Bagus</text:span><text:span text:style-name="T661"> buat kamu, Rizky. // </text:span><text:span text:style-name="T1368">Then do you still apply to it with Classic Copyright? It also violates our civilization’s policy if you or your civilization wants to cooperate with us in economic matters. But, I’m happy with your manifesto which is still quite good. There are prohibition of technical protection measures a.k.a DRM, prohibitions on using these words, piracy, theft, and stealing in terms of intellectual property. Good for you, Rizky.</text:span><text:span text:style-name="T454"> </text:span><text:span text:style-name="T591">//</text:span><text:span text:style-name="T1151">~~(</text:span><text:span text:style-name="T1153">2</text:span><text:span text:style-name="T1156">1</text:span><text:span text:style-name="T1158">8-219</text:span><text:span text:style-name="T1151">)</text:span></text:p>
      <text:p text:style-name="P57">Rizky Pramudya (Trovidia Community) : .... <text:span text:style-name="T907">Makasih atas apresiasi kalian. // </text:span><text:span text:style-name="T1015">.... </text:span><text:span text:style-name="T1016">Thank you for appreciation. </text:span><text:span text:style-name="T1094">//</text:span><text:span text:style-name="T1132">~~(</text:span><text:span text:style-name="T1133">2</text:span><text:span text:style-name="T1140">20</text:span><text:span text:style-name="T1139">-2</text:span><text:span text:style-name="T1140">21</text:span><text:span text:style-name="T1132">)</text:span></text:p>
      <text:p text:style-name="P213"><text:span text:style-name="T661">SCP Foundation Person (Socialist States of America) : Bagaimana kalau kita bicara dengan presiden dan menteri k</text:span><text:span text:style-name="T664">amu</text:span><text:span text:style-name="T661">? Lalu kita </text:span><text:span text:style-name="T665">adakan</text:span><text:span text:style-name="T661"> voting dengan masyarakatmu? Boleh? // </text:span><text:span text:style-name="T1368">What if we talk about it with your president and ministers? Then, do we have a vote with your society? Can we?</text:span><text:span text:style-name="T502"> </text:span><text:span text:style-name="T457"><text:s/></text:span><text:span text:style-name="T591">//</text:span><text:span text:style-name="T1151">~~(</text:span><text:span text:style-name="T1153">2</text:span><text:span text:style-name="T1159">2</text:span><text:span text:style-name="T1160">2</text:span><text:span text:style-name="T1151">)</text:span></text:p>
      <text:p text:style-name="P58">Rizky Pramudya (Trovidia Community) : <text:span text:style-name="T907">Hmmm, gimana ya? // </text:span><text:span text:style-name="T1017">Hmmm, how about that? </text:span><text:span text:style-name="T1094">//</text:span><text:span text:style-name="T1132">~~(</text:span><text:span text:style-name="T1133">2</text:span><text:span text:style-name="T1140">2</text:span><text:span text:style-name="T1141">3</text:span><text:span text:style-name="T1132">)</text:span></text:p>
      <text:p text:style-name="P53"/>
      <text:p text:style-name="P59">Rizky Pramudya (Trovidia Community) : <text:span text:style-name="T907">Baiklah. // </text:span><text:span text:style-name="T1018">Fine </text:span><text:span text:style-name="T1094">//</text:span><text:span text:style-name="T1132">~~(</text:span><text:span text:style-name="T1133">2</text:span><text:span text:style-name="T1140">2</text:span><text:span text:style-name="T1142">4</text:span><text:span text:style-name="T1132">)</text:span></text:p>
      <text:p text:style-name="P53"/>
      <text:p text:style-name="P60">~~~Cutscene perbincangan dengan Presiden dan menterinya dengan rekan dan Rizky.</text:p>
      <text:p text:style-name="P60"/>
      <text:p text:style-name="P214"><text:span text:style-name="T666">Budi Hartono (Trovidia Community) : Saya sebagai presiden Trovidia, dengan restu Founder Rizky Pramudya sebagai </text:span><text:span text:style-name="T667">Pe</text:span><text:span text:style-name="T668">merintah</text:span><text:span text:style-name="T667"> Agung </text:span><text:span text:style-name="T669">(Grand Government</text:span><text:span text:style-name="T667">),</text:span><text:span text:style-name="T666"> ingin <text:s/>menyatakan perubahan sebagai berikut.... // </text:span><text:span text:style-name="T1369">I, as president of Trovidia, with the blessing of Founder Rizky Pramudya as Grand Government have to declare the following changes....</text:span><text:span text:style-name="T459"> </text:span><text:span text:style-name="T591">//</text:span><text:span text:style-name="T1151">~~(</text:span><text:span text:style-name="T1153">2</text:span><text:span text:style-name="T1161">25</text:span><text:span text:style-name="T1151">)</text:span></text:p>
      <text:p text:style-name="P60"/>
      <text:p text:style-name="P60">~~~<text:span text:style-name="T908">Pengadilan sedang berlanjut. Lalu keputusan disetujui.</text:span></text:p>
      <text:p text:style-name="P110"/>
      <text:p text:style-name="P110">~~~Di ruang Presiden</text:p>
      <text:p text:style-name="P60"/>
      <text:p text:style-name="P111">Budi Hartono (Trovidia Community) : Sekarang kita tinggal persiapkan saja voting ke masyarakat sekalian dimintai pendapat mereka, Rizky. Di pengadilan sudah disetujui. // <text:span text:style-name="T1273">Now we need to prepare voting to the public and ask their opinions, Rizky. It’s approved in court. </text:span><text:span text:style-name="T1274">//</text:span><text:span text:style-name="T1207">~~(</text:span><text:span text:style-name="T1208">2</text:span><text:span text:style-name="T1209">2</text:span><text:span text:style-name="T1210">6</text:span><text:span text:style-name="T1207">)</text:span></text:p>
      <text:p text:style-name="P215"><text:span text:style-name="T758">Rizky Pramudya (Trovidia Community) : Oke baiklah. Itu ide yang bagus untuk kita lakukan. <text:s/>Selain itu, aku memang memiliki kekuasa</text:span><text:span text:style-name="T759">a</text:span><text:span text:style-name="T758">n absolut walaupun hanya bisa kulakukan dalam hal tertentu. // </text:span><text:span text:style-name="T1325">Okay, fine It’s a good idea for us to do. Besides, I have absolute power even though I just only do so in certain manners.</text:span><text:span text:style-name="T1019"> </text:span><text:span text:style-name="T504"><text:s/></text:span><text:span text:style-name="T788">//</text:span><text:span text:style-name="T1177">~~(</text:span><text:span text:style-name="T1178">2</text:span><text:span text:style-name="T1200">2</text:span><text:span text:style-name="T1201">7</text:span><text:span text:style-name="T1177">)</text:span></text:p>
      <text:p text:style-name="P62">Budi Hartono (Trovidia Community) : Iya, saya tahu. Tentu saja kau memilikinya. // <text:span text:style-name="T1020">I know. You have it indeed. </text:span><text:span text:style-name="T1274">//</text:span><text:span text:style-name="T1207">~~(</text:span><text:span text:style-name="T1208">2</text:span><text:span text:style-name="T1209">2</text:span><text:span text:style-name="T1212">8</text:span><text:span text:style-name="T1207">)</text:span></text:p>
      <text:p text:style-name="P61"/>
      <text:p text:style-name="P61">~~~Lalu voting diadakan <text:span text:style-name="T909">melalui media digital (website/internet)</text:span></text:p>
      <text:p text:style-name="P61"><text:soft-page-break/></text:p>
      <text:p text:style-name="P216"><text:span text:style-name="T760">Trovidian Civilian (Trovidia Community) : </text:span><text:span text:style-name="T761">Ada pemberitahuan dari situs pemerintah, kawan. Presiden, Pemerintah Agung, serta rekannya akan melakukan reformasi pada Manifesto Trovidia untuk memperbarui peraturan dasar peradaban kita. Terutama pada bagian hak cipta agar lebih adil. Ini semua demi kepentingan masyarakat dan konten kreator, termasuk penggun</text:span><text:span text:style-name="T762">a</text:span><text:span text:style-name="T761">. </text:span><text:span text:style-name="T763">Karena itu, pemerintah kami sedang mengadakan voting untuk diisi oleh kita semua. Kita bisa memilih setuju </text:span><text:span text:style-name="T764">maupun</text:span><text:span text:style-name="T763"> tidak pada setiap peraturan, bukan satu </text:span><text:span text:style-name="T765">paket</text:span><text:span text:style-name="T763"> undang-undang seperti pemerintah dari negara asal ayahku berada. </text:span><text:span text:style-name="T766">Mari kita berikan suara pada peraturan baru tersebut. Setuju atau tidak, kembali pada diri masing-masing. </text:span><text:span text:style-name="T767">Oke? // </text:span><text:span text:style-name="T1326">There’s announcements from government sites, my friend. The President, Grand Government, and their colleagues will reform Trovidia Manifesto to update basic rules of our civilization. Primarily in the copyright section to make it fairer. It’s all to society and content creators interests, including users. So, our government is holding a vote for all of us to choose. We can choose whether to agree or not to every rule, not per law package like the government of the country where my father lived. Lets vote on</text:span><text:span text:style-name="T1391"> </text:span><text:span text:style-name="T1326">these new rules. Agree or not, back to each of us. Okay?</text:span><text:span text:style-name="T1023"> </text:span><text:span text:style-name="T505"><text:s/></text:span><text:span text:style-name="T788">//</text:span><text:span text:style-name="T1177">~~(</text:span><text:span text:style-name="T1178">2</text:span><text:span text:style-name="T1200">2</text:span><text:span text:style-name="T1179">9-231</text:span><text:span text:style-name="T1177">)</text:span></text:p>
      <text:p text:style-name="P61"/>
      <text:p text:style-name="P63">~~~Hasil voting adalah sebagai berikut</text:p>
      <table:table table:name="Table1" table:style-name="Table1">
        <table:table-column table:style-name="Table1.A"/>
        <table:table-column table:style-name="Table1.B"/>
        <table:table-column table:style-name="Table1.C"/>
        <table:table-column table:style-name="Table1.D"/>
        <table:table-row table:style-name="TableLine1860168306416">
          <table:table-cell table:style-name="Table1.A1" office:value-type="string">
            <text:p text:style-name="P152">Masyarakat</text:p>
            <text:p text:style-name="P153">Setuju : 9<text:span text:style-name="T910">3</text:span>%</text:p>
            <text:p text:style-name="P149">Tidak Setuju : <text:span text:style-name="T910">7</text:span>%</text:p>
          </table:table-cell>
          <table:table-cell table:style-name="Table1.A1" office:value-type="string">
            <text:p text:style-name="P154">Pengadilan Peradaban</text:p>
            <text:p text:style-name="P154">Setuju : 98%</text:p>
            <text:p text:style-name="P154">Tidak Setuju : 2%</text:p>
          </table:table-cell>
          <table:table-cell table:style-name="Table1.A1" office:value-type="string">
            <text:p text:style-name="P159">Pemerintah Agung</text:p>
            <text:p text:style-name="P154">Posisi : Setuju</text:p>
          </table:table-cell>
          <table:table-cell table:style-name="Table1.D1" office:value-type="string">
            <text:p text:style-name="P154">Pakar Hukum</text:p>
            <text:p text:style-name="P154">Setuju : 96%</text:p>
            <text:p text:style-name="P154">Tidak Setuju : 4%</text:p>
          </table:table-cell>
        </table:table-row>
        <table:table-row table:style-name="TableLine1860166686656">
          <table:table-cell table:style-name="Table1.A2" office:value-type="string">
            <text:p text:style-name="P155">Content Creator</text:p>
            <text:p text:style-name="P155">Setuju : 100%</text:p>
            <text:p text:style-name="P155">Tidak Setuju : 0%</text:p>
          </table:table-cell>
          <table:table-cell table:style-name="Table1.A2" office:value-type="string">
            <text:p text:style-name="P155">Pengusaha</text:p>
            <text:p text:style-name="P155">Setuju : <text:span text:style-name="T1414">68</text:span>%</text:p>
            <text:p text:style-name="P155">Tidak Setuju : <text:span text:style-name="T1414">32</text:span>%</text:p>
          </table:table-cell>
          <table:table-cell table:style-name="Table1.A2" office:value-type="string">
            <text:p text:style-name="P155">Akademisi dan Saintis</text:p>
            <text:p text:style-name="P156">Setuju : 9<text:span text:style-name="T1414">4</text:span>%</text:p>
            <text:p text:style-name="P156">Tidak Setuju : <text:span text:style-name="T1414">6</text:span>%</text:p>
          </table:table-cell>
          <table:table-cell table:style-name="Table1.D2" office:value-type="string">
            <text:p text:style-name="P160">Aktivis</text:p>
            <text:p text:style-name="P160">Setuju : <text:span text:style-name="T1414">86</text:span>%</text:p>
            <text:p text:style-name="P160">Tidak Setuju : <text:span text:style-name="T1414">14</text:span>%</text:p>
          </table:table-cell>
        </table:table-row>
        <table:table-row table:style-name="TableLine1860424065360">
          <table:table-cell table:style-name="Table1.A3" office:value-type="string">
            <text:p text:style-name="P161">Buruh</text:p>
            <text:p text:style-name="P158">Setuju : <text:span text:style-name="T1277">9</text:span><text:span text:style-name="T1278">8</text:span><text:span text:style-name="T1277">%</text:span></text:p>
            <text:p text:style-name="P158">Tidak Setuju : <text:span text:style-name="T1278">2</text:span>%</text:p>
          </table:table-cell>
          <table:table-cell table:style-name="Table1.A3" office:value-type="string">
            <text:p text:style-name="P157"/>
          </table:table-cell>
          <table:table-cell table:style-name="Table1.A3" office:value-type="string">
            <text:p text:style-name="P155"/>
          </table:table-cell>
          <table:table-cell table:style-name="Table1.D3" office:value-type="string">
            <text:p text:style-name="P160"/>
          </table:table-cell>
        </table:table-row>
      </table:table>
      <text:p text:style-name="P63"/>
      <text:p text:style-name="P217"><text:span text:style-name="T670">Budi Hartono (Trovidia Community) : Keputusan! Dari hasil voting yang kita dapatkan, baik </text:span><text:span text:style-name="T671">dari </text:span><text:span text:style-name="T670">masyarakat, Pengadilan Peradaban, Pakar Hukum, </text:span><text:span text:style-name="T672">Content Creator, dan beberapa kalangan ternyata </text:span><text:span text:style-name="T673">menyetujui proposal yang diberikan oleh Pemerintah Agung dari rekannya. </text:span><text:span text:style-name="T674">Proposal akan segera d</text:span><text:span text:style-name="T675">ilaksanakan</text:span><text:span text:style-name="T674"> dan Manifesto Trovidia akan segera direvisi menjadi Manifesto Trovidia v2. // </text:span><text:span text:style-name="T1370">A decision has been made! From the results of the voting we got, from the society, Civilization court, Laws expert, Content creator, and several circles, it turned out that they approved the proposals given by Grand Government from his colleagues. The proposal will be implemented soon and Trovidia Manifesto will be revised into Trovidia Manifesto v2.</text:span><text:span text:style-name="T461"> </text:span><text:span text:style-name="T788">//</text:span><text:span text:style-name="T1177">~~(</text:span><text:span text:style-name="T1178">2</text:span><text:span text:style-name="T1180">32</text:span><text:span text:style-name="T1179">-23</text:span><text:span text:style-name="T1180">3</text:span><text:span text:style-name="T1177">)</text:span></text:p>
      <text:p text:style-name="P64"/>
      <text:p text:style-name="P65">~~~Setelah beberapa saat.</text:p>
      <text:p text:style-name="P65"/>
      <text:p text:style-name="P218"><text:span text:style-name="T676">Rizky Pramudya (Trovidia Community) : Saya sebagai Pemerintah Agung Peradaban Trovidia, ingin menyampaikan isi Manifesto Trovidia versi terbaru </text:span><text:span text:style-name="T677">be</text:span><text:span text:style-name="T676">serta perubahannya. Kawanku, mari kita simak. // </text:span><text:span text:style-name="T1371">As the Grand Government of Trovidia Civilization, I will like </text:span><text:soft-page-break/><text:span text:style-name="T1371">to share the latest version of Trovidia Manifesto and some changes. My friend, let’s see.</text:span><text:span text:style-name="T507"> </text:span><text:span text:style-name="T462"><text:s/></text:span><text:span text:style-name="T788">//</text:span><text:span text:style-name="T1177">~~(</text:span><text:span text:style-name="T1178">2</text:span><text:span text:style-name="T1180">3</text:span><text:span text:style-name="T1181">4</text:span><text:span text:style-name="T1177">)</text:span></text:p>
      <text:p text:style-name="P66"/>
      <text:p text:style-name="P66">~~~Memperlihatkan detail Manifesto Trovidia <text:span text:style-name="T938">beserta</text:span> perubahannya</text:p>
      <text:p text:style-name="P66"/>
      <text:p text:style-name="P218"><text:span text:style-name="T676">Rizky Pramudya (Trovidia Community) : Jika kawan ingin melihatnya lebih lanjut, kalian bisa mendownloadnya lewat </text:span><text:span text:style-name="T768">situs</text:span><text:span text:style-name="T676"> Trovidia Civilization Official. Siapapun bisa membawa pulang, mencetak, mendistribusi, mengadaptasi, maupun menjual informasi ini baik di Trovidia maupun di luar Trovidia. Setelah mendownload, itu telah menjadi milik kalian. Apalagi kalau Manifesto Trovidia beserta informasi yang dibuat oleh Peradaban Trovidia berada di domain publik. </text:span><text:span text:style-name="T769">Itu saja yang saya sampaikan, terima kasih. // </text:span><text:span text:style-name="T1379">If you want to see more, you can download it via Trovidia Civilization Official website. Anyone can bring it home, print, distribute, adapt, or sell the information merely in Trovidia nor outside Trovidia. After downloading it, it’s yours. Especially if the Trovidia Manifesto and information made by Trovidia Civilization are in the public domain. That’s all I have to say, thank you.</text:span><text:span text:style-name="T508"> </text:span><text:span text:style-name="T788">//</text:span><text:span text:style-name="T1177">~~(</text:span><text:span text:style-name="T1178">2</text:span><text:span text:style-name="T1180">3</text:span><text:span text:style-name="T1202">5-237</text:span><text:span text:style-name="T1177">)</text:span></text:p>
      <text:p text:style-name="P67"/>
      <text:p text:style-name="P125"><text:span text:style-name="T64">~~~Sambutan tepuk tangan dari semua kalangan. </text:span><text:span text:style-name="T86">Lalu, Rizky, Bella, orang dari dimensi Neanderthal, dan rekannya dari Digital Socialist dimension turun dari panggung tersebut dan pergi meninggalkan ruang tersebut. Pergi berjalan menuju rumah Rizky.</text:span></text:p>
      <text:p text:style-name="P68"/>
      <text:p text:style-name="P69">~~~Beberapa saat kemudian, saat Rizky, Bella, dan kawan beserta rekannya di tengah jalan. Ada seseorang yang datang dan dia adalah Pleiadeisa Namoris.</text:p>
      <text:p text:style-name="P69"/>
      <text:p text:style-name="P142"><text:span text:style-name="T64">Pleiadeisa Namoris (Pleiadean Shamans) : Favaartiv, </text:span><text:span text:style-name="T87">Rizky. // </text:span><text:span text:style-name="T815">Favaartiv, </text:span><text:span text:style-name="T814">Rizky.</text:span><text:span text:style-name="T87"> </text:span><text:span text:style-name="T1242">//</text:span><text:span text:style-name="T1248">~</text:span><text:span text:style-name="T1242">~(</text:span><text:span text:style-name="T1243">2</text:span><text:span text:style-name="T1244">3</text:span><text:span text:style-name="T1246">8</text:span><text:span text:style-name="T1242">)</text:span></text:p>
      <text:p text:style-name="P128"><text:span text:style-name="T64">Rizky Pramudya (Trovidia Community) : Favaartiv, Pleiadei. </text:span><text:span text:style-name="T88">Apa kabar? // </text:span><text:span text:style-name="T803">Favaartiv, Pleiadei. </text:span><text:span text:style-name="T814">What’s up? </text:span><text:span text:style-name="T1242">//~~(</text:span><text:span text:style-name="T1243">2</text:span><text:span text:style-name="T1244">3</text:span><text:span text:style-name="T1247">9</text:span><text:span text:style-name="T1242">)</text:span></text:p>
      <text:p text:style-name="P96">Pleiadeisa Namoris (Pleiadean Shamans) : Saya baik-baik saja, Rizky. // <text:span text:style-name="T1024">I’m fine, Rizky. </text:span><text:span text:style-name="T1207">//~~(</text:span><text:span text:style-name="T1208">2</text:span><text:span text:style-name="T1214">40</text:span><text:span text:style-name="T1207">)</text:span></text:p>
      <text:p text:style-name="P129"><text:span text:style-name="T88">Rizky Pramudya (Trovidia Community) : </text:span><text:span text:style-name="T89">Oh oke. // </text:span><text:span text:style-name="T816">Oh okay.</text:span><text:span text:style-name="T102"> </text:span><text:span text:style-name="T1242">//~~(</text:span><text:span text:style-name="T1243">2</text:span><text:span text:style-name="T1248">4</text:span><text:span text:style-name="T1249">1</text:span><text:span text:style-name="T1242">)</text:span></text:p>
      <text:p text:style-name="P143"><text:span text:style-name="T678">Pleiadeisa Namoris (Pleiadean Shamans) : </text:span><text:span text:style-name="T679">Oh, ini rekanmu ya? // </text:span><text:span text:style-name="T463">Oh, is this your friends, huh? </text:span><text:span text:style-name="T1177">//~~(</text:span><text:span text:style-name="T1178">2</text:span><text:span text:style-name="T1182">4</text:span><text:span text:style-name="T1183">2</text:span><text:span text:style-name="T1177">)</text:span></text:p>
      <text:p text:style-name="P218"><text:span text:style-name="T678">Rizky Pramudya (Trovidia Community) : </text:span><text:span text:style-name="T679">Iya, perkenalkan ini rekanku dari dimensi lain. // </text:span><text:span text:style-name="T1380">Yeah, meet these friends from other dimensions.</text:span><text:span text:style-name="T509"> </text:span><text:span text:style-name="T1177">//~~(</text:span><text:span text:style-name="T1178">2</text:span><text:span text:style-name="T1182">4</text:span><text:span text:style-name="T1203">3</text:span><text:span text:style-name="T1177">)</text:span></text:p>
      <text:p text:style-name="P120"><text:span text:style-name="T88">Pleiadeisa Namoris (Pleiadean Shamans) : </text:span><text:span text:style-name="T89">Oh, favaartiv teruntuk kawan Rizky! Saya Pleiadeisa Namoris. *</text:span><text:span text:style-name="T106">Berjabat tangan</text:span><text:span text:style-name="T89">* // </text:span><text:span text:style-name="T818">Oh, favaartiv for Rizky’s friends! I’m Pleiadeisa Namoris. </text:span><text:span text:style-name="T1242">//~~(</text:span><text:span text:style-name="T1243">2</text:span><text:span text:style-name="T1248">4</text:span><text:span text:style-name="T1251">4</text:span><text:span text:style-name="T1242">)</text:span></text:p>
      <text:p text:style-name="P97">Ling Chi Ho (Chinese Federation) : Ling Chi Ho, orang dari Chinese Federation dari dimensi Digital Socialist tahun 2050 CE. // <text:span text:style-name="T1025">Ling Chi Ho, the Chinese Federation person from Digital Socialist dimension in 2050 CE. </text:span><text:span text:style-name="T1207">//~~(</text:span><text:span text:style-name="T1208">2</text:span><text:span text:style-name="T1214">4</text:span><text:span text:style-name="T1215">5</text:span><text:span text:style-name="T1207">)</text:span></text:p>
      <text:p text:style-name="P130"><text:span text:style-name="T64">Mahatir Ramadhan (Indonesia) : Saya Mahatir Ramadhan, dari Indonesia, dari dimensi dan tahun yang sama dengan Ling. </text:span><text:span text:style-name="T90">Saya anggota dari organisasi Lembaga Budaya </text:span><text:soft-page-break/><text:span text:style-name="T90">Bebas. // </text:span><text:span text:style-name="T819">I’m Mahatir Ramadhan, from Indonesia, from same dimension and years as Ling. I’m a member of Lembaga Budaya Bebas organization. </text:span><text:span text:style-name="T1242">//~~(</text:span><text:span text:style-name="T1243">2</text:span><text:span text:style-name="T1248">4</text:span><text:span text:style-name="T1252">6</text:span><text:span text:style-name="T1242">)</text:span></text:p>
      <text:p text:style-name="P71">Joseph Stevin Andorra (Socialist States of America) : Joseph Stevin Andorra, selaku anggota dari SCP Foundation. // <text:span text:style-name="T1026">Joseph Stevin Andorra, as a member of SCP Foundation. </text:span><text:span text:style-name="T1207">//~~(</text:span><text:span text:style-name="T1208">2</text:span><text:span text:style-name="T1214">4</text:span><text:span text:style-name="T1216">7</text:span><text:span text:style-name="T1207">)</text:span></text:p>
      <text:p text:style-name="P99">Bojan Srdjan (Serbia) : Namaku Bojan Srdjan. Penduduk dari Serbia. // <text:span text:style-name="T1027">My name is Bojan Srdjan. A civilian from Serbia. </text:span><text:span text:style-name="T1207">//~~(</text:span><text:span text:style-name="T1208">2</text:span><text:span text:style-name="T1214">4</text:span><text:span text:style-name="T1217">8</text:span><text:span text:style-name="T1207">)</text:span></text:p>
      <text:p text:style-name="P219"><text:span text:style-name="T770">Gelya Tanya Talia </text:span><text:span text:style-name="T771">Nikan </text:span><text:span text:style-name="T770">(Russian Sovereign Union) : </text:span><text:span text:style-name="T771">Gelya Tanya Talia Nikan, dulunya pengurus organisasi Workers Union. Tapi, organisasi tersebut bagus dan tentu saja saya mendapat pengalaman dari organisasi tersebut. // </text:span><text:span text:style-name="T1381">Gelya Tanya Talia Nikan, a former member of the Workers Union. But, the organization is quite good and indeed I got experience from there.</text:span><text:span text:style-name="T832"> </text:span><text:span text:style-name="T510"><text:s/></text:span><text:span text:style-name="T1177">//~~(</text:span><text:span text:style-name="T1178">2</text:span><text:span text:style-name="T1182">4</text:span><text:span text:style-name="T1204">9</text:span><text:span text:style-name="T1177">)</text:span></text:p>
      <text:p text:style-name="P70"/>
      <text:p text:style-name="P72">~~~Beberapa waktu kemudian.</text:p>
      <text:p text:style-name="P70"/>
      <text:p text:style-name="P100">Rizky Pramudya (Trovidia Community) : Aku sudah <text:span text:style-name="T1279">merasa</text:span> senang dengan proses perkembangan Trovidia. Pleiadei, makasih ya atas transfer teknologi dan kerja sama ekonomi. // <text:span text:style-name="T1028">I already feel good about Trovidia development progress. Pleiadei, thank you for technology transfer and economic cooperation. </text:span><text:span text:style-name="T1207">//~~(</text:span><text:span text:style-name="T1208">2</text:span><text:span text:style-name="T1218">50</text:span><text:span text:style-name="T1207">)</text:span></text:p>
      <text:p text:style-name="P101">Pleiadeisa Namoris (Pleiadean Shamans) : Hahahahahahahaha, iya, Rizky. // <text:span text:style-name="T947">Hahahahahahahaha, </text:span><text:span text:style-name="T1029">well</text:span><text:span text:style-name="T947">, Rizky. </text:span><text:span text:style-name="T1207">//~~(</text:span><text:span text:style-name="T1208">2</text:span><text:span text:style-name="T1218">5</text:span><text:span text:style-name="T1219">1</text:span><text:span text:style-name="T1207">)</text:span></text:p>
      <text:p text:style-name="P102">Rizky Pramudya (Trovidia Community) : Ha? Kok kamu ketawa, Pleiadeisa? // <text:span text:style-name="T1030">Huh? Why are you laughing, Pleiadeisa?</text:span><text:span text:style-name="T947"> </text:span><text:span text:style-name="T1207">//~~(</text:span><text:span text:style-name="T1208">2</text:span><text:span text:style-name="T1218">5</text:span><text:span text:style-name="T1220">2</text:span><text:span text:style-name="T1207">)</text:span></text:p>
      <text:p text:style-name="P103">Pleiadeisa Namoris (Pleiadean Shamans) : Hmmm gimana ya pikirku? Mau kasih tahu fakta dari kami, Rizky? // <text:span text:style-name="T1031">Hmmm what do I think? Want to know the facts from us, Rizky? </text:span><text:span text:style-name="T1207">//~~(</text:span><text:span text:style-name="T1208">2</text:span><text:span text:style-name="T1218">5</text:span><text:span text:style-name="T1221">3</text:span><text:span text:style-name="T1207">)</text:span></text:p>
      <text:p text:style-name="P104">Rizky Pramudya (Trovidia Community) : Apa itu? // <text:span text:style-name="T1032">What is it? </text:span><text:span text:style-name="T1207">//~~(</text:span><text:span text:style-name="T1208">2</text:span><text:span text:style-name="T1218">5</text:span><text:span text:style-name="T1222">4</text:span><text:span text:style-name="T1207">)</text:span></text:p>
      <text:p text:style-name="P220"><text:span text:style-name="T681">Pleiadeisa Namoris (Pleiadean Shamans) : Sebenarnya teknologi dan blueprint </text:span><text:span text:style-name="T772">riset </text:span><text:span text:style-name="T773">dan pengembangan</text:span><text:span text:style-name="T681"> yang telah aku berikan sejak tahun 2023 itu hampir semuanya bukan dari peradaban kami. Itu berasal dari dimensi lain, terutama dari salah satu dimensi yang telah kamu kunjungi </text:span><text:span text:style-name="T774">tadi</text:span><text:span text:style-name="T681">. // </text:span><text:span text:style-name="T1382">Actually almost all of the technology and research and development blueprint that I have provided since 2023 are not from our civilization. It comes from other dimensions, primarily from one of the dimensions you have visited.</text:span><text:span text:style-name="T511"> </text:span><text:span text:style-name="T1177">//~~(</text:span><text:span text:style-name="T1178">2</text:span><text:span text:style-name="T1184">5</text:span><text:span text:style-name="T1205">5</text:span><text:span text:style-name="T1177">)</text:span></text:p>
      <text:p text:style-name="P144"><text:span text:style-name="T681">Rizky Pramudya (Trovidia Community) : Apa?! Jadi selama ini hampir semuanya bukan dari peradabanmu?! Kenapa tidak bilang dari awal, Pleiadeisa?! Saya kecewa berat dengan hal ini. // </text:span><text:span text:style-name="T464">What?! So </text:span><text:span text:style-name="T465">all this time almost all of them aren’t from your civilization?! Why you didn’t tell me this from start, Pleiadeisa?! I’m very disappointed with this. </text:span><text:span text:style-name="T1177">//~~(</text:span><text:span text:style-name="T1178">2</text:span><text:span text:style-name="T1184">5</text:span><text:span text:style-name="T1185">6</text:span><text:span text:style-name="T1177">)</text:span></text:p>
      <text:p text:style-name="P221"><text:span text:style-name="T681">Pleiadeisa Namoris (Pleiadean Shamans) : Rizky, maafkan saya dalam hal ini. Sebenarnya peradabanmu belum siap untuk langsung menerima perkembangan teknologi dari kami. Maka dari itu, kami memberlakukannya secara bertahap dan sebagai gantinya kami memberikan se</text:span><text:span text:style-name="T682">kumpulan</text:span><text:span text:style-name="T681"> blueprint, riset, dan teknologi dari negara maupun peradaban lain d</text:span><text:span text:style-name="T683">ari</text:span><text:span text:style-name="T681"> dimensi lain. Kami telah bekerja sama dengan </text:span><text:soft-page-break/><text:span text:style-name="T683">mereka</text:span><text:span text:style-name="T681"> sejak lama. Namun, kami tetap mengawasi peradabanmu dan kehidupan </text:span><text:span text:style-name="T684">kamu dari luar Setropis. Kami berharap agar kamu tetap bahagia dan peradabanmu tetap terjaga kondusifitasnya dari pendatang yang ekstremis dan radikal. // </text:span><text:span text:style-name="T1372">Rizky, I’m sorry about this. Actually, your civilization is not too ready to immediately accept technological developments from us. Therefore, we do it gradually and in return we provide a set of blueprints, research, and technology from other countries and civilizations from other dimensions. We have been cooperating with them for a long time. But, we still keep an eye on your civilization and your life from outside Setropis. We hope that you will remain happy and that your civilization will maintain its conduciveness from extremist and radical immigrants.</text:span><text:span text:style-name="T468"> </text:span><text:span text:style-name="T1177">//~~(</text:span><text:span text:style-name="T1178">2</text:span><text:span text:style-name="T1184">5</text:span><text:span text:style-name="T1186">7-259</text:span><text:span text:style-name="T1177">)</text:span></text:p>
      <text:p text:style-name="P222"><text:span text:style-name="T681">Rizky Pramudya (Trovidia Community) : </text:span><text:span text:style-name="T685">Lalu, kamu punya mesin antardimensi? // </text:span><text:span text:style-name="T1327">So, do you have an interdimensional machine?</text:span><text:span text:style-name="T513"> </text:span><text:span text:style-name="T1177">//~~(</text:span><text:span text:style-name="T1178">2</text:span><text:span text:style-name="T1187">60</text:span><text:span text:style-name="T1177">)</text:span></text:p>
      <text:p text:style-name="P223"><text:span text:style-name="T681">Pleiadeisa Namoris (Pleiadean Shamans) : </text:span><text:span text:style-name="T685">Benar, kami punya itu. Kami gunakan untuk menjalin dengan peradaban lain maupun teman kami di dimensi lain. Penggunaan mesin ini dapat memberikan keuntungan besar jika dikelola atau digunakan dengan baik, namun akan memberikan kerugian besar jika tidak hati-hati atau menggunakannya secara serampangan. </text:span><text:span text:style-name="T686">Namun, tenang saja, itu tergantung dari dimensi mana yang kamu kunjungi. Apakah kamu akan bertemu dengan peradaban yang ramah denganmu atau justru </text:span><text:span text:style-name="T687">menyerangmu</text:span><text:span text:style-name="T686"> itu tergantung pada </text:span><text:span text:style-name="T688">peradaban yang kamu temui</text:span><text:span text:style-name="T686">. // </text:span><text:span text:style-name="T1373">Yes, we have that. We use it for visiting other civilizations or friends in other dimensions. Using this machine can give you great advantages if you manage and use it properly, but can give you great loss if you aren&amp;apos;t careful or use it carelessly. But, don’t worry, it depends on the dimensions you visit. Whether you meet civilization which is friendly to you or even attacks you depends on the civilization you meet.</text:span><text:span text:style-name="T471"> </text:span><text:span text:style-name="T1177">//~~(</text:span><text:span text:style-name="T1178">2</text:span><text:span text:style-name="T1187">6</text:span><text:span text:style-name="T1188">1-263</text:span><text:span text:style-name="T1177">)</text:span></text:p>
      <text:p text:style-name="P105">Rizky Pramudya (Trovidia Community) : <text:span text:style-name="T914">Kalau begitu, kamu tahu siapa itu Nisa Lunanissiana? // </text:span><text:span text:style-name="T1034">If so, you know about Nisa Lunanissiana? </text:span><text:span text:style-name="T1207">//~~(</text:span><text:span text:style-name="T1208">2</text:span><text:span text:style-name="T1223">6</text:span><text:span text:style-name="T1224">4</text:span><text:span text:style-name="T1207">)</text:span></text:p>
      <text:p text:style-name="P106">Pleiadeisa Namoris (Pleiadean Shamans) : <text:span text:style-name="T914">Ya, saya tahu. Dia </text:span><text:span text:style-name="T917">merupakan</text:span><text:span text:style-name="T914"> anak dari seorang dewi. </text:span><text:span text:style-name="T1282">Dewi tersebut awalnya terlahir sebagai manusia.</text:span><text:span text:style-name="T914"> </text:span><text:span text:style-name="T922">Dia</text:span><text:span text:style-name="T914"> juga merupakan ibu kandungnya. </text:span><text:span text:style-name="T915">Dia telah meninggal </text:span><text:span text:style-name="T916">kurang lebih </text:span><text:span text:style-name="T915">10000 tahun yang lalu. </text:span><text:span text:style-name="T918">Saya telah berteman dengan Nisa </text:span><text:span text:style-name="T922">maupun dewi</text:span><text:span text:style-name="T918"> jauh sebelum kematian seorang dewi tersebut </text:span><text:span text:style-name="T919">karena kecelakaan</text:span><text:span text:style-name="T918">. // </text:span><text:span text:style-name="T1035">I know. She’s a goddess’s daughter. The goddess was originally born as human. She is Nisa’s mother. She died about 10000 years ago. I befriended Nisa and the goddess far before the goddess death due to an accident. </text:span><text:span text:style-name="T1207">//~~(</text:span><text:span text:style-name="T1208">2</text:span><text:span text:style-name="T1223">6</text:span><text:span text:style-name="T1225">5-266</text:span><text:span text:style-name="T1207">)</text:span></text:p>
      <text:p text:style-name="P224"><text:span text:style-name="T681">Rizky Pramudya (Trovidia Community) : </text:span><text:span text:style-name="T775">Jadi, selama ini Nisa seorang anak dewi? </text:span><text:span text:style-name="T776">Aku baru sadar. // </text:span><text:span text:style-name="T1328">So, all this time Nisa is a child of the goddess? I just realized that.</text:span><text:span text:style-name="T515"> </text:span><text:span text:style-name="T1177">//~~(</text:span><text:span text:style-name="T1178">2</text:span><text:span text:style-name="T1187">6</text:span><text:span text:style-name="T1206">7</text:span><text:span text:style-name="T1177">)</text:span></text:p>
      <text:p text:style-name="P109">Mahatir Ramadhan (Indonesia) : Tunggu?!.... Dewi?!... Itu tidak mungkin! <text:span text:style-name="T1283">Tidak ada yang namanya dewi atau mahkluk fantasi. </text:span><text:span text:style-name="T1284">Karena mereka tidak nyata. // </text:span><text:span text:style-name="T1037">Wait?!.... Goddess?!... It’s impossible! There is no such thing as goddess or fantasy creatures. Because they are not real. </text:span><text:span text:style-name="T1207">//~~(</text:span><text:span text:style-name="T1208">2</text:span><text:span text:style-name="T1223">6</text:span><text:span text:style-name="T1227">8</text:span><text:span text:style-name="T1207">)</text:span></text:p>
      <text:p text:style-name="P225"><text:span text:style-name="T681">Pleiadeisa Namoris (Pleiadean Shamans) : </text:span><text:span text:style-name="T689">Mahatir, kamu tahu bagaimana ceritanya? Di dimensi lain, </text:span><text:span text:style-name="T687">mereka ada</text:span><text:span text:style-name="T689">. Nantilah saya ceritakan kalau ada waktu.</text:span><text:span text:style-name="T690"> Lalu, untuk Nisa seorang anak dewi, sudah saya katakan sebelumnya. Dia juga seorang dewi. // <text:s/></text:span><text:span text:style-name="T1374">Mahatir, did you know about the story? In other dimensions, they exist. I will tell you soon if I </text:span><text:soft-page-break/><text:span text:style-name="T1374">have time. Then, for Nisa, a child of the goddess, I already said it before. She’s also a goddess.</text:span><text:span text:style-name="T472"> </text:span><text:span text:style-name="T1177">//~~(</text:span><text:span text:style-name="T1178">2</text:span><text:span text:style-name="T1187">6</text:span><text:span text:style-name="T1189">9</text:span><text:span text:style-name="T1177">)</text:span></text:p>
      <text:p text:style-name="P107"><text:span text:style-name="T920">Rizky Pramudya (Trovidia Community) : </text:span><text:span text:style-name="T921">Tapi </text:span><text:span text:style-name="T1285">mereka</text:span><text:span text:style-name="T921"> masih Homo sapiens sapiens seperti kita kan? // </text:span><text:span text:style-name="T1038">But, they still Homo sapiens sapiens like us, right? </text:span><text:span text:style-name="T1207">//~~(</text:span><text:span text:style-name="T1208">2</text:span><text:span text:style-name="T1228">70</text:span><text:span text:style-name="T1207">)</text:span></text:p>
      <text:p text:style-name="P74">Pleiadeisa Namoris (Pleiadean Shamans) : Iya, Nisa dan ibunya tetap satu spesies dengan kita walaupun <text:span text:style-name="T1286">mereka</text:span> <text:span text:style-name="T1286">juga sebagai</text:span> dewi. // <text:span text:style-name="T1039">Yes, Nisa and her mother still </text:span><text:span text:style-name="T1040">one species with us even though they’re goddesses. </text:span><text:span text:style-name="T1207">//~~(</text:span><text:span text:style-name="T1208">2</text:span><text:span text:style-name="T1229">71</text:span><text:span text:style-name="T1207">)</text:span></text:p>
      <text:p text:style-name="P145"><text:span text:style-name="T680">Bojan Srdjan</text:span><text:span text:style-name="T691"> (Serbia) : Wah, kalau begitu dia bisa menghancurkan alam semesta ya? // </text:span><text:span text:style-name="T473">Wah, then she can destroy the universe, huh? </text:span><text:span text:style-name="T1177">//~~(</text:span><text:span text:style-name="T1178">2</text:span><text:span text:style-name="T1190">7</text:span><text:span text:style-name="T1191">2</text:span><text:span text:style-name="T1177">)</text:span></text:p>
      <text:p text:style-name="P226"><text:span text:style-name="T679">Ling Chi Ho (Chinese Federation) : </text:span><text:span text:style-name="T691">Haiya, saya masih skeptis lah. Kalau ia beneran dewi, coba buatkan saya masyarakat seperti Trovidia. Sama buminya, sainsnya, suhunya, ilmu Albert Einsteinnya, ilmu pencegah hak cipta ketat, </text:span><text:span text:style-name="T692">ilmu pengubah koruptor menjadi </text:span><text:span text:style-name="T693">kepingan</text:span><text:span text:style-name="T694"> </text:span><text:span text:style-name="T692">RAM </text:span><text:span text:style-name="T695">5</text:span><text:span text:style-name="T696">0 </text:span><text:span text:style-name="T697">Ex</text:span><text:span text:style-name="T696">a</text:span><text:span text:style-name="T698">B</text:span><text:span text:style-name="T696">yte</text:span><text:span text:style-name="T692">,</text:span><text:span text:style-name="T691"> ilmu membuang pemimpin fasis dan rasis </text:span><text:span text:style-name="T693">ke Pluto</text:span><text:span text:style-name="T691">, ilmu ubah waktu </text:span><text:span text:style-name="T699">menjadi zaman manusia bar-bar seperti orang </text:span><text:span text:style-name="T700">gila</text:span><text:span text:style-name="T691">, bahkan ilmu buang diri orang yang egois </text:span><text:span text:style-name="T701">akan</text:span><text:span text:style-name="T691"> kekayaan intelektualnya. Kalau bisa, saya minta dewi tersebut untuk membuang orang bebal ke matahari. </text:span><text:span text:style-name="T702">Sekalian juga minta dewi untuk software agar bisa mendownload RAM, </text:span><text:span text:style-name="T703">VGA, HDD, SSD </text:span><text:span text:style-name="T704">500 E</text:span><text:span text:style-name="T705">xa</text:span><text:span text:style-name="T698">B</text:span><text:span text:style-name="T705">yte</text:span><text:span text:style-name="T703">, dll</text:span><text:span text:style-name="T691">! // </text:span><text:span text:style-name="T1375">Haiya, I’m still skeptical of her. If she really is a goddess, try to make me a society like Trovidia. With earth, science, temperature, Albert Einstein’s science, power against strictest copyright, power to convert corruptors into 50 ExaBytes RAM, power to throwing fascist and racist leaders to Pluto, power to change time into primitive age which humans are crazy, even the power of throwing people who egoistic about Intellectual Property. If possible, I ask her to throw the foolish peoples to the sun. Also</text:span><text:span text:style-name="T1401"> </text:span><text:span text:style-name="T1375">I ask her for software so I can download RAM, VGA, HDD, SSD 500 ExaBytes, etc!</text:span><text:span text:style-name="T476"> </text:span><text:span text:style-name="T1177">//~~(</text:span><text:span text:style-name="T1178">2</text:span><text:span text:style-name="T1190">7</text:span><text:span text:style-name="T1192">3-27</text:span><text:span text:style-name="T1193">5</text:span><text:span text:style-name="T1177">)</text:span><text:span text:style-name="T1199">\\</text:span></text:p>
      <text:p text:style-name="P108">Pleiadeisa Namoris (Pleiadean Shamans) : Hahahahaha!... *<text:span text:style-name="T1">Terus ketawa</text:span>* // <text:span text:style-name="T947">Hahahahaha!... *</text:span><text:span text:style-name="T1059">Laugh continuously</text:span><text:span text:style-name="T947">* </text:span><text:span text:style-name="T1207">//~~(</text:span><text:span text:style-name="T1208">2</text:span><text:span text:style-name="T1229">7</text:span><text:span text:style-name="T1230">6</text:span><text:span text:style-name="T1207">)</text:span></text:p>
      <text:p text:style-name="P76">Rizky Pramudya (Trovidia Community) : *<text:span text:style-name="T3">Ketawa</text:span><text:span text:style-name="T926">* Wkwkwkwk!</text:span> Wait, what! Kau <text:span text:style-name="T932">me</text:span><text:span text:style-name="T924">minta</text:span> Nisa <text:span text:style-name="T924">melakukan permintaan</text:span> segila itu, Ling?! // <text:span text:style-name="T947">*</text:span><text:span text:style-name="T1060">Laugh</text:span><text:span text:style-name="T1041">* Wkwkwkwk! Wait, what! You ask Nisa to do such a crazy request, Ling?! </text:span><text:span text:style-name="T1207">//~~(</text:span><text:span text:style-name="T1208">2</text:span><text:span text:style-name="T1229">7</text:span><text:span text:style-name="T1231">7</text:span><text:span text:style-name="T1207">)</text:span></text:p>
      <text:p text:style-name="P98">Ling Chi Ho (Chinese Federation) : <text:span text:style-name="T923">Iya, untuk membuktikannya! </text:span><text:span text:style-name="T927">Tentu saja. // </text:span><text:span text:style-name="T1042">Yes, to prove it! Of course. </text:span><text:span text:style-name="T1207">//~~(</text:span><text:span text:style-name="T1208">2</text:span><text:span text:style-name="T1229">7</text:span><text:span text:style-name="T1232">8</text:span><text:span text:style-name="T1207">)</text:span></text:p>
      <text:p text:style-name="P77">Rizky Pramudya (Trovidia Community) : (Heran dengan anak ini) *<text:span text:style-name="T4">Ketawa</text:span><text:span text:style-name="T928">* // </text:span><text:span text:style-name="T1043">(I wonder with this kid) *</text:span><text:span text:style-name="T1061">Laugh* </text:span><text:span text:style-name="T1207">//~~(</text:span><text:span text:style-name="T1208">2</text:span><text:span text:style-name="T1229">7</text:span><text:span text:style-name="T1233">9</text:span><text:span text:style-name="T1207">)</text:span></text:p>
      <text:p text:style-name="P75"/>
      <text:p text:style-name="P75">~~~Percakapan jeda beberapa detik. <text:span text:style-name="T1280">Pleiadeisa Namoris terus </text:span><text:span text:style-name="T1281">ter</text:span><text:span text:style-name="T1280">tawa.</text:span></text:p>
      <text:p text:style-name="P75"/>
      <text:p text:style-name="P227"><text:span text:style-name="T691">Rizky Pramudya (Trovidia Community) : Asal kamu tahu ya, Nisa bukan omnipotent dan bukan tuhan. Mungkin saja dia dewi, tapi bukan </text:span><text:span text:style-name="T777">berarti dia bisa melakukan apa saja seperti yang kamu bayangkan. Aduh! // </text:span><text:span text:style-name="T1329">As you know, Nisa is not omnipotent and not a god. Maybe she is a goddess, but it doesn’t mean she can do anything like you imagined. Ouch!</text:span><text:span text:style-name="T518"> </text:span><text:span text:style-name="T1177">//~~(</text:span><text:span text:style-name="T1178">2</text:span><text:span text:style-name="T1194">80</text:span><text:span text:style-name="T1177">)</text:span></text:p>
      <text:p text:style-name="P228"><text:span text:style-name="T778">Pleiadeisa Namoris (Pleiadean Shamans) : </text:span><text:span text:style-name="T691">Hahahahaha!.... Aduh saya sakit perut, hahahahaha!... </text:span><text:span text:style-name="T779">Lucu sekali yang Ling ucapkan. *</text:span><text:span text:style-name="T602">Ketawa</text:span><text:span text:style-name="T780">*.</text:span><text:span text:style-name="T691"> </text:span><text:span text:style-name="T781">Benar kata Rizky, Nisa bukan </text:span><text:span text:style-name="T782">tuhan. Dewinya bukan dewi seperti di literatur kalian alias literatur Yunani. Dewi di sini </text:span><text:soft-page-break/><text:span text:style-name="T782">adalah ya ‘Dewi’. Dia </text:span><text:span text:style-name="T783">itu sebenarnya</text:span><text:span text:style-name="T782"> Demigod, artinya manusia </text:span><text:span text:style-name="T784">dengan kemampuan seperti</text:span><text:span text:style-name="T782"> dewa. Untuk lebih jelasnya, manusia dengan kekuata</text:span><text:span text:style-name="T700">n seperti dewi tapi dalam hal tertentu saja. Itupun bukan tuhan. </text:span><text:span text:style-name="T785">Sehingga, Nisa dan Ar-, maaf. Ibu kandung Nisa </text:span><text:span text:style-name="T786">merupakan demigod. </text:span><text:span text:style-name="T787">Mereka berdua juga immortal walaupun kami juga immortal, dan termasuk Rizky dan Bella. // </text:span><text:span text:style-name="T1388">Hahahahaha!.... Oh my, I got a stomach ache, hahahahaha!... What Ling said was so funny. *Laugh*. He’s right, Nisa is not god. She’s a goddess doesn’t mean she likes your literature a.k.a. Greek literature. The goddess here is well ‘Goddess’. She’s actually Demigod, meaning humans with godlike abilities. To be clear, a human with power like a god but only in certain things. It’s not even gods. So, Nisa and Ar-, sorry. Nisa’s mother is a demigod. They both are also immortal and we are immortal too, and include Rizky and Bella.</text:span><text:span text:style-name="T1177"> //~~(</text:span><text:span text:style-name="T1178">2</text:span><text:span text:style-name="T1194">8</text:span><text:span text:style-name="T1195">1-283</text:span><text:span text:style-name="T1177">)</text:span></text:p>
      <text:p text:style-name="P73"/>
      <text:p text:style-name="P146"><text:span text:style-name="T706">Pleiadeisa Namoris (Pleiadean Shamans) : Sebelum kami pulang, kami berikan mesin antardimensi untuk rekan Rizky. Ini sudah diimprovisasi oleh teman Rizky dari dimensi lain tentunya. Silakan gunakan untuk menjelajahi dunia lain, menjelajahi alam, tour, travel, maupun menjalin pertemanan. Pokoknya apapun itu, jangan gunakan untuk membunuh atau menghancurkan fasilitas negara atau peradaban lain selayaknya teroris. // </text:span><text:span text:style-name="T477">Before we go home, we give Rizky’s friends the interdimensional machines. This has been improved by Rizky’s friend from another dimension, of course. Please use it to explore other worlds, nature, tour, travel, or make friends. </text:span><text:span text:style-name="T478">Anyway, whatever it is, don’t use it to kill or destroy any other nation or civilization facilities like terrorists.</text:span><text:span text:style-name="T477"> </text:span><text:span text:style-name="T1177">//~~(</text:span><text:span text:style-name="T1178">2</text:span><text:span text:style-name="T1194">8</text:span><text:span text:style-name="T1196">4</text:span><text:span text:style-name="T1195">-28</text:span><text:span text:style-name="T1196">5</text:span><text:span text:style-name="T1177">)</text:span></text:p>
      <text:p text:style-name="P78"/>
      <text:p text:style-name="P79">~~~Pleiadeisa Namoris memberikan mesinnya kepada rekan Rizky dari dimensi Digital Socialist.</text:p>
      <text:p text:style-name="P79"/>
      <text:p text:style-name="P80">Pleiadeisa Namoris (Pleiadean Shamans) : Saya pamit sebentar. Esteeraav! // <text:span text:style-name="T1048">I have to go. Esteeraav! </text:span><text:span text:style-name="T1207">//~~(</text:span><text:span text:style-name="T1208">2</text:span><text:span text:style-name="T1236">86</text:span><text:span text:style-name="T1207">)</text:span></text:p>
      <text:p text:style-name="P81">Rizky Pramudya (Trovidia Community) : Esteeraav! // <text:span text:style-name="T947">Esteeraav!</text:span> <text:span text:style-name="T1207">//~~(</text:span><text:span text:style-name="T1208">2</text:span><text:span text:style-name="T1236">8</text:span><text:span text:style-name="T1237">7</text:span><text:span text:style-name="T1207">)</text:span></text:p>
      <text:p text:style-name="P82"><text:span text:style-name="T945">Bojan Srdjan</text:span> (Serbia) : Tunggu.... // <text:span text:style-name="T1049">Wait.... </text:span><text:span text:style-name="T1207">//~~(</text:span><text:span text:style-name="T1208">2</text:span><text:span text:style-name="T1236">8</text:span><text:span text:style-name="T1238">8</text:span><text:span text:style-name="T1207">)</text:span></text:p>
      <text:p text:style-name="P83">Pleiadeisa Namoris (Pleiadean Shamans) : Hmmm? // <text:span text:style-name="T947">Hmmm? </text:span><text:span text:style-name="T1207">//~~(</text:span><text:span text:style-name="T1208">2</text:span><text:span text:style-name="T1236">8</text:span><text:span text:style-name="T1239">9</text:span><text:span text:style-name="T1207">)</text:span></text:p>
      <text:p text:style-name="P84"><text:span text:style-name="T945">Bojan Srdjan</text:span> (Serbia) : Apa itu artinya? // <text:span text:style-name="T1050">What does it means? </text:span><text:span text:style-name="T1207">//~~(</text:span><text:span text:style-name="T1208">2</text:span><text:span text:style-name="T1240">90</text:span><text:span text:style-name="T1207">)</text:span></text:p>
      <text:p text:style-name="P229"><text:span text:style-name="T707">Pleiadeisa Namoris (Pleiadean Shamans) : </text:span><text:span text:style-name="T708">Oh,</text:span><text:span text:style-name="T707"> </text:span><text:span text:style-name="T708">i</text:span><text:span text:style-name="T707">tu bahasa kami dengan arti ucapan selamat tinggal. Kalau diartikan ke dalam bahasa Indonesia, artinya adalah ‘Sampai Jumpa’. </text:span><text:span text:style-name="T709">Bahasa Indonesia adalah bahasa yang kami ajarkan di peradaban kami </text:span><text:span text:style-name="T710">sejak puluhan ribu tahun yang lalu </text:span><text:span text:style-name="T711">dalam format bahasa Indonesia. Lalu, kami mengajarkannya ke</text:span><text:span text:style-name="T709"> Trovidia di sekitar 800 tahun yang lalu </text:span><text:span text:style-name="T712">yang awalnya dalam format bahasa Melayu. </text:span><text:span text:style-name="T714">Lalu, kami ajarkan dalam format Bahasa Indonesia tahun 2000an sejak 2</text:span><text:span text:style-name="T715">0</text:span><text:span text:style-name="T714">0 tahun yang lalu.</text:span><text:span text:style-name="T712"> </text:span><text:span text:style-name="T713">Rizky orang yang lahir di Indonesia di dimensi ini. // </text:span><text:span text:style-name="T1376">Oh, that’s our language with the meaning of saying goodbye. If it translated to Indonesian, it means ‘Sampai Jumpa’. Indonesian is the language we have taught in our civilization since tens of thousands of years ago in Indonesian format. Then, we taught it</text:span><text:span text:style-name="T1402"> </text:span><text:span text:style-name="T1376">to Trovidia around 800 years ago which was originally in Malay format. Then, we taught it in 21st century </text:span><text:soft-page-break/><text:span text:style-name="T1376">Indonesian format since 200 years ago. Rizky is a person that born in Indonesia.</text:span><text:span text:style-name="T481"> </text:span><text:span text:style-name="T1177">//~~(</text:span><text:span text:style-name="T1178">2</text:span><text:span text:style-name="T1197">9</text:span><text:span text:style-name="T1198">1-293</text:span><text:span text:style-name="T1177">)</text:span></text:p>
      <text:p text:style-name="P131"><text:span text:style-name="T98">Bojan Srdjan</text:span><text:span text:style-name="T64"> (Serbia) : Oh, Esteeraav! // </text:span><text:span text:style-name="T803">Oh, Esteeraav! </text:span><text:span text:style-name="T1242">//~~(</text:span><text:span text:style-name="T1243">2</text:span><text:span text:style-name="T1256">9</text:span><text:span text:style-name="T1257">4</text:span><text:span text:style-name="T1242">)</text:span></text:p>
      <text:p text:style-name="P85"/>
      <text:p text:style-name="P132"><text:span text:style-name="T98">Bojan Srdjan</text:span><text:span text:style-name="T64"> (Serbia) : Rizky, saya harus pulang ke asal dimensi kami dulu. // </text:span><text:span text:style-name="T823">Rizky, I have to go home to my dimension. </text:span><text:span text:style-name="T1242">//~~(</text:span><text:span text:style-name="T1243">2</text:span><text:span text:style-name="T1256">9</text:span><text:span text:style-name="T1258">5</text:span><text:span text:style-name="T1242">)</text:span></text:p>
      <text:p text:style-name="P86">Ling Chi Ho (Chinese Federation) : Haiya, saya pulang dulu ma <text:span text:style-name="T1289">ckckckck</text:span>. // <text:span text:style-name="T1051">Haiya, I must go home ma ckckckck.</text:span><text:span text:style-name="T1052"> </text:span><text:span text:style-name="T1207">//~~(</text:span><text:span text:style-name="T1208">2</text:span><text:span text:style-name="T1240">9</text:span><text:span text:style-name="T1241">6</text:span><text:span text:style-name="T1207">)</text:span></text:p>
      <text:p text:style-name="P133"><text:span text:style-name="T64">Mahathir Ramadhan (Indonesia) : Oi, saya pulang dulu, Riz. </text:span><text:span text:style-name="T92">Selamat tinggal. // </text:span><text:span text:style-name="T824">Oi, I’ll go, Riz. Goodbye. </text:span><text:span text:style-name="T1242">//~~(</text:span><text:span text:style-name="T1243">2</text:span><text:span text:style-name="T1256">9</text:span><text:span text:style-name="T1259">7</text:span><text:span text:style-name="T1242">)</text:span></text:p>
      <text:p text:style-name="P134"><text:span text:style-name="T99">Gelya Tanya Talia </text:span><text:span text:style-name="T97">Nikan</text:span><text:span text:style-name="T64"> (Russian Sovereign Union) : Kami harus kembali ke rumah kami // </text:span><text:span text:style-name="T825">We must return to our homes</text:span><text:span text:style-name="T803">. </text:span><text:span text:style-name="T1242">//~~(</text:span><text:span text:style-name="T1243">2</text:span><text:span text:style-name="T1256">9</text:span><text:span text:style-name="T1260">8</text:span><text:span text:style-name="T1242">)</text:span></text:p>
      <text:p text:style-name="P135"><text:span text:style-name="T64">Rizky Pramudya (Trovidia Community) : Oke, sampai jumpa. Semoga kalian pulang dengan selamat. </text:span><text:span text:style-name="T94">Kenapa tidak tinggal di sini? // </text:span><text:span text:style-name="T826">Okay, nice to meet you. Hope you come home safely. Why don’t you stay here? </text:span><text:span text:style-name="T1242">//~~(</text:span><text:span text:style-name="T1243">2</text:span><text:span text:style-name="T1256">9</text:span><text:span text:style-name="T1261">9</text:span><text:span text:style-name="T1242">)</text:span></text:p>
      <text:p text:style-name="P136"><text:span text:style-name="T94">M</text:span><text:span text:style-name="T64">ahathir Ramadhan (Indonesia) : Karena di sini bukan rumah kami. Kalaupun iya, saya harus mencari hotel atau setidaknya kos untuk tinggal. Nantilah pekerja atau kawan dari dimensi kami datang ke sini. Tunggu saja ya! // </text:span><text:span text:style-name="T827">Because it’s not our home here. Even if so, I have to find a hotel or at least a boarding house to stay. The workers and my friends from our dimension will come here soon. Stay tuned!</text:span><text:span text:style-name="T826"> </text:span><text:span text:style-name="T1242">//~~(</text:span><text:span text:style-name="T1262">300</text:span><text:span text:style-name="T1242">)</text:span></text:p>
      <text:p text:style-name="P87"/>
      <text:p text:style-name="P230"><text:span text:style-name="T64">~~~Rekan tersebut pulang ke dimensi mereka. </text:span><text:span text:style-name="T93">Rizky kembali ke rumahnya.</text:span></text:p>
      <text:p text:style-name="P230"><text:span text:style-name="T93"/></text:p>
      <text:p text:style-name="P230"><text:span text:style-name="T1390">==========++++++++++==========</text:span><text:span text:style-name="T1406"> </text:span></text:p>
      <text:p text:style-name="P241"><text:span text:style-name="T93">The Acacian Treaty</text:span></text:p>
      <text:p text:style-name="P233"/>
      <text:p text:style-name="P235">Article 1 - All rebels will take over the governments of each country. Except India, La Plata, Thailand, Austria, Iceland, Bangladesh, and Central African Republic.</text:p>
      <text:p text:style-name="P235">Article 2 - North American Empire shall be divided into Pacifica, Socialist State of America, Maritime Union, Quebec, Michigan, Dixie, Texas, California, Nunavut, Canada, and Hawaii</text:p>
      <text:p text:style-name="P235">Article 3 - North Korea shall annex South Korea</text:p>
      <text:p text:style-name="P235">Article 4 - North Korea changed into United Korea</text:p>
      <text:p text:style-name="P235">Article 5 - Japan is fall and will be replaced by Nihon</text:p>
      <text:p text:style-name="P235">Article 6 - Germany will be replaced by Free Society of Germany</text:p>
      <text:p text:style-name="P235">Article 7 - Netherland, northern part of Belgium, and Luxemburg will join Free Society of Germany</text:p>
      <text:p text:style-name="P235">Article 8 - Andalusia shall annex southern of Spain</text:p>
      <text:p text:style-name="P235">Article 9 - Thailand government system shall be changed to republic</text:p>
      <text:p text:style-name="P235">Article 10 - For the exceptions, the government shall meet the rebels needs</text:p>
      <text:p text:style-name="P235">Article 11 - Russian Sovereign Union shall give small portion of their lands to Poland, Hungary, Slovakia, and Romania</text:p>
      <text:p text:style-name="P235"><text:soft-page-break/>Article 12 - Poland shall give small portion of west part territory to Free Society of Germany</text:p>
      <text:p text:style-name="P235">Article 13 - Southern part of Belgium will join France</text:p>
      <text:p text:style-name="P235">Article 14 - Global Intellectual Property Institution and Global Trade Initiative shall be disbanded and replaced with Free Culture Initiative and Free Society Initiative</text:p>
      <text:p text:style-name="P235">Article 15 - Foremost Ellyssia Corporation shall be disbanded</text:p>
      <text:p text:style-name="P235">Article 16 - Any open and free and any organizations that identical to it which were banned are restored</text:p>
      <text:p text:style-name="P235">Article 17 - Any countries that haven&amp;apos;t reformed the intellectual property law (Especially Copyright law) yet shall be reformed immediately</text:p>
      <text:p text:style-name="P235">Article 18 - Any corporations that monopolize over IP shall be banned</text:p>
      <text:p text:style-name="P235">Article 19 - Copyright law shall be shortened to as high as 20 years. One time 8 years extension applied if the works still have benefits.</text:p>
      <text:p text:style-name="P235">Article 20 - Patent shall be abolished and replaced with alternatives. Such as sponsor, endorsement, and rewards.</text:p>
      <text:p text:style-name="P235">Article 21 - Copyright only covers moral right and attribution for creator (author)</text:p>
      <text:p text:style-name="P235">Article 22 - Foremost Ellyssia Copyright Term Extension Act will be lifted</text:p>
      <text:p text:style-name="P235">Article 23 - Any Intellectual Property laws which detriment society shall be lifted</text:p>
      <text:p text:style-name="P235">Article 24 - Every country shall adopt a law which prioritize society, users, and workers</text:p>
      <text:p text:style-name="P235">Article 25 - Creator can waive their rights for the works under public domain</text:p>
      <text:p text:style-name="P235">Article 26 - Intellectual Property become Intellectual Commons and standardized by Free Culture Initiative</text:p>
      <text:p text:style-name="P235">Article 27 - Any country should meet Free Culture standard which related to Intellectual commons</text:p>
      <text:p text:style-name="Text_20_body"><text:span text:style-name="T1291">Article 28 - The use of DRM/TPM is prohibited</text:span></text:p>
      <text:p text:style-name="Text_20_body"><text:span text:style-name="T1291"/></text:p>
      <text:p text:style-name="P239"><text:bookmark text:name="docs-internal-guid-64952b63-7fff-4056-2fc7-5b9578708b00"/>Trovidia Manifesto Update Change</text:p>
      <text:list xml:id="list456670203" text:style-name="L1">
        <text:list-item>
          <text:p text:style-name="P238">Creationright duration shall be shortened to 15 years. It will take effect as of 28 October 2063</text:p>
        </text:list-item>
        <text:list-item>
          <text:p text:style-name="P238">Classic Copyright shall be removed to follow Free Culture Standard requirements of Free Culture Initiative to ensure people to safely use, modify, distribute, or selling.</text:p>
        </text:list-item>
        <text:list-item>
          <text:p text:style-name="P238">Restoring “Free” word which means freedom only, not gratis. It resolves confusing words between free and gratis in terms of meaning. Especially in terms of software</text:p>
        </text:list-item>
        <text:list-item>
          <text:p text:style-name="P238">Ban using free as zero price a.k.a. 0 Trovmonas, 0 Dollars, 0 Rupiahs, and so on to prevent people from feeling confused. So free is freedom and gratis is zero price.</text:p>
        </text:list-item>
        <text:list-item>
          <text:p text:style-name="P238">Creationright only covers moral right and attribution, no restriction shall be allowed, except non-commercial clause. But it’s only if the artist wanted to do so.</text:p>
        </text:list-item>
        <text:list-item>
          <text:p text:style-name="P238"><text:soft-page-break/>The works with non-commercial clause now have additional marks alongside Creationright notice.</text:p>
        </text:list-item>
      </text:list>
      <text:p text:style-name="Text_20_body"><text:span text:style-name="T129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Orkney Light1" svg:font-family="'Orkney Light'"/>
    <style:font-face style:name="Lucida Sans1" svg:font-family="'Lucida Sans'" style:font-family-generic="swiss"/>
    <style:font-face style:name="Orkney Light2" svg:font-family="'Orkney Light'" style:font-family-generic="modern" style:font-pitch="variable"/>
    <style:font-face style:name="Orkney Light3" svg:font-family="'Orkney Light'" style:font-adornments="Light" style:font-family-generic="modern" style:font-pitch="variable"/>
    <style:font-face style:name="Calibri" svg:font-family="Calibri" style:font-family-generic="roman" style:font-pitch="variable"/>
    <style:font-face style:name="Liberation Serif" svg:font-family="'Liberation Serif'" style:font-family-generic="roman" style:font-pitch="variable"/>
    <style:font-face style:name="Orkney Light" svg:font-family="'Orkney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rkney Light4" svg:font-family="'Orkney Light'"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5P0" style:volatile="true">
      <number:currency-symbol number:language="en" number:country="US">$</number:currency-symbol>
      <number:number number:decimal-places="0" number:min-decimal-places="0" number:min-integer-digits="1" number:grouping="true"/>
    </number:currency-style>
    <number:currency-style style:name="N105">
      <number:text>-</number:text>
      <number:currency-symbol number:language="en" number:country="US">$</number:currency-symbol>
      <number:number number:decimal-places="0" number:min-decimal-places="0"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number:min-decimal-places="2" number:min-integer-digits="1" number:grouping="true"/>
    </number:currency-style>
    <number:currency-style style:name="N107">
      <number:text>-</number:text>
      <number:currency-symbol number:language="en" number:country="US">$</number:currency-symbol>
      <number:number number:decimal-places="2" number:min-decimal-places="2" number:min-integer-digits="1" number:grouping="true"/>
      <style:map style:condition="value()&gt;=0" style:apply-style-name="N107P0"/>
    </number:currency-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2" number:min-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9P0"/>
    </number:currency-style>
    <number:currency-style style:name="N111P0" style:volatile="true">
      <number:currency-symbol number:language="en" number:country="US">$</number:currency-symbol>
      <number:number number:decimal-places="2" number:min-decimal-places="0" number:min-integer-digits="1" number:decimal-replacement="--" number:grouping="true"/>
    </number:currency-style>
    <number:currency-style style:name="N11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1P0"/>
    </number:currency-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currency-style style:name="N11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7P0"/>
    </number:currency-style>
    <number:currency-style style:name="N11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9P0"/>
    </number:currency-style>
    <number:date-style style:name="N12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4">
      <number:day number:calendar="jewish"/>
      <number:text> </number:text>
      <number:month number:calendar="jewish" number:style="long" number:textual="true"/>
      <number:text> </number:text>
      <number:year number:calendar="jewish" number:style="long"/>
    </number:date-style>
    <number:date-style style:name="N125">
      <number:month number:calendar="jewish" number:style="long" number:textual="true"/>
      <number:text> </number:text>
      <number:day number:calendar="jewish"/>
      <number:text> </number:text>
      <number:year number:calendar="jewish" number:style="long"/>
    </number:date-style>
    <number:date-style style:name="N126">
      <number:day number:calendar="jewish"/>
      <number:text> </number:text>
      <number:month number:calendar="jewish" number:style="long" number:textual="true"/>
    </number:date-style>
    <number:date-style style:name="N127">
      <number:month number:calendar="jewish" number:style="long" number:textual="true"/>
      <number:text> </number:text>
      <number:day number:calendar="jewish"/>
    </number:date-style>
    <number:date-style style:name="N128">
      <number:month number:calendar="jewish" number:style="long" number:textual="true"/>
      <number:text> </number:text>
      <number:year number:calendar="jewish" number:style="long"/>
    </number:date-style>
    <number:date-style style:name="N129">
      <number:month number:calendar="jewish" number:style="long" number:textual="true"/>
    </number:date-styl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30T01:10:42.847000000</meta:creation-date>
    <dc:date>2021-02-27T22:44:10.050000000</dc:date>
    <meta:editing-duration>P22DT16H32M21S</meta:editing-duration>
    <meta:editing-cycles>1142</meta:editing-cycles>
    <meta:generator>LibreOffice/7.0.3.1$Windows_X86_64 LibreOffice_project/d7547858d014d4cf69878db179d326fc3483e082</meta:generator>
    <meta:document-statistic meta:table-count="1" meta:image-count="1" meta:object-count="0" meta:page-count="33" meta:paragraph-count="326" meta:word-count="14088" meta:character-count="93699" meta:non-whitespace-character-count="79873"/>
  </office:meta>
</office:document-meta>
</file>